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10/" manifest:media-type="application/vnd.oasis.opendocument.chart"/>
  <manifest:file-entry manifest:full-path="Object 11/" manifest:media-type="application/vnd.oasis.opendocument.chart"/>
  <manifest:file-entry manifest:full-path="Object 12/" manifest:media-type="application/vnd.oasis.opendocument.chart"/>
  <manifest:file-entry manifest:full-path="Object 13/" manifest:media-type="application/vnd.oasis.opendocument.chart"/>
  <manifest:file-entry manifest:full-path="Object 14/" manifest:media-type="application/vnd.oasis.opendocument.chart"/>
  <manifest:file-entry manifest:full-path="Object 2/" manifest:media-type="application/vnd.oasis.opendocument.chart"/>
  <manifest:file-entry manifest:full-path="Object 3/" manifest:media-type="application/vnd.oasis.opendocument.chart"/>
  <manifest:file-entry manifest:full-path="Object 4/" manifest:media-type="application/vnd.oasis.opendocument.chart"/>
  <manifest:file-entry manifest:full-path="Object 5/" manifest:media-type="application/vnd.oasis.opendocument.chart"/>
  <manifest:file-entry manifest:full-path="Object 6/" manifest:media-type="application/vnd.oasis.opendocument.chart"/>
  <manifest:file-entry manifest:full-path="Object 7/" manifest:media-type="application/vnd.oasis.opendocument.chart"/>
  <manifest:file-entry manifest:full-path="Object 8/" manifest:media-type="application/vnd.oasis.opendocument.chart"/>
  <manifest:file-entry manifest:full-path="Object 9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3/styles.xml" manifest:media-type="text/xml"/>
  <manifest:file-entry manifest:full-path="Object 13/content.xml" manifest:media-type="text/xml"/>
  <manifest:file-entry manifest:full-path="Object 14/styles.xml" manifest:media-type="text/xml"/>
  <manifest:file-entry manifest:full-path="Object 14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imes New Roman" svg:font-family="&quot;Times New Roman&quot;"/>
    <style:font-face style:name="Trebuchet MS" svg:font-family="&quot;Trebuchet MS&quot;"/>
    <style:font-face style:name="Tahoma" svg:font-family="Tahom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transparent"/>
    </style:style>
    <style:style style:name="ce3" style:family="table-cell" style:parent-style-name="Default" style:data-style-name="N0">
      <style:table-cell-properties fo:border="thin solid #000000" style:vertical-align="top" fo:background-color="#FFFF00" style:repeat-content="false"/>
      <style:paragraph-properties fo:text-align="center"/>
      <style:text-properties style:font-name="Trebuchet MS" style:font-name-asian="Trebuchet MS" style:font-name-complex="Trebuchet MS" fo:font-size="14pt" style:font-size-asian="14pt" style:font-size-complex="14pt" fo:font-weight="bold" style:font-weight-asian="bold" style:font-weight-complex="bold" style:font-family-generic="swiss"/>
    </style:style>
    <style:style style:name="ce4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style:vertical-align="middle" fo:wrap-option="wrap" fo:background-color="#00FF00" style:repeat-content="false"/>
      <style:paragraph-properties fo:text-align="center"/>
      <style:text-properties style:font-name="Trebuchet MS" style:font-name-asian="Trebuchet MS" style:font-name-complex="Trebuchet MS" fo:font-size="11pt" style:font-size-asian="11pt" style:font-size-complex="11pt" fo:font-weight="bold" style:font-weight-asian="bold" style:font-weight-complex="bold" style:font-family-generic="swiss"/>
    </style:style>
    <style:style style:name="ce6" style:family="table-cell" style:parent-style-name="Default" style:data-style-name="N0">
      <style:table-cell-properties fo:border="thin solid #000000" style:vertical-align="middle" fo:wrap-option="wrap" fo:background-color="#FFFF00" style:repeat-content="false"/>
      <style:paragraph-properties fo:text-align="center"/>
      <style:text-properties style:font-name="Trebuchet MS" style:font-name-asian="Trebuchet MS" style:font-name-complex="Trebuchet MS" fo:font-size="11pt" style:font-size-asian="11pt" style:font-size-complex="11pt" fo:font-weight="bold" style:font-weight-asian="bold" style:font-weight-complex="bold" style:font-family-generic="swiss"/>
    </style:style>
    <style:style style:name="ce7" style:family="table-cell" style:parent-style-name="Default" style:data-style-name="N0">
      <style:table-cell-properties fo:border="thin solid #000000" style:vertical-align="middle" fo:wrap-option="wrap" fo:background-color="#FF6600" style:repeat-content="false"/>
      <style:paragraph-properties fo:text-align="center"/>
      <style:text-properties style:font-name="Trebuchet MS" style:font-name-asian="Trebuchet MS" style:font-name-complex="Trebuchet MS" fo:font-size="11pt" style:font-size-asian="11pt" style:font-size-complex="11pt" fo:font-weight="bold" style:font-weight-asian="bold" style:font-weight-complex="bold" style:font-family-generic="swiss"/>
    </style:style>
    <style:style style:name="ce8" style:family="table-cell" style:parent-style-name="Default" style:data-style-name="N0">
      <style:text-properties fo:font-size="12pt" style:font-size-asian="12pt" style:font-size-complex="12pt"/>
    </style:style>
    <style:style style:name="ce9" style:family="table-cell" style:parent-style-name="Default" style:data-style-name="N0"/>
    <style:style style:name="ce10" style:family="table-cell" style:parent-style-name="Default" style:data-style-name="N0"/>
    <style:style style:name="ce11" style:family="table-cell" style:parent-style-name="Default" style:data-style-name="N0"/>
    <style:style style:name="ce12" style:family="table-cell" style:parent-style-name="Default" style:data-style-name="N0">
      <style:table-cell-properties style:vertical-align="middle" style:rotation-angle="90" style:repeat-content="false"/>
      <style:paragraph-properties fo:text-align="center"/>
      <style:text-properties fo:font-weight="bold" style:font-weight-asian="bold" style:font-weight-complex="bold" style:font-family-generic="swiss"/>
    </style:style>
    <style:style style:name="ce13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size="16pt" style:font-size-asian="16pt" style:font-size-complex="16pt" fo:font-weight="bold" style:font-weight-asian="bold" style:font-weight-complex="bold" style:font-family-generic="swiss"/>
    </style:style>
    <style:style style:name="ce14" style:family="table-cell" style:parent-style-name="Default" style:data-style-name="N0">
      <style:text-properties fo:font-size="11pt" style:font-size-asian="11pt" style:font-size-complex="11pt"/>
    </style:style>
    <style:style style:name="ce15" style:family="table-cell" style:parent-style-name="Default" style:data-style-name="N0">
      <style:text-properties style:font-name="Trebuchet MS" style:font-name-asian="Trebuchet MS" style:font-name-complex="Trebuchet MS" fo:font-size="11pt" style:font-size-asian="11pt" style:font-size-complex="11pt" fo:font-weight="bold" style:font-weight-asian="bold" style:font-weight-complex="bold" style:font-family-generic="swiss"/>
    </style:style>
    <style:style style:name="ce16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6pt" style:font-size-asian="16pt" style:font-size-complex="16pt" fo:font-weight="bold" style:font-weight-asian="bold" style:font-weight-complex="bold" style:font-family-generic="swiss"/>
    </style:style>
    <style:style style:name="ce17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size="16pt" style:font-size-asian="16pt" style:font-size-complex="16pt" fo:font-weight="bold" style:font-weight-asian="bold" style:font-weight-complex="bold" style:font-family-generic="swiss"/>
    </style:style>
    <style:style style:name="ce18" style:family="table-cell" style:parent-style-name="Default" style:data-style-name="N0">
      <style:table-cell-properties style:vertical-align="top" style:repeat-content="false"/>
      <style:paragraph-properties fo:text-align="center"/>
      <style:text-properties fo:font-weight="bold" style:font-weight-asian="bold" style:font-weight-complex="bold" style:font-family-generic="swiss"/>
    </style:style>
    <style:style style:name="ce19" style:family="table-cell" style:parent-style-name="Default" style:data-style-name="N0">
      <style:text-properties fo:color="#0000FF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0" style:family="table-cell" style:parent-style-name="Default" style:data-style-name="N0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1" style:family="table-cell" style:parent-style-name="Default" style:data-style-name="N0">
      <style:table-cell-properties style:cell-protect="protected"/>
    </style:style>
    <style:style style:name="ce22" style:family="table-cell" style:parent-style-name="Default" style:data-style-name="N0">
      <style:table-cell-properties fo:background-color="transparent"/>
    </style:style>
    <style:style style:name="ce23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24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 style:font-family-generic="swiss"/>
    </style:style>
    <style:style style:name="ce25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font-weight="bold" style:font-weight-asian="bold" style:font-weight-complex="bold" style:font-family-generic="swiss"/>
    </style:style>
    <style:style style:name="ce26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</style:style>
    <style:style style:name="ce27" style:family="table-cell" style:parent-style-name="Default" style:data-style-name="N0">
      <style:table-cell-properties style:vertical-align="automatic" fo:background-color="transparent"/>
    </style:style>
    <style:style style:name="ce28" style:family="table-cell" style:parent-style-name="Default" style:data-style-name="N0">
      <style:table-cell-properties style:vertical-align="automatic" fo:background-color="#CC99FF" style:repeat-content="false"/>
      <style:paragraph-properties fo:text-align="center"/>
    </style:style>
    <style:style style:name="ce29" style:family="table-cell" style:parent-style-name="Default" style:data-style-name="N0">
      <style:table-cell-properties fo:border-top="2pt solid #000000" fo:border-bottom="thin solid #000000" fo:border-left="2pt solid #000000" fo:border-right="thin solid #000000" style:vertical-align="automatic" fo:background-color="transparent" style:repeat-content="false"/>
      <style:paragraph-properties fo:text-align="center"/>
    </style:style>
    <style:style style:name="ce30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automatic" fo:background-color="transparent" style:repeat-content="false"/>
      <style:paragraph-properties fo:text-align="center"/>
    </style:style>
    <style:style style:name="ce31" style:family="table-cell" style:parent-style-name="Default" style:data-style-name="N0">
      <style:table-cell-properties fo:background-color="#FFFFFF"/>
      <style:text-properties fo:color="#FFFFFF" style:font-name="Trebuchet MS" style:font-name-asian="Trebuchet MS" style:font-name-complex="Trebuchet MS" fo:font-size="12pt" style:font-size-asian="12pt" style:font-size-complex="12pt" fo:font-weight="bold" style:font-weight-asian="bold" style:font-weight-complex="bold" style:font-family-generic="swiss"/>
    </style:style>
    <style:style style:name="ce32" style:family="table-cell" style:parent-style-name="Default" style:data-style-name="N0">
      <style:table-cell-properties fo:border-top="2pt solid #000000" fo:border-bottom="thin solid #000000" fo:border-left="thin solid #000000" fo:border-right="2pt solid #000000" style:vertical-align="automatic" fo:background-color="transparent" style:repeat-content="false"/>
      <style:paragraph-properties fo:text-align="center"/>
      <style:text-properties fo:color="#0000FF"/>
    </style:style>
    <style:style style:name="ce33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automatic" fo:background-color="transparent" style:repeat-content="false"/>
      <style:paragraph-properties fo:text-align="center"/>
      <style:text-properties fo:color="#0000FF"/>
    </style:style>
    <style:style style:name="ce34" style:family="table-cell" style:parent-style-name="Default" style:data-style-name="N0">
      <style:text-properties style:font-name="Trebuchet MS" style:font-name-asian="Trebuchet MS" style:font-name-complex="Trebuchet MS" fo:font-size="11pt" style:font-size-asian="11pt" style:font-size-complex="11pt" style:font-family-generic="swiss"/>
    </style:style>
    <style:style style:name="ce35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2pt" style:font-size-asian="12pt" style:font-size-complex="12pt"/>
    </style:style>
    <style:style style:name="ce36" style:family="table-cell" style:parent-style-name="Default" style:data-style-name="N0">
      <style:table-cell-properties style:vertical-align="automatic" fo:background-color="transparent" style:cell-protect="protected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 style:font-family-generic="swiss"/>
    </style:style>
    <style:style style:name="ce37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style:font-name="Trebuchet MS" style:font-name-asian="Trebuchet MS" style:font-name-complex="Trebuchet MS" fo:font-size="12pt" style:font-size-asian="12pt" style:font-size-complex="12pt" fo:font-weight="bold" style:font-weight-asian="bold" style:font-weight-complex="bold" style:font-family-generic="swiss"/>
    </style:style>
    <style:style style:name="ce38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color="#0000FF"/>
    </style:style>
    <style:style style:name="ce39" style:family="table-cell" style:parent-style-name="Default" style:data-style-name="N0">
      <style:table-cell-properties style:vertical-align="automatic" fo:background-color="transparent" style:cell-protect="protected" style:repeat-content="false"/>
      <style:paragraph-properties fo:text-align="center"/>
      <style:text-properties fo:color="#FFFFFF" fo:font-size="12pt" style:font-size-asian="12pt" style:font-size-complex="12pt" fo:font-weight="bold" style:font-weight-asian="bold" style:font-weight-complex="bold" style:font-family-generic="swiss"/>
    </style:style>
    <style:style style:name="ce40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</style:style>
    <style:style style:name="ce41" style:family="table-cell" style:parent-style-name="Default" style:data-style-name="N0">
      <style:table-cell-properties style:cell-protect="none"/>
      <style:text-properties fo:color="#FFFFFF" style:font-name="Trebuchet MS" style:font-name-asian="Trebuchet MS" style:font-name-complex="Trebuchet MS" fo:font-size="14pt" style:font-size-asian="14pt" style:font-size-complex="14pt" fo:font-weight="bold" style:font-weight-asian="bold" style:font-weight-complex="bold" style:font-family-generic="swiss"/>
    </style:style>
    <style:style style:name="ce42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start" fo:margin-left="0cm"/>
      <style:text-properties fo:color="#0000FF" style:font-name="Trebuchet MS" style:font-name-asian="Trebuchet MS" style:font-name-complex="Trebuchet MS" fo:font-size="14pt" style:font-size-asian="14pt" style:font-size-complex="14pt" fo:font-weight="bold" style:font-weight-asian="bold" style:font-weight-complex="bold" style:font-family-generic="swiss"/>
    </style:style>
    <style:style style:name="ce43" style:family="table-cell" style:parent-style-name="Default" style:data-style-name="N0">
      <style:table-cell-properties fo:border-top="2pt solid #000000" fo:border-bottom="thin solid #000000" fo:border-left="2pt solid #000000" fo:border-right="thin solid #000000" style:vertical-align="automatic" fo:background-color="transparent" style:cell-protect="protected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 style:font-family-generic="swiss"/>
    </style:style>
    <style:style style:name="ce44" style:family="table-cell" style:parent-style-name="Default" style:data-style-name="N0">
      <style:table-cell-properties fo:border-top="2pt solid #000000" fo:border-bottom="thin solid #000000" fo:border-left="thin solid #000000" fo:border-right="2pt solid #000000" style:vertical-align="automatic" fo:background-color="transparent" style:cell-protect="protected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 style:font-family-generic="swiss"/>
    </style:style>
    <style:style style:name="ce45" style:family="table-cell" style:parent-style-name="Default" style:data-style-name="N0">
      <style:table-cell-properties fo:border-top="none" fo:border-bottom="thin solid #000000" fo:border-left="2pt solid #000000" fo:border-right="thin solid #000000" style:vertical-align="automatic" fo:background-color="transparent" style:repeat-content="false"/>
      <style:paragraph-properties fo:text-align="center"/>
      <style:text-properties style:font-name="Trebuchet MS" style:font-name-asian="Trebuchet MS" style:font-name-complex="Trebuchet MS" fo:font-size="14pt" style:font-size-asian="14pt" style:font-size-complex="14pt" fo:font-weight="bold" style:font-weight-asian="bold" style:font-weight-complex="bold" style:font-family-generic="swiss"/>
    </style:style>
    <style:style style:name="ce46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automatic" fo:background-color="transparent" style:repeat-content="false"/>
      <style:paragraph-properties fo:text-align="center"/>
      <style:text-properties style:font-name="Trebuchet MS" style:font-name-asian="Trebuchet MS" style:font-name-complex="Trebuchet MS" fo:font-size="14pt" style:font-size-asian="14pt" style:font-size-complex="14pt" fo:font-weight="bold" style:font-weight-asian="bold" style:font-weight-complex="bold" style:font-family-generic="swiss"/>
    </style:style>
    <style:style style:name="ce47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automatic" fo:background-color="transparent" style:repeat-content="false"/>
      <style:paragraph-properties fo:text-align="center"/>
      <style:text-properties style:font-name="Trebuchet MS" style:font-name-asian="Trebuchet MS" style:font-name-complex="Trebuchet MS" fo:font-size="14pt" style:font-size-asian="14pt" style:font-size-complex="14pt" fo:font-weight="bold" style:font-weight-asian="bold" style:font-weight-complex="bold" style:font-family-generic="swiss"/>
    </style:style>
    <style:style style:name="ce48" style:family="table-cell" style:parent-style-name="Default" style:data-style-name="N0">
      <style:table-cell-properties fo:border-top="none" fo:border-bottom="thin solid #000000" fo:border-left="thin solid #000000" fo:border-right="none" style:vertical-align="middle" fo:background-color="transparent" style:cell-protect="protected"/>
      <style:text-properties style:font-name="Trebuchet MS" style:font-name-asian="Trebuchet MS" style:font-name-complex="Trebuchet MS" fo:font-size="11pt" style:font-size-asian="11pt" style:font-size-complex="11pt" fo:font-weight="bold" style:font-weight-asian="bold" style:font-weight-complex="bold" style:font-family-generic="swiss"/>
    </style:style>
    <style:style style:name="ce49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transparent"/>
      <style:text-properties style:font-name="Trebuchet MS" style:font-name-asian="Trebuchet MS" style:font-name-complex="Trebuchet MS" fo:font-size="11pt" style:font-size-asian="11pt" style:font-size-complex="11pt" fo:font-weight="bold" style:font-weight-asian="bold" style:font-weight-complex="bold" style:font-family-generic="swiss"/>
    </style:style>
    <style:style style:name="ce50" style:family="table-cell" style:parent-style-name="Default" style:data-style-name="N0">
      <style:table-cell-properties fo:border-top="thin solid #000000" fo:border-bottom="thin solid #000000" fo:border-left="2pt solid #000000" fo:border-right="thin solid #000000"/>
      <style:text-properties fo:font-size="12pt" style:font-size-asian="12pt" style:font-size-complex="12pt"/>
    </style:style>
    <style:style style:name="ce51" style:family="table-cell" style:parent-style-name="Default" style:data-style-name="N0">
      <style:table-cell-properties fo:border-top="thin solid #000000" fo:border-bottom="thin solid #000000" fo:border-left="thin solid #000000" fo:border-right="2pt solid #000000"/>
      <style:text-properties fo:font-size="12pt" style:font-size-asian="12pt" style:font-size-complex="12pt"/>
    </style:style>
    <style:style style:name="ce52" style:family="table-cell" style:parent-style-name="Default" style:data-style-name="N0">
      <style:table-cell-properties fo:border-top="thin solid #000000" fo:border-bottom="2pt solid #000000" fo:border-left="2pt solid #000000" fo:border-right="thin solid #000000"/>
      <style:text-properties fo:font-size="12pt" style:font-size-asian="12pt" style:font-size-complex="12pt"/>
    </style:style>
    <style:style style:name="ce53" style:family="table-cell" style:parent-style-name="Default" style:data-style-name="N0">
      <style:table-cell-properties fo:border-top="thin solid #000000" fo:border-bottom="2pt solid #000000" fo:border-left="thin solid #000000" fo:border-right="2pt solid #000000"/>
      <style:text-properties fo:font-size="12pt" style:font-size-asian="12pt" style:font-size-complex="12pt"/>
    </style:style>
    <style:style style:name="ce54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/>
      <style:text-properties style:font-name="Trebuchet MS" style:font-name-asian="Trebuchet MS" style:font-name-complex="Trebuchet MS" fo:font-size="11pt" style:font-size-asian="11pt" style:font-size-complex="11pt" fo:font-weight="bold" style:font-weight-asian="bold" style:font-weight-complex="bold" style:font-family-generic="swiss"/>
    </style:style>
    <style:style style:name="ce55" style:family="table-cell" style:parent-style-name="Default" style:data-style-name="N0">
      <style:table-cell-properties fo:border-top="none" fo:border-bottom="thin solid #000000" fo:border-left="thin solid #000000" fo:border-right="none" style:vertical-align="middle" fo:background-color="transparent"/>
      <style:text-properties style:font-name="Trebuchet MS" style:font-name-asian="Trebuchet MS" style:font-name-complex="Trebuchet MS" fo:font-size="11pt" style:font-size-asian="11pt" style:font-size-complex="11pt" fo:font-weight="bold" style:font-weight-asian="bold" style:font-weight-complex="bold" style:font-family-generic="swiss"/>
    </style:style>
    <style:style style:name="ce56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/>
      <style:text-properties style:font-name="Trebuchet MS" style:font-name-asian="Trebuchet MS" style:font-name-complex="Trebuchet MS" fo:font-size="11pt" style:font-size-asian="11pt" style:font-size-complex="11pt" fo:font-weight="bold" style:font-weight-asian="bold" style:font-weight-complex="bold" style:font-family-generic="swiss"/>
    </style:style>
    <style:style style:name="ce57" style:family="table-cell" style:parent-style-name="Default" style:data-style-name="N0">
      <style:table-cell-properties fo:border-top="thin solid #000000" fo:border-bottom="none" fo:border-left="thin solid #000000" fo:border-right="none" style:vertical-align="automatic" fo:background-color="#800080" style:repeat-content="false"/>
      <style:paragraph-properties fo:text-align="end" fo:margin-right="0cm"/>
      <style:text-properties fo:color="#FFFFFF" style:font-name="Trebuchet MS" style:font-name-asian="Trebuchet MS" style:font-name-complex="Trebuchet MS" fo:font-size="14pt" style:font-size-asian="14pt" style:font-size-complex="14pt" fo:font-weight="bold" style:font-weight-asian="bold" style:font-weight-complex="bold" style:font-family-generic="swiss"/>
    </style:style>
    <style:style style:name="ce58" style:family="table-cell" style:parent-style-name="Default" style:data-style-name="N0">
      <style:table-cell-properties fo:border-top="none" fo:border-bottom="thin solid #000000" fo:border-left="2pt solid #000000" fo:border-right="thin solid #000000" style:vertical-align="automatic" fo:background-color="transparent" style:cell-protect="protected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 style:font-family-generic="swiss"/>
    </style:style>
    <style:style style:name="ce59" style:family="table-cell" style:parent-style-name="Default" style:data-style-name="N0">
      <style:table-cell-properties fo:border-top="none" fo:border-bottom="thin solid #000000" fo:border-left="thin solid #000000" fo:border-right="none" style:vertical-align="automatic" fo:background-color="transparent" style:cell-protect="protected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 style:font-family-generic="swiss"/>
    </style:style>
    <style:style style:name="ce60" style:family="table-cell" style:parent-style-name="Default" style:data-style-name="N0">
      <style:table-cell-properties fo:border-top="none" fo:border-bottom="2pt solid #000000" fo:border-left="2pt solid #000000" fo:border-right="none" style:vertical-align="middle" fo:wrap-option="wrap" style:repeat-content="false"/>
      <style:paragraph-properties fo:text-align="center"/>
    </style:style>
    <style:style style:name="ce61" style:family="table-cell" style:parent-style-name="Default" style:data-style-name="N0">
      <style:table-cell-properties fo:border-top="none" fo:border-bottom="2pt solid #000000" fo:border-left="none" fo:border-right="2pt solid #000000" style:vertical-align="middle" fo:wrap-option="wrap" style:repeat-content="false"/>
      <style:paragraph-properties fo:text-align="center"/>
    </style:style>
    <style:style style:name="ce62" style:family="table-cell" style:parent-style-name="Default" style:data-style-name="N0">
      <style:table-cell-properties fo:border-top="2pt solid #000000" fo:border-bottom="none" fo:border-left="2pt solid #000000" fo:border-right="none" style:vertical-align="automatic" style:repeat-content="false"/>
      <style:paragraph-properties fo:text-align="center"/>
      <style:text-properties fo:font-size="14pt" style:font-size-asian="14pt" style:font-size-complex="14pt"/>
    </style:style>
    <style:style style:name="ce63" style:family="table-cell" style:parent-style-name="Default" style:data-style-name="N0">
      <style:table-cell-properties fo:border-top="2pt solid #000000" fo:border-bottom="none" fo:border-left="none" fo:border-right="2pt solid #000000" style:vertical-align="automatic" style:repeat-content="false"/>
      <style:paragraph-properties fo:text-align="center"/>
      <style:text-properties fo:font-size="14pt" style:font-size-asian="14pt" style:font-size-complex="14pt"/>
    </style:style>
    <style:style style:name="ce64" style:family="table-cell" style:parent-style-name="Default" style:data-style-name="N0">
      <style:table-cell-properties style:vertical-align="automatic" fo:background-color="#CC99FF" style:repeat-content="false"/>
      <style:paragraph-properties fo:text-align="center"/>
    </style:style>
    <style:style style:name="ce65" style:family="table-cell" style:parent-style-name="Default" style:data-style-name="N0">
      <style:table-cell-properties fo:border-top="none" fo:border-bottom="2pt solid #000000" fo:border-left="2pt solid #000000" fo:border-right="none" style:vertical-align="automatic" fo:wrap-option="wrap" style:repeat-content="false"/>
      <style:paragraph-properties fo:text-align="center"/>
    </style:style>
    <style:style style:name="ce66" style:family="table-cell" style:parent-style-name="Default" style:data-style-name="N0">
      <style:table-cell-properties fo:border-top="none" fo:border-bottom="2pt solid #000000" fo:border-left="none" fo:border-right="2pt solid #000000" style:vertical-align="automatic" fo:wrap-option="wrap" style:repeat-content="false"/>
      <style:paragraph-properties fo:text-align="center"/>
    </style:style>
    <style:style style:name="ce67" style:family="table-cell" style:parent-style-name="Default" style:data-style-name="N0">
      <style:table-cell-properties fo:border-top="2pt solid #000000" fo:border-bottom="none" fo:border-left="2pt solid #000000" fo:border-right="2pt solid #000000" style:vertical-align="automatic" style:repeat-content="false"/>
      <style:paragraph-properties fo:text-align="center"/>
      <style:text-properties fo:font-size="14pt" style:font-size-asian="14pt" style:font-size-complex="14pt"/>
    </style:style>
    <style:style style:name="ce68" style:family="table-cell" style:parent-style-name="Default" style:data-style-name="N0">
      <style:table-cell-properties fo:border-top="none" fo:border-bottom="2pt solid #000000" fo:border-left="2pt solid #000000" fo:border-right="2pt solid #000000" style:vertical-align="middle" fo:wrap-option="wrap" style:repeat-content="false"/>
      <style:paragraph-properties fo:text-align="center"/>
    </style:style>
    <style:style style:name="ce69" style:family="table-cell" style:parent-style-name="Default" style:data-style-name="N0">
      <style:table-cell-properties fo:border-top="none" fo:border-bottom="2pt solid #000000" fo:border-left="2pt solid #000000" fo:border-right="2pt solid #000000" style:vertical-align="automatic" fo:wrap-option="wrap" style:repeat-content="false"/>
      <style:paragraph-properties fo:text-align="center"/>
    </style:style>
    <style:style style:name="T1" style:family="text" style:parent-style-name="Default">
      <style:text-properties fo:color="#000000" style:text-line-through-style="none" style:font-name="Tahoma" style:font-name-asian="Tahoma" style:font-name-complex="Tahoma" fo:font-size="8pt" style:font-size-asian="8pt" style:font-size-complex="8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Tahoma" style:font-name-asian="Tahoma" style:font-name-complex="Tahoma" fo:font-size="8pt" style:font-size-asian="8pt" style:font-size-complex="8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co1" style:family="table-column">
      <style:table-column-properties fo:break-before="auto" style:column-width="1.29645833333333cm"/>
    </style:style>
    <style:style style:name="co2" style:family="table-column">
      <style:table-column-properties fo:break-before="auto" style:column-width="4.86833333333333cm"/>
    </style:style>
    <style:style style:name="co3" style:family="table-column">
      <style:table-column-properties fo:break-before="auto" style:column-width="1.031875cm"/>
    </style:style>
    <style:style style:name="co4" style:family="table-column">
      <style:table-column-properties fo:break-before="auto" style:column-width="0.873125cm"/>
    </style:style>
    <style:style style:name="co5" style:family="table-column">
      <style:table-column-properties fo:break-before="auto" style:column-width="1.13770833333333cm"/>
    </style:style>
    <style:style style:name="co6" style:family="table-column">
      <style:table-column-properties fo:break-before="auto" style:column-width="1.40229166666667cm"/>
    </style:style>
    <style:style style:name="co7" style:family="table-column">
      <style:table-column-properties fo:break-before="auto" style:column-width="1.71979166666667cm"/>
    </style:style>
    <style:style style:name="co8" style:family="table-column">
      <style:table-column-properties fo:break-before="auto" style:column-width="1.45520833333333cm"/>
    </style:style>
    <style:style style:name="co9" style:family="table-column">
      <style:table-column-properties fo:break-before="auto" style:column-width="2.91041666666667cm"/>
    </style:style>
    <style:style style:name="co10" style:family="table-column">
      <style:table-column-properties fo:break-before="auto" style:column-width="0.714375cm"/>
    </style:style>
    <style:style style:name="ro1" style:family="table-row">
      <style:table-row-properties style:row-height="99pt" style:use-optimal-row-height="false" fo:break-before="auto"/>
    </style:style>
    <style:style style:name="ro2" style:family="table-row">
      <style:table-row-properties style:row-height="24pt" style:use-optimal-row-height="false" fo:break-before="auto"/>
    </style:style>
    <style:style style:name="ro3" style:family="table-row">
      <style:table-row-properties style:row-height="56.25pt" style:use-optimal-row-height="false" fo:break-before="auto"/>
    </style:style>
    <style:style style:name="ro4" style:family="table-row">
      <style:table-row-properties style:row-height="27pt" style:use-optimal-row-height="false" fo:break-before="auto"/>
    </style:style>
    <style:style style:name="ro5" style:family="table-row">
      <style:table-row-properties style:row-height="35.25pt" style:use-optimal-row-height="false" fo:break-before="auto"/>
    </style:style>
    <style:style style:name="ro6" style:family="table-row">
      <style:table-row-properties style:row-height="16pt" style:use-optimal-row-height="true" fo:break-before="auto"/>
    </style:style>
    <style:style style:name="ro7" style:family="table-row">
      <style:table-row-properties style:row-height="42.75pt" style:use-optimal-row-height="false" fo:break-before="auto"/>
    </style:style>
    <style:style style:name="ro8" style:family="table-row">
      <style:table-row-properties style:row-height="18pt" style:use-optimal-row-height="false" fo:break-before="auto"/>
    </style:style>
    <style:style style:name="ro9" style:family="table-row">
      <style:table-row-properties style:row-height="13pt" style:use-optimal-row-height="true" fo:break-before="auto"/>
    </style:style>
    <style:style style:name="ro10" style:family="table-row">
      <style:table-row-properties style:row-height="30.75pt" style:use-optimal-row-height="false" fo:break-before="auto"/>
    </style:style>
    <style:style style:name="ro11" style:family="table-row">
      <style:table-row-properties style:row-height="75pt" style:use-optimal-row-height="false" fo:break-before="auto"/>
    </style:style>
    <style:style style:name="ro12" style:family="table-row">
      <style:table-row-properties style:row-height="20pt" style:use-optimal-row-height="true" fo:break-before="auto"/>
    </style:style>
    <style:style style:name="ro13" style:family="table-row">
      <style:table-row-properties style:row-height="88.5pt" style:use-optimal-row-height="false" fo:break-before="auto"/>
    </style:style>
    <style:style style:name="ro14" style:family="table-row">
      <style:table-row-properties style:row-height="18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family="graphic" style:name="a75">
      <style:graphic-properties draw:fill="none" draw:stroke="none"/>
    </style:style>
    <style:style style:family="graphic" style:name="a76">
      <style:graphic-properties draw:fill="none" draw:stroke="none"/>
    </style:style>
    <style:style style:family="graphic" style:name="a77">
      <style:graphic-properties draw:fill="none" draw:stroke="none"/>
    </style:style>
    <style:style style:family="text" style:name="a78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Trebuchet MS" style:font-pitch="variable" fo:font-size="0.13194in" style:font-size-asian="0.13194in" style:font-size-complex="0.1319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0">
      <style:graphic-properties draw:fill="none" draw:stroke="none"/>
    </style:style>
    <style:style style:family="graphic" style:name="a201">
      <style:graphic-properties draw:fill="none" draw:stroke="none"/>
    </style:style>
    <style:style style:family="graphic" style:name="a202">
      <style:graphic-properties draw:fill="none" draw:stroke="none"/>
    </style:style>
    <style:style style:family="graphic" style:name="a203">
      <style:graphic-properties draw:fill="none" draw:stroke="none"/>
    </style:style>
    <style:style style:family="graphic" style:name="a204">
      <style:graphic-properties draw:fill="none" draw:stroke="none"/>
    </style:style>
    <style:style style:family="graphic" style:name="a205">
      <style:graphic-properties draw:fill="none" draw:stroke="none"/>
    </style:style>
    <style:style style:family="graphic" style:name="a206">
      <style:graphic-properties draw:fill="none" draw:stroke="none"/>
    </style:style>
    <style:style style:family="graphic" style:name="a207">
      <style:graphic-properties draw:fill="none" draw:stroke="none"/>
    </style:style>
    <style:style style:family="text" style:name="a208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Trebuchet MS" style:font-pitch="variable" fo:font-size="0.13194in" style:font-size-asian="0.13194in" style:font-size-complex="0.1319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pitch="variable" fo:font-size="0.19444in" style:font-size-asian="0.19444in" style:font-size-complex="0.19444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2">
      <style:graphic-properties fo:wrap-option="no-wrap" fo:padding-top="0.025in" fo:padding-bottom="0in" fo:padding-left="0.02in" fo:padding-right="0.02in" draw:textarea-vertical-align="top" draw:textarea-horizontal-align="center" draw:fill="none" draw:stroke="none" draw:auto-grow-width="true" draw:auto-grow-height="true"/>
      <style:paragraph-properties style:font-independent-line-spacing="fals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pitch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314">
      <style:paragraph-properties fo:line-height="0.23611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pitch="variable" style:font-pitch-complex="variable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3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pitch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318">
      <style:paragraph-properties fo:line-height="0.29167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pitch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80">
      <style:graphic-properties fo:wrap-option="no-wrap" fo:padding-top="0.02in" fo:padding-bottom="0in" fo:padding-left="0.02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81">
      <style:graphic-properties draw:fill="none" draw:stroke="none"/>
    </style:style>
    <style:style style:family="graphic" style:name="a82">
      <style:graphic-properties/>
    </style:style>
    <style:style style:family="graphic" style:name="a83">
      <style:graphic-properties/>
    </style:style>
    <style:style style:family="graphic" style:name="a84">
      <style:graphic-properties draw:fill="none" draw:stroke="none"/>
    </style:style>
    <style:style style:family="graphic" style:name="a100">
      <style:graphic-properties draw:fill="none" draw:stroke="none"/>
    </style:style>
    <style:style style:family="graphic" style:name="a85">
      <style:graphic-properties draw:fill="none" draw:stroke="none"/>
    </style:style>
    <style:style style:family="graphic" style:name="a101">
      <style:graphic-properties draw:fill="none" draw:stroke="none"/>
    </style:style>
    <style:style style:family="graphic" style:name="a86">
      <style:graphic-properties draw:fill="none" draw:stroke="none"/>
    </style:style>
    <style:style style:family="graphic" style:name="a102">
      <style:graphic-properties draw:fill="none" draw:stroke="none"/>
    </style:style>
    <style:style style:family="graphic" style:name="a87">
      <style:graphic-properties draw:fill="none" draw:stroke="none"/>
    </style:style>
    <style:style style:family="graphic" style:name="a103">
      <style:graphic-properties draw:fill="none" draw:stroke="none"/>
    </style:style>
    <style:style style:family="graphic" style:name="a88">
      <style:graphic-properties draw:fill="none" draw:stroke="none"/>
    </style:style>
    <style:style style:family="graphic" style:name="a104">
      <style:graphic-properties draw:fill="none" draw:stroke="none"/>
    </style:style>
    <style:style style:family="graphic" style:name="a89">
      <style:graphic-properties draw:fill="none" draw:stroke="none"/>
    </style:style>
    <style:style style:family="graphic" style:name="a105">
      <style:graphic-properties draw:fill="none" draw:stroke="none"/>
    </style:style>
    <style:style style:family="graphic" style:name="a106">
      <style:graphic-properties draw:fill="none" draw:stroke="none"/>
    </style:style>
    <style:style style:family="graphic" style:name="a107">
      <style:graphic-properties draw:fill="none" draw:stroke="none"/>
    </style:style>
    <style:style style:family="graphic" style:name="a210">
      <style:graphic-properties fo:wrap-option="no-wrap" fo:padding-top="0.02in" fo:padding-bottom="0in" fo:padding-left="0.02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108">
      <style:graphic-properties draw:fill="none" draw:stroke="none"/>
    </style:style>
    <style:style style:family="graphic" style:name="a211">
      <style:graphic-properties draw:fill="none" draw:stroke="none"/>
    </style:style>
    <style:style style:family="graphic" style:name="a109">
      <style:graphic-properties draw:fill="none" draw:stroke="none"/>
    </style:style>
    <style:style style:family="graphic" style:name="a212">
      <style:graphic-properties/>
    </style:style>
    <style:style style:family="graphic" style:name="a213">
      <style:graphic-properties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pitch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15">
      <style:paragraph-properties fo:line-height="0.23611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pitch="variable" style:font-pitch-complex="variable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pitch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320">
      <style:paragraph-properties fo:line-height="0.30556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9">
      <style:paragraph-properties fo:line-height="0.29167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1">
      <style:graphic-properties fo:wrap-option="wrap" fo:padding-top="0.025in" fo:padding-bottom="0in" fo:padding-left="0.04in" fo:padding-right="0.04in" draw:textarea-vertical-align="top" draw:textarea-horizontal-align="center" draw:fill="solid" draw:fill-color="#ffff99" draw:opacity="100%" draw:stroke="solid" svg:stroke-width="0.01042in" svg:stroke-color="#000000" svg:stroke-opacity="100%" draw:stroke-linejoin="round" draw:shadow="visible" draw:shadow-offset-x="0.08333in" draw:shadow-offset-y="0.08333in" draw:shadow-color="#808080" draw:shadow-opacity="100%" draw:auto-grow-width="false" draw:auto-grow-height="false"/>
      <style:paragraph-properties style:font-independent-line-spacing="false" style:writing-mode="lr-tb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pitch="variable" fo:font-size="0.19444in" style:font-size-asian="0.19444in" style:font-size-complex="0.19444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3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pitch="variable" fo:font-size="0.19444in" style:font-size-asian="0.19444in" style:font-size-complex="0.19444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3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6">
      <style:graphic-properties fo:wrap-option="no-wrap" fo:padding-top="0.025in" fo:padding-bottom="0in" fo:padding-left="0.02in" fo:padding-right="0.02in" draw:textarea-vertical-align="top" draw:textarea-horizontal-align="center" draw:fill="none" draw:stroke="none" draw:auto-grow-width="true" draw:auto-grow-height="true"/>
      <style:paragraph-properties style:font-independent-line-spacing="false" style:writing-mode="lr-tb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pitch="variable" fo:font-size="0.19444in" style:font-size-asian="0.19444in" style:font-size-complex="0.19444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3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pitch="variable" fo:font-size="0.19444in" style:font-size-asian="0.19444in" style:font-size-complex="0.19444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90">
      <style:graphic-properties draw:fill="none" draw:stroke="none"/>
    </style:style>
    <style:style style:family="graphic" style:name="a91">
      <style:graphic-properties draw:fill="none" draw:stroke="none"/>
    </style:style>
    <style:style style:family="graphic" style:name="a92">
      <style:graphic-properties draw:fill="none" draw:stroke="none"/>
    </style:style>
    <style:style style:family="graphic" style:name="a93">
      <style:graphic-properties draw:fill="none" draw:stroke="none"/>
    </style:style>
    <style:style style:family="text" style:name="a94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Trebuchet MS" style:font-pitch="variable" fo:font-size="0.13194in" style:font-size-asian="0.13194in" style:font-size-complex="0.1319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Trebuchet MS" style:font-pitch="variable" fo:font-size="0.13194in" style:font-size-asian="0.13194in" style:font-size-complex="0.1319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">
      <style:graphic-properties fo:wrap-option="no-wrap" fo:padding-top="0.02in" fo:padding-bottom="0in" fo:padding-left="0.02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aragraph" style:name="a1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">
      <style:graphic-properties draw:fill="none" draw:stroke="none"/>
    </style:style>
    <style:style style:family="graphic" style:name="a112">
      <style:graphic-properties fo:wrap-option="no-wrap" fo:padding-top="0.02in" fo:padding-bottom="0in" fo:padding-left="0.02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98">
      <style:graphic-properties/>
    </style:style>
    <style:style style:family="graphic" style:name="a113">
      <style:graphic-properties draw:fill="none" draw:stroke="none"/>
    </style:style>
    <style:style style:family="graphic" style:name="a99">
      <style:graphic-properties/>
    </style:style>
    <style:style style:family="graphic" style:name="a114">
      <style:graphic-properties/>
    </style:style>
    <style:style style:family="graphic" style:name="a115">
      <style:graphic-properties/>
    </style:style>
    <style:style style:family="graphic" style:name="a116">
      <style:graphic-properties draw:fill="none" draw:stroke="none"/>
    </style:style>
    <style:style style:family="graphic" style:name="a117">
      <style:graphic-properties draw:fill="none" draw:stroke="none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pitch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118">
      <style:graphic-properties draw:fill="none" draw:stroke="none"/>
    </style:style>
    <style:style style:family="paragraph" style:name="a221">
      <style:paragraph-properties fo:line-height="0.30556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">
      <style:graphic-properties draw:fill="none" draw:stroke="non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pitch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23">
      <style:paragraph-properties fo:line-height="0.29167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4">
      <style:graphic-properties fo:wrap-option="wrap" fo:padding-top="0.025in" fo:padding-bottom="0in" fo:padding-left="0.04in" fo:padding-right="0.04in" draw:textarea-vertical-align="top" draw:textarea-horizontal-align="center" draw:fill="solid" draw:fill-color="#ffff99" draw:opacity="100%" draw:stroke="solid" svg:stroke-width="0.01042in" svg:stroke-color="#000000" svg:stroke-opacity="100%" draw:stroke-linejoin="round" draw:shadow="visible" draw:shadow-offset-x="0.08333in" draw:shadow-offset-y="0.08333in" draw:shadow-color="#808080" draw:shadow-opacity="100%" draw:auto-grow-width="false" draw:auto-grow-height="false"/>
      <style:paragraph-properties style:font-independent-line-spacing="false" style:writing-mode="lr-tb"/>
    </style:style>
    <style:style style:family="text" style:name="a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pitch="variable" fo:font-size="0.19444in" style:font-size-asian="0.19444in" style:font-size-complex="0.19444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pitch="variable" fo:font-size="0.19444in" style:font-size-asian="0.19444in" style:font-size-complex="0.19444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9">
      <style:graphic-properties fo:wrap-option="no-wrap" fo:padding-top="0.025in" fo:padding-bottom="0in" fo:padding-left="0.02in" fo:padding-right="0.02in" draw:textarea-vertical-align="top" draw:textarea-horizontal-align="center" draw:fill="none" draw:stroke="none" draw:auto-grow-width="true" draw:auto-grow-height="true"/>
      <style:paragraph-properties style:font-independent-line-spacing="false" style:writing-mode="lr-tb"/>
    </style:style>
    <style:style style:family="graphic" style:name="a331">
      <style:graphic-properties fo:wrap-option="no-wrap" fo:padding-top="0.025in" fo:padding-bottom="0in" fo:padding-left="0.02in" fo:padding-right="0.02in" draw:textarea-vertical-align="top" draw:textarea-horizontal-align="center" draw:fill="none" draw:stroke="none" draw:auto-grow-width="true" draw:auto-grow-height="true"/>
      <style:paragraph-properties style:font-independent-line-spacing="false" style:writing-mode="lr-tb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pitch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333">
      <style:paragraph-properties fo:line-height="0.23611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pitch="variable" style:font-pitch-complex="variable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33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pitch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337">
      <style:paragraph-properties fo:line-height="0.29167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pitch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339">
      <style:paragraph-properties fo:line-height="0.29167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">
      <style:graphic-properties draw:fill="none" draw:stroke="none"/>
    </style:style>
    <style:style style:family="graphic" style:name="a121">
      <style:graphic-properties draw:fill="none" draw:stroke="none"/>
    </style:style>
    <style:style style:family="graphic" style:name="a122">
      <style:graphic-properties draw:fill="none" draw:stroke="none"/>
    </style:style>
    <style:style style:family="graphic" style:name="a123">
      <style:graphic-properties draw:fill="none" draw:stroke="none"/>
    </style:style>
    <style:style style:family="graphic" style:name="a124">
      <style:graphic-properties draw:fill="none" draw:stroke="none"/>
    </style:style>
    <style:style style:family="graphic" style:name="a125">
      <style:graphic-properties draw:fill="none" draw:stroke="none"/>
    </style:style>
    <style:style style:family="text" style:name="a126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Trebuchet MS" style:font-pitch="variable" fo:font-size="0.13194in" style:font-size-asian="0.13194in" style:font-size-complex="0.1319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pitch="variable" fo:font-size="0.19444in" style:font-size-asian="0.19444in" style:font-size-complex="0.19444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128">
      <style:graphic-properties fo:wrap-option="no-wrap" fo:padding-top="0.02in" fo:padding-bottom="0in" fo:padding-left="0.02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">
      <style:graphic-properties draw:fill="none" draw:stroke="none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pitch="variable" fo:font-size="0.19444in" style:font-size-asian="0.19444in" style:font-size-complex="0.19444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3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4">
      <style:graphic-properties fo:wrap-option="no-wrap" fo:padding-top="0.025in" fo:padding-bottom="0in" fo:padding-left="0.02in" fo:padding-right="0.02in" draw:textarea-vertical-align="top" draw:textarea-horizontal-align="center" draw:fill="none" draw:stroke="none" draw:auto-grow-width="true" draw:auto-grow-height="true"/>
      <style:paragraph-properties style:font-independent-line-spacing="false" style:writing-mode="lr-tb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pitch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36">
      <style:paragraph-properties fo:line-height="0.23611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pitch="variable" style:font-pitch-complex="variable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340">
      <style:graphic-properties fo:wrap-option="wrap" fo:padding-top="0.025in" fo:padding-bottom="0in" fo:padding-left="0.04in" fo:padding-right="0.04in" draw:textarea-vertical-align="top" draw:textarea-horizontal-align="center" draw:fill="solid" draw:fill-color="#ffff99" draw:opacity="100%" draw:stroke="solid" svg:stroke-width="0.01042in" svg:stroke-color="#000000" svg:stroke-opacity="100%" draw:stroke-linejoin="round" draw:shadow="visible" draw:shadow-offset-x="0.08333in" draw:shadow-offset-y="0.08333in" draw:shadow-color="#808080" draw:shadow-opacity="100%" draw:auto-grow-width="false" draw:auto-grow-height="false"/>
      <style:paragraph-properties style:font-independent-line-spacing="false" style:writing-mode="lr-tb"/>
    </style:style>
    <style:style style:family="paragraph" style:name="a2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pitch="variable" fo:font-size="0.19444in" style:font-size-asian="0.19444in" style:font-size-complex="0.19444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pitch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3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pitch="variable" fo:font-size="0.19444in" style:font-size-asian="0.19444in" style:font-size-complex="0.19444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3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5">
      <style:graphic-properties fo:wrap-option="no-wrap" fo:padding-top="0.025in" fo:padding-bottom="0in" fo:padding-left="0.02in" fo:padding-right="0.02in" draw:textarea-vertical-align="top" draw:textarea-horizontal-align="center" draw:fill="none" draw:stroke="none" draw:auto-grow-width="true" draw:auto-grow-height="true"/>
      <style:paragraph-properties style:font-independent-line-spacing="false" style:writing-mode="lr-tb"/>
    </style:style>
    <style:style style:family="text" style:name="a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pitch="variable" fo:font-size="0.19444in" style:font-size-asian="0.19444in" style:font-size-complex="0.19444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34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pitch="variable" fo:font-size="0.19444in" style:font-size-asian="0.19444in" style:font-size-complex="0.19444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3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0">
      <style:graphic-properties/>
    </style:style>
    <style:style style:family="graphic" style:name="a131">
      <style:graphic-properties/>
    </style:style>
    <style:style style:family="graphic" style:name="a132">
      <style:graphic-properties draw:fill="none" draw:stroke="none"/>
    </style:style>
    <style:style style:family="graphic" style:name="a133">
      <style:graphic-properties draw:fill="none" draw:stroke="none"/>
    </style:style>
    <style:style style:family="graphic" style:name="a134">
      <style:graphic-properties draw:fill="none" draw:stroke="none"/>
    </style:style>
    <style:style style:family="graphic" style:name="a135">
      <style:graphic-properties draw:fill="none" draw:stroke="none"/>
    </style:style>
    <style:style style:family="graphic" style:name="a136">
      <style:graphic-properties draw:fill="none" draw:stroke="none"/>
    </style:style>
    <style:style style:family="graphic" style:name="a137">
      <style:graphic-properties draw:fill="none" draw:stroke="none"/>
    </style:style>
    <style:style style:family="paragraph" style:name="a240">
      <style:paragraph-properties fo:line-height="0.29167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8">
      <style:graphic-properties draw:fill="none" draw:stroke="none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pitch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139">
      <style:graphic-properties draw:fill="none" draw:stroke="none"/>
    </style:style>
    <style:style style:family="paragraph" style:name="a242">
      <style:paragraph-properties fo:line-height="0.29167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3">
      <style:graphic-properties fo:wrap-option="wrap" fo:padding-top="0.025in" fo:padding-bottom="0in" fo:padding-left="0.04in" fo:padding-right="0.04in" draw:textarea-vertical-align="top" draw:textarea-horizontal-align="center" draw:fill="solid" draw:fill-color="#ffff99" draw:opacity="100%" draw:stroke="solid" svg:stroke-width="0.01042in" svg:stroke-color="#000000" svg:stroke-opacity="100%" draw:stroke-linejoin="round" draw:shadow="visible" draw:shadow-offset-x="0.08333in" draw:shadow-offset-y="0.08333in" draw:shadow-color="#808080" draw:shadow-opacity="100%" draw:auto-grow-width="false" draw:auto-grow-height="false"/>
      <style:paragraph-properties style:font-independent-line-spacing="false" style:writing-mode="lr-tb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pitch="variable" fo:font-size="0.19444in" style:font-size-asian="0.19444in" style:font-size-complex="0.19444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pitch="variable" fo:font-size="0.19444in" style:font-size-asian="0.19444in" style:font-size-complex="0.19444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4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0">
      <style:graphic-properties fo:wrap-option="no-wrap" fo:padding-top="0.025in" fo:padding-bottom="0in" fo:padding-left="0.02in" fo:padding-right="0.02in" draw:textarea-vertical-align="top" draw:textarea-horizontal-align="center" draw:fill="none" draw:stroke="none" draw:auto-grow-width="true" draw:auto-grow-height="true"/>
      <style:paragraph-properties style:font-independent-line-spacing="false" style:writing-mode="lr-tb"/>
    </style:style>
    <style:style style:family="graphic" style:name="a248">
      <style:graphic-properties fo:wrap-option="no-wrap" fo:padding-top="0.025in" fo:padding-bottom="0in" fo:padding-left="0.02in" fo:padding-right="0.02in" draw:textarea-vertical-align="top" draw:textarea-horizontal-align="center" draw:fill="none" draw:stroke="none" draw:auto-grow-width="true" draw:auto-grow-height="true"/>
      <style:paragraph-properties style:font-independent-line-spacing="false" style:writing-mode="lr-tb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pitch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pitch="variable" fo:font-size="0.19444in" style:font-size-asian="0.19444in" style:font-size-complex="0.19444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3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pitch="variable" style:font-pitch-complex="variable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35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pitch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3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pitch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3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pitch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140">
      <style:graphic-properties draw:fill="none" draw:stroke="none"/>
    </style:style>
    <style:style style:family="graphic" style:name="a141">
      <style:graphic-properties draw:fill="none" draw:stroke="none"/>
    </style:style>
    <style:style style:family="text" style:name="a142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Trebuchet MS" style:font-pitch="variable" fo:font-size="0.13194in" style:font-size-asian="0.13194in" style:font-size-complex="0.1319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4">
      <style:graphic-properties fo:wrap-option="no-wrap" fo:padding-top="0.02in" fo:padding-bottom="0in" fo:padding-left="0.02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145">
      <style:graphic-properties draw:fill="none" draw:stroke="none"/>
    </style:style>
    <style:style style:family="graphic" style:name="a146">
      <style:graphic-properties/>
    </style:style>
    <style:style style:family="graphic" style:name="a147">
      <style:graphic-properties/>
    </style:style>
    <style:style style:family="paragraph" style:name="a25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8">
      <style:graphic-properties draw:fill="none" draw:stroke="non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pitch="variable" fo:font-size="0.19444in" style:font-size-asian="0.19444in" style:font-size-complex="0.19444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149">
      <style:graphic-properties draw:fill="none" draw:stroke="none"/>
    </style:style>
    <style:style style:family="paragraph" style:name="a2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3">
      <style:graphic-properties fo:wrap-option="no-wrap" fo:padding-top="0.025in" fo:padding-bottom="0in" fo:padding-left="0.02in" fo:padding-right="0.02in" draw:textarea-vertical-align="top" draw:textarea-horizontal-align="center" draw:fill="none" draw:stroke="none" draw:auto-grow-width="true" draw:auto-grow-height="true"/>
      <style:paragraph-properties style:font-independent-line-spacing="false" style:writing-mode="lr-tb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pitch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55">
      <style:paragraph-properties fo:line-height="0.23611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pitch="variable" style:font-pitch-complex="variable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5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pitch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pitch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59">
      <style:paragraph-properties fo:line-height="0.29167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pitch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363">
      <style:paragraph-properties fo:line-height="0.29167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4">
      <style:graphic-properties fo:wrap-option="wrap" fo:padding-top="0.025in" fo:padding-bottom="0in" fo:padding-left="0.04in" fo:padding-right="0.04in" draw:textarea-vertical-align="top" draw:textarea-horizontal-align="center" draw:fill="solid" draw:fill-color="#ffff99" draw:opacity="100%" draw:stroke="solid" svg:stroke-width="0.01042in" svg:stroke-color="#000000" svg:stroke-opacity="100%" draw:stroke-linejoin="round" draw:shadow="visible" draw:shadow-offset-x="0.08333in" draw:shadow-offset-y="0.08333in" draw:shadow-color="#808080" draw:shadow-opacity="100%" draw:auto-grow-width="false" draw:auto-grow-height="false"/>
      <style:paragraph-properties style:font-independent-line-spacing="false" style:writing-mode="lr-tb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pitch="variable" fo:font-size="0.19444in" style:font-size-asian="0.19444in" style:font-size-complex="0.19444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3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pitch="variable" fo:font-size="0.19444in" style:font-size-asian="0.19444in" style:font-size-complex="0.19444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3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9">
      <style:graphic-properties fo:wrap-option="no-wrap" fo:padding-top="0.025in" fo:padding-bottom="0in" fo:padding-left="0.02in" fo:padding-right="0.02in" draw:textarea-vertical-align="top" draw:textarea-horizontal-align="center" draw:fill="none" draw:stroke="none" draw:auto-grow-width="true" draw:auto-grow-height="true"/>
      <style:paragraph-properties style:font-independent-line-spacing="false" style:writing-mode="lr-tb"/>
    </style:style>
    <style:style style:family="graphic" style:name="a150">
      <style:graphic-properties draw:fill="none" draw:stroke="none"/>
    </style:style>
    <style:style style:family="graphic" style:name="a151">
      <style:graphic-properties draw:fill="none" draw:stroke="none"/>
    </style:style>
    <style:style style:family="graphic" style:name="a152">
      <style:graphic-properties draw:fill="none" draw:stroke="none"/>
    </style:style>
    <style:style style:family="graphic" style:name="a153">
      <style:graphic-properties draw:fill="none" draw:stroke="none"/>
    </style:style>
    <style:style style:family="graphic" style:name="a154">
      <style:graphic-properties draw:fill="none" draw:stroke="none"/>
    </style:style>
    <style:style style:family="graphic" style:name="a155">
      <style:graphic-properties draw:fill="none" draw:stroke="none"/>
    </style:style>
    <style:style style:family="graphic" style:name="a156">
      <style:graphic-properties draw:fill="none" draw:stroke="none"/>
    </style:style>
    <style:style style:family="graphic" style:name="a157">
      <style:graphic-properties draw:fill="none" draw:stroke="non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pitch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58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Trebuchet MS" style:font-pitch="variable" fo:font-size="0.13194in" style:font-size-asian="0.13194in" style:font-size-complex="0.1319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1">
      <style:paragraph-properties fo:line-height="0.30556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pitch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63">
      <style:paragraph-properties fo:line-height="0.29167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4">
      <style:graphic-properties fo:wrap-option="wrap" fo:padding-top="0.025in" fo:padding-bottom="0in" fo:padding-left="0.04in" fo:padding-right="0.04in" draw:textarea-vertical-align="top" draw:textarea-horizontal-align="center" draw:fill="solid" draw:fill-color="#ffff99" draw:opacity="100%" draw:stroke="solid" svg:stroke-width="0.01042in" svg:stroke-color="#000000" svg:stroke-opacity="100%" draw:stroke-linejoin="round" draw:shadow="visible" draw:shadow-offset-x="0.08333in" draw:shadow-offset-y="0.08333in" draw:shadow-color="#808080" draw:shadow-opacity="100%" draw:auto-grow-width="false" draw:auto-grow-height="false"/>
      <style:paragraph-properties style:font-independent-line-spacing="fals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pitch="variable" fo:font-size="0.19444in" style:font-size-asian="0.19444in" style:font-size-complex="0.19444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pitch="variable" fo:font-size="0.19444in" style:font-size-asian="0.19444in" style:font-size-complex="0.19444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pitch="variable" fo:font-size="0.19444in" style:font-size-asian="0.19444in" style:font-size-complex="0.19444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269">
      <style:graphic-properties fo:wrap-option="no-wrap" fo:padding-top="0.025in" fo:padding-bottom="0in" fo:padding-left="0.02in" fo:padding-right="0.02in" draw:textarea-vertical-align="top" draw:textarea-horizontal-align="center" draw:fill="none" draw:stroke="none" draw:auto-grow-width="true" draw:auto-grow-height="true"/>
      <style:paragraph-properties style:font-independent-line-spacing="false" style:writing-mode="lr-tb"/>
    </style:style>
    <style:style style:family="paragraph" style:name="a3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pitch="variable" fo:font-size="0.19444in" style:font-size-asian="0.19444in" style:font-size-complex="0.19444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3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4">
      <style:graphic-properties fo:wrap-option="no-wrap" fo:padding-top="0.025in" fo:padding-bottom="0in" fo:padding-left="0.02in" fo:padding-right="0.02in" draw:textarea-vertical-align="top" draw:textarea-horizontal-align="center" draw:fill="none" draw:stroke="none" draw:auto-grow-width="true" draw:auto-grow-height="true"/>
      <style:paragraph-properties style:font-independent-line-spacing="false" style:writing-mode="lr-tb"/>
    </style:style>
    <style:style style:family="graphic" style:name="a160">
      <style:graphic-properties fo:wrap-option="no-wrap" fo:padding-top="0.02in" fo:padding-bottom="0in" fo:padding-left="0.02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161">
      <style:graphic-properties draw:fill="none" draw:stroke="none"/>
    </style:style>
    <style:style style:family="graphic" style:name="a162">
      <style:graphic-properties/>
    </style:style>
    <style:style style:family="graphic" style:name="a163">
      <style:graphic-properties/>
    </style:style>
    <style:style style:family="graphic" style:name="a164">
      <style:graphic-properties draw:fill="none" draw:stroke="none"/>
    </style:style>
    <style:style style:family="graphic" style:name="a165">
      <style:graphic-properties draw:fill="none" draw:stroke="none"/>
    </style:style>
    <style:style style:family="graphic" style:name="a166">
      <style:graphic-properties draw:fill="none" draw:stroke="none"/>
    </style:style>
    <style:style style:family="graphic" style:name="a167">
      <style:graphic-properties draw:fill="none" draw:stroke="none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pitch="variable" fo:font-size="0.19444in" style:font-size-asian="0.19444in" style:font-size-complex="0.19444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168">
      <style:graphic-properties draw:fill="none" draw:stroke="none"/>
    </style:style>
    <style:style style:family="paragraph" style:name="a2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9">
      <style:graphic-properties draw:fill="none" draw:stroke="non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pitch="variable" fo:font-size="0.19444in" style:font-size-asian="0.19444in" style:font-size-complex="0.19444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4">
      <style:graphic-properties fo:wrap-option="no-wrap" fo:padding-top="0.025in" fo:padding-bottom="0in" fo:padding-left="0.02in" fo:padding-right="0.02in" draw:textarea-vertical-align="top" draw:textarea-horizontal-align="center" draw:fill="none" draw:stroke="none" draw:auto-grow-width="true" draw:auto-grow-height="true"/>
      <style:paragraph-properties style:font-independent-line-spacing="false" style:writing-mode="lr-tb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pitch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76">
      <style:paragraph-properties fo:line-height="0.23611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pitch="variable" style:font-pitch-complex="variable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pitch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2847in" style:font-size-asian="0.12847in" style:font-size-complex="0.1284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2">
      <style:graphic-properties fo:wrap-option="wrap" fo:padding-top="0.02in" fo:padding-bottom="0in" fo:padding-left="0.03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73">
      <style:graphic-properties draw:fill="none" draw:stroke="none"/>
    </style:style>
    <style:style style:family="graphic" style:name="a174">
      <style:graphic-properties draw:fill="none" draw:stroke="none"/>
    </style:style>
    <style:style style:family="graphic" style:name="a175">
      <style:graphic-properties draw:fill="none" draw:stroke="none"/>
    </style:style>
    <style:style style:family="text" style:name="a176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Trebuchet MS" style:font-pitch="variable" fo:font-size="0.13194in" style:font-size-asian="0.13194in" style:font-size-complex="0.1319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0.29167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8">
      <style:graphic-properties fo:wrap-option="no-wrap" fo:padding-top="0.02in" fo:padding-bottom="0in" fo:padding-left="0.02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179">
      <style:graphic-properties draw:fill="none" draw:stroke="none"/>
    </style:style>
    <style:style style:family="text" style:name="a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pitch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82">
      <style:paragraph-properties fo:line-height="0.29167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3">
      <style:graphic-properties fo:wrap-option="wrap" fo:padding-top="0.025in" fo:padding-bottom="0in" fo:padding-left="0.04in" fo:padding-right="0.04in" draw:textarea-vertical-align="top" draw:textarea-horizontal-align="center" draw:fill="solid" draw:fill-color="#ffff99" draw:opacity="100%" draw:stroke="solid" svg:stroke-width="0.01042in" svg:stroke-color="#000000" svg:stroke-opacity="100%" draw:stroke-linejoin="round" draw:shadow="visible" draw:shadow-offset-x="0.08333in" draw:shadow-offset-y="0.08333in" draw:shadow-color="#808080" draw:shadow-opacity="100%" draw:auto-grow-width="false" draw:auto-grow-height="false"/>
      <style:paragraph-properties style:font-independent-line-spacing="false" style:writing-mode="lr-tb"/>
    </style:style>
    <style:style style:family="text" style:name="a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pitch="variable" fo:font-size="0.19444in" style:font-size-asian="0.19444in" style:font-size-complex="0.19444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pitch="variable" fo:font-size="0.19444in" style:font-size-asian="0.19444in" style:font-size-complex="0.19444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8">
      <style:graphic-properties fo:wrap-option="no-wrap" fo:padding-top="0.025in" fo:padding-bottom="0in" fo:padding-left="0.02in" fo:padding-right="0.02in" draw:textarea-vertical-align="top" draw:textarea-horizontal-align="center" draw:fill="none" draw:stroke="none" draw:auto-grow-width="true" draw:auto-grow-height="true"/>
      <style:paragraph-properties style:font-independent-line-spacing="false" style:writing-mode="lr-tb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pitch="variable" fo:font-size="0.19444in" style:font-size-asian="0.19444in" style:font-size-complex="0.19444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180">
      <style:graphic-properties/>
    </style:style>
    <style:style style:family="graphic" style:name="a181">
      <style:graphic-properties/>
    </style:style>
    <style:style style:family="graphic" style:name="a182">
      <style:graphic-properties draw:fill="none" draw:stroke="none"/>
    </style:style>
    <style:style style:family="graphic" style:name="a183">
      <style:graphic-properties draw:fill="none" draw:stroke="none"/>
    </style:style>
    <style:style style:family="graphic" style:name="a184">
      <style:graphic-properties draw:fill="none" draw:stroke="none"/>
    </style:style>
    <style:style style:family="graphic" style:name="a185">
      <style:graphic-properties draw:fill="none" draw:stroke="none"/>
    </style:style>
    <style:style style:family="graphic" style:name="a186">
      <style:graphic-properties draw:fill="none" draw:stroke="none"/>
    </style:style>
    <style:style style:family="graphic" style:name="a187">
      <style:graphic-properties draw:fill="none" draw:stroke="none"/>
    </style:style>
    <style:style style:family="graphic" style:name="a188">
      <style:graphic-properties draw:fill="none" draw:stroke="none"/>
    </style:style>
    <style:style style:family="paragraph" style:name="a2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9">
      <style:graphic-properties draw:fill="none" draw:stroke="non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pitch="variable" fo:font-size="0.19444in" style:font-size-asian="0.19444in" style:font-size-complex="0.19444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3">
      <style:graphic-properties fo:wrap-option="no-wrap" fo:padding-top="0.025in" fo:padding-bottom="0in" fo:padding-left="0.02in" fo:padding-right="0.02in" draw:textarea-vertical-align="top" draw:textarea-horizontal-align="center" draw:fill="none" draw:stroke="none" draw:auto-grow-width="true" draw:auto-grow-height="true"/>
      <style:paragraph-properties style:font-independent-line-spacing="false" style:writing-mode="lr-tb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pitch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95">
      <style:paragraph-properties fo:line-height="0.23611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pitch="variable" style:font-pitch-complex="variable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pitch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99">
      <style:paragraph-properties fo:line-height="0.29167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0">
      <style:graphic-properties draw:fill="none" draw:stroke="none"/>
    </style:style>
    <style:style style:family="graphic" style:name="a191">
      <style:graphic-properties draw:fill="none" draw:stroke="none"/>
    </style:style>
    <style:style style:family="text" style:name="a192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Trebuchet MS" style:font-pitch="variable" fo:font-size="0.13194in" style:font-size-asian="0.13194in" style:font-size-complex="0.1319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4">
      <style:graphic-properties fo:wrap-option="no-wrap" fo:padding-top="0.02in" fo:padding-bottom="0in" fo:padding-left="0.02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195">
      <style:graphic-properties draw:fill="none" draw:stroke="none"/>
    </style:style>
    <style:style style:family="graphic" style:name="a196">
      <style:graphic-properties/>
    </style:style>
    <style:style style:family="graphic" style:name="a197">
      <style:graphic-properties/>
    </style:style>
    <style:style style:family="graphic" style:name="a198">
      <style:graphic-properties draw:fill="none" draw:stroke="none"/>
    </style:style>
    <style:style style:family="graphic" style:name="a199">
      <style:graphic-properties draw:fill="none" draw:stroke="none"/>
    </style:style>
    <style:style style:family="graphic" style:name="a10">
      <style:graphic-properties draw:fill="none" draw:stroke="none"/>
    </style:style>
    <style:style style:family="graphic" style:name="a11">
      <style:graphic-properties draw:fill="none" draw:stroke="none"/>
    </style:style>
    <style:style style:family="graphic" style:name="a12">
      <style:graphic-properties draw:fill="none" draw:stroke="none"/>
    </style:style>
    <style:style style:family="graphic" style:name="a13">
      <style:graphic-properties draw:fill="none" draw:stroke="none"/>
    </style:style>
    <style:style style:family="text" style:name="a14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Trebuchet MS" style:font-pitch="variable" fo:font-size="0.13194in" style:font-size-asian="0.13194in" style:font-size-complex="0.1319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">
      <style:graphic-properties fo:wrap-option="no-wrap" fo:padding-top="0.02in" fo:padding-bottom="0in" fo:padding-left="0.02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17">
      <style:graphic-properties draw:fill="none" draw:stroke="none"/>
    </style:style>
    <style:style style:family="graphic" style:name="a18">
      <style:graphic-properties/>
    </style:style>
    <style:style style:family="graphic" style:name="a19">
      <style:graphic-properties/>
    </style:style>
    <style:style style:family="graphic" style:name="a20">
      <style:graphic-properties draw:fill="none" draw:stroke="none"/>
    </style:style>
    <style:style style:family="graphic" style:name="a21">
      <style:graphic-properties draw:fill="none" draw:stroke="none"/>
    </style:style>
    <style:style style:family="graphic" style:name="a22">
      <style:graphic-properties draw:fill="none" draw:stroke="none"/>
    </style:style>
    <style:style style:family="graphic" style:name="a23">
      <style:graphic-properties draw:fill="none" draw:stroke="none"/>
    </style:style>
    <style:style style:family="graphic" style:name="a24">
      <style:graphic-properties draw:fill="none" draw:stroke="none"/>
    </style:style>
    <style:style style:family="graphic" style:name="a25">
      <style:graphic-properties draw:fill="none" draw:stroke="none"/>
    </style:style>
    <style:style style:family="graphic" style:name="a26">
      <style:graphic-properties draw:fill="none" draw:stroke="none"/>
    </style:style>
    <style:style style:family="graphic" style:name="a27">
      <style:graphic-properties draw:fill="none" draw:stroke="none"/>
    </style:style>
    <style:style style:family="graphic" style:name="a28">
      <style:graphic-properties draw:fill="none" draw:stroke="none"/>
    </style:style>
    <style:style style:family="graphic" style:name="a29">
      <style:graphic-properties draw:fill="none" draw:stroke="none"/>
    </style:style>
    <style:style style:family="text" style:name="a30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Trebuchet MS" style:font-pitch="variable" fo:font-size="0.13194in" style:font-size-asian="0.13194in" style:font-size-complex="0.1319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">
      <style:graphic-properties fo:wrap-option="no-wrap" fo:padding-top="0.02in" fo:padding-bottom="0in" fo:padding-left="0.02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33">
      <style:graphic-properties draw:fill="none" draw:stroke="none"/>
    </style:style>
    <style:style style:family="graphic" style:name="a34">
      <style:graphic-properties/>
    </style:style>
    <style:style style:family="graphic" style:name="a35">
      <style:graphic-properties/>
    </style:style>
    <style:style style:family="graphic" style:name="a36">
      <style:graphic-properties draw:fill="none" draw:stroke="none"/>
    </style:style>
    <style:style style:family="graphic" style:name="a37">
      <style:graphic-properties draw:fill="none" draw:stroke="none"/>
    </style:style>
    <style:style style:family="graphic" style:name="a38">
      <style:graphic-properties draw:fill="none" draw:stroke="none"/>
    </style:style>
    <style:style style:family="graphic" style:name="a39">
      <style:graphic-properties draw:fill="none" draw:stroke="none"/>
    </style:style>
    <style:style style:family="graphic" style:name="a40">
      <style:graphic-properties draw:fill="none" draw:stroke="none"/>
    </style:style>
    <style:style style:family="graphic" style:name="a41">
      <style:graphic-properties draw:fill="none" draw:stroke="none"/>
    </style:style>
    <style:style style:family="graphic" style:name="a42">
      <style:graphic-properties draw:fill="none" draw:stroke="none"/>
    </style:style>
    <style:style style:family="graphic" style:name="a43">
      <style:graphic-properties draw:fill="none" draw:stroke="none"/>
    </style:style>
    <style:style style:family="graphic" style:name="a44">
      <style:graphic-properties draw:fill="none" draw:stroke="none"/>
    </style:style>
    <style:style style:family="graphic" style:name="a45">
      <style:graphic-properties draw:fill="none" draw:stroke="none"/>
    </style:style>
    <style:style style:family="text" style:name="a46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Trebuchet MS" style:font-pitch="variable" fo:font-size="0.13194in" style:font-size-asian="0.13194in" style:font-size-complex="0.1319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">
      <style:graphic-properties fo:wrap-option="no-wrap" fo:padding-top="0.02in" fo:padding-bottom="0in" fo:padding-left="0.02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49">
      <style:graphic-properties draw:fill="none" draw:stroke="none"/>
    </style:style>
    <style:style style:family="graphic" style:name="a0">
      <style:graphic-properties draw:stroke="solid" svg:stroke-color="#000000" draw:auto-grow-width="false" draw:auto-grow-height="false"/>
    </style:style>
    <style:style style:family="graphic" style:name="a1">
      <style:graphic-properties draw:stroke="solid" svg:stroke-color="#000000" draw:auto-grow-width="false" draw:auto-grow-height="false"/>
    </style:style>
    <style:style style:family="graphic" style:name="a2">
      <style:graphic-properties draw:stroke="solid" svg:stroke-color="#000000" draw:auto-grow-width="false" draw:auto-grow-height="false"/>
    </style:style>
    <style:style style:family="graphic" style:name="a3">
      <style:graphic-properties/>
    </style:style>
    <style:style style:family="graphic" style:name="a4">
      <style:graphic-properties draw:fill="none" draw:stroke="none"/>
    </style:style>
    <style:style style:family="graphic" style:name="a5">
      <style:graphic-properties draw:fill="none" draw:stroke="none"/>
    </style:style>
    <style:style style:family="graphic" style:name="a6">
      <style:graphic-properties draw:fill="none" draw:stroke="none"/>
    </style:style>
    <style:style style:family="graphic" style:name="a7">
      <style:graphic-properties draw:fill="none" draw:stroke="none"/>
    </style:style>
    <style:style style:family="graphic" style:name="a8">
      <style:graphic-properties draw:fill="none" draw:stroke="none"/>
    </style:style>
    <style:style style:family="graphic" style:name="a9">
      <style:graphic-properties draw:fill="none" draw:stroke="none"/>
    </style:style>
    <style:style style:family="graphic" style:name="a50">
      <style:graphic-properties/>
    </style:style>
    <style:style style:family="graphic" style:name="a51">
      <style:graphic-properties/>
    </style:style>
    <style:style style:family="graphic" style:name="a52">
      <style:graphic-properties draw:fill="none" draw:stroke="none"/>
    </style:style>
    <style:style style:family="graphic" style:name="a53">
      <style:graphic-properties draw:fill="none" draw:stroke="none"/>
    </style:style>
    <style:style style:family="graphic" style:name="a54">
      <style:graphic-properties draw:fill="none" draw:stroke="none"/>
    </style:style>
    <style:style style:family="graphic" style:name="a55">
      <style:graphic-properties draw:fill="none" draw:stroke="none"/>
    </style:style>
    <style:style style:family="graphic" style:name="a56">
      <style:graphic-properties draw:fill="none" draw:stroke="none"/>
    </style:style>
    <style:style style:family="graphic" style:name="a57">
      <style:graphic-properties draw:fill="none" draw:stroke="none"/>
    </style:style>
    <style:style style:family="graphic" style:name="a58">
      <style:graphic-properties draw:fill="none" draw:stroke="none"/>
    </style:style>
    <style:style style:family="graphic" style:name="a59">
      <style:graphic-properties draw:fill="none" draw:stroke="none"/>
    </style:style>
    <style:style style:family="graphic" style:name="a60">
      <style:graphic-properties draw:fill="none" draw:stroke="none"/>
    </style:style>
    <style:style style:family="graphic" style:name="a61">
      <style:graphic-properties draw:fill="none" draw:stroke="none"/>
    </style:style>
    <style:style style:family="text" style:name="a62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Trebuchet MS" style:font-pitch="variable" fo:font-size="0.13194in" style:font-size-asian="0.13194in" style:font-size-complex="0.1319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">
      <style:graphic-properties fo:wrap-option="no-wrap" fo:padding-top="0.02in" fo:padding-bottom="0in" fo:padding-left="0.02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65">
      <style:graphic-properties draw:fill="none" draw:stroke="none"/>
    </style:style>
    <style:style style:family="graphic" style:name="a66">
      <style:graphic-properties/>
    </style:style>
    <style:style style:family="graphic" style:name="a67">
      <style:graphic-properties/>
    </style:style>
    <style:style style:family="graphic" style:name="a68">
      <style:graphic-properties draw:fill="none" draw:stroke="none"/>
    </style:style>
    <style:style style:family="graphic" style:name="a69">
      <style:graphic-properties draw:fill="none" draw:stroke="non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pitch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301">
      <style:paragraph-properties fo:line-height="0.29167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2">
      <style:graphic-properties fo:wrap-option="wrap" fo:padding-top="0.025in" fo:padding-bottom="0in" fo:padding-left="0.04in" fo:padding-right="0.04in" draw:textarea-vertical-align="top" draw:textarea-horizontal-align="center" draw:fill="solid" draw:fill-color="#ffff99" draw:opacity="100%" draw:stroke="solid" svg:stroke-width="0.01042in" svg:stroke-color="#000000" svg:stroke-opacity="100%" draw:stroke-linejoin="round" draw:shadow="visible" draw:shadow-offset-x="0.08333in" draw:shadow-offset-y="0.08333in" draw:shadow-color="#808080" draw:shadow-opacity="100%" draw:auto-grow-width="false" draw:auto-grow-height="false"/>
      <style:paragraph-properties style:font-independent-line-spacing="false" style:writing-mode="lr-tb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pitch="variable" fo:font-size="0.19444in" style:font-size-asian="0.19444in" style:font-size-complex="0.19444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3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pitch="variable" fo:font-size="0.19444in" style:font-size-asian="0.19444in" style:font-size-complex="0.19444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7">
      <style:graphic-properties fo:wrap-option="no-wrap" fo:padding-top="0.025in" fo:padding-bottom="0in" fo:padding-left="0.02in" fo:padding-right="0.02in" draw:textarea-vertical-align="top" draw:textarea-horizontal-align="center" draw:fill="none" draw:stroke="none" draw:auto-grow-width="true" draw:auto-grow-height="true"/>
      <style:paragraph-properties style:font-independent-line-spacing="false" style:writing-mode="lr-tb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pitch="variable" fo:font-size="0.19444in" style:font-size-asian="0.19444in" style:font-size-complex="0.19444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3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">
      <style:graphic-properties draw:fill="none" draw:stroke="none"/>
    </style:style>
    <style:style style:family="graphic" style:name="a71">
      <style:graphic-properties draw:fill="none" draw:stroke="none"/>
    </style:style>
    <style:style style:family="graphic" style:name="a72">
      <style:graphic-properties draw:fill="none" draw:stroke="none"/>
    </style:style>
    <style:style style:family="graphic" style:name="a73">
      <style:graphic-properties draw:fill="none" draw:stroke="none"/>
    </style:style>
    <style:style style:family="graphic" style:name="a74">
      <style:graphic-properties draw:fill="none" draw:stroke="non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Data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4" table:default-cell-style-name="ce1"/>
        <table:table-column table:style-name="co4" table:default-cell-style-name="ce1"/>
        <table:table-column table:style-name="co5" table:number-columns-repeated="3" table:default-cell-style-name="ce23"/>
        <table:table-column table:style-name="co6" table:number-columns-repeated="226" table:default-cell-style-name="ce1"/>
        <table:table-column table:style-name="co7" table:number-columns-repeated="16128" table:default-cell-style-name="ce1"/>
        <table:table-row table:style-name="ro1">
          <table:table-cell/>
          <table:table-cell table:number-columns-repeated="26" table:style-name="ce1"/>
          <table:table-cell table:number-columns-repeated="3" table:style-name="ce23"/>
          <table:table-cell table:number-columns-repeated="16354" table:style-name="ce1"/>
        </table:table-row>
        <table:table-row table:style-name="ro2">
          <table:table-cell/>
          <table:table-cell office:value-type="string" table:style-name="ce41">
            <text:p>Current Score</text:p>
          </table:table-cell>
          <table:table-cell office:value-type="string" table:number-columns-spanned="2" table:number-rows-spanned="1" table:style-name="ce67">
            <text:p>Group 1</text:p>
          </table:table-cell>
          <table:covered-table-cell/>
          <table:table-cell office:value-type="string" table:number-columns-spanned="2" table:number-rows-spanned="1" table:style-name="ce67">
            <text:p>Group 2</text:p>
          </table:table-cell>
          <table:covered-table-cell/>
          <table:table-cell office:value-type="string" table:number-columns-spanned="2" table:number-rows-spanned="1" table:style-name="ce67">
            <text:p>Group 3</text:p>
          </table:table-cell>
          <table:covered-table-cell/>
          <table:table-cell office:value-type="string" table:number-columns-spanned="2" table:number-rows-spanned="1" table:style-name="ce67">
            <text:p>Group 4</text:p>
          </table:table-cell>
          <table:covered-table-cell/>
          <table:table-cell office:value-type="string" table:number-columns-spanned="2" table:number-rows-spanned="1" table:style-name="ce67">
            <text:p>Group 5</text:p>
          </table:table-cell>
          <table:covered-table-cell/>
          <table:table-cell office:value-type="string" table:number-columns-spanned="2" table:number-rows-spanned="1" table:style-name="ce67">
            <text:p>Group 6</text:p>
          </table:table-cell>
          <table:covered-table-cell/>
          <table:table-cell office:value-type="string" table:number-columns-spanned="2" table:number-rows-spanned="1" table:style-name="ce67">
            <text:p>Group 7</text:p>
          </table:table-cell>
          <table:covered-table-cell/>
          <table:table-cell office:value-type="string" table:number-columns-spanned="2" table:number-rows-spanned="1" table:style-name="ce67">
            <text:p>Group 8</text:p>
          </table:table-cell>
          <table:covered-table-cell/>
          <table:table-cell office:value-type="string" table:number-columns-spanned="2" table:number-rows-spanned="1" table:style-name="ce67">
            <text:p>Group 9</text:p>
          </table:table-cell>
          <table:covered-table-cell/>
          <table:table-cell office:value-type="string" table:number-columns-spanned="2" table:number-rows-spanned="1" table:style-name="ce67">
            <text:p>Group 10</text:p>
          </table:table-cell>
          <table:covered-table-cell/>
          <table:table-cell office:value-type="string" table:number-columns-spanned="2" table:number-rows-spanned="1" table:style-name="ce67">
            <text:p>Group 11</text:p>
          </table:table-cell>
          <table:covered-table-cell/>
          <table:table-cell office:value-type="string" table:number-columns-spanned="2" table:number-rows-spanned="1" table:style-name="ce67">
            <text:p>Group 12</text:p>
          </table:table-cell>
          <table:covered-table-cell/>
          <table:table-cell table:style-name="ce35"/>
          <table:table-cell table:number-columns-repeated="3" table:style-name="ce23"/>
          <table:table-cell table:number-columns-repeated="16354" table:style-name="ce1"/>
        </table:table-row>
        <table:table-row table:style-name="ro3">
          <table:table-cell table:style-name="ce9"/>
          <table:table-cell table:style-name="ce57">
            <office:annotation draw:style-name="a0" svg:x="2.32291666666667in" svg:y="0.34375in" svg:width="1.125in" svg:height="0.53125in">
              <dc:creator>Geoff Parcell</dc:creator>
              <text:p><text:span text:style-name="T2">Geoff Parcell:</text:span></text:p>
              <text:p><text:span text:style-name="T2">Enter your subdistricts, cities or organisations in this row, up to 10</text:span></text:p>
            </office:annotation>
          </table:table-cell>
          <table:table-cell table:number-columns-spanned="2" table:number-rows-spanned="1" table:style-name="ce69"/>
          <table:covered-table-cell/>
          <table:table-cell table:number-columns-spanned="2" table:number-rows-spanned="1" table:style-name="ce69"/>
          <table:covered-table-cell/>
          <table:table-cell table:number-columns-spanned="2" table:number-rows-spanned="1" table:style-name="ce68"/>
          <table:covered-table-cell/>
          <table:table-cell table:number-columns-spanned="2" table:number-rows-spanned="1" table:style-name="ce68"/>
          <table:covered-table-cell/>
          <table:table-cell table:number-columns-spanned="2" table:number-rows-spanned="1" table:style-name="ce68"/>
          <table:covered-table-cell/>
          <table:table-cell table:number-columns-spanned="2" table:number-rows-spanned="1" table:style-name="ce68"/>
          <table:covered-table-cell/>
          <table:table-cell table:number-columns-spanned="2" table:number-rows-spanned="1" table:style-name="ce68"/>
          <table:covered-table-cell/>
          <table:table-cell table:number-columns-spanned="2" table:number-rows-spanned="1" table:style-name="ce68"/>
          <table:covered-table-cell/>
          <table:table-cell table:number-columns-spanned="2" table:number-rows-spanned="1" table:style-name="ce68"/>
          <table:covered-table-cell/>
          <table:table-cell table:number-columns-spanned="2" table:number-rows-spanned="1" table:style-name="ce68"/>
          <table:covered-table-cell/>
          <table:table-cell table:number-columns-spanned="2" table:number-rows-spanned="1" table:style-name="ce68"/>
          <table:covered-table-cell/>
          <table:table-cell table:number-columns-spanned="2" table:number-rows-spanned="1" table:style-name="ce68"/>
          <table:covered-table-cell/>
          <table:table-cell table:style-name="ce39"/>
          <table:table-cell office:value-type="string" table:style-name="ce24">
            <text:p>low</text:p>
          </table:table-cell>
          <table:table-cell office:value-type="string" table:style-name="ce24">
            <text:p>high</text:p>
          </table:table-cell>
          <table:table-cell office:value-type="string" table:style-name="ce24">
            <text:p>Gap</text:p>
          </table:table-cell>
          <table:table-cell table:number-columns-repeated="16354" table:style-name="ce9"/>
        </table:table-row>
        <table:table-row table:style-name="ro4">
          <table:table-cell table:style-name="ce22"/>
          <table:table-cell office:value-type="string" table:style-name="ce42">
            <text:p>C=Current, T=Target</text:p>
          </table:table-cell>
          <table:table-cell office:value-type="string" table:style-name="ce43">
            <text:p>C</text:p>
          </table:table-cell>
          <table:table-cell office:value-type="string" table:style-name="ce44">
            <text:p>T</text:p>
          </table:table-cell>
          <table:table-cell office:value-type="string" table:style-name="ce43">
            <text:p>C</text:p>
          </table:table-cell>
          <table:table-cell office:value-type="string" table:style-name="ce44">
            <text:p>T</text:p>
          </table:table-cell>
          <table:table-cell office:value-type="string" table:style-name="ce43">
            <text:p>C</text:p>
          </table:table-cell>
          <table:table-cell office:value-type="string" table:style-name="ce44">
            <text:p>T</text:p>
          </table:table-cell>
          <table:table-cell office:value-type="string" table:style-name="ce43">
            <text:p>C</text:p>
          </table:table-cell>
          <table:table-cell office:value-type="string" table:style-name="ce44">
            <text:p>T</text:p>
          </table:table-cell>
          <table:table-cell office:value-type="string" table:style-name="ce43">
            <text:p>C</text:p>
          </table:table-cell>
          <table:table-cell office:value-type="string" table:style-name="ce44">
            <text:p>T</text:p>
          </table:table-cell>
          <table:table-cell office:value-type="string" table:style-name="ce43">
            <text:p>C</text:p>
          </table:table-cell>
          <table:table-cell office:value-type="string" table:style-name="ce44">
            <text:p>T</text:p>
          </table:table-cell>
          <table:table-cell office:value-type="string" table:style-name="ce58">
            <text:p>C</text:p>
          </table:table-cell>
          <table:table-cell office:value-type="string" table:style-name="ce59">
            <text:p>T</text:p>
          </table:table-cell>
          <table:table-cell office:value-type="string" table:style-name="ce58">
            <text:p>C</text:p>
          </table:table-cell>
          <table:table-cell office:value-type="string" table:style-name="ce59">
            <text:p>T</text:p>
          </table:table-cell>
          <table:table-cell office:value-type="string" table:style-name="ce58">
            <text:p>C</text:p>
          </table:table-cell>
          <table:table-cell office:value-type="string" table:style-name="ce59">
            <text:p>T</text:p>
          </table:table-cell>
          <table:table-cell office:value-type="string" table:style-name="ce58">
            <text:p>C</text:p>
          </table:table-cell>
          <table:table-cell office:value-type="string" table:style-name="ce59">
            <text:p>T</text:p>
          </table:table-cell>
          <table:table-cell office:value-type="string" table:style-name="ce58">
            <text:p>C</text:p>
          </table:table-cell>
          <table:table-cell office:value-type="string" table:style-name="ce59">
            <text:p>T</text:p>
          </table:table-cell>
          <table:table-cell office:value-type="string" table:style-name="ce43">
            <text:p>C</text:p>
          </table:table-cell>
          <table:table-cell office:value-type="string" table:style-name="ce44">
            <text:p>T</text:p>
          </table:table-cell>
          <table:table-cell table:style-name="ce36"/>
          <table:table-cell table:number-columns-repeated="2" table:style-name="ce25"/>
          <table:table-cell table:style-name="ce26"/>
          <table:table-cell table:number-columns-repeated="16354" table:style-name="ce22"/>
        </table:table-row>
        <table:table-row table:style-name="ro5">
          <table:table-cell/>
          <table:table-cell office:value-type="string" table:style-name="ce48">
            <text:p>Taking a strategic approach</text:p>
          </table:table-cell>
          <table:table-cell table:style-name="ce45"/>
          <table:table-cell table:style-name="ce46"/>
          <table:table-cell table:style-name="ce45"/>
          <table:table-cell table:style-name="ce46"/>
          <table:table-cell table:style-name="ce45"/>
          <table:table-cell table:style-name="ce46"/>
          <table:table-cell table:style-name="ce45"/>
          <table:table-cell table:style-name="ce46"/>
          <table:table-cell table:style-name="ce45"/>
          <table:table-cell table:style-name="ce46"/>
          <table:table-cell table:style-name="ce45"/>
          <table:table-cell table:style-name="ce46"/>
          <table:table-cell table:style-name="ce47"/>
          <table:table-cell table:style-name="ce46"/>
          <table:table-cell table:style-name="ce47"/>
          <table:table-cell table:style-name="ce46"/>
          <table:table-cell table:style-name="ce47"/>
          <table:table-cell table:style-name="ce46"/>
          <table:table-cell table:style-name="ce47"/>
          <table:table-cell table:style-name="ce46"/>
          <table:table-cell table:style-name="ce47"/>
          <table:table-cell table:style-name="ce46"/>
          <table:table-cell table:style-name="ce47"/>
          <table:table-cell table:style-name="ce46"/>
          <table:table-cell table:style-name="ce37"/>
          <table:table-cell office:value-type="float" office:value="0" table:formula="of:=MIN([.C5];[.E5];[.G5];[.I5];[.K5];[.M5];[.O5];[.Q5];[.S5];[.U5];[.W5];[.Y5])" table:style-name="ce23">
            <text:p>0</text:p>
          </table:table-cell>
          <table:table-cell office:value-type="float" office:value="0" table:formula="of:=MAX([.C5];[.E5];[.G5];[.I5];[.K5];[.M5];[.O5];[.Q5];[.S5];[.U5];[.W5];[.Y5])" table:style-name="ce23">
            <text:p>0</text:p>
          </table:table-cell>
          <table:table-cell office:value-type="float" office:value="0" table:formula="of:=[.AC5]-[.AB5]" table:style-name="ce23">
            <text:p>0</text:p>
          </table:table-cell>
          <table:table-cell table:number-columns-repeated="16354" table:style-name="ce1"/>
        </table:table-row>
        <table:table-row table:style-name="ro5">
          <table:table-cell/>
          <table:table-cell office:value-type="string" table:style-name="ce49">
            <text:p>Leadership<text:s/></text:p>
          </table:table-cell>
          <table:table-cell table:style-name="ce45"/>
          <table:table-cell table:style-name="ce46"/>
          <table:table-cell table:style-name="ce45"/>
          <table:table-cell table:style-name="ce46"/>
          <table:table-cell table:style-name="ce45"/>
          <table:table-cell table:style-name="ce46"/>
          <table:table-cell table:style-name="ce47"/>
          <table:table-cell table:style-name="ce46"/>
          <table:table-cell table:style-name="ce45"/>
          <table:table-cell table:style-name="ce46"/>
          <table:table-cell table:style-name="ce47"/>
          <table:table-cell table:style-name="ce46"/>
          <table:table-cell table:style-name="ce47"/>
          <table:table-cell table:style-name="ce46"/>
          <table:table-cell table:style-name="ce47"/>
          <table:table-cell table:style-name="ce46"/>
          <table:table-cell table:style-name="ce47"/>
          <table:table-cell table:style-name="ce46"/>
          <table:table-cell table:style-name="ce47"/>
          <table:table-cell table:style-name="ce46"/>
          <table:table-cell table:style-name="ce47"/>
          <table:table-cell table:style-name="ce46"/>
          <table:table-cell table:style-name="ce47"/>
          <table:table-cell table:style-name="ce46"/>
          <table:table-cell table:style-name="ce37"/>
          <table:table-cell office:value-type="float" office:value="0" table:formula="of:=MIN([.C6];[.E6];[.G6];[.I6];[.K6];[.M6];[.O6];[.Q6];[.S6];[.U6];[.W6];[.Y6])" table:style-name="ce23">
            <text:p>0</text:p>
          </table:table-cell>
          <table:table-cell office:value-type="float" office:value="0" table:formula="of:=MAX([.C6];[.E6];[.G6];[.I6];[.K6];[.M6];[.O6];[.Q6];[.S6];[.U6];[.W6];[.Y6])" table:style-name="ce23">
            <text:p>0</text:p>
          </table:table-cell>
          <table:table-cell office:value-type="float" office:value="0" table:formula="of:=[.AC6]-[.AB6]" table:style-name="ce23">
            <text:p>0</text:p>
          </table:table-cell>
          <table:table-cell table:number-columns-repeated="16354" table:style-name="ce1"/>
        </table:table-row>
        <table:table-row table:style-name="ro5">
          <table:table-cell/>
          <table:table-cell office:value-type="string" table:style-name="ce54">
            <text:p>Building a learning organisation</text:p>
          </table:table-cell>
          <table:table-cell table:style-name="ce45"/>
          <table:table-cell table:style-name="ce46"/>
          <table:table-cell table:style-name="ce45"/>
          <table:table-cell table:style-name="ce46"/>
          <table:table-cell table:style-name="ce45"/>
          <table:table-cell table:style-name="ce46"/>
          <table:table-cell table:style-name="ce47"/>
          <table:table-cell table:style-name="ce46"/>
          <table:table-cell table:style-name="ce45"/>
          <table:table-cell table:style-name="ce46"/>
          <table:table-cell table:style-name="ce47"/>
          <table:table-cell table:style-name="ce46"/>
          <table:table-cell table:style-name="ce47"/>
          <table:table-cell table:style-name="ce46"/>
          <table:table-cell table:style-name="ce47"/>
          <table:table-cell table:style-name="ce46"/>
          <table:table-cell table:style-name="ce47"/>
          <table:table-cell table:style-name="ce46"/>
          <table:table-cell table:style-name="ce47"/>
          <table:table-cell table:style-name="ce46"/>
          <table:table-cell table:style-name="ce47"/>
          <table:table-cell table:style-name="ce46"/>
          <table:table-cell table:style-name="ce47"/>
          <table:table-cell table:style-name="ce46"/>
          <table:table-cell table:style-name="ce37"/>
          <table:table-cell office:value-type="float" office:value="0" table:formula="of:=MIN([.C7];[.E7];[.G7];[.I7];[.K7];[.M7];[.O7];[.Q7];[.S7];[.U7];[.W7];[.Y7])" table:style-name="ce23">
            <text:p>0</text:p>
          </table:table-cell>
          <table:table-cell office:value-type="float" office:value="0" table:formula="of:=MAX([.C7];[.E7];[.G7];[.I7];[.K7];[.M7];[.O7];[.Q7];[.S7];[.U7];[.W7];[.Y7])" table:style-name="ce23">
            <text:p>0</text:p>
          </table:table-cell>
          <table:table-cell office:value-type="float" office:value="0" table:formula="of:=[.AC7]-[.AB7]" table:style-name="ce23">
            <text:p>0</text:p>
          </table:table-cell>
          <table:table-cell table:number-columns-repeated="16354" table:style-name="ce1"/>
        </table:table-row>
        <table:table-row table:style-name="ro5">
          <table:table-cell/>
          <table:table-cell office:value-type="string" table:style-name="ce55">
            <text:p>Networking</text:p>
          </table:table-cell>
          <table:table-cell table:style-name="ce45"/>
          <table:table-cell table:style-name="ce46"/>
          <table:table-cell table:style-name="ce45"/>
          <table:table-cell table:style-name="ce46"/>
          <table:table-cell table:style-name="ce45"/>
          <table:table-cell table:style-name="ce46"/>
          <table:table-cell table:style-name="ce47"/>
          <table:table-cell table:style-name="ce46"/>
          <table:table-cell table:style-name="ce45"/>
          <table:table-cell table:style-name="ce46"/>
          <table:table-cell table:style-name="ce47"/>
          <table:table-cell table:style-name="ce46"/>
          <table:table-cell table:style-name="ce47"/>
          <table:table-cell table:style-name="ce46"/>
          <table:table-cell table:style-name="ce47"/>
          <table:table-cell table:style-name="ce46"/>
          <table:table-cell table:style-name="ce47"/>
          <table:table-cell table:style-name="ce46"/>
          <table:table-cell table:style-name="ce47"/>
          <table:table-cell table:style-name="ce46"/>
          <table:table-cell table:style-name="ce47"/>
          <table:table-cell table:style-name="ce46"/>
          <table:table-cell table:style-name="ce47"/>
          <table:table-cell table:style-name="ce46"/>
          <table:table-cell table:style-name="ce37"/>
          <table:table-cell office:value-type="float" office:value="0" table:formula="of:=MIN([.C8];[.E8];[.G8];[.I8];[.K8];[.M8];[.O8];[.Q8];[.S8];[.U8];[.W8];[.Y8])" table:style-name="ce23">
            <text:p>0</text:p>
          </table:table-cell>
          <table:table-cell office:value-type="float" office:value="0" table:formula="of:=MAX([.C8];[.E8];[.G8];[.I8];[.K8];[.M8];[.O8];[.Q8];[.S8];[.U8];[.W8];[.Y8])" table:style-name="ce23">
            <text:p>0</text:p>
          </table:table-cell>
          <table:table-cell office:value-type="float" office:value="0" table:formula="of:=[.AC8]-[.AB8]" table:style-name="ce23">
            <text:p>0</text:p>
          </table:table-cell>
          <table:table-cell table:number-columns-repeated="16354" table:style-name="ce1"/>
        </table:table-row>
        <table:table-row table:style-name="ro5">
          <table:table-cell/>
          <table:table-cell office:value-type="string" table:style-name="ce56">
            <text:p>Measuring the value</text:p>
          </table:table-cell>
          <table:table-cell table:style-name="ce45"/>
          <table:table-cell table:style-name="ce46"/>
          <table:table-cell table:style-name="ce45"/>
          <table:table-cell table:style-name="ce46"/>
          <table:table-cell table:style-name="ce45"/>
          <table:table-cell table:style-name="ce46"/>
          <table:table-cell table:style-name="ce47"/>
          <table:table-cell table:style-name="ce46"/>
          <table:table-cell table:style-name="ce45"/>
          <table:table-cell table:style-name="ce46"/>
          <table:table-cell table:style-name="ce47"/>
          <table:table-cell table:style-name="ce46"/>
          <table:table-cell table:style-name="ce47"/>
          <table:table-cell table:style-name="ce46"/>
          <table:table-cell table:style-name="ce47"/>
          <table:table-cell table:style-name="ce46"/>
          <table:table-cell table:style-name="ce47"/>
          <table:table-cell table:style-name="ce46"/>
          <table:table-cell table:style-name="ce47"/>
          <table:table-cell table:style-name="ce46"/>
          <table:table-cell table:style-name="ce47"/>
          <table:table-cell table:style-name="ce46"/>
          <table:table-cell table:style-name="ce47"/>
          <table:table-cell table:style-name="ce46"/>
          <table:table-cell table:style-name="ce37"/>
          <table:table-cell office:value-type="float" office:value="0" table:formula="of:=MIN([.C9];[.E9];[.G9];[.I9];[.K9];[.M9];[.O9];[.Q9];[.S9];[.U9];[.W9];[.Y9])" table:style-name="ce23">
            <text:p>0</text:p>
          </table:table-cell>
          <table:table-cell office:value-type="float" office:value="0" table:formula="of:=MAX([.C9];[.E9];[.G9];[.I9];[.K9];[.M9];[.O9];[.Q9];[.S9];[.U9];[.W9];[.Y9])" table:style-name="ce23">
            <text:p>0</text:p>
          </table:table-cell>
          <table:table-cell office:value-type="float" office:value="0" table:formula="of:=[.AC9]-[.AB9]" table:style-name="ce23">
            <text:p>0</text:p>
          </table:table-cell>
          <table:table-cell table:number-columns-repeated="16354" table:style-name="ce1"/>
        </table:table-row>
        <table:table-row table:style-name="ro5">
          <table:table-cell/>
          <table:table-cell office:value-type="string" table:style-name="ce54">
            <text:p>Capturing &amp; reapplying knowledge</text:p>
          </table:table-cell>
          <table:table-cell table:style-name="ce45"/>
          <table:table-cell table:style-name="ce46"/>
          <table:table-cell table:style-name="ce45"/>
          <table:table-cell table:style-name="ce46"/>
          <table:table-cell table:style-name="ce45"/>
          <table:table-cell table:style-name="ce46"/>
          <table:table-cell table:style-name="ce47"/>
          <table:table-cell table:style-name="ce46"/>
          <table:table-cell table:style-name="ce45"/>
          <table:table-cell table:style-name="ce46"/>
          <table:table-cell table:style-name="ce47"/>
          <table:table-cell table:style-name="ce46"/>
          <table:table-cell table:style-name="ce47"/>
          <table:table-cell table:style-name="ce46"/>
          <table:table-cell table:style-name="ce50"/>
          <table:table-cell table:style-name="ce51"/>
          <table:table-cell table:style-name="ce50"/>
          <table:table-cell table:style-name="ce51"/>
          <table:table-cell table:style-name="ce50"/>
          <table:table-cell table:style-name="ce51"/>
          <table:table-cell table:style-name="ce50"/>
          <table:table-cell table:style-name="ce51"/>
          <table:table-cell table:style-name="ce50"/>
          <table:table-cell table:style-name="ce51"/>
          <table:table-cell table:style-name="ce8"/>
          <table:table-cell office:value-type="float" office:value="0" table:formula="of:=MIN([.C10];[.E10];[.G10];[.I10];[.K10];[.M10];[.O10];[.Q10];[.S10];[.U10];[.W10];[.Y10])" table:style-name="ce23">
            <text:p>0</text:p>
          </table:table-cell>
          <table:table-cell office:value-type="float" office:value="0" table:formula="of:=MAX([.C10];[.E10];[.G10];[.I10];[.K10];[.M10];[.O10];[.Q10];[.S10];[.U10];[.W10];[.Y10])" table:style-name="ce23">
            <text:p>0</text:p>
          </table:table-cell>
          <table:table-cell office:value-type="float" office:value="0" table:formula="of:=[.AC10]-[.AB10]" table:style-name="ce23">
            <text:p>0</text:p>
          </table:table-cell>
          <table:table-cell table:number-columns-repeated="4" table:style-name="ce1"/>
          <table:table-cell table:style-name="ce1">
            <office:annotation draw:style-name="a1" svg:x="16.5104166666667in" svg:y="1.55208333333333in" svg:width="2.59375in" svg:height="0.510416666666667in">
              <dc:creator>Geoff Parcell</dc:creator>
              <text:p><text:span text:style-name="T2">Geoff Parcell:</text:span><text:span text:style-name="T1"/></text:p>
              <text:p><text:span text:style-name="T1">Finished? Now have a look at Group 1 sheet to see <text:s/>the completed river diagram</text:span></text:p>
            </office:annotation>
          </table:table-cell>
          <table:table-cell table:number-columns-repeated="16349"/>
        </table:table-row>
        <table:table-row table:style-name="ro5">
          <table:table-cell/>
          <table:table-cell office:value-type="string" table:style-name="ce56">
            <text:p>Innovation</text:p>
          </table:table-cell>
          <table:table-cell table:style-name="ce45"/>
          <table:table-cell table:style-name="ce46"/>
          <table:table-cell table:style-name="ce45"/>
          <table:table-cell table:style-name="ce46"/>
          <table:table-cell table:style-name="ce45"/>
          <table:table-cell table:style-name="ce46"/>
          <table:table-cell table:style-name="ce47"/>
          <table:table-cell table:style-name="ce46"/>
          <table:table-cell table:style-name="ce45"/>
          <table:table-cell table:style-name="ce46"/>
          <table:table-cell table:style-name="ce47"/>
          <table:table-cell table:style-name="ce46"/>
          <table:table-cell table:style-name="ce47"/>
          <table:table-cell table:style-name="ce46"/>
          <table:table-cell table:style-name="ce50"/>
          <table:table-cell table:style-name="ce51"/>
          <table:table-cell table:style-name="ce50"/>
          <table:table-cell table:style-name="ce51"/>
          <table:table-cell table:style-name="ce50"/>
          <table:table-cell table:style-name="ce51"/>
          <table:table-cell table:style-name="ce50"/>
          <table:table-cell table:style-name="ce51"/>
          <table:table-cell table:style-name="ce50"/>
          <table:table-cell table:style-name="ce51"/>
          <table:table-cell table:style-name="ce8"/>
          <table:table-cell office:value-type="float" office:value="0" table:formula="of:=MIN([.C11];[.E11];[.G11];[.I11];[.K11];[.M11];[.O11];[.Q11];[.S11];[.U11];[.W11];[.Y11])" table:style-name="ce23">
            <text:p>0</text:p>
          </table:table-cell>
          <table:table-cell office:value-type="float" office:value="0" table:formula="of:=MAX([.C11];[.E11];[.G11];[.I11];[.K11];[.M11];[.O11];[.Q11];[.S11];[.U11];[.W11];[.Y11])" table:style-name="ce23">
            <text:p>0</text:p>
          </table:table-cell>
          <table:table-cell office:value-type="float" office:value="0" table:formula="of:=[.AC11]-[.AB11]" table:style-name="ce23">
            <text:p>0</text:p>
          </table:table-cell>
          <table:table-cell table:number-columns-repeated="16354" table:style-name="ce1"/>
        </table:table-row>
        <table:table-row table:style-name="ro5">
          <table:table-cell/>
          <table:table-cell office:value-type="string" table:style-name="ce54">
            <text:p>Implementing efficiencies in our working practices</text:p>
          </table:table-cell>
          <table:table-cell table:style-name="ce45"/>
          <table:table-cell table:style-name="ce46"/>
          <table:table-cell table:style-name="ce45"/>
          <table:table-cell table:style-name="ce46"/>
          <table:table-cell table:style-name="ce45"/>
          <table:table-cell table:style-name="ce46"/>
          <table:table-cell table:style-name="ce47"/>
          <table:table-cell table:style-name="ce46"/>
          <table:table-cell table:style-name="ce45"/>
          <table:table-cell table:style-name="ce46"/>
          <table:table-cell table:style-name="ce47"/>
          <table:table-cell table:style-name="ce46"/>
          <table:table-cell table:style-name="ce47"/>
          <table:table-cell table:style-name="ce46"/>
          <table:table-cell table:style-name="ce52"/>
          <table:table-cell table:style-name="ce53"/>
          <table:table-cell table:style-name="ce52"/>
          <table:table-cell table:style-name="ce53"/>
          <table:table-cell table:style-name="ce52"/>
          <table:table-cell table:style-name="ce53"/>
          <table:table-cell table:style-name="ce52"/>
          <table:table-cell table:style-name="ce53"/>
          <table:table-cell table:style-name="ce52"/>
          <table:table-cell table:style-name="ce53"/>
          <table:table-cell table:style-name="ce8"/>
          <table:table-cell office:value-type="float" office:value="0" table:formula="of:=MIN([.C12];[.E12];[.G12];[.I12];[.K12];[.M12];[.O12];[.Q12];[.S12];[.U12];[.W12];[.Y12])" table:style-name="ce23">
            <text:p>0</text:p>
          </table:table-cell>
          <table:table-cell office:value-type="float" office:value="0" table:formula="of:=MAX([.C12];[.E12];[.G12];[.I12];[.K12];[.M12];[.O12];[.Q12];[.S12];[.U12];[.W12];[.Y12])" table:style-name="ce23">
            <text:p>0</text:p>
          </table:table-cell>
          <table:table-cell office:value-type="float" office:value="0" table:formula="of:=[.AC12]-[.AB12]" table:style-name="ce23">
            <text:p>0</text:p>
          </table:table-cell>
          <table:table-cell table:number-columns-repeated="16354" table:style-name="ce1"/>
        </table:table-row>
        <table:table-row table:style-name="ro6">
          <table:table-cell/>
          <table:table-cell office:value-type="string" table:style-name="ce31">
            <text:p>Target Score</text:p>
          </table:table-cell>
          <table:table-cell table:number-columns-repeated="25" table:style-name="ce8"/>
          <table:table-cell table:number-columns-repeated="3" table:style-name="ce23"/>
          <table:table-cell table:number-columns-repeated="16354" table:style-name="ce1"/>
        </table:table-row>
        <table:table-row table:style-name="ro7">
          <table:table-cell/>
          <table:table-cell table:style-name="ce31"/>
          <table:table-cell table:number-columns-repeated="25" table:style-name="ce8"/>
          <table:table-cell table:number-columns-repeated="3" table:style-name="ce23"/>
          <table:table-cell table:number-columns-repeated="16354" table:style-name="ce1"/>
        </table:table-row>
        <table:table-row table:number-rows-repeated="2" table:style-name="ro6">
          <table:table-cell/>
          <table:table-cell table:style-name="ce31"/>
          <table:table-cell table:number-columns-repeated="25" table:style-name="ce8"/>
          <table:table-cell table:number-columns-repeated="3" table:style-name="ce23"/>
          <table:table-cell table:number-columns-repeated="16354" table:style-name="ce1"/>
        </table:table-row>
        <table:table-row table:style-name="ro6">
          <table:table-cell/>
          <table:table-cell table:style-name="ce31"/>
          <table:table-cell table:style-name="ce1"/>
          <table:table-cell table:number-columns-repeated="24" table:style-name="ce8"/>
          <table:table-cell table:number-columns-repeated="16357"/>
        </table:table-row>
        <table:table-row table:style-name="ro8">
          <table:table-cell/>
          <table:table-cell office:value-type="string" table:style-name="ce10">
            <office:annotation draw:style-name="a2" svg:x="2.32291666666667in" svg:y="3.11458333333333in" svg:width="1.125in" svg:height="0.572916666666667in">
              <dc:creator>Geoff Parcell</dc:creator>
              <text:p><text:span text:style-name="T2">Geoff Parcell:</text:span><text:span text:style-name="T1"/></text:p>
              <text:p><text:span text:style-name="T1">This table is protected and calculates the gap between target and current for you.</text:span></text:p>
            </office:annotation>
            <text:p>This table calculates the gap</text:p>
          </table:table-cell>
          <table:table-cell office:value-type="float" office:value="0" table:formula="of:=[.C3]" table:number-columns-spanned="2" table:number-rows-spanned="1" table:style-name="ce64">
            <text:p>0</text:p>
          </table:table-cell>
          <table:covered-table-cell/>
          <table:table-cell office:value-type="float" office:value="0" table:formula="of:=[.E3]" table:number-columns-spanned="2" table:number-rows-spanned="1" table:style-name="ce64">
            <text:p>0</text:p>
          </table:table-cell>
          <table:covered-table-cell/>
          <table:table-cell office:value-type="float" office:value="0" table:formula="of:=[.G3]" table:number-columns-spanned="2" table:number-rows-spanned="1" table:style-name="ce64">
            <text:p>0</text:p>
          </table:table-cell>
          <table:covered-table-cell/>
          <table:table-cell office:value-type="float" office:value="0" table:formula="of:=[.I3]" table:number-columns-spanned="2" table:number-rows-spanned="1" table:style-name="ce64">
            <text:p>0</text:p>
          </table:table-cell>
          <table:covered-table-cell/>
          <table:table-cell office:value-type="float" office:value="0" table:formula="of:=[.K3]" table:number-columns-spanned="2" table:number-rows-spanned="1" table:style-name="ce64">
            <text:p>0</text:p>
          </table:table-cell>
          <table:covered-table-cell/>
          <table:table-cell office:value-type="float" office:value="0" table:formula="of:=[.M3]" table:number-columns-spanned="2" table:number-rows-spanned="1" table:style-name="ce64">
            <text:p>0</text:p>
          </table:table-cell>
          <table:covered-table-cell/>
          <table:table-cell office:value-type="float" office:value="0" table:formula="of:=[.O3]" table:number-columns-spanned="2" table:number-rows-spanned="1" table:style-name="ce64">
            <text:p>0</text:p>
          </table:table-cell>
          <table:covered-table-cell/>
          <table:table-cell office:value-type="float" office:value="0" table:formula="of:=[.Q3]" table:number-columns-spanned="2" table:number-rows-spanned="1" table:style-name="ce64">
            <text:p>0</text:p>
          </table:table-cell>
          <table:covered-table-cell/>
          <table:table-cell office:value-type="float" office:value="0" table:formula="of:=[.S3]" table:number-columns-spanned="2" table:number-rows-spanned="1" table:style-name="ce64">
            <text:p>0</text:p>
          </table:table-cell>
          <table:covered-table-cell/>
          <table:table-cell office:value-type="float" office:value="0" table:formula="of:=[.U3]" table:number-columns-spanned="2" table:number-rows-spanned="1" table:style-name="ce64">
            <text:p>0</text:p>
          </table:table-cell>
          <table:covered-table-cell/>
          <table:table-cell office:value-type="float" office:value="0" table:formula="of:=[.W3]" table:number-columns-spanned="2" table:number-rows-spanned="1" table:style-name="ce64">
            <text:p>0</text:p>
          </table:table-cell>
          <table:covered-table-cell/>
          <table:table-cell office:value-type="float" office:value="0" table:formula="of:=[.Y3]" table:number-columns-spanned="2" table:number-rows-spanned="1" table:style-name="ce64">
            <text:p>0</text:p>
          </table:table-cell>
          <table:covered-table-cell/>
          <table:table-cell table:style-name="ce40"/>
          <table:table-cell table:number-columns-repeated="16357"/>
        </table:table-row>
        <table:table-row table:style-name="ro8">
          <table:table-cell/>
          <table:table-cell table:style-name="ce1"/>
          <table:table-cell office:value-type="string" table:style-name="ce28">
            <text:p>Level</text:p>
          </table:table-cell>
          <table:table-cell office:value-type="string" table:style-name="ce28">
            <text:p>Gap</text:p>
          </table:table-cell>
          <table:table-cell office:value-type="string" table:style-name="ce28">
            <text:p>Level</text:p>
          </table:table-cell>
          <table:table-cell office:value-type="string" table:style-name="ce28">
            <text:p>Gap</text:p>
          </table:table-cell>
          <table:table-cell office:value-type="string" table:style-name="ce28">
            <text:p>Level</text:p>
          </table:table-cell>
          <table:table-cell office:value-type="string" table:style-name="ce28">
            <text:p>Gap</text:p>
          </table:table-cell>
          <table:table-cell office:value-type="string" table:style-name="ce28">
            <text:p>Level</text:p>
          </table:table-cell>
          <table:table-cell office:value-type="string" table:style-name="ce28">
            <text:p>Gap</text:p>
          </table:table-cell>
          <table:table-cell office:value-type="string" table:style-name="ce28">
            <text:p>Level</text:p>
          </table:table-cell>
          <table:table-cell office:value-type="string" table:style-name="ce28">
            <text:p>Gap</text:p>
          </table:table-cell>
          <table:table-cell office:value-type="string" table:style-name="ce28">
            <text:p>Level</text:p>
          </table:table-cell>
          <table:table-cell office:value-type="string" table:style-name="ce28">
            <text:p>Gap</text:p>
          </table:table-cell>
          <table:table-cell office:value-type="string" table:style-name="ce28">
            <text:p>Level</text:p>
          </table:table-cell>
          <table:table-cell office:value-type="string" table:style-name="ce28">
            <text:p>Gap</text:p>
          </table:table-cell>
          <table:table-cell office:value-type="string" table:style-name="ce28">
            <text:p>Level</text:p>
          </table:table-cell>
          <table:table-cell office:value-type="string" table:style-name="ce28">
            <text:p>Gap</text:p>
          </table:table-cell>
          <table:table-cell office:value-type="string" table:style-name="ce28">
            <text:p>Level</text:p>
          </table:table-cell>
          <table:table-cell office:value-type="string" table:style-name="ce28">
            <text:p>Gap</text:p>
          </table:table-cell>
          <table:table-cell office:value-type="string" table:style-name="ce28">
            <text:p>Level</text:p>
          </table:table-cell>
          <table:table-cell office:value-type="string" table:style-name="ce28">
            <text:p>Gap</text:p>
          </table:table-cell>
          <table:table-cell office:value-type="string" table:style-name="ce28">
            <text:p>Level</text:p>
          </table:table-cell>
          <table:table-cell office:value-type="string" table:style-name="ce28">
            <text:p>Gap</text:p>
          </table:table-cell>
          <table:table-cell office:value-type="string" table:style-name="ce28">
            <text:p>Level</text:p>
          </table:table-cell>
          <table:table-cell office:value-type="string" table:style-name="ce28">
            <text:p>Gap</text:p>
          </table:table-cell>
          <table:table-cell table:style-name="ce40"/>
          <table:table-cell table:number-columns-repeated="16357"/>
        </table:table-row>
        <table:table-row table:style-name="ro8">
          <table:table-cell/>
          <table:table-cell office:value-type="string" office:string-value="Taking a strategic approach" table:formula="of:=[.B5]" table:style-name="ce27">
            <text:p>Taking a strategic approach</text:p>
          </table:table-cell>
          <table:table-cell office:value-type="float" office:value="0" table:formula="of:=[.C5]" table:style-name="ce29">
            <text:p>0</text:p>
          </table:table-cell>
          <table:table-cell office:value-type="float" office:value="0" table:formula="of:=[.D5]-[.C5]" table:style-name="ce32">
            <text:p>0</text:p>
          </table:table-cell>
          <table:table-cell office:value-type="float" office:value="0" table:formula="of:=[.E5]" table:style-name="ce29">
            <text:p>0</text:p>
          </table:table-cell>
          <table:table-cell office:value-type="float" office:value="0" table:formula="of:=[.F5]-[.E5]" table:style-name="ce32">
            <text:p>0</text:p>
          </table:table-cell>
          <table:table-cell office:value-type="float" office:value="0" table:formula="of:=[.G5]" table:style-name="ce29">
            <text:p>0</text:p>
          </table:table-cell>
          <table:table-cell office:value-type="float" office:value="0" table:formula="of:=[.H5]-[.G5]" table:style-name="ce32">
            <text:p>0</text:p>
          </table:table-cell>
          <table:table-cell office:value-type="float" office:value="0" table:formula="of:=[.I5]" table:style-name="ce29">
            <text:p>0</text:p>
          </table:table-cell>
          <table:table-cell office:value-type="float" office:value="0" table:formula="of:=[.J5]-[.I5]" table:style-name="ce32">
            <text:p>0</text:p>
          </table:table-cell>
          <table:table-cell office:value-type="float" office:value="0" table:formula="of:=[.K5]" table:style-name="ce29">
            <text:p>0</text:p>
          </table:table-cell>
          <table:table-cell office:value-type="float" office:value="0" table:formula="of:=[.L5]-[.K5]" table:style-name="ce32">
            <text:p>0</text:p>
          </table:table-cell>
          <table:table-cell office:value-type="float" office:value="0" table:formula="of:=[.M5]" table:style-name="ce29">
            <text:p>0</text:p>
          </table:table-cell>
          <table:table-cell office:value-type="float" office:value="0" table:formula="of:=[.N5]-[.M5]" table:style-name="ce32">
            <text:p>0</text:p>
          </table:table-cell>
          <table:table-cell office:value-type="float" office:value="0" table:formula="of:=[.O5]" table:style-name="ce29">
            <text:p>0</text:p>
          </table:table-cell>
          <table:table-cell office:value-type="float" office:value="0" table:formula="of:=[.P5]-[.O5]" table:style-name="ce32">
            <text:p>0</text:p>
          </table:table-cell>
          <table:table-cell office:value-type="float" office:value="0" table:formula="of:=[.Q5]" table:style-name="ce29">
            <text:p>0</text:p>
          </table:table-cell>
          <table:table-cell office:value-type="float" office:value="0" table:formula="of:=[.R5]-[.Q5]" table:style-name="ce32">
            <text:p>0</text:p>
          </table:table-cell>
          <table:table-cell office:value-type="float" office:value="0" table:formula="of:=[.S5]" table:style-name="ce29">
            <text:p>0</text:p>
          </table:table-cell>
          <table:table-cell office:value-type="float" office:value="0" table:formula="of:=[.T5]-[.S5]" table:style-name="ce32">
            <text:p>0</text:p>
          </table:table-cell>
          <table:table-cell office:value-type="float" office:value="0" table:formula="of:=[.U5]" table:style-name="ce29">
            <text:p>0</text:p>
          </table:table-cell>
          <table:table-cell office:value-type="float" office:value="0" table:formula="of:=[.V5]-[.U5]" table:style-name="ce32">
            <text:p>0</text:p>
          </table:table-cell>
          <table:table-cell office:value-type="float" office:value="0" table:formula="of:=[.W5]" table:style-name="ce29">
            <text:p>0</text:p>
          </table:table-cell>
          <table:table-cell office:value-type="float" office:value="0" table:formula="of:=[.X5]-[.W5]" table:style-name="ce32">
            <text:p>0</text:p>
          </table:table-cell>
          <table:table-cell office:value-type="float" office:value="0" table:formula="of:=[.Y5]" table:style-name="ce29">
            <text:p>0</text:p>
          </table:table-cell>
          <table:table-cell office:value-type="float" office:value="0" table:formula="of:=[.Z5]-[.Y5]" table:style-name="ce32">
            <text:p>0</text:p>
          </table:table-cell>
          <table:table-cell table:style-name="ce38"/>
          <table:table-cell table:number-columns-repeated="16357"/>
        </table:table-row>
        <table:table-row table:style-name="ro8">
          <table:table-cell/>
          <table:table-cell office:value-type="string" office:string-value="Leadership " table:formula="of:=[.B6]" table:style-name="ce27">
            <text:p>Leadership<text:s/></text:p>
          </table:table-cell>
          <table:table-cell office:value-type="float" office:value="0" table:formula="of:=[.C6]" table:style-name="ce30">
            <text:p>0</text:p>
          </table:table-cell>
          <table:table-cell office:value-type="float" office:value="0" table:formula="of:=[.D6]-[.C6]" table:style-name="ce33">
            <text:p>0</text:p>
          </table:table-cell>
          <table:table-cell office:value-type="float" office:value="0" table:formula="of:=[.E6]" table:style-name="ce30">
            <text:p>0</text:p>
          </table:table-cell>
          <table:table-cell office:value-type="float" office:value="0" table:formula="of:=[.F6]-[.E6]" table:style-name="ce33">
            <text:p>0</text:p>
          </table:table-cell>
          <table:table-cell office:value-type="float" office:value="0" table:formula="of:=[.G6]" table:style-name="ce30">
            <text:p>0</text:p>
          </table:table-cell>
          <table:table-cell office:value-type="float" office:value="0" table:formula="of:=[.H6]-[.G6]" table:style-name="ce33">
            <text:p>0</text:p>
          </table:table-cell>
          <table:table-cell office:value-type="float" office:value="0" table:formula="of:=[.I6]" table:style-name="ce30">
            <text:p>0</text:p>
          </table:table-cell>
          <table:table-cell office:value-type="float" office:value="0" table:formula="of:=[.J6]-[.I6]" table:style-name="ce33">
            <text:p>0</text:p>
          </table:table-cell>
          <table:table-cell office:value-type="float" office:value="0" table:formula="of:=[.K6]" table:style-name="ce30">
            <text:p>0</text:p>
          </table:table-cell>
          <table:table-cell office:value-type="float" office:value="0" table:formula="of:=[.L6]-[.K6]" table:style-name="ce33">
            <text:p>0</text:p>
          </table:table-cell>
          <table:table-cell office:value-type="float" office:value="0" table:formula="of:=[.M6]" table:style-name="ce30">
            <text:p>0</text:p>
          </table:table-cell>
          <table:table-cell office:value-type="float" office:value="0" table:formula="of:=[.N6]-[.M6]" table:style-name="ce33">
            <text:p>0</text:p>
          </table:table-cell>
          <table:table-cell office:value-type="float" office:value="0" table:formula="of:=[.O6]" table:style-name="ce30">
            <text:p>0</text:p>
          </table:table-cell>
          <table:table-cell office:value-type="float" office:value="0" table:formula="of:=[.P6]-[.O6]" table:style-name="ce33">
            <text:p>0</text:p>
          </table:table-cell>
          <table:table-cell office:value-type="float" office:value="0" table:formula="of:=[.Q6]" table:style-name="ce30">
            <text:p>0</text:p>
          </table:table-cell>
          <table:table-cell office:value-type="float" office:value="0" table:formula="of:=[.R6]-[.Q6]" table:style-name="ce33">
            <text:p>0</text:p>
          </table:table-cell>
          <table:table-cell office:value-type="float" office:value="0" table:formula="of:=[.S6]" table:style-name="ce30">
            <text:p>0</text:p>
          </table:table-cell>
          <table:table-cell office:value-type="float" office:value="0" table:formula="of:=[.T6]-[.S6]" table:style-name="ce33">
            <text:p>0</text:p>
          </table:table-cell>
          <table:table-cell office:value-type="float" office:value="0" table:formula="of:=[.U6]" table:style-name="ce30">
            <text:p>0</text:p>
          </table:table-cell>
          <table:table-cell office:value-type="float" office:value="0" table:formula="of:=[.V6]-[.U6]" table:style-name="ce33">
            <text:p>0</text:p>
          </table:table-cell>
          <table:table-cell office:value-type="float" office:value="0" table:formula="of:=[.W6]" table:style-name="ce30">
            <text:p>0</text:p>
          </table:table-cell>
          <table:table-cell office:value-type="float" office:value="0" table:formula="of:=[.X6]-[.W6]" table:style-name="ce33">
            <text:p>0</text:p>
          </table:table-cell>
          <table:table-cell office:value-type="float" office:value="0" table:formula="of:=[.Y6]" table:style-name="ce30">
            <text:p>0</text:p>
          </table:table-cell>
          <table:table-cell office:value-type="float" office:value="0" table:formula="of:=[.Z6]-[.Y6]" table:style-name="ce33">
            <text:p>0</text:p>
          </table:table-cell>
          <table:table-cell table:style-name="ce38"/>
          <table:table-cell table:number-columns-repeated="16357"/>
        </table:table-row>
        <table:table-row table:style-name="ro8">
          <table:table-cell/>
          <table:table-cell office:value-type="string" office:string-value="Building a learning organisation" table:formula="of:=[.B7]" table:style-name="ce27">
            <text:p>Building a learning organisation</text:p>
          </table:table-cell>
          <table:table-cell office:value-type="float" office:value="0" table:formula="of:=[.C7]" table:style-name="ce30">
            <text:p>0</text:p>
          </table:table-cell>
          <table:table-cell office:value-type="float" office:value="0" table:formula="of:=[.D7]-[.C7]" table:style-name="ce33">
            <text:p>0</text:p>
          </table:table-cell>
          <table:table-cell office:value-type="float" office:value="0" table:formula="of:=[.E7]" table:style-name="ce30">
            <text:p>0</text:p>
          </table:table-cell>
          <table:table-cell office:value-type="float" office:value="0" table:formula="of:=[.F7]-[.E7]" table:style-name="ce33">
            <text:p>0</text:p>
          </table:table-cell>
          <table:table-cell office:value-type="float" office:value="0" table:formula="of:=[.G7]" table:style-name="ce30">
            <text:p>0</text:p>
          </table:table-cell>
          <table:table-cell office:value-type="float" office:value="0" table:formula="of:=[.H7]-[.G7]" table:style-name="ce33">
            <text:p>0</text:p>
          </table:table-cell>
          <table:table-cell office:value-type="float" office:value="0" table:formula="of:=[.I7]" table:style-name="ce30">
            <text:p>0</text:p>
          </table:table-cell>
          <table:table-cell office:value-type="float" office:value="0" table:formula="of:=[.J7]-[.I7]" table:style-name="ce33">
            <text:p>0</text:p>
          </table:table-cell>
          <table:table-cell office:value-type="float" office:value="0" table:formula="of:=[.K7]" table:style-name="ce30">
            <text:p>0</text:p>
          </table:table-cell>
          <table:table-cell office:value-type="float" office:value="0" table:formula="of:=[.L7]-[.K7]" table:style-name="ce33">
            <text:p>0</text:p>
          </table:table-cell>
          <table:table-cell office:value-type="float" office:value="0" table:formula="of:=[.M7]" table:style-name="ce30">
            <text:p>0</text:p>
          </table:table-cell>
          <table:table-cell office:value-type="float" office:value="0" table:formula="of:=[.N7]-[.M7]" table:style-name="ce33">
            <text:p>0</text:p>
          </table:table-cell>
          <table:table-cell office:value-type="float" office:value="0" table:formula="of:=[.O7]" table:style-name="ce30">
            <text:p>0</text:p>
          </table:table-cell>
          <table:table-cell office:value-type="float" office:value="0" table:formula="of:=[.P7]-[.O7]" table:style-name="ce33">
            <text:p>0</text:p>
          </table:table-cell>
          <table:table-cell office:value-type="float" office:value="0" table:formula="of:=[.Q7]" table:style-name="ce30">
            <text:p>0</text:p>
          </table:table-cell>
          <table:table-cell office:value-type="float" office:value="0" table:formula="of:=[.R7]-[.Q7]" table:style-name="ce33">
            <text:p>0</text:p>
          </table:table-cell>
          <table:table-cell office:value-type="float" office:value="0" table:formula="of:=[.S7]" table:style-name="ce30">
            <text:p>0</text:p>
          </table:table-cell>
          <table:table-cell office:value-type="float" office:value="0" table:formula="of:=[.T7]-[.S7]" table:style-name="ce33">
            <text:p>0</text:p>
          </table:table-cell>
          <table:table-cell office:value-type="float" office:value="0" table:formula="of:=[.U7]" table:style-name="ce30">
            <text:p>0</text:p>
          </table:table-cell>
          <table:table-cell office:value-type="float" office:value="0" table:formula="of:=[.V7]-[.U7]" table:style-name="ce33">
            <text:p>0</text:p>
          </table:table-cell>
          <table:table-cell office:value-type="float" office:value="0" table:formula="of:=[.W7]" table:style-name="ce30">
            <text:p>0</text:p>
          </table:table-cell>
          <table:table-cell office:value-type="float" office:value="0" table:formula="of:=[.X7]-[.W7]" table:style-name="ce33">
            <text:p>0</text:p>
          </table:table-cell>
          <table:table-cell office:value-type="float" office:value="0" table:formula="of:=[.Y7]" table:style-name="ce30">
            <text:p>0</text:p>
          </table:table-cell>
          <table:table-cell office:value-type="float" office:value="0" table:formula="of:=[.Z7]-[.Y7]" table:style-name="ce33">
            <text:p>0</text:p>
          </table:table-cell>
          <table:table-cell table:style-name="ce38"/>
          <table:table-cell table:number-columns-repeated="16357"/>
        </table:table-row>
        <table:table-row table:style-name="ro8">
          <table:table-cell/>
          <table:table-cell office:value-type="string" office:string-value="Networking" table:formula="of:=[.B8]" table:style-name="ce27">
            <text:p>Networking</text:p>
          </table:table-cell>
          <table:table-cell office:value-type="float" office:value="0" table:formula="of:=[.C8]" table:style-name="ce30">
            <text:p>0</text:p>
          </table:table-cell>
          <table:table-cell office:value-type="float" office:value="0" table:formula="of:=[.D8]-[.C8]" table:style-name="ce33">
            <text:p>0</text:p>
          </table:table-cell>
          <table:table-cell office:value-type="float" office:value="0" table:formula="of:=[.E8]" table:style-name="ce30">
            <text:p>0</text:p>
          </table:table-cell>
          <table:table-cell office:value-type="float" office:value="0" table:formula="of:=[.F8]-[.E8]" table:style-name="ce33">
            <text:p>0</text:p>
          </table:table-cell>
          <table:table-cell office:value-type="float" office:value="0" table:formula="of:=[.G8]" table:style-name="ce30">
            <text:p>0</text:p>
          </table:table-cell>
          <table:table-cell office:value-type="float" office:value="0" table:formula="of:=[.H8]-[.G8]" table:style-name="ce33">
            <text:p>0</text:p>
          </table:table-cell>
          <table:table-cell office:value-type="float" office:value="0" table:formula="of:=[.I8]" table:style-name="ce30">
            <text:p>0</text:p>
          </table:table-cell>
          <table:table-cell office:value-type="float" office:value="0" table:formula="of:=[.J8]-[.I8]" table:style-name="ce33">
            <text:p>0</text:p>
          </table:table-cell>
          <table:table-cell office:value-type="float" office:value="0" table:formula="of:=[.K8]" table:style-name="ce30">
            <text:p>0</text:p>
          </table:table-cell>
          <table:table-cell office:value-type="float" office:value="0" table:formula="of:=[.L8]-[.K8]" table:style-name="ce33">
            <text:p>0</text:p>
          </table:table-cell>
          <table:table-cell office:value-type="float" office:value="0" table:formula="of:=[.M8]" table:style-name="ce30">
            <text:p>0</text:p>
          </table:table-cell>
          <table:table-cell office:value-type="float" office:value="0" table:formula="of:=[.N8]-[.M8]" table:style-name="ce33">
            <text:p>0</text:p>
          </table:table-cell>
          <table:table-cell office:value-type="float" office:value="0" table:formula="of:=[.O8]" table:style-name="ce30">
            <text:p>0</text:p>
          </table:table-cell>
          <table:table-cell office:value-type="float" office:value="0" table:formula="of:=[.P8]-[.O8]" table:style-name="ce33">
            <text:p>0</text:p>
          </table:table-cell>
          <table:table-cell office:value-type="float" office:value="0" table:formula="of:=[.Q8]" table:style-name="ce30">
            <text:p>0</text:p>
          </table:table-cell>
          <table:table-cell office:value-type="float" office:value="0" table:formula="of:=[.R8]-[.Q8]" table:style-name="ce33">
            <text:p>0</text:p>
          </table:table-cell>
          <table:table-cell office:value-type="float" office:value="0" table:formula="of:=[.S8]" table:style-name="ce30">
            <text:p>0</text:p>
          </table:table-cell>
          <table:table-cell office:value-type="float" office:value="0" table:formula="of:=[.T8]-[.S8]" table:style-name="ce33">
            <text:p>0</text:p>
          </table:table-cell>
          <table:table-cell office:value-type="float" office:value="0" table:formula="of:=[.U8]" table:style-name="ce30">
            <text:p>0</text:p>
          </table:table-cell>
          <table:table-cell office:value-type="float" office:value="0" table:formula="of:=[.V8]-[.U8]" table:style-name="ce33">
            <text:p>0</text:p>
          </table:table-cell>
          <table:table-cell office:value-type="float" office:value="0" table:formula="of:=[.W8]" table:style-name="ce30">
            <text:p>0</text:p>
          </table:table-cell>
          <table:table-cell office:value-type="float" office:value="0" table:formula="of:=[.X8]-[.W8]" table:style-name="ce33">
            <text:p>0</text:p>
          </table:table-cell>
          <table:table-cell office:value-type="float" office:value="0" table:formula="of:=[.Y8]" table:style-name="ce30">
            <text:p>0</text:p>
          </table:table-cell>
          <table:table-cell office:value-type="float" office:value="0" table:formula="of:=[.Z8]-[.Y8]" table:style-name="ce33">
            <text:p>0</text:p>
          </table:table-cell>
          <table:table-cell table:style-name="ce38"/>
          <table:table-cell table:number-columns-repeated="16357"/>
        </table:table-row>
        <table:table-row table:style-name="ro8">
          <table:table-cell/>
          <table:table-cell office:value-type="string" office:string-value="Measuring the value" table:formula="of:=[.B9]" table:style-name="ce27">
            <text:p>Measuring the value</text:p>
          </table:table-cell>
          <table:table-cell office:value-type="float" office:value="0" table:formula="of:=[.C9]" table:style-name="ce30">
            <text:p>0</text:p>
          </table:table-cell>
          <table:table-cell office:value-type="float" office:value="0" table:formula="of:=[.D9]-[.C9]" table:style-name="ce33">
            <text:p>0</text:p>
          </table:table-cell>
          <table:table-cell office:value-type="float" office:value="0" table:formula="of:=[.E9]" table:style-name="ce30">
            <text:p>0</text:p>
          </table:table-cell>
          <table:table-cell office:value-type="float" office:value="0" table:formula="of:=[.F9]-[.E9]" table:style-name="ce33">
            <text:p>0</text:p>
          </table:table-cell>
          <table:table-cell office:value-type="float" office:value="0" table:formula="of:=[.G9]" table:style-name="ce30">
            <text:p>0</text:p>
          </table:table-cell>
          <table:table-cell office:value-type="float" office:value="0" table:formula="of:=[.H9]-[.G9]" table:style-name="ce33">
            <text:p>0</text:p>
          </table:table-cell>
          <table:table-cell office:value-type="float" office:value="0" table:formula="of:=[.I9]" table:style-name="ce30">
            <text:p>0</text:p>
          </table:table-cell>
          <table:table-cell office:value-type="float" office:value="0" table:formula="of:=[.J9]-[.I9]" table:style-name="ce33">
            <text:p>0</text:p>
          </table:table-cell>
          <table:table-cell office:value-type="float" office:value="0" table:formula="of:=[.K9]" table:style-name="ce30">
            <text:p>0</text:p>
          </table:table-cell>
          <table:table-cell office:value-type="float" office:value="0" table:formula="of:=[.L9]-[.K9]" table:style-name="ce33">
            <text:p>0</text:p>
          </table:table-cell>
          <table:table-cell office:value-type="float" office:value="0" table:formula="of:=[.M9]" table:style-name="ce30">
            <text:p>0</text:p>
          </table:table-cell>
          <table:table-cell office:value-type="float" office:value="0" table:formula="of:=[.N9]-[.M9]" table:style-name="ce33">
            <text:p>0</text:p>
          </table:table-cell>
          <table:table-cell office:value-type="float" office:value="0" table:formula="of:=[.O9]" table:style-name="ce30">
            <text:p>0</text:p>
          </table:table-cell>
          <table:table-cell office:value-type="float" office:value="0" table:formula="of:=[.P9]-[.O9]" table:style-name="ce33">
            <text:p>0</text:p>
          </table:table-cell>
          <table:table-cell office:value-type="float" office:value="0" table:formula="of:=[.Q9]" table:style-name="ce30">
            <text:p>0</text:p>
          </table:table-cell>
          <table:table-cell office:value-type="float" office:value="0" table:formula="of:=[.R9]-[.Q9]" table:style-name="ce33">
            <text:p>0</text:p>
          </table:table-cell>
          <table:table-cell office:value-type="float" office:value="0" table:formula="of:=[.S9]" table:style-name="ce30">
            <text:p>0</text:p>
          </table:table-cell>
          <table:table-cell office:value-type="float" office:value="0" table:formula="of:=[.T9]-[.S9]" table:style-name="ce33">
            <text:p>0</text:p>
          </table:table-cell>
          <table:table-cell office:value-type="float" office:value="0" table:formula="of:=[.U9]" table:style-name="ce30">
            <text:p>0</text:p>
          </table:table-cell>
          <table:table-cell office:value-type="float" office:value="0" table:formula="of:=[.V9]-[.U9]" table:style-name="ce33">
            <text:p>0</text:p>
          </table:table-cell>
          <table:table-cell office:value-type="float" office:value="0" table:formula="of:=[.W9]" table:style-name="ce30">
            <text:p>0</text:p>
          </table:table-cell>
          <table:table-cell office:value-type="float" office:value="0" table:formula="of:=[.X9]-[.W9]" table:style-name="ce33">
            <text:p>0</text:p>
          </table:table-cell>
          <table:table-cell office:value-type="float" office:value="0" table:formula="of:=[.Y9]" table:style-name="ce30">
            <text:p>0</text:p>
          </table:table-cell>
          <table:table-cell office:value-type="float" office:value="0" table:formula="of:=[.Z9]-[.Y9]" table:style-name="ce33">
            <text:p>0</text:p>
          </table:table-cell>
          <table:table-cell table:style-name="ce38"/>
          <table:table-cell table:number-columns-repeated="16357"/>
        </table:table-row>
        <table:table-row table:style-name="ro8">
          <table:table-cell/>
          <table:table-cell office:value-type="string" office:string-value="Capturing &amp; reapplying knowledge" table:formula="of:=[.B10]" table:style-name="ce27">
            <text:p>Capturing &amp; reapplying knowledge</text:p>
          </table:table-cell>
          <table:table-cell office:value-type="float" office:value="0" table:formula="of:=[.C10]" table:style-name="ce30">
            <text:p>0</text:p>
          </table:table-cell>
          <table:table-cell office:value-type="float" office:value="0" table:formula="of:=[.D10]-[.C10]" table:style-name="ce33">
            <text:p>0</text:p>
          </table:table-cell>
          <table:table-cell office:value-type="float" office:value="0" table:formula="of:=[.E10]" table:style-name="ce30">
            <text:p>0</text:p>
          </table:table-cell>
          <table:table-cell office:value-type="float" office:value="0" table:formula="of:=[.F10]-[.E10]" table:style-name="ce33">
            <text:p>0</text:p>
          </table:table-cell>
          <table:table-cell office:value-type="float" office:value="0" table:formula="of:=[.G10]" table:style-name="ce30">
            <text:p>0</text:p>
          </table:table-cell>
          <table:table-cell office:value-type="float" office:value="0" table:formula="of:=[.H10]-[.G10]" table:style-name="ce33">
            <text:p>0</text:p>
          </table:table-cell>
          <table:table-cell office:value-type="float" office:value="0" table:formula="of:=[.I10]" table:style-name="ce30">
            <text:p>0</text:p>
          </table:table-cell>
          <table:table-cell office:value-type="float" office:value="0" table:formula="of:=[.J10]-[.I10]" table:style-name="ce33">
            <text:p>0</text:p>
          </table:table-cell>
          <table:table-cell office:value-type="float" office:value="0" table:formula="of:=[.K10]" table:style-name="ce30">
            <text:p>0</text:p>
          </table:table-cell>
          <table:table-cell office:value-type="float" office:value="0" table:formula="of:=[.L10]-[.K10]" table:style-name="ce33">
            <text:p>0</text:p>
          </table:table-cell>
          <table:table-cell office:value-type="float" office:value="0" table:formula="of:=[.M10]" table:style-name="ce30">
            <text:p>0</text:p>
          </table:table-cell>
          <table:table-cell office:value-type="float" office:value="0" table:formula="of:=[.N10]-[.M10]" table:style-name="ce33">
            <text:p>0</text:p>
          </table:table-cell>
          <table:table-cell office:value-type="float" office:value="0" table:formula="of:=[.O10]" table:style-name="ce30">
            <text:p>0</text:p>
          </table:table-cell>
          <table:table-cell office:value-type="float" office:value="0" table:formula="of:=[.P10]-[.O10]" table:style-name="ce33">
            <text:p>0</text:p>
          </table:table-cell>
          <table:table-cell office:value-type="float" office:value="0" table:formula="of:=[.Q10]" table:style-name="ce30">
            <text:p>0</text:p>
          </table:table-cell>
          <table:table-cell office:value-type="float" office:value="0" table:formula="of:=[.R10]-[.Q10]" table:style-name="ce33">
            <text:p>0</text:p>
          </table:table-cell>
          <table:table-cell office:value-type="float" office:value="0" table:formula="of:=[.S10]" table:style-name="ce30">
            <text:p>0</text:p>
          </table:table-cell>
          <table:table-cell office:value-type="float" office:value="0" table:formula="of:=[.T10]-[.S10]" table:style-name="ce33">
            <text:p>0</text:p>
          </table:table-cell>
          <table:table-cell office:value-type="float" office:value="0" table:formula="of:=[.U10]" table:style-name="ce30">
            <text:p>0</text:p>
          </table:table-cell>
          <table:table-cell office:value-type="float" office:value="0" table:formula="of:=[.V10]-[.U10]" table:style-name="ce33">
            <text:p>0</text:p>
          </table:table-cell>
          <table:table-cell office:value-type="float" office:value="0" table:formula="of:=[.W10]" table:style-name="ce30">
            <text:p>0</text:p>
          </table:table-cell>
          <table:table-cell office:value-type="float" office:value="0" table:formula="of:=[.X10]-[.W10]" table:style-name="ce33">
            <text:p>0</text:p>
          </table:table-cell>
          <table:table-cell office:value-type="float" office:value="0" table:formula="of:=[.Y10]" table:style-name="ce30">
            <text:p>0</text:p>
          </table:table-cell>
          <table:table-cell office:value-type="float" office:value="0" table:formula="of:=[.Z10]-[.Y10]" table:style-name="ce33">
            <text:p>0</text:p>
          </table:table-cell>
          <table:table-cell table:style-name="ce1"/>
          <table:table-cell table:number-columns-repeated="16357"/>
        </table:table-row>
        <table:table-row table:style-name="ro8">
          <table:table-cell/>
          <table:table-cell office:value-type="string" office:string-value="Innovation" table:formula="of:=[.B11]" table:style-name="ce27">
            <text:p>Innovation</text:p>
          </table:table-cell>
          <table:table-cell office:value-type="float" office:value="0" table:formula="of:=[.C11]" table:style-name="ce30">
            <text:p>0</text:p>
          </table:table-cell>
          <table:table-cell office:value-type="float" office:value="0" table:formula="of:=[.D11]-[.C11]" table:style-name="ce33">
            <text:p>0</text:p>
          </table:table-cell>
          <table:table-cell office:value-type="float" office:value="0" table:formula="of:=[.E11]" table:style-name="ce30">
            <text:p>0</text:p>
          </table:table-cell>
          <table:table-cell office:value-type="float" office:value="0" table:formula="of:=[.F11]-[.E11]" table:style-name="ce33">
            <text:p>0</text:p>
          </table:table-cell>
          <table:table-cell office:value-type="float" office:value="0" table:formula="of:=[.G11]" table:style-name="ce30">
            <text:p>0</text:p>
          </table:table-cell>
          <table:table-cell office:value-type="float" office:value="0" table:formula="of:=[.H11]-[.G11]" table:style-name="ce33">
            <text:p>0</text:p>
          </table:table-cell>
          <table:table-cell office:value-type="float" office:value="0" table:formula="of:=[.I11]" table:style-name="ce30">
            <text:p>0</text:p>
          </table:table-cell>
          <table:table-cell office:value-type="float" office:value="0" table:formula="of:=[.J11]-[.I11]" table:style-name="ce33">
            <text:p>0</text:p>
          </table:table-cell>
          <table:table-cell office:value-type="float" office:value="0" table:formula="of:=[.K11]" table:style-name="ce30">
            <text:p>0</text:p>
          </table:table-cell>
          <table:table-cell office:value-type="float" office:value="0" table:formula="of:=[.L11]-[.K11]" table:style-name="ce33">
            <text:p>0</text:p>
          </table:table-cell>
          <table:table-cell office:value-type="float" office:value="0" table:formula="of:=[.M11]" table:style-name="ce30">
            <text:p>0</text:p>
          </table:table-cell>
          <table:table-cell office:value-type="float" office:value="0" table:formula="of:=[.N11]-[.M11]" table:style-name="ce33">
            <text:p>0</text:p>
          </table:table-cell>
          <table:table-cell office:value-type="float" office:value="0" table:formula="of:=[.O11]" table:style-name="ce30">
            <text:p>0</text:p>
          </table:table-cell>
          <table:table-cell office:value-type="float" office:value="0" table:formula="of:=[.P11]-[.O11]" table:style-name="ce33">
            <text:p>0</text:p>
          </table:table-cell>
          <table:table-cell office:value-type="float" office:value="0" table:formula="of:=[.Q11]" table:style-name="ce30">
            <text:p>0</text:p>
          </table:table-cell>
          <table:table-cell office:value-type="float" office:value="0" table:formula="of:=[.R11]-[.Q11]" table:style-name="ce33">
            <text:p>0</text:p>
          </table:table-cell>
          <table:table-cell office:value-type="float" office:value="0" table:formula="of:=[.S11]" table:style-name="ce30">
            <text:p>0</text:p>
          </table:table-cell>
          <table:table-cell office:value-type="float" office:value="0" table:formula="of:=[.T11]-[.S11]" table:style-name="ce33">
            <text:p>0</text:p>
          </table:table-cell>
          <table:table-cell office:value-type="float" office:value="0" table:formula="of:=[.U11]" table:style-name="ce30">
            <text:p>0</text:p>
          </table:table-cell>
          <table:table-cell office:value-type="float" office:value="0" table:formula="of:=[.V11]-[.U11]" table:style-name="ce33">
            <text:p>0</text:p>
          </table:table-cell>
          <table:table-cell office:value-type="float" office:value="0" table:formula="of:=[.W11]" table:style-name="ce30">
            <text:p>0</text:p>
          </table:table-cell>
          <table:table-cell office:value-type="float" office:value="0" table:formula="of:=[.X11]-[.W11]" table:style-name="ce33">
            <text:p>0</text:p>
          </table:table-cell>
          <table:table-cell office:value-type="float" office:value="0" table:formula="of:=[.Y11]" table:style-name="ce30">
            <text:p>0</text:p>
          </table:table-cell>
          <table:table-cell office:value-type="float" office:value="0" table:formula="of:=[.Z11]-[.Y11]" table:style-name="ce33">
            <text:p>0</text:p>
          </table:table-cell>
          <table:table-cell table:style-name="ce1"/>
          <table:table-cell table:number-columns-repeated="16357"/>
        </table:table-row>
        <table:table-row table:style-name="ro8">
          <table:table-cell/>
          <table:table-cell office:value-type="string" office:string-value="Implementing efficiencies in our working practices" table:formula="of:=[.B12]" table:style-name="ce27">
            <text:p>Implementing efficiencies in our working practices</text:p>
          </table:table-cell>
          <table:table-cell office:value-type="float" office:value="0" table:formula="of:=[.C12]" table:style-name="ce30">
            <text:p>0</text:p>
          </table:table-cell>
          <table:table-cell office:value-type="float" office:value="0" table:formula="of:=[.D12]-[.C12]" table:style-name="ce33">
            <text:p>0</text:p>
          </table:table-cell>
          <table:table-cell office:value-type="float" office:value="0" table:formula="of:=[.E12]" table:style-name="ce30">
            <text:p>0</text:p>
          </table:table-cell>
          <table:table-cell office:value-type="float" office:value="0" table:formula="of:=[.F12]-[.E12]" table:style-name="ce33">
            <text:p>0</text:p>
          </table:table-cell>
          <table:table-cell office:value-type="float" office:value="0" table:formula="of:=[.G12]" table:style-name="ce30">
            <text:p>0</text:p>
          </table:table-cell>
          <table:table-cell office:value-type="float" office:value="0" table:formula="of:=[.H12]-[.G12]" table:style-name="ce33">
            <text:p>0</text:p>
          </table:table-cell>
          <table:table-cell office:value-type="float" office:value="0" table:formula="of:=[.I12]" table:style-name="ce30">
            <text:p>0</text:p>
          </table:table-cell>
          <table:table-cell office:value-type="float" office:value="0" table:formula="of:=[.J12]-[.I12]" table:style-name="ce33">
            <text:p>0</text:p>
          </table:table-cell>
          <table:table-cell office:value-type="float" office:value="0" table:formula="of:=[.K12]" table:style-name="ce30">
            <text:p>0</text:p>
          </table:table-cell>
          <table:table-cell office:value-type="float" office:value="0" table:formula="of:=[.L12]-[.K12]" table:style-name="ce33">
            <text:p>0</text:p>
          </table:table-cell>
          <table:table-cell office:value-type="float" office:value="0" table:formula="of:=[.M12]" table:style-name="ce30">
            <text:p>0</text:p>
          </table:table-cell>
          <table:table-cell office:value-type="float" office:value="0" table:formula="of:=[.N12]-[.M12]" table:style-name="ce33">
            <text:p>0</text:p>
          </table:table-cell>
          <table:table-cell office:value-type="float" office:value="0" table:formula="of:=[.O12]" table:style-name="ce30">
            <text:p>0</text:p>
          </table:table-cell>
          <table:table-cell office:value-type="float" office:value="0" table:formula="of:=[.P12]-[.O12]" table:style-name="ce33">
            <text:p>0</text:p>
          </table:table-cell>
          <table:table-cell office:value-type="float" office:value="0" table:formula="of:=[.Q12]" table:style-name="ce30">
            <text:p>0</text:p>
          </table:table-cell>
          <table:table-cell office:value-type="float" office:value="0" table:formula="of:=[.R12]-[.Q12]" table:style-name="ce33">
            <text:p>0</text:p>
          </table:table-cell>
          <table:table-cell office:value-type="float" office:value="0" table:formula="of:=[.S12]" table:style-name="ce30">
            <text:p>0</text:p>
          </table:table-cell>
          <table:table-cell office:value-type="float" office:value="0" table:formula="of:=[.T12]-[.S12]" table:style-name="ce33">
            <text:p>0</text:p>
          </table:table-cell>
          <table:table-cell office:value-type="float" office:value="0" table:formula="of:=[.U12]" table:style-name="ce30">
            <text:p>0</text:p>
          </table:table-cell>
          <table:table-cell office:value-type="float" office:value="0" table:formula="of:=[.V12]-[.U12]" table:style-name="ce33">
            <text:p>0</text:p>
          </table:table-cell>
          <table:table-cell office:value-type="float" office:value="0" table:formula="of:=[.W12]" table:style-name="ce30">
            <text:p>0</text:p>
          </table:table-cell>
          <table:table-cell office:value-type="float" office:value="0" table:formula="of:=[.X12]-[.W12]" table:style-name="ce33">
            <text:p>0</text:p>
          </table:table-cell>
          <table:table-cell office:value-type="float" office:value="0" table:formula="of:=[.Y12]" table:style-name="ce30">
            <text:p>0</text:p>
          </table:table-cell>
          <table:table-cell office:value-type="float" office:value="0" table:formula="of:=[.Z12]-[.Y12]" table:style-name="ce33">
            <text:p>0</text:p>
          </table:table-cell>
          <table:table-cell table:style-name="ce1"/>
          <table:table-cell table:number-columns-repeated="16357"/>
        </table:table-row>
        <table:table-row table:number-rows-repeated="1048549" table:style-name="ro9">
          <table:table-cell table:number-columns-repeated="16384"/>
        </table:table-row>
        <table:named-expressions>
          <table:named-range table:name="Print_Area" table:cell-range-address="Data.$B$2:Data.$L$9" table:base-cell-address="Data.$A$1"/>
        </table:named-expressions>
      </table:table>
      <table:table table:name="Line" table:style-name="ta2">
        <table:table-column table:style-name="co6" table:number-columns-repeated="256" table:default-cell-style-name="ce1"/>
        <table:table-column table:style-name="co7" table:number-columns-repeated="16128" table:default-cell-style-name="ce1"/>
        <table:table-row table:style-name="ro9">
          <table:table-cell table:style-name="ce1">
            <draw:frame draw:z-index="1" draw:id="id0" draw:style-name="a3" draw:name="Chart 1" svg:x="0.19444in" svg:y="0in" svg:width="11.22222in" svg:height="6.34722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number-rows-repeated="1048575" table:style-name="ro9">
          <table:table-cell table:number-columns-repeated="16384"/>
        </table:table-row>
      </table:table>
      <table:table table:name="River">
        <table:shapes>
          <draw:g draw:z-index="1" draw:name="Chart 1" draw:id="id13" draw:style-name="a18">
            <svg:title/>
            <svg:desc/>
            <draw:frame draw:id="id14" draw:style-name="a19" svg:x="0in" svg:y="0in" svg:width="10.06944in" svg:height="6.13889in" style:rel-width="scale" style:rel-height="scale">
              <draw:object xlink:href="Object 2/" xlink:type="simple" xlink:show="embed" xlink:actuate="onLoad"/>
            </draw:frame>
            <draw:custom-shape svg:x="1.34175in" svg:y="3.32114in" svg:width="1.84774in" svg:height="2.71185in" draw:id="id1" draw:style-name="a4" draw:name="Rectangle 1">
              <svg:title/>
              <svg:desc/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4.05043in" svg:y="2.35273in" svg:width="0.56137in" svg:height="0.42819in" draw:id="id2" draw:style-name="a5" draw:name="Rectangle 2">
              <svg:title/>
              <svg:desc/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3.3053in" svg:y="2.99885in" svg:width="0.67717in" svg:height="2.23762in" draw:id="id3" draw:style-name="a6" draw:name="Rectangle 3">
              <svg:title/>
              <svg:desc/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4.53628in" svg:y="2.8776in" svg:width="0.72752in" svg:height="2.19158in" draw:id="id4" draw:style-name="a7" draw:name="Rectangle 4">
              <svg:title/>
              <svg:desc/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3.85911in" svg:y="3.18148in" svg:width="0.82821in" svg:height="2.82082in" draw:id="id5" draw:style-name="a8" draw:name="Rectangle 5">
              <svg:title/>
              <svg:desc/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7.38594in" svg:y="3.18148in" svg:width="0.82066in" svg:height="2.82082in" draw:id="id6" draw:style-name="a9" draw:name="Rectangle 6">
              <svg:title/>
              <svg:desc/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6.47465in" svg:y="2.96815in" svg:width="0.77535in" svg:height="2.15935in" draw:id="id7" draw:style-name="a10" draw:name="Rectangle 7">
              <svg:title/>
              <svg:desc/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5.71441in" svg:y="3.01266in" svg:width="0.69227in" svg:height="2.10103in" draw:id="id8" draw:style-name="a11" draw:name="Rectangle 8">
              <svg:title/>
              <svg:desc/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8.2066in" svg:y="3.01573in" svg:width="0.60417in" svg:height="1.9138in" draw:id="id9" draw:style-name="a12" draw:name="Rectangle 9">
              <svg:title/>
              <svg:desc/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9.02222in" svg:y="3.22906in" svg:width="0.88108in" svg:height="2.78706in" draw:id="id10" draw:style-name="a13" draw:name="Rectangle 10">
              <svg:title/>
              <svg:desc/>
              <draw:enhanced-geometry xmlns:dr3d="urn:oasis:names:tc:opendocument:xmlns:dr3d:1.0" draw:type="non-primitive" svg:viewBox="0 0 21600 21600" draw:enhanced-path="M 0 0 L 21600 0 21600 21600 0 21600 Z N"/>
            </draw:custom-shape>
            <draw:frame draw:id="id11" draw:style-name="a16" draw:name="Text Box 11" svg:x="4.46832in" svg:y="5.3439in" svg:width="3.43116in" svg:height="0.25016in">
              <draw:text-box>
                <text:p text:style-name="a15" text:class-names="" text:cond-style-name=""><text:span text:style-name="a14" text:class-names="">Click on the practice text to see who you can share with</text:span></text:p>
              </draw:text-box>
              <svg:title/>
              <svg:desc/>
            </draw:frame>
            <draw:custom-shape svg:x="5.51554in" svg:y="3.25361in" svg:width="0.89115in" svg:height="2.77938in" draw:id="id12" draw:style-name="a17" draw:name="Rectangle 12">
              <svg:title/>
              <svg:desc/>
              <draw:enhanced-geometry xmlns:dr3d="urn:oasis:names:tc:opendocument:xmlns:dr3d:1.0" draw:type="non-primitive" svg:viewBox="0 0 21600 21600" draw:enhanced-path="M 0 0 L 21600 0 21600 21600 0 21600 Z N"/>
            </draw:custom-shape>
          </draw:g>
        </table:shapes>
        <table:table-column table:number-columns-repeated="16384"/>
        <table:table-row table:number-rows-repeated="1048576">
          <table:table-cell table:number-columns-repeated="16384"/>
        </table:table-row>
      </table:table>
      <table:table table:name="Group1">
        <table:shapes>
          <draw:g draw:z-index="1" draw:name="Chart 1" draw:id="id27" draw:style-name="a34">
            <svg:title/>
            <svg:desc/>
            <draw:frame draw:id="id28" draw:style-name="a35" svg:x="0in" svg:y="0in" svg:width="10.06944in" svg:height="6.13889in" style:rel-width="scale" style:rel-height="scale">
              <draw:object xlink:href="Object 3/" xlink:type="simple" xlink:show="embed" xlink:actuate="onLoad"/>
            </draw:frame>
            <draw:custom-shape svg:x="1.34427in" svg:y="3.32114in" svg:width="1.84523in" svg:height="2.71185in" draw:id="id15" draw:style-name="a20" draw:name="Rectangle 1">
              <svg:title/>
              <svg:desc/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4.05043in" svg:y="2.35273in" svg:width="0.56137in" svg:height="0.42819in" draw:id="id16" draw:style-name="a21" draw:name="Rectangle 2">
              <svg:title/>
              <svg:desc/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3.3053in" svg:y="2.99885in" svg:width="0.67717in" svg:height="2.23762in" draw:id="id17" draw:style-name="a22" draw:name="Rectangle 3">
              <svg:title/>
              <svg:desc/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4.53628in" svg:y="2.8776in" svg:width="0.72752in" svg:height="2.19158in" draw:id="id18" draw:style-name="a23" draw:name="Rectangle 4">
              <svg:title/>
              <svg:desc/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3.85911in" svg:y="3.18148in" svg:width="0.82821in" svg:height="2.82082in" draw:id="id19" draw:style-name="a24" draw:name="Rectangle 5">
              <svg:title/>
              <svg:desc/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7.38594in" svg:y="3.18148in" svg:width="0.82066in" svg:height="2.82082in" draw:id="id20" draw:style-name="a25" draw:name="Rectangle 6">
              <svg:title/>
              <svg:desc/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6.47465in" svg:y="2.96815in" svg:width="0.77535in" svg:height="2.15935in" draw:id="id21" draw:style-name="a26" draw:name="Rectangle 7">
              <svg:title/>
              <svg:desc/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5.71441in" svg:y="3.01266in" svg:width="0.69227in" svg:height="2.10103in" draw:id="id22" draw:style-name="a27" draw:name="Rectangle 8">
              <svg:title/>
              <svg:desc/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8.2066in" svg:y="3.01573in" svg:width="0.60417in" svg:height="1.9138in" draw:id="id23" draw:style-name="a28" draw:name="Rectangle 10">
              <svg:title/>
              <svg:desc/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9.02222in" svg:y="3.22906in" svg:width="0.88108in" svg:height="2.78706in" draw:id="id24" draw:style-name="a29" draw:name="Rectangle 11">
              <svg:title/>
              <svg:desc/>
              <draw:enhanced-geometry xmlns:dr3d="urn:oasis:names:tc:opendocument:xmlns:dr3d:1.0" draw:type="non-primitive" svg:viewBox="0 0 21600 21600" draw:enhanced-path="M 0 0 L 21600 0 21600 21600 0 21600 Z N"/>
            </draw:custom-shape>
            <draw:frame draw:id="id25" draw:style-name="a32" draw:name="Text Box 13" svg:x="4.46832in" svg:y="5.3439in" svg:width="3.43116in" svg:height="0.25016in">
              <draw:text-box>
                <text:p text:style-name="a31" text:class-names="" text:cond-style-name=""><text:span text:style-name="a30" text:class-names="">Click on the practice text to see who you can share with</text:span></text:p>
              </draw:text-box>
              <svg:title/>
              <svg:desc/>
            </draw:frame>
            <draw:custom-shape svg:x="5.51554in" svg:y="3.25361in" svg:width="0.89115in" svg:height="2.77938in" draw:id="id26" draw:style-name="a33" draw:name="Rectangle 14">
              <svg:title/>
              <svg:desc/>
              <draw:enhanced-geometry xmlns:dr3d="urn:oasis:names:tc:opendocument:xmlns:dr3d:1.0" draw:type="non-primitive" svg:viewBox="0 0 21600 21600" draw:enhanced-path="M 0 0 L 21600 0 21600 21600 0 21600 Z N"/>
            </draw:custom-shape>
          </draw:g>
        </table:shapes>
        <table:table-column table:number-columns-repeated="16384"/>
        <table:table-row table:number-rows-repeated="1048576">
          <table:table-cell table:number-columns-repeated="16384"/>
        </table:table-row>
      </table:table>
      <table:table table:name="Group2">
        <table:shapes>
          <draw:g draw:z-index="1" draw:name="Chart 1" draw:id="id41" draw:style-name="a50">
            <svg:title/>
            <svg:desc/>
            <draw:frame draw:id="id42" draw:style-name="a51" svg:x="0in" svg:y="0in" svg:width="10.06944in" svg:height="6.13889in" style:rel-width="scale" style:rel-height="scale">
              <draw:object xlink:href="Object 4/" xlink:type="simple" xlink:show="embed" xlink:actuate="onLoad"/>
            </draw:frame>
            <draw:custom-shape svg:x="1.34175in" svg:y="3.32114in" svg:width="1.84774in" svg:height="2.71185in" draw:id="id29" draw:style-name="a36" draw:name="Rectangle 1">
              <svg:title/>
              <svg:desc/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4.05043in" svg:y="2.35273in" svg:width="0.56137in" svg:height="0.42819in" draw:id="id30" draw:style-name="a37" draw:name="Rectangle 2">
              <svg:title/>
              <svg:desc/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3.3053in" svg:y="2.99885in" svg:width="0.67717in" svg:height="2.23762in" draw:id="id31" draw:style-name="a38" draw:name="Rectangle 3">
              <svg:title/>
              <svg:desc/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4.53628in" svg:y="2.8776in" svg:width="0.72752in" svg:height="2.19158in" draw:id="id32" draw:style-name="a39" draw:name="Rectangle 4">
              <svg:title/>
              <svg:desc/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3.85911in" svg:y="3.18148in" svg:width="0.82821in" svg:height="2.82082in" draw:id="id33" draw:style-name="a40" draw:name="Rectangle 5">
              <svg:title/>
              <svg:desc/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7.38594in" svg:y="3.18148in" svg:width="0.82066in" svg:height="2.82082in" draw:id="id34" draw:style-name="a41" draw:name="Rectangle 6">
              <svg:title/>
              <svg:desc/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6.47465in" svg:y="2.96815in" svg:width="0.77535in" svg:height="2.15935in" draw:id="id35" draw:style-name="a42" draw:name="Rectangle 7">
              <svg:title/>
              <svg:desc/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5.71441in" svg:y="3.01266in" svg:width="0.69227in" svg:height="2.10103in" draw:id="id36" draw:style-name="a43" draw:name="Rectangle 8">
              <svg:title/>
              <svg:desc/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8.2066in" svg:y="3.01573in" svg:width="0.60417in" svg:height="1.9138in" draw:id="id37" draw:style-name="a44" draw:name="Rectangle 9">
              <svg:title/>
              <svg:desc/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9.02222in" svg:y="3.22906in" svg:width="0.88108in" svg:height="2.78706in" draw:id="id38" draw:style-name="a45" draw:name="Rectangle 10">
              <svg:title/>
              <svg:desc/>
              <draw:enhanced-geometry xmlns:dr3d="urn:oasis:names:tc:opendocument:xmlns:dr3d:1.0" draw:type="non-primitive" svg:viewBox="0 0 21600 21600" draw:enhanced-path="M 0 0 L 21600 0 21600 21600 0 21600 Z N"/>
            </draw:custom-shape>
            <draw:frame draw:id="id39" draw:style-name="a48" draw:name="Text Box 11" svg:x="4.46832in" svg:y="5.3439in" svg:width="3.43116in" svg:height="0.25016in">
              <draw:text-box>
                <text:p text:style-name="a47" text:class-names="" text:cond-style-name=""><text:span text:style-name="a46" text:class-names="">Click on the practice text to see who you can share with</text:span></text:p>
              </draw:text-box>
              <svg:title/>
              <svg:desc/>
            </draw:frame>
            <draw:custom-shape svg:x="5.51554in" svg:y="3.25361in" svg:width="0.89115in" svg:height="2.77938in" draw:id="id40" draw:style-name="a49" draw:name="Rectangle 12">
              <svg:title/>
              <svg:desc/>
              <draw:enhanced-geometry xmlns:dr3d="urn:oasis:names:tc:opendocument:xmlns:dr3d:1.0" draw:type="non-primitive" svg:viewBox="0 0 21600 21600" draw:enhanced-path="M 0 0 L 21600 0 21600 21600 0 21600 Z N"/>
            </draw:custom-shape>
          </draw:g>
        </table:shapes>
        <table:table-column table:number-columns-repeated="16384"/>
        <table:table-row table:number-rows-repeated="1048576">
          <table:table-cell table:number-columns-repeated="16384"/>
        </table:table-row>
      </table:table>
      <table:table table:name="Group3">
        <table:shapes>
          <draw:g draw:z-index="1" draw:name="Chart 1" draw:id="id55" draw:style-name="a66">
            <svg:title/>
            <svg:desc/>
            <draw:frame draw:id="id56" draw:style-name="a67" svg:x="0in" svg:y="0in" svg:width="10.06944in" svg:height="6.13889in" style:rel-width="scale" style:rel-height="scale">
              <draw:object xlink:href="Object 5/" xlink:type="simple" xlink:show="embed" xlink:actuate="onLoad"/>
            </draw:frame>
            <draw:custom-shape svg:x="1.34175in" svg:y="3.32114in" svg:width="1.84774in" svg:height="2.71185in" draw:id="id43" draw:style-name="a52" draw:name="Rectangle 1">
              <svg:title/>
              <svg:desc/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4.05043in" svg:y="2.35273in" svg:width="0.56137in" svg:height="0.42819in" draw:id="id44" draw:style-name="a53" draw:name="Rectangle 2">
              <svg:title/>
              <svg:desc/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3.3053in" svg:y="2.99885in" svg:width="0.67717in" svg:height="2.23762in" draw:id="id45" draw:style-name="a54" draw:name="Rectangle 3">
              <svg:title/>
              <svg:desc/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4.53628in" svg:y="2.8776in" svg:width="0.72752in" svg:height="2.19158in" draw:id="id46" draw:style-name="a55" draw:name="Rectangle 4">
              <svg:title/>
              <svg:desc/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3.85911in" svg:y="3.18148in" svg:width="0.82821in" svg:height="2.82082in" draw:id="id47" draw:style-name="a56" draw:name="Rectangle 5">
              <svg:title/>
              <svg:desc/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7.38594in" svg:y="3.18148in" svg:width="0.82066in" svg:height="2.82082in" draw:id="id48" draw:style-name="a57" draw:name="Rectangle 6">
              <svg:title/>
              <svg:desc/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6.47465in" svg:y="2.96815in" svg:width="0.77535in" svg:height="2.15935in" draw:id="id49" draw:style-name="a58" draw:name="Rectangle 7">
              <svg:title/>
              <svg:desc/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5.71441in" svg:y="3.01266in" svg:width="0.69227in" svg:height="2.10103in" draw:id="id50" draw:style-name="a59" draw:name="Rectangle 8">
              <svg:title/>
              <svg:desc/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8.2066in" svg:y="3.01573in" svg:width="0.60417in" svg:height="1.9138in" draw:id="id51" draw:style-name="a60" draw:name="Rectangle 9">
              <svg:title/>
              <svg:desc/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9.02222in" svg:y="3.22906in" svg:width="0.88108in" svg:height="2.78706in" draw:id="id52" draw:style-name="a61" draw:name="Rectangle 10">
              <svg:title/>
              <svg:desc/>
              <draw:enhanced-geometry xmlns:dr3d="urn:oasis:names:tc:opendocument:xmlns:dr3d:1.0" draw:type="non-primitive" svg:viewBox="0 0 21600 21600" draw:enhanced-path="M 0 0 L 21600 0 21600 21600 0 21600 Z N"/>
            </draw:custom-shape>
            <draw:frame draw:id="id53" draw:style-name="a64" draw:name="Text Box 11" svg:x="4.46832in" svg:y="5.3439in" svg:width="3.43116in" svg:height="0.25016in">
              <draw:text-box>
                <text:p text:style-name="a63" text:class-names="" text:cond-style-name=""><text:span text:style-name="a62" text:class-names="">Click on the practice text to see who you can share with</text:span></text:p>
              </draw:text-box>
              <svg:title/>
              <svg:desc/>
            </draw:frame>
            <draw:custom-shape svg:x="5.51554in" svg:y="3.25361in" svg:width="0.89115in" svg:height="2.77938in" draw:id="id54" draw:style-name="a65" draw:name="Rectangle 12">
              <svg:title/>
              <svg:desc/>
              <draw:enhanced-geometry xmlns:dr3d="urn:oasis:names:tc:opendocument:xmlns:dr3d:1.0" draw:type="non-primitive" svg:viewBox="0 0 21600 21600" draw:enhanced-path="M 0 0 L 21600 0 21600 21600 0 21600 Z N"/>
            </draw:custom-shape>
          </draw:g>
        </table:shapes>
        <table:table-column table:number-columns-repeated="16384"/>
        <table:table-row table:number-rows-repeated="1048576">
          <table:table-cell table:number-columns-repeated="16384"/>
        </table:table-row>
      </table:table>
      <table:table table:name="Group4">
        <table:shapes>
          <draw:g draw:z-index="1" draw:name="Chart 1" draw:id="id69" draw:style-name="a82">
            <svg:title/>
            <svg:desc/>
            <draw:frame draw:id="id70" draw:style-name="a83" svg:x="0in" svg:y="0in" svg:width="10.06944in" svg:height="6.13889in" style:rel-width="scale" style:rel-height="scale">
              <draw:object xlink:href="Object 6/" xlink:type="simple" xlink:show="embed" xlink:actuate="onLoad"/>
            </draw:frame>
            <draw:custom-shape svg:x="1.34175in" svg:y="3.32114in" svg:width="1.84774in" svg:height="2.71185in" draw:id="id57" draw:style-name="a68" draw:name="Rectangle 1">
              <svg:title/>
              <svg:desc/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4.05043in" svg:y="2.35273in" svg:width="0.56137in" svg:height="0.42819in" draw:id="id58" draw:style-name="a69" draw:name="Rectangle 2">
              <svg:title/>
              <svg:desc/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3.3053in" svg:y="2.99885in" svg:width="0.67717in" svg:height="2.23762in" draw:id="id59" draw:style-name="a70" draw:name="Rectangle 3">
              <svg:title/>
              <svg:desc/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4.53628in" svg:y="2.8776in" svg:width="0.72752in" svg:height="2.19158in" draw:id="id60" draw:style-name="a71" draw:name="Rectangle 4">
              <svg:title/>
              <svg:desc/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3.85911in" svg:y="3.18148in" svg:width="0.82821in" svg:height="2.82082in" draw:id="id61" draw:style-name="a72" draw:name="Rectangle 5">
              <svg:title/>
              <svg:desc/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7.38594in" svg:y="3.18148in" svg:width="0.82066in" svg:height="2.82082in" draw:id="id62" draw:style-name="a73" draw:name="Rectangle 6">
              <svg:title/>
              <svg:desc/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6.47465in" svg:y="2.96815in" svg:width="0.77535in" svg:height="2.15935in" draw:id="id63" draw:style-name="a74" draw:name="Rectangle 7">
              <svg:title/>
              <svg:desc/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5.71441in" svg:y="3.01266in" svg:width="0.69227in" svg:height="2.10103in" draw:id="id64" draw:style-name="a75" draw:name="Rectangle 8">
              <svg:title/>
              <svg:desc/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8.2066in" svg:y="3.01573in" svg:width="0.60417in" svg:height="1.9138in" draw:id="id65" draw:style-name="a76" draw:name="Rectangle 9">
              <svg:title/>
              <svg:desc/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9.02222in" svg:y="3.22906in" svg:width="0.88108in" svg:height="2.78706in" draw:id="id66" draw:style-name="a77" draw:name="Rectangle 10">
              <svg:title/>
              <svg:desc/>
              <draw:enhanced-geometry xmlns:dr3d="urn:oasis:names:tc:opendocument:xmlns:dr3d:1.0" draw:type="non-primitive" svg:viewBox="0 0 21600 21600" draw:enhanced-path="M 0 0 L 21600 0 21600 21600 0 21600 Z N"/>
            </draw:custom-shape>
            <draw:frame draw:id="id67" draw:style-name="a80" draw:name="Text Box 11" svg:x="4.46832in" svg:y="5.3439in" svg:width="3.43116in" svg:height="0.25016in">
              <draw:text-box>
                <text:p text:style-name="a79" text:class-names="" text:cond-style-name=""><text:span text:style-name="a78" text:class-names="">Click on the practice text to see who you can share with</text:span></text:p>
              </draw:text-box>
              <svg:title/>
              <svg:desc/>
            </draw:frame>
            <draw:custom-shape svg:x="5.51554in" svg:y="3.25361in" svg:width="0.89115in" svg:height="2.77938in" draw:id="id68" draw:style-name="a81" draw:name="Rectangle 12">
              <svg:title/>
              <svg:desc/>
              <draw:enhanced-geometry xmlns:dr3d="urn:oasis:names:tc:opendocument:xmlns:dr3d:1.0" draw:type="non-primitive" svg:viewBox="0 0 21600 21600" draw:enhanced-path="M 0 0 L 21600 0 21600 21600 0 21600 Z N"/>
            </draw:custom-shape>
          </draw:g>
        </table:shapes>
        <table:table-column table:number-columns-repeated="16384"/>
        <table:table-row table:number-rows-repeated="1048576">
          <table:table-cell table:number-columns-repeated="16384"/>
        </table:table-row>
      </table:table>
      <table:table table:name="Group5">
        <table:shapes>
          <draw:g draw:z-index="1" draw:name="Chart 1" draw:id="id83" draw:style-name="a98">
            <svg:title/>
            <svg:desc/>
            <draw:frame draw:id="id84" draw:style-name="a99" svg:x="0in" svg:y="0in" svg:width="10.06944in" svg:height="6.13889in" style:rel-width="scale" style:rel-height="scale">
              <draw:object xlink:href="Object 7/" xlink:type="simple" xlink:show="embed" xlink:actuate="onLoad"/>
            </draw:frame>
            <draw:custom-shape svg:x="1.34175in" svg:y="3.32114in" svg:width="1.84774in" svg:height="2.71185in" draw:id="id71" draw:style-name="a84" draw:name="Rectangle 1">
              <svg:title/>
              <svg:desc/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4.05043in" svg:y="2.35273in" svg:width="0.56137in" svg:height="0.42819in" draw:id="id72" draw:style-name="a85" draw:name="Rectangle 2">
              <svg:title/>
              <svg:desc/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3.3053in" svg:y="2.99885in" svg:width="0.67717in" svg:height="2.23762in" draw:id="id73" draw:style-name="a86" draw:name="Rectangle 3">
              <svg:title/>
              <svg:desc/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4.53628in" svg:y="2.8776in" svg:width="0.72752in" svg:height="2.19158in" draw:id="id74" draw:style-name="a87" draw:name="Rectangle 4">
              <svg:title/>
              <svg:desc/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3.85911in" svg:y="3.18148in" svg:width="0.82821in" svg:height="2.82082in" draw:id="id75" draw:style-name="a88" draw:name="Rectangle 5">
              <svg:title/>
              <svg:desc/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7.38594in" svg:y="3.18148in" svg:width="0.82066in" svg:height="2.82082in" draw:id="id76" draw:style-name="a89" draw:name="Rectangle 6">
              <svg:title/>
              <svg:desc/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6.47465in" svg:y="2.96815in" svg:width="0.77535in" svg:height="2.15935in" draw:id="id77" draw:style-name="a90" draw:name="Rectangle 7">
              <svg:title/>
              <svg:desc/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6.04418in" svg:y="2.96508in" svg:width="0.69227in" svg:height="2.10103in" draw:id="id78" draw:style-name="a91" draw:name="Rectangle 8">
              <svg:title/>
              <svg:desc/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8.2066in" svg:y="3.01573in" svg:width="0.60417in" svg:height="1.9138in" draw:id="id79" draw:style-name="a92" draw:name="Rectangle 9">
              <svg:title/>
              <svg:desc/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9.02222in" svg:y="3.22906in" svg:width="0.88108in" svg:height="2.78706in" draw:id="id80" draw:style-name="a93" draw:name="Rectangle 10">
              <svg:title/>
              <svg:desc/>
              <draw:enhanced-geometry xmlns:dr3d="urn:oasis:names:tc:opendocument:xmlns:dr3d:1.0" draw:type="non-primitive" svg:viewBox="0 0 21600 21600" draw:enhanced-path="M 0 0 L 21600 0 21600 21600 0 21600 Z N"/>
            </draw:custom-shape>
            <draw:frame draw:id="id81" draw:style-name="a96" draw:name="Text Box 11" svg:x="4.46832in" svg:y="5.3439in" svg:width="3.43116in" svg:height="0.25016in">
              <draw:text-box>
                <text:p text:style-name="a95" text:class-names="" text:cond-style-name=""><text:span text:style-name="a94" text:class-names="">Click on the practice text to see who you can share with</text:span></text:p>
              </draw:text-box>
              <svg:title/>
              <svg:desc/>
            </draw:frame>
            <draw:custom-shape svg:x="4.87361in" svg:y="3.1293in" svg:width="0.88863in" svg:height="2.77938in" draw:id="id82" draw:style-name="a97" draw:name="Rectangle 12">
              <svg:title/>
              <svg:desc/>
              <draw:enhanced-geometry xmlns:dr3d="urn:oasis:names:tc:opendocument:xmlns:dr3d:1.0" draw:type="non-primitive" svg:viewBox="0 0 21600 21600" draw:enhanced-path="M 0 0 L 21600 0 21600 21600 0 21600 Z N"/>
            </draw:custom-shape>
          </draw:g>
        </table:shapes>
        <table:table-column table:number-columns-repeated="16384"/>
        <table:table-row table:number-rows-repeated="1048576">
          <table:table-cell table:number-columns-repeated="16384"/>
        </table:table-row>
      </table:table>
      <table:table table:name="Group6">
        <table:shapes>
          <draw:g draw:z-index="1" draw:name="Chart 1" draw:id="id97" draw:style-name="a114">
            <svg:title/>
            <svg:desc/>
            <draw:frame draw:id="id98" draw:style-name="a115" svg:x="0in" svg:y="0in" svg:width="10.06944in" svg:height="6.13889in" style:rel-width="scale" style:rel-height="scale">
              <draw:object xlink:href="Object 8/" xlink:type="simple" xlink:show="embed" xlink:actuate="onLoad"/>
            </draw:frame>
            <draw:custom-shape svg:x="1.34175in" svg:y="3.32114in" svg:width="1.84774in" svg:height="2.71185in" draw:id="id85" draw:style-name="a100" draw:name="Rectangle 1">
              <svg:title/>
              <svg:desc/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4.05043in" svg:y="2.35273in" svg:width="0.56137in" svg:height="0.42819in" draw:id="id86" draw:style-name="a101" draw:name="Rectangle 2">
              <svg:title/>
              <svg:desc/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3.3053in" svg:y="2.99885in" svg:width="0.67717in" svg:height="2.23762in" draw:id="id87" draw:style-name="a102" draw:name="Rectangle 3">
              <svg:title/>
              <svg:desc/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4.93403in" svg:y="2.96508in" svg:width="0.72752in" svg:height="2.18851in" draw:id="id88" draw:style-name="a103" draw:name="Rectangle 4">
              <svg:title/>
              <svg:desc/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3.85911in" svg:y="3.18148in" svg:width="0.82821in" svg:height="2.82082in" draw:id="id89" draw:style-name="a104" draw:name="Rectangle 5">
              <svg:title/>
              <svg:desc/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7.38594in" svg:y="3.18148in" svg:width="0.82066in" svg:height="2.82082in" draw:id="id90" draw:style-name="a105" draw:name="Rectangle 6">
              <svg:title/>
              <svg:desc/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6.47465in" svg:y="2.96815in" svg:width="0.77535in" svg:height="2.15935in" draw:id="id91" draw:style-name="a106" draw:name="Rectangle 7">
              <svg:title/>
              <svg:desc/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4.96927in" svg:y="3.0188in" svg:width="0.69227in" svg:height="2.10104in" draw:id="id92" draw:style-name="a107" draw:name="Rectangle 8">
              <svg:title/>
              <svg:desc/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8.2066in" svg:y="3.01573in" svg:width="0.60417in" svg:height="1.9138in" draw:id="id93" draw:style-name="a108" draw:name="Rectangle 9">
              <svg:title/>
              <svg:desc/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9.02222in" svg:y="3.22906in" svg:width="0.88108in" svg:height="2.78706in" draw:id="id94" draw:style-name="a109" draw:name="Rectangle 10">
              <svg:title/>
              <svg:desc/>
              <draw:enhanced-geometry xmlns:dr3d="urn:oasis:names:tc:opendocument:xmlns:dr3d:1.0" draw:type="non-primitive" svg:viewBox="0 0 21600 21600" draw:enhanced-path="M 0 0 L 21600 0 21600 21600 0 21600 Z N"/>
            </draw:custom-shape>
            <draw:frame draw:id="id95" draw:style-name="a112" draw:name="Text Box 11" svg:x="4.46832in" svg:y="5.3439in" svg:width="3.43116in" svg:height="0.25016in">
              <draw:text-box>
                <text:p text:style-name="a111" text:class-names="" text:cond-style-name=""><text:span text:style-name="a110" text:class-names="">Click on the practice text to see who you can share with</text:span></text:p>
              </draw:text-box>
              <svg:title/>
              <svg:desc/>
            </draw:frame>
            <draw:custom-shape svg:x="5.76224in" svg:y="3.23673in" svg:width="0.89115in" svg:height="2.77938in" draw:id="id96" draw:style-name="a113" draw:name="Rectangle 12">
              <svg:title/>
              <svg:desc/>
              <draw:enhanced-geometry xmlns:dr3d="urn:oasis:names:tc:opendocument:xmlns:dr3d:1.0" draw:type="non-primitive" svg:viewBox="0 0 21600 21600" draw:enhanced-path="M 0 0 L 21600 0 21600 21600 0 21600 Z N"/>
            </draw:custom-shape>
          </draw:g>
        </table:shapes>
        <table:table-column table:number-columns-repeated="16384"/>
        <table:table-row table:number-rows-repeated="1048576">
          <table:table-cell table:number-columns-repeated="16384"/>
        </table:table-row>
      </table:table>
      <table:table table:name="Group7">
        <table:shapes>
          <draw:g draw:z-index="1" draw:name="Chart 1" draw:id="id111" draw:style-name="a130">
            <svg:title/>
            <svg:desc/>
            <draw:frame draw:id="id112" draw:style-name="a131" svg:x="0in" svg:y="0in" svg:width="10.06944in" svg:height="6.13889in" style:rel-width="scale" style:rel-height="scale">
              <draw:object xlink:href="Object 9/" xlink:type="simple" xlink:show="embed" xlink:actuate="onLoad"/>
            </draw:frame>
            <draw:custom-shape svg:x="1.34175in" svg:y="3.32114in" svg:width="1.84774in" svg:height="2.71185in" draw:id="id99" draw:style-name="a116" draw:name="Rectangle 1">
              <svg:title/>
              <svg:desc/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4.05043in" svg:y="2.35273in" svg:width="0.56137in" svg:height="0.42819in" draw:id="id100" draw:style-name="a117" draw:name="Rectangle 2">
              <svg:title/>
              <svg:desc/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3.3053in" svg:y="2.99885in" svg:width="0.67717in" svg:height="2.23762in" draw:id="id101" draw:style-name="a118" draw:name="Rectangle 3">
              <svg:title/>
              <svg:desc/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4.53628in" svg:y="2.8776in" svg:width="0.72752in" svg:height="2.19158in" draw:id="id102" draw:style-name="a119" draw:name="Rectangle 4">
              <svg:title/>
              <svg:desc/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3.85911in" svg:y="3.18148in" svg:width="0.82821in" svg:height="2.82082in" draw:id="id103" draw:style-name="a120" draw:name="Rectangle 5">
              <svg:title/>
              <svg:desc/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7.38594in" svg:y="3.18148in" svg:width="0.82066in" svg:height="2.82082in" draw:id="id104" draw:style-name="a121" draw:name="Rectangle 6">
              <svg:title/>
              <svg:desc/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5.7849in" svg:y="3.02954in" svg:width="0.76528in" svg:height="2.15782in" draw:id="id105" draw:style-name="a122" draw:name="Rectangle 7">
              <svg:title/>
              <svg:desc/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5.8579in" svg:y="3.02954in" svg:width="0.69227in" svg:height="2.10103in" draw:id="id106" draw:style-name="a123" draw:name="Rectangle 8">
              <svg:title/>
              <svg:desc/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8.2066in" svg:y="3.01573in" svg:width="0.60417in" svg:height="1.9138in" draw:id="id107" draw:style-name="a124" draw:name="Rectangle 9">
              <svg:title/>
              <svg:desc/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9.02222in" svg:y="3.22906in" svg:width="0.88108in" svg:height="2.78706in" draw:id="id108" draw:style-name="a125" draw:name="Rectangle 10">
              <svg:title/>
              <svg:desc/>
              <draw:enhanced-geometry xmlns:dr3d="urn:oasis:names:tc:opendocument:xmlns:dr3d:1.0" draw:type="non-primitive" svg:viewBox="0 0 21600 21600" draw:enhanced-path="M 0 0 L 21600 0 21600 21600 0 21600 Z N"/>
            </draw:custom-shape>
            <draw:frame draw:id="id109" draw:style-name="a128" draw:name="Text Box 11" svg:x="4.46832in" svg:y="5.3439in" svg:width="3.43116in" svg:height="0.25016in">
              <draw:text-box>
                <text:p text:style-name="a127" text:class-names="" text:cond-style-name=""><text:span text:style-name="a126" text:class-names="">Click on the practice text to see who you can share with</text:span></text:p>
              </draw:text-box>
              <svg:title/>
              <svg:desc/>
            </draw:frame>
            <draw:custom-shape svg:x="4.87865in" svg:y="3.10628in" svg:width="0.89115in" svg:height="2.77938in" draw:id="id110" draw:style-name="a129" draw:name="Rectangle 12">
              <svg:title/>
              <svg:desc/>
              <draw:enhanced-geometry xmlns:dr3d="urn:oasis:names:tc:opendocument:xmlns:dr3d:1.0" draw:type="non-primitive" svg:viewBox="0 0 21600 21600" draw:enhanced-path="M 0 0 L 21600 0 21600 21600 0 21600 Z N"/>
            </draw:custom-shape>
          </draw:g>
        </table:shapes>
        <table:table-column table:number-columns-repeated="16384"/>
        <table:table-row table:number-rows-repeated="1048576">
          <table:table-cell table:number-columns-repeated="16384"/>
        </table:table-row>
      </table:table>
      <table:table table:name="Group8">
        <table:shapes>
          <draw:g draw:z-index="1" draw:name="Chart 1" draw:id="id125" draw:style-name="a146">
            <svg:title/>
            <svg:desc/>
            <draw:frame draw:id="id126" draw:style-name="a147" svg:x="0in" svg:y="0in" svg:width="10.06944in" svg:height="6.13889in" style:rel-width="scale" style:rel-height="scale">
              <draw:object xlink:href="Object 10/" xlink:type="simple" xlink:show="embed" xlink:actuate="onLoad"/>
            </draw:frame>
            <draw:custom-shape svg:x="1.34175in" svg:y="3.32114in" svg:width="1.84774in" svg:height="2.71185in" draw:id="id113" draw:style-name="a132" draw:name="Rectangle 1">
              <svg:title/>
              <svg:desc/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4.05043in" svg:y="2.35273in" svg:width="0.56137in" svg:height="0.42819in" draw:id="id114" draw:style-name="a133" draw:name="Rectangle 2">
              <svg:title/>
              <svg:desc/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3.3053in" svg:y="2.99885in" svg:width="0.67717in" svg:height="2.23762in" draw:id="id115" draw:style-name="a134" draw:name="Rectangle 3">
              <svg:title/>
              <svg:desc/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4.53628in" svg:y="2.8776in" svg:width="0.72752in" svg:height="2.19158in" draw:id="id116" draw:style-name="a135" draw:name="Rectangle 4">
              <svg:title/>
              <svg:desc/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3.85911in" svg:y="3.18148in" svg:width="0.82821in" svg:height="2.82082in" draw:id="id117" draw:style-name="a136" draw:name="Rectangle 5">
              <svg:title/>
              <svg:desc/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6.80443in" svg:y="3.08479in" svg:width="0.82066in" svg:height="2.82082in" draw:id="id118" draw:style-name="a137" draw:name="Rectangle 6">
              <svg:title/>
              <svg:desc/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5.79748in" svg:y="2.94053in" svg:width="0.78038in" svg:height="2.16242in" draw:id="id119" draw:style-name="a138" draw:name="Rectangle 7">
              <svg:title/>
              <svg:desc/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5.71441in" svg:y="3.01266in" svg:width="0.69227in" svg:height="2.10103in" draw:id="id120" draw:style-name="a139" draw:name="Rectangle 8">
              <svg:title/>
              <svg:desc/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8.2066in" svg:y="3.01573in" svg:width="0.60417in" svg:height="1.9138in" draw:id="id121" draw:style-name="a140" draw:name="Rectangle 9">
              <svg:title/>
              <svg:desc/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9.02222in" svg:y="3.22906in" svg:width="0.88108in" svg:height="2.78706in" draw:id="id122" draw:style-name="a141" draw:name="Rectangle 10">
              <svg:title/>
              <svg:desc/>
              <draw:enhanced-geometry xmlns:dr3d="urn:oasis:names:tc:opendocument:xmlns:dr3d:1.0" draw:type="non-primitive" svg:viewBox="0 0 21600 21600" draw:enhanced-path="M 0 0 L 21600 0 21600 21600 0 21600 Z N"/>
            </draw:custom-shape>
            <draw:frame draw:id="id123" draw:style-name="a144" draw:name="Text Box 11" svg:x="4.46832in" svg:y="5.3439in" svg:width="3.43116in" svg:height="0.25016in">
              <draw:text-box>
                <text:p text:style-name="a143" text:class-names="" text:cond-style-name=""><text:span text:style-name="a142" text:class-names="">Click on the practice text to see who you can share with</text:span></text:p>
              </draw:text-box>
              <svg:title/>
              <svg:desc/>
            </draw:frame>
            <draw:custom-shape svg:x="5.51554in" svg:y="3.25361in" svg:width="0.89115in" svg:height="2.77938in" draw:id="id124" draw:style-name="a145" draw:name="Rectangle 12">
              <svg:title/>
              <svg:desc/>
              <draw:enhanced-geometry xmlns:dr3d="urn:oasis:names:tc:opendocument:xmlns:dr3d:1.0" draw:type="non-primitive" svg:viewBox="0 0 21600 21600" draw:enhanced-path="M 0 0 L 21600 0 21600 21600 0 21600 Z N"/>
            </draw:custom-shape>
          </draw:g>
        </table:shapes>
        <table:table-column table:number-columns-repeated="16384"/>
        <table:table-row table:number-rows-repeated="1048576">
          <table:table-cell table:number-columns-repeated="16384"/>
        </table:table-row>
      </table:table>
      <table:table table:name="Group9">
        <table:shapes>
          <draw:g draw:z-index="1" draw:name="Chart 1" draw:id="id139" draw:style-name="a162">
            <svg:title/>
            <svg:desc/>
            <draw:frame draw:id="id140" draw:style-name="a163" svg:x="0in" svg:y="0in" svg:width="10.06944in" svg:height="6.13889in" style:rel-width="scale" style:rel-height="scale">
              <draw:object xlink:href="Object 11/" xlink:type="simple" xlink:show="embed" xlink:actuate="onLoad"/>
            </draw:frame>
            <draw:custom-shape svg:x="1.34175in" svg:y="3.32114in" svg:width="1.84774in" svg:height="2.71185in" draw:id="id127" draw:style-name="a148" draw:name="Rectangle 1">
              <svg:title/>
              <svg:desc/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4.05043in" svg:y="2.35273in" svg:width="0.56137in" svg:height="0.42819in" draw:id="id128" draw:style-name="a149" draw:name="Rectangle 2">
              <svg:title/>
              <svg:desc/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3.3053in" svg:y="2.99885in" svg:width="0.67717in" svg:height="2.23762in" draw:id="id129" draw:style-name="a150" draw:name="Rectangle 3">
              <svg:title/>
              <svg:desc/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4.53628in" svg:y="2.8776in" svg:width="0.72752in" svg:height="2.19158in" draw:id="id130" draw:style-name="a151" draw:name="Rectangle 4">
              <svg:title/>
              <svg:desc/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3.85911in" svg:y="3.18148in" svg:width="0.82821in" svg:height="2.82082in" draw:id="id131" draw:style-name="a152" draw:name="Rectangle 5">
              <svg:title/>
              <svg:desc/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7.38594in" svg:y="3.18148in" svg:width="0.82066in" svg:height="2.82082in" draw:id="id132" draw:style-name="a153" draw:name="Rectangle 6">
              <svg:title/>
              <svg:desc/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6.81701in" svg:y="2.96508in" svg:width="0.77535in" svg:height="2.15782in" draw:id="id133" draw:style-name="a154" draw:name="Rectangle 7">
              <svg:title/>
              <svg:desc/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5.71441in" svg:y="3.01266in" svg:width="0.69227in" svg:height="2.10103in" draw:id="id134" draw:style-name="a155" draw:name="Rectangle 8">
              <svg:title/>
              <svg:desc/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8.2066in" svg:y="3.01573in" svg:width="0.60417in" svg:height="1.9138in" draw:id="id135" draw:style-name="a156" draw:name="Rectangle 9">
              <svg:title/>
              <svg:desc/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9.02222in" svg:y="3.22906in" svg:width="0.88108in" svg:height="2.78706in" draw:id="id136" draw:style-name="a157" draw:name="Rectangle 10">
              <svg:title/>
              <svg:desc/>
              <draw:enhanced-geometry xmlns:dr3d="urn:oasis:names:tc:opendocument:xmlns:dr3d:1.0" draw:type="non-primitive" svg:viewBox="0 0 21600 21600" draw:enhanced-path="M 0 0 L 21600 0 21600 21600 0 21600 Z N"/>
            </draw:custom-shape>
            <draw:frame draw:id="id137" draw:style-name="a160" draw:name="Text Box 11" svg:x="4.46832in" svg:y="5.3439in" svg:width="3.43116in" svg:height="0.25016in">
              <draw:text-box>
                <text:p text:style-name="a159" text:class-names="" text:cond-style-name=""><text:span text:style-name="a158" text:class-names="">Click on the practice text to see who you can share with</text:span></text:p>
              </draw:text-box>
              <svg:title/>
              <svg:desc/>
            </draw:frame>
            <draw:custom-shape svg:x="5.51554in" svg:y="3.25361in" svg:width="0.89115in" svg:height="2.77938in" draw:id="id138" draw:style-name="a161" draw:name="Rectangle 12">
              <svg:title/>
              <svg:desc/>
              <draw:enhanced-geometry xmlns:dr3d="urn:oasis:names:tc:opendocument:xmlns:dr3d:1.0" draw:type="non-primitive" svg:viewBox="0 0 21600 21600" draw:enhanced-path="M 0 0 L 21600 0 21600 21600 0 21600 Z N"/>
            </draw:custom-shape>
          </draw:g>
        </table:shapes>
        <table:table-column table:number-columns-repeated="16384"/>
        <table:table-row table:number-rows-repeated="1048576">
          <table:table-cell table:number-columns-repeated="16384"/>
        </table:table-row>
      </table:table>
      <table:table table:name="Group10">
        <table:shapes>
          <draw:g draw:z-index="1" draw:name="Chart 1" draw:id="id153" draw:style-name="a180">
            <svg:title/>
            <svg:desc/>
            <draw:frame draw:id="id154" draw:style-name="a181" svg:x="0in" svg:y="0in" svg:width="10.06944in" svg:height="6.13889in" style:rel-width="scale" style:rel-height="scale">
              <draw:object xlink:href="Object 12/" xlink:type="simple" xlink:show="embed" xlink:actuate="onLoad"/>
            </draw:frame>
            <draw:custom-shape svg:x="1.34175in" svg:y="3.32114in" svg:width="1.84774in" svg:height="2.71185in" draw:id="id141" draw:style-name="a164" draw:name="Rectangle 1">
              <svg:title/>
              <svg:desc/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4.05043in" svg:y="2.35273in" svg:width="0.56137in" svg:height="0.42819in" draw:id="id142" draw:style-name="a165" draw:name="Rectangle 2">
              <svg:title/>
              <svg:desc/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3.3053in" svg:y="2.99885in" svg:width="0.67717in" svg:height="2.23762in" draw:id="id143" draw:style-name="a166" draw:name="Rectangle 3">
              <svg:title/>
              <svg:desc/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4.53628in" svg:y="2.8776in" svg:width="0.72752in" svg:height="2.19158in" draw:id="id144" draw:style-name="a167" draw:name="Rectangle 4">
              <svg:title/>
              <svg:desc/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3.85911in" svg:y="3.18148in" svg:width="0.82821in" svg:height="2.82082in" draw:id="id145" draw:style-name="a168" draw:name="Rectangle 5">
              <svg:title/>
              <svg:desc/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7.38594in" svg:y="3.18148in" svg:width="0.82066in" svg:height="2.82082in" draw:id="id146" draw:style-name="a169" draw:name="Rectangle 6">
              <svg:title/>
              <svg:desc/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6.47465in" svg:y="2.96815in" svg:width="0.77535in" svg:height="2.15935in" draw:id="id147" draw:style-name="a172" draw:name="Rectangle 7">
              <svg:title/>
              <svg:desc/>
              <text:p text:style-name="a171" text:class-names="" text:cond-style-name=""><text:span text:style-name="a170" text:class-names="">`</text:span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5.71441in" svg:y="3.01266in" svg:width="0.69227in" svg:height="2.10103in" draw:id="id148" draw:style-name="a173" draw:name="Rectangle 8">
              <svg:title/>
              <svg:desc/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8.2066in" svg:y="3.01573in" svg:width="0.60417in" svg:height="1.9138in" draw:id="id149" draw:style-name="a174" draw:name="Rectangle 9">
              <svg:title/>
              <svg:desc/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9.02222in" svg:y="3.22906in" svg:width="0.88108in" svg:height="2.78706in" draw:id="id150" draw:style-name="a175" draw:name="Rectangle 10">
              <svg:title/>
              <svg:desc/>
              <draw:enhanced-geometry xmlns:dr3d="urn:oasis:names:tc:opendocument:xmlns:dr3d:1.0" draw:type="non-primitive" svg:viewBox="0 0 21600 21600" draw:enhanced-path="M 0 0 L 21600 0 21600 21600 0 21600 Z N"/>
            </draw:custom-shape>
            <draw:frame draw:id="id151" draw:style-name="a178" draw:name="Text Box 11" svg:x="4.46832in" svg:y="5.3439in" svg:width="3.43116in" svg:height="0.25016in">
              <draw:text-box>
                <text:p text:style-name="a177" text:class-names="" text:cond-style-name=""><text:span text:style-name="a176" text:class-names="">Click on the practice text to see who you can share with</text:span></text:p>
              </draw:text-box>
              <svg:title/>
              <svg:desc/>
            </draw:frame>
            <draw:custom-shape svg:x="5.51554in" svg:y="3.25361in" svg:width="0.89115in" svg:height="2.77938in" draw:id="id152" draw:style-name="a179" draw:name="Rectangle 12">
              <svg:title/>
              <svg:desc/>
              <draw:enhanced-geometry xmlns:dr3d="urn:oasis:names:tc:opendocument:xmlns:dr3d:1.0" draw:type="non-primitive" svg:viewBox="0 0 21600 21600" draw:enhanced-path="M 0 0 L 21600 0 21600 21600 0 21600 Z N"/>
            </draw:custom-shape>
          </draw:g>
        </table:shapes>
        <table:table-column table:number-columns-repeated="16384"/>
        <table:table-row table:number-rows-repeated="1048576">
          <table:table-cell table:number-columns-repeated="16384"/>
        </table:table-row>
      </table:table>
      <table:table table:name="Group11">
        <table:shapes>
          <draw:g draw:z-index="1" draw:name="Chart 1" draw:id="id167" draw:style-name="a196">
            <svg:title/>
            <svg:desc/>
            <draw:frame draw:id="id168" draw:style-name="a197" svg:x="0in" svg:y="0in" svg:width="10.06944in" svg:height="6.13889in" style:rel-width="scale" style:rel-height="scale">
              <draw:object xlink:href="Object 13/" xlink:type="simple" xlink:show="embed" xlink:actuate="onLoad"/>
            </draw:frame>
            <draw:custom-shape svg:x="1.34175in" svg:y="3.32114in" svg:width="1.84774in" svg:height="2.71185in" draw:id="id155" draw:style-name="a182" draw:name="Rectangle 1">
              <svg:title/>
              <svg:desc/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4.05043in" svg:y="2.35273in" svg:width="0.56137in" svg:height="0.42819in" draw:id="id156" draw:style-name="a183" draw:name="Rectangle 2">
              <svg:title/>
              <svg:desc/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3.3053in" svg:y="2.99885in" svg:width="0.67717in" svg:height="2.23762in" draw:id="id157" draw:style-name="a184" draw:name="Rectangle 3">
              <svg:title/>
              <svg:desc/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4.53628in" svg:y="2.8776in" svg:width="0.72752in" svg:height="2.19158in" draw:id="id158" draw:style-name="a185" draw:name="Rectangle 4">
              <svg:title/>
              <svg:desc/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3.85911in" svg:y="3.18148in" svg:width="0.82821in" svg:height="2.82082in" draw:id="id159" draw:style-name="a186" draw:name="Rectangle 5">
              <svg:title/>
              <svg:desc/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7.38594in" svg:y="3.18148in" svg:width="0.82066in" svg:height="2.82082in" draw:id="id160" draw:style-name="a187" draw:name="Rectangle 6">
              <svg:title/>
              <svg:desc/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6.47465in" svg:y="2.96815in" svg:width="0.77535in" svg:height="2.15935in" draw:id="id161" draw:style-name="a188" draw:name="Rectangle 7">
              <svg:title/>
              <svg:desc/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5.71441in" svg:y="3.01266in" svg:width="0.69227in" svg:height="2.10103in" draw:id="id162" draw:style-name="a189" draw:name="Rectangle 8">
              <svg:title/>
              <svg:desc/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8.2066in" svg:y="3.01573in" svg:width="0.60417in" svg:height="1.9138in" draw:id="id163" draw:style-name="a190" draw:name="Rectangle 9">
              <svg:title/>
              <svg:desc/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9.02222in" svg:y="3.22906in" svg:width="0.88108in" svg:height="2.78706in" draw:id="id164" draw:style-name="a191" draw:name="Rectangle 10">
              <svg:title/>
              <svg:desc/>
              <draw:enhanced-geometry xmlns:dr3d="urn:oasis:names:tc:opendocument:xmlns:dr3d:1.0" draw:type="non-primitive" svg:viewBox="0 0 21600 21600" draw:enhanced-path="M 0 0 L 21600 0 21600 21600 0 21600 Z N"/>
            </draw:custom-shape>
            <draw:frame draw:id="id165" draw:style-name="a194" draw:name="Text Box 11" svg:x="4.46832in" svg:y="5.3439in" svg:width="3.43116in" svg:height="0.25016in">
              <draw:text-box>
                <text:p text:style-name="a193" text:class-names="" text:cond-style-name=""><text:span text:style-name="a192" text:class-names="">Click on the practice text to see who you can share with</text:span></text:p>
              </draw:text-box>
              <svg:title/>
              <svg:desc/>
            </draw:frame>
            <draw:custom-shape svg:x="5.51554in" svg:y="3.25361in" svg:width="0.89115in" svg:height="2.77938in" draw:id="id166" draw:style-name="a195" draw:name="Rectangle 12">
              <svg:title/>
              <svg:desc/>
              <draw:enhanced-geometry xmlns:dr3d="urn:oasis:names:tc:opendocument:xmlns:dr3d:1.0" draw:type="non-primitive" svg:viewBox="0 0 21600 21600" draw:enhanced-path="M 0 0 L 21600 0 21600 21600 0 21600 Z N"/>
            </draw:custom-shape>
          </draw:g>
        </table:shapes>
        <table:table-column table:number-columns-repeated="16384"/>
        <table:table-row table:number-rows-repeated="1048576">
          <table:table-cell table:number-columns-repeated="16384"/>
        </table:table-row>
      </table:table>
      <table:table table:name="Group12">
        <table:shapes>
          <draw:g draw:z-index="1" draw:name="Chart 1" draw:id="id181" draw:style-name="a212">
            <svg:title/>
            <svg:desc/>
            <draw:frame draw:id="id182" draw:style-name="a213" svg:x="0in" svg:y="0in" svg:width="10.06944in" svg:height="6.13889in" style:rel-width="scale" style:rel-height="scale">
              <draw:object xlink:href="Object 14/" xlink:type="simple" xlink:show="embed" xlink:actuate="onLoad"/>
            </draw:frame>
            <draw:custom-shape svg:x="1.34175in" svg:y="3.32114in" svg:width="1.84774in" svg:height="2.71185in" draw:id="id169" draw:style-name="a198" draw:name="Rectangle 1">
              <svg:title/>
              <svg:desc/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4.05043in" svg:y="2.35273in" svg:width="0.56137in" svg:height="0.42819in" draw:id="id170" draw:style-name="a199" draw:name="Rectangle 2">
              <svg:title/>
              <svg:desc/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3.3053in" svg:y="2.99885in" svg:width="0.67717in" svg:height="2.23762in" draw:id="id171" draw:style-name="a200" draw:name="Rectangle 3">
              <svg:title/>
              <svg:desc/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4.53628in" svg:y="2.8776in" svg:width="0.72752in" svg:height="2.19158in" draw:id="id172" draw:style-name="a201" draw:name="Rectangle 4">
              <svg:title/>
              <svg:desc/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3.85911in" svg:y="3.18148in" svg:width="0.82821in" svg:height="2.82082in" draw:id="id173" draw:style-name="a202" draw:name="Rectangle 5">
              <svg:title/>
              <svg:desc/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7.38594in" svg:y="3.18148in" svg:width="0.82066in" svg:height="2.82082in" draw:id="id174" draw:style-name="a203" draw:name="Rectangle 6">
              <svg:title/>
              <svg:desc/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6.47465in" svg:y="2.96815in" svg:width="0.77535in" svg:height="2.15935in" draw:id="id175" draw:style-name="a204" draw:name="Rectangle 7">
              <svg:title/>
              <svg:desc/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5.71441in" svg:y="3.01266in" svg:width="0.69227in" svg:height="2.10103in" draw:id="id176" draw:style-name="a205" draw:name="Rectangle 8">
              <svg:title/>
              <svg:desc/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8.2066in" svg:y="3.01573in" svg:width="0.60417in" svg:height="1.9138in" draw:id="id177" draw:style-name="a206" draw:name="Rectangle 9">
              <svg:title/>
              <svg:desc/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9.02222in" svg:y="3.22906in" svg:width="0.88108in" svg:height="2.78706in" draw:id="id178" draw:style-name="a207" draw:name="Rectangle 10">
              <svg:title/>
              <svg:desc/>
              <draw:enhanced-geometry xmlns:dr3d="urn:oasis:names:tc:opendocument:xmlns:dr3d:1.0" draw:type="non-primitive" svg:viewBox="0 0 21600 21600" draw:enhanced-path="M 0 0 L 21600 0 21600 21600 0 21600 Z N"/>
            </draw:custom-shape>
            <draw:frame draw:id="id179" draw:style-name="a210" draw:name="Text Box 11" svg:x="4.46832in" svg:y="5.3439in" svg:width="3.43116in" svg:height="0.25016in">
              <draw:text-box>
                <text:p text:style-name="a209" text:class-names="" text:cond-style-name=""><text:span text:style-name="a208" text:class-names="">Click on the practice text to see who you can share with</text:span></text:p>
              </draw:text-box>
              <svg:title/>
              <svg:desc/>
            </draw:frame>
            <draw:custom-shape svg:x="5.51554in" svg:y="3.25361in" svg:width="0.89115in" svg:height="2.77938in" draw:id="id180" draw:style-name="a211" draw:name="Rectangle 12">
              <svg:title/>
              <svg:desc/>
              <draw:enhanced-geometry xmlns:dr3d="urn:oasis:names:tc:opendocument:xmlns:dr3d:1.0" draw:type="non-primitive" svg:viewBox="0 0 21600 21600" draw:enhanced-path="M 0 0 L 21600 0 21600 21600 0 21600 Z N"/>
            </draw:custom-shape>
          </draw:g>
        </table:shapes>
        <table:table-column table:number-columns-repeated="16384"/>
        <table:table-row table:number-rows-repeated="1048576">
          <table:table-cell table:number-columns-repeated="16384"/>
        </table:table-row>
      </table:table>
      <table:table table:name="Strategy" table:style-name="ta3">
        <table:table-column table:style-name="co8" table:number-columns-repeated="2" table:default-cell-style-name="ce11"/>
        <table:table-column table:style-name="co9" table:number-columns-repeated="5" table:default-cell-style-name="ce11"/>
        <table:table-column table:style-name="co8" table:default-cell-style-name="ce11"/>
        <table:table-column table:style-name="co3" table:default-cell-style-name="ce11"/>
        <table:table-column table:style-name="co10" table:default-cell-style-name="ce11"/>
        <table:table-column table:style-name="co8" table:number-columns-repeated="16374" table:default-cell-style-name="ce11"/>
        <table:table-row table:style-name="ro10">
          <table:table-cell table:style-name="ce34"/>
          <table:table-cell table:number-columns-repeated="3" table:style-name="ce11"/>
          <table:table-cell table:style-name="ce11">
            <draw:custom-shape svg:x="1.48611in" svg:y="0.40278in" svg:width="3.65278in" svg:height="1.58333in" draw:z-index="1" draw:id="id183" draw:style-name="a224" draw:name="AutoShape 1">
              <svg:title/>
              <svg:desc/>
              <text:p text:style-name="a215" text:class-names="" text:cond-style-name=""><text:span text:style-name="a214" text:class-names=""/></text:p>
              <text:p text:style-name="a217" text:class-names="" text:cond-style-name=""><text:span text:style-name="a216" text:class-names=""/></text:p>
              <text:p text:style-name="a219" text:class-names="" text:cond-style-name=""><text:span text:style-name="a218" text:class-names="">Taking a Strategic</text:span></text:p>
              <text:p text:style-name="a221" text:class-names="" text:cond-style-name=""><text:span text:style-name="a220" text:class-names="">Approach</text:span></text:p>
              <text:p text:style-name="a223" text:class-names="" text:cond-style-name=""><text:span text:style-name="a222" text:class-names=""/></text:p>
              <draw:enhanced-geometry xmlns:dr3d="urn:oasis:names:tc:opendocument:xmlns:dr3d:1.0" draw:path-stretchpoint-x="21600" draw:path-stretchpoint-y="21600" draw:type="non-primitive" svg:viewBox="0 0 21600 21600" draw:enhanced-path="S M ?f0 ?f2 L ?f1 ?f2 ?f1 ?f12 ?f10 ?f3 ?f0 ?f3 Z N S M ?f10 ?f3 L ?f11 ?f13 ?f1 ?f12 Z N F M ?f10 ?f3 L ?f11 ?f13 ?f1 ?f12 ?f10 ?f3 ?f0 ?f3 ?f0 ?f2 ?f1 ?f2 ?f1 ?f12 N" draw:text-areas="?f0 ?f2 ?f1 ?f12" draw:modifiers="1250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min(?f5, ?f4)"/>
                <draw:equation draw:name="f7" draw:formula="$0"/>
                <draw:equation draw:name="f8" draw:formula="?f6 * ?f7 / 100000"/>
                <draw:equation draw:name="f9" draw:formula="?f8 / 5"/>
                <draw:equation draw:name="f10" draw:formula="?f1 - ?f8"/>
                <draw:equation draw:name="f11" draw:formula="?f10 + ?f9"/>
                <draw:equation draw:name="f12" draw:formula="?f3 - ?f8"/>
                <draw:equation draw:name="f13" draw:formula="?f12 + ?f9"/>
              </draw:enhanced-geometry>
            </draw:custom-shape>
          </table:table-cell>
          <table:table-cell table:number-columns-repeated="16379" table:style-name="ce11"/>
        </table:table-row>
        <table:table-row table:style-name="ro11">
          <table:table-cell office:value-type="string" table:style-name="ce12">
            <text:p>LEVEL</text:p>
          </table:table-cell>
          <table:table-cell office:value-type="float" office:value="5" table:style-name="ce13">
            <text:p>5</text:p>
          </table:table-cell>
          <table:table-cell office:value-type="string" office:string-value="" table:formula="of:=TRIM([.K12]&amp;&quot;  &quot;&amp;[.L12]&amp;&quot;  &quot;&amp;[.M12]&amp;&quot;  &quot;&amp;[.N12]&amp;&quot;  &quot;&amp;[.O12]&amp;&quot; &quot;&amp;[.P12]&amp;&quot; &quot;&amp;[.Q12]&amp;&quot; &quot;&amp;[.R12]&amp;&quot; &quot;&amp;[.S12]&amp;&quot; &quot;&amp;[.T12]&amp;&quot; &quot;&amp;[.U12]&amp;&quot; &quot;&amp;[.V12])" table:style-name="ce5"/>
          <table:table-cell table:style-name="ce14">
            <draw:frame draw:z-index="2" draw:id="id184" draw:style-name="a229" draw:name="Text Box 2" svg:x="0.33333in" svg:y="0.25in" svg:width="1.26389in" svg:height="0.56944in">
              <draw:text-box>
                <text:p text:style-name="a226" text:class-names="" text:cond-style-name=""><text:span text:style-name="a225" text:class-names="">Something<text:s text:c="1"/></text:span></text:p>
                <text:p text:style-name="a228" text:class-names="" text:cond-style-name=""><text:span text:style-name="a227" text:class-names="">to share</text:span></text:p>
              </draw:text-box>
              <svg:title/>
              <svg:desc/>
            </draw:frame>
          </table:table-cell>
          <table:table-cell table:number-columns-repeated="3" table:style-name="ce14"/>
          <table:table-cell table:number-columns-repeated="16377" table:style-name="ce11"/>
        </table:table-row>
        <table:table-row table:style-name="ro11">
          <table:table-cell table:style-name="ce11"/>
          <table:table-cell office:value-type="float" office:value="4" table:style-name="ce13">
            <text:p>4</text:p>
          </table:table-cell>
          <table:table-cell office:value-type="string" office:string-value="" table:formula="of:=TRIM([.K13]&amp;&quot;  &quot;&amp;[.L13]&amp;&quot;  &quot;&amp;[.M13]&amp;&quot;  &quot;&amp;[.N13]&amp;&quot;  &quot;&amp;[.O13]&amp;&quot; &quot;&amp;[.P13]&amp;&quot; &quot;&amp;[.Q13]&amp;&quot; &quot;&amp;[.R13]&amp;&quot; &quot;&amp;[.S13]&amp;&quot; &quot;&amp;[.T13]&amp;&quot; &quot;&amp;[.U13]&amp;&quot; &quot;&amp;[.V13])" table:style-name="ce5"/>
          <table:table-cell office:value-type="string" office:string-value="" table:formula="of:=TRIM([.K14]&amp;&quot;  &quot;&amp;[.L14]&amp;&quot;  &quot;&amp;[.M14]&amp;&quot;  &quot;&amp;[.N14]&amp;&quot;  &quot;&amp;[.O14]&amp;&quot; &quot;&amp;[.P14]&amp;&quot; &quot;&amp;[.Q14]&amp;&quot; &quot;&amp;[.R14]&amp;&quot; &quot;&amp;[.S14]&amp;&quot; &quot;&amp;[.T14]&amp;&quot; &quot;&amp;[.U14]&amp;&quot; &quot;&amp;[.V14])" table:style-name="ce5"/>
          <table:table-cell table:number-columns-repeated="3" table:style-name="ce14"/>
          <table:table-cell table:number-columns-repeated="16377" table:style-name="ce11"/>
        </table:table-row>
        <table:table-row table:style-name="ro11">
          <table:table-cell table:style-name="ce11"/>
          <table:table-cell office:value-type="float" office:value="3" table:style-name="ce13">
            <text:p>3</text:p>
          </table:table-cell>
          <table:table-cell office:value-type="string" office:string-value="" table:formula="of:=TRIM([.K15]&amp;&quot;  &quot;&amp;[.L15]&amp;&quot;  &quot;&amp;[.M15]&amp;&quot;  &quot;&amp;[.N15]&amp;&quot;  &quot;&amp;[.O15]&amp;&quot; &quot;&amp;[.P15]&amp;&quot; &quot;&amp;[.Q15]&amp;&quot; &quot;&amp;[.R15]&amp;&quot; &quot;&amp;[.S15]&amp;&quot; &quot;&amp;[.T15]&amp;&quot; &quot;&amp;[.U15]&amp;&quot; &quot;&amp;[.V15])" table:style-name="ce6"/>
          <table:table-cell office:value-type="string" office:string-value="" table:formula="of:=TRIM([.K16]&amp;&quot;  &quot;&amp;[.L16]&amp;&quot;  &quot;&amp;[.M16]&amp;&quot;  &quot;&amp;[.N16]&amp;&quot;  &quot;&amp;[.O16]&amp;&quot; &quot;&amp;[.P16]&amp;&quot; &quot;&amp;[.Q16]&amp;&quot; &quot;&amp;[.R16]&amp;&quot; &quot;&amp;[.S16]&amp;&quot; &quot;&amp;[.T16]&amp;&quot; &quot;&amp;[.U16]&amp;&quot; &quot;&amp;[.V16])" table:style-name="ce6"/>
          <table:table-cell office:value-type="string" office:string-value="" table:formula="of:=TRIM([.K17]&amp;&quot;  &quot;&amp;[.L17]&amp;&quot;  &quot;&amp;[.M17]&amp;&quot;  &quot;&amp;[.N17]&amp;&quot;  &quot;&amp;[.O17]&amp;&quot; &quot;&amp;[.P17]&amp;&quot; &quot;&amp;[.Q17]&amp;&quot; &quot;&amp;[.R17]&amp;&quot; &quot;&amp;[.S17]&amp;&quot; &quot;&amp;[.T17]&amp;&quot; &quot;&amp;[.U17]&amp;&quot; &quot;&amp;[.V17])" table:style-name="ce7"/>
          <table:table-cell table:number-columns-repeated="2" table:style-name="ce15"/>
          <table:table-cell table:style-name="ce21"/>
          <table:table-cell table:number-columns-repeated="16376" table:style-name="ce11"/>
        </table:table-row>
        <table:table-row table:style-name="ro11">
          <table:table-cell table:style-name="ce11"/>
          <table:table-cell office:value-type="float" office:value="2" table:style-name="ce13">
            <text:p>2</text:p>
          </table:table-cell>
          <table:table-cell office:value-type="string" office:string-value="" table:formula="of:=TRIM([.K18]&amp;&quot;  &quot;&amp;[.L18]&amp;&quot;  &quot;&amp;[.M18]&amp;&quot;  &quot;&amp;[.N18]&amp;&quot;  &quot;&amp;[.O18]&amp;&quot; &quot;&amp;[.P18]&amp;&quot; &quot;&amp;[.Q18]&amp;&quot; &quot;&amp;[.R18]&amp;&quot; &quot;&amp;[.S18]&amp;&quot; &quot;&amp;[.T18]&amp;&quot; &quot;&amp;[.U18]&amp;&quot; &quot;&amp;[.V18])" table:style-name="ce6"/>
          <table:table-cell office:value-type="string" office:string-value="" table:formula="of:=TRIM([.K19]&amp;&quot;  &quot;&amp;[.L19]&amp;&quot;  &quot;&amp;[.M19]&amp;&quot;  &quot;&amp;[.N19]&amp;&quot;  &quot;&amp;[.O19]&amp;&quot; &quot;&amp;[.P19]&amp;&quot; &quot;&amp;[.Q19]&amp;&quot; &quot;&amp;[.R19]&amp;&quot; &quot;&amp;[.S19]&amp;&quot; &quot;&amp;[.T19]&amp;&quot; &quot;&amp;[.U19]&amp;&quot; &quot;&amp;[.V19])" table:style-name="ce6"/>
          <table:table-cell office:value-type="string" office:string-value="" table:formula="of:=TRIM([.K20]&amp;&quot;  &quot;&amp;[.L20]&amp;&quot;  &quot;&amp;[.M20]&amp;&quot;  &quot;&amp;[.N20]&amp;&quot;  &quot;&amp;[.O20]&amp;&quot; &quot;&amp;[.P20]&amp;&quot; &quot;&amp;[.Q20]&amp;&quot; &quot;&amp;[.R20]&amp;&quot; &quot;&amp;[.S20]&amp;&quot; &quot;&amp;[.T20]&amp;&quot; &quot;&amp;[.U20]&amp;&quot; &quot;&amp;[.V20])" table:style-name="ce7"/>
          <table:table-cell office:value-type="string" office:string-value="" table:formula="of:=TRIM([.K21]&amp;&quot;  &quot;&amp;[.L21]&amp;&quot;  &quot;&amp;[.M21]&amp;&quot;  &quot;&amp;[.N21]&amp;&quot;  &quot;&amp;[.O21]&amp;&quot; &quot;&amp;[.P21]&amp;&quot; &quot;&amp;[.Q21]&amp;&quot; &quot;&amp;[.R21]&amp;&quot; &quot;&amp;[.S21]&amp;&quot; &quot;&amp;[.T21]&amp;&quot; &quot;&amp;[.U21]&amp;&quot; &quot;&amp;[.V21])" table:style-name="ce7"/>
          <table:table-cell table:style-name="ce15">
            <draw:frame draw:z-index="3" draw:id="id185" draw:style-name="a234" draw:name="Text Box 3" svg:x="0.23611in" svg:y="0.41667in" svg:width="1.26389in" svg:height="0.55556in">
              <draw:text-box>
                <text:p text:style-name="a231" text:class-names="" text:cond-style-name=""><text:span text:style-name="a230" text:class-names="">Something<text:s text:c="1"/></text:span></text:p>
                <text:p text:style-name="a233" text:class-names="" text:cond-style-name=""><text:span text:style-name="a232" text:class-names="">to learn</text:span></text:p>
              </draw:text-box>
              <svg:title/>
              <svg:desc/>
            </draw:frame>
          </table:table-cell>
          <table:table-cell table:number-columns-repeated="16377" table:style-name="ce11"/>
        </table:table-row>
        <table:table-row table:style-name="ro11">
          <table:table-cell table:style-name="ce11"/>
          <table:table-cell office:value-type="float" office:value="1" table:style-name="ce13">
            <text:p>1</text:p>
          </table:table-cell>
          <table:table-cell office:value-type="string" office:string-value="" table:formula="of:=TRIM([.K22]&amp;&quot;  &quot;&amp;[.L22]&amp;&quot;  &quot;&amp;[.M22]&amp;&quot;  &quot;&amp;[.N22]&amp;&quot;  &quot;&amp;[.O22]&amp;&quot; &quot;&amp;[.P22]&amp;&quot; &quot;&amp;[.Q22]&amp;&quot; &quot;&amp;[.R22]&amp;&quot; &quot;&amp;[.S22]&amp;&quot; &quot;&amp;[.T22]&amp;&quot; &quot;&amp;[.U22]&amp;&quot; &quot;&amp;[.V22])" table:style-name="ce6"/>
          <table:table-cell office:value-type="string" office:string-value="" table:formula="of:=TRIM([.K23]&amp;&quot;  &quot;&amp;[.L23]&amp;&quot;  &quot;&amp;[.M23]&amp;&quot;  &quot;&amp;[.N23]&amp;&quot;  &quot;&amp;[.O23]&amp;&quot; &quot;&amp;[.P23]&amp;&quot; &quot;&amp;[.Q23]&amp;&quot; &quot;&amp;[.R23]&amp;&quot; &quot;&amp;[.S23]&amp;&quot; &quot;&amp;[.T23]&amp;&quot; &quot;&amp;[.U23]&amp;&quot; &quot;&amp;[.V23])" table:style-name="ce6"/>
          <table:table-cell office:value-type="string" office:string-value="" table:formula="of:=TRIM([.K24]&amp;&quot;  &quot;&amp;[.L24]&amp;&quot;  &quot;&amp;[.M24]&amp;&quot;  &quot;&amp;[.N24]&amp;&quot;  &quot;&amp;[.O24]&amp;&quot; &quot;&amp;[.P24]&amp;&quot; &quot;&amp;[.Q24]&amp;&quot; &quot;&amp;[.R24]&amp;&quot; &quot;&amp;[.S24]&amp;&quot; &quot;&amp;[.T24]&amp;&quot; &quot;&amp;[.U24]&amp;&quot; &quot;&amp;[.V24])" table:style-name="ce7"/>
          <table:table-cell office:value-type="string" office:string-value="" table:formula="of:=TRIM([.K25]&amp;&quot;  &quot;&amp;[.L25]&amp;&quot;  &quot;&amp;[.M25]&amp;&quot;  &quot;&amp;[.N25]&amp;&quot;  &quot;&amp;[.O25]&amp;&quot; &quot;&amp;[.P25]&amp;&quot; &quot;&amp;[.Q25]&amp;&quot; &quot;&amp;[.R25]&amp;&quot; &quot;&amp;[.S25]&amp;&quot; &quot;&amp;[.T25]&amp;&quot; &quot;&amp;[.U25]&amp;&quot; &quot;&amp;[.V25])" table:style-name="ce7"/>
          <table:table-cell office:value-type="string" office:string-value="" table:formula="of:=TRIM([.K26]&amp;&quot;  &quot;&amp;[.L26]&amp;&quot;  &quot;&amp;[.M26]&amp;&quot;  &quot;&amp;[.N26]&amp;&quot;  &quot;&amp;[.O26]&amp;&quot; &quot;&amp;[.P26]&amp;&quot; &quot;&amp;[.Q26]&amp;&quot; &quot;&amp;[.R26]&amp;&quot; &quot;&amp;[.S26]&amp;&quot; &quot;&amp;[.T26]&amp;&quot; &quot;&amp;[.U26]&amp;&quot; &quot;&amp;[.V26])" table:style-name="ce7"/>
          <table:table-cell table:number-columns-repeated="16377" table:style-name="ce11"/>
        </table:table-row>
        <table:table-row table:style-name="ro12">
          <table:table-cell table:number-columns-repeated="2" table:style-name="ce11"/>
          <table:table-cell office:value-type="float" office:value="0" table:style-name="ce16">
            <text:p>0</text:p>
          </table:table-cell>
          <table:table-cell office:value-type="float" office:value="1" table:style-name="ce17">
            <text:p>1</text:p>
          </table:table-cell>
          <table:table-cell office:value-type="float" office:value="2" table:style-name="ce16">
            <text:p>2</text:p>
          </table:table-cell>
          <table:table-cell office:value-type="float" office:value="3" table:style-name="ce16">
            <text:p>3</text:p>
          </table:table-cell>
          <table:table-cell office:value-type="float" office:value="4" table:style-name="ce16">
            <text:p>4</text:p>
          </table:table-cell>
          <table:table-cell office:value-type="string" table:style-name="ce11">
            <text:p>Target minus current level</text:p>
          </table:table-cell>
          <table:table-cell table:number-columns-repeated="16376" table:style-name="ce11"/>
        </table:table-row>
        <table:table-row table:style-name="ro13">
          <table:table-cell table:style-name="ce11"/>
          <table:table-cell table:style-name="ce4"/>
          <table:table-cell table:number-columns-repeated="4" table:style-name="ce11"/>
          <table:table-cell office:value-type="string" table:style-name="ce18">
            <text:p>GAP</text:p>
          </table:table-cell>
          <table:table-cell table:number-columns-repeated="16377" table:style-name="ce11"/>
        </table:table-row>
        <table:table-row table:number-rows-repeated="3" table:style-name="ro9">
          <table:table-cell table:number-columns-repeated="16384"/>
        </table:table-row>
        <table:table-row table:style-name="ro14">
          <table:table-cell table:number-columns-repeated="8" table:style-name="ce11"/>
          <table:table-cell office:value-type="float" office:value="5" table:style-name="ce11">
            <text:p>5</text:p>
          </table:table-cell>
          <table:table-cell office:value-type="float" office:value="0" table:style-name="ce11">
            <text:p>0</text:p>
          </table:table-cell>
          <table:table-cell office:value-type="string" office:string-value="" table:formula="of:=IF(AND([Data.C$20]=[.$I12];[Data.D$20]=[.$J12]);[Data.C$3];&quot;&quot;)" table:style-name="ce3"/>
          <table:table-cell office:value-type="string" office:string-value="" table:formula="of:=IF(AND([Data.E$20]=[.$I12];[Data.F$20]=[.$J12]);[Data.E$3];&quot;&quot;)" table:style-name="ce3"/>
          <table:table-cell office:value-type="string" office:string-value="" table:formula="of:=IF(AND([Data.G$20]=[.$I12];[Data.H$20]=[.$J12]);[Data.G$3];&quot;&quot;)" table:style-name="ce3"/>
          <table:table-cell office:value-type="string" office:string-value="" table:formula="of:=IF(AND([Data.I$20]=[.$I12];[Data.J$20]=[.$J12]);[Data.I$3];&quot;&quot;)" table:style-name="ce3"/>
          <table:table-cell office:value-type="string" office:string-value="" table:formula="of:=IF(AND([Data.K$20]=[.$I12];[Data.L$20]=[.$J12]);[Data.K$3];&quot;&quot;)" table:style-name="ce3"/>
          <table:table-cell office:value-type="string" office:string-value="" table:formula="of:=IF(AND([Data.M$20]=[.$I12];[Data.N$20]=[.$J12]);[Data.M$3];&quot;&quot;)" table:style-name="ce3"/>
          <table:table-cell office:value-type="string" office:string-value="" table:formula="of:=IF(AND([Data.O$20]=[.$I12];[Data.P$20]=[.$J12]);[Data.O$3];&quot;&quot;)" table:style-name="ce3"/>
          <table:table-cell office:value-type="string" office:string-value="" table:formula="of:=IF(AND([Data.Q$20]=[.$I12];[Data.R$20]=[.$J12]);[Data.Q$3];&quot;&quot;)" table:style-name="ce3"/>
          <table:table-cell office:value-type="string" office:string-value="" table:formula="of:=IF(AND([Data.S$20]=[.$I12];[Data.T$20]=[.$J12]);[Data.S$3];&quot;&quot;)" table:style-name="ce3"/>
          <table:table-cell office:value-type="string" office:string-value="" table:formula="of:=IF(AND([Data.U$20]=[.$I12];[Data.V$20]=[.$J12]);[Data.U$3];&quot;&quot;)" table:style-name="ce3"/>
          <table:table-cell office:value-type="string" office:string-value="" table:formula="of:=IF(AND([Data.W$20]=[.$I12];[Data.X$20]=[.$J12]);[Data.W$3];&quot;&quot;)" table:style-name="ce3"/>
          <table:table-cell office:value-type="string" office:string-value="" table:formula="of:=IF(AND([Data.Y$20]=[.$I12];[Data.Z$20]=[.$J12]);[Data.Y$3];&quot;&quot;)" table:style-name="ce3"/>
          <table:table-cell table:number-columns-repeated="16362"/>
        </table:table-row>
        <table:table-row table:style-name="ro14">
          <table:table-cell table:number-columns-repeated="8" table:style-name="ce11"/>
          <table:table-cell office:value-type="float" office:value="4" table:style-name="ce11">
            <text:p>4</text:p>
          </table:table-cell>
          <table:table-cell office:value-type="float" office:value="0" table:style-name="ce11">
            <text:p>0</text:p>
          </table:table-cell>
          <table:table-cell office:value-type="string" office:string-value="" table:formula="of:=IF(AND([Data.C$20]=[.$I13];[Data.D$20]=[.$J13]);[Data.C$3];&quot;&quot;)" table:style-name="ce3"/>
          <table:table-cell office:value-type="string" office:string-value="" table:formula="of:=IF(AND([Data.E$20]=[.$I13];[Data.F$20]=[.$J13]);[Data.E$3];&quot;&quot;)" table:style-name="ce3"/>
          <table:table-cell office:value-type="string" office:string-value="" table:formula="of:=IF(AND([Data.G$20]=[.$I13];[Data.H$20]=[.$J13]);[Data.G$3];&quot;&quot;)" table:style-name="ce3"/>
          <table:table-cell office:value-type="string" office:string-value="" table:formula="of:=IF(AND([Data.I$20]=[.$I13];[Data.J$20]=[.$J13]);[Data.I$3];&quot;&quot;)" table:style-name="ce3"/>
          <table:table-cell office:value-type="string" office:string-value="" table:formula="of:=IF(AND([Data.K$20]=[.$I13];[Data.L$20]=[.$J13]);[Data.K$3];&quot;&quot;)" table:style-name="ce3"/>
          <table:table-cell office:value-type="string" office:string-value="" table:formula="of:=IF(AND([Data.M$20]=[.$I13];[Data.N$20]=[.$J13]);[Data.M$3];&quot;&quot;)" table:style-name="ce3"/>
          <table:table-cell office:value-type="string" office:string-value="" table:formula="of:=IF(AND([Data.O$20]=[.$I13];[Data.P$20]=[.$J13]);[Data.O$3];&quot;&quot;)" table:style-name="ce3"/>
          <table:table-cell office:value-type="string" office:string-value="" table:formula="of:=IF(AND([Data.Q$20]=[.$I13];[Data.R$20]=[.$J13]);[Data.Q$3];&quot;&quot;)" table:style-name="ce3"/>
          <table:table-cell office:value-type="string" office:string-value="" table:formula="of:=IF(AND([Data.S$20]=[.$I13];[Data.T$20]=[.$J13]);[Data.S$3];&quot;&quot;)" table:style-name="ce3"/>
          <table:table-cell office:value-type="string" office:string-value="" table:formula="of:=IF(AND([Data.U$20]=[.$I13];[Data.V$20]=[.$J13]);[Data.U$3];&quot;&quot;)" table:style-name="ce3"/>
          <table:table-cell office:value-type="string" office:string-value="" table:formula="of:=IF(AND([Data.W$20]=[.$I13];[Data.X$20]=[.$J13]);[Data.W$3];&quot;&quot;)" table:style-name="ce3"/>
          <table:table-cell office:value-type="string" office:string-value="" table:formula="of:=IF(AND([Data.Y$20]=[.$I13];[Data.Z$20]=[.$J13]);[Data.Y$3];&quot;&quot;)" table:style-name="ce3"/>
          <table:table-cell table:number-columns-repeated="16362"/>
        </table:table-row>
        <table:table-row table:style-name="ro14">
          <table:table-cell table:number-columns-repeated="8" table:style-name="ce11"/>
          <table:table-cell office:value-type="float" office:value="4" table:style-name="ce11">
            <text:p>4</text:p>
          </table:table-cell>
          <table:table-cell office:value-type="float" office:value="1" table:style-name="ce11">
            <text:p>1</text:p>
          </table:table-cell>
          <table:table-cell office:value-type="string" office:string-value="" table:formula="of:=IF(AND([Data.C$20]=[.$I14];[Data.D$20]=[.$J14]);[Data.C$3];&quot;&quot;)" table:style-name="ce3"/>
          <table:table-cell office:value-type="string" office:string-value="" table:formula="of:=IF(AND([Data.E$20]=[.$I14];[Data.F$20]=[.$J14]);[Data.E$3];&quot;&quot;)" table:style-name="ce3"/>
          <table:table-cell office:value-type="string" office:string-value="" table:formula="of:=IF(AND([Data.G$20]=[.$I14];[Data.H$20]=[.$J14]);[Data.G$3];&quot;&quot;)" table:style-name="ce3"/>
          <table:table-cell office:value-type="string" office:string-value="" table:formula="of:=IF(AND([Data.I$20]=[.$I14];[Data.J$20]=[.$J14]);[Data.I$3];&quot;&quot;)" table:style-name="ce3"/>
          <table:table-cell office:value-type="string" office:string-value="" table:formula="of:=IF(AND([Data.K$20]=[.$I14];[Data.L$20]=[.$J14]);[Data.K$3];&quot;&quot;)" table:style-name="ce3"/>
          <table:table-cell office:value-type="string" office:string-value="" table:formula="of:=IF(AND([Data.M$20]=[.$I14];[Data.N$20]=[.$J14]);[Data.M$3];&quot;&quot;)" table:style-name="ce3"/>
          <table:table-cell office:value-type="string" office:string-value="" table:formula="of:=IF(AND([Data.O$20]=[.$I14];[Data.P$20]=[.$J14]);[Data.O$3];&quot;&quot;)" table:style-name="ce3"/>
          <table:table-cell office:value-type="string" office:string-value="" table:formula="of:=IF(AND([Data.Q$20]=[.$I14];[Data.R$20]=[.$J14]);[Data.Q$3];&quot;&quot;)" table:style-name="ce3"/>
          <table:table-cell office:value-type="string" office:string-value="" table:formula="of:=IF(AND([Data.S$20]=[.$I14];[Data.T$20]=[.$J14]);[Data.S$3];&quot;&quot;)" table:style-name="ce3"/>
          <table:table-cell office:value-type="string" office:string-value="" table:formula="of:=IF(AND([Data.U$20]=[.$I14];[Data.V$20]=[.$J14]);[Data.U$3];&quot;&quot;)" table:style-name="ce3"/>
          <table:table-cell office:value-type="string" office:string-value="" table:formula="of:=IF(AND([Data.W$20]=[.$I14];[Data.X$20]=[.$J14]);[Data.W$3];&quot;&quot;)" table:style-name="ce3"/>
          <table:table-cell office:value-type="string" office:string-value="" table:formula="of:=IF(AND([Data.Y$20]=[.$I14];[Data.Z$20]=[.$J14]);[Data.Y$3];&quot;&quot;)" table:style-name="ce3"/>
          <table:table-cell table:number-columns-repeated="16362"/>
        </table:table-row>
        <table:table-row table:style-name="ro14">
          <table:table-cell table:number-columns-repeated="8" table:style-name="ce11"/>
          <table:table-cell office:value-type="float" office:value="3" table:style-name="ce2">
            <text:p>3</text:p>
          </table:table-cell>
          <table:table-cell office:value-type="float" office:value="0" table:style-name="ce11">
            <text:p>0</text:p>
          </table:table-cell>
          <table:table-cell office:value-type="string" office:string-value="" table:formula="of:=IF(AND([Data.C$20]=[.$I15];[Data.D$20]=[.$J15]);[Data.C$3];&quot;&quot;)" table:style-name="ce3"/>
          <table:table-cell office:value-type="string" office:string-value="" table:formula="of:=IF(AND([Data.E$20]=[.$I15];[Data.F$20]=[.$J15]);[Data.E$3];&quot;&quot;)" table:style-name="ce3"/>
          <table:table-cell office:value-type="string" office:string-value="" table:formula="of:=IF(AND([Data.G$20]=[.$I15];[Data.H$20]=[.$J15]);[Data.G$3];&quot;&quot;)" table:style-name="ce3"/>
          <table:table-cell office:value-type="string" office:string-value="" table:formula="of:=IF(AND([Data.I$20]=[.$I15];[Data.J$20]=[.$J15]);[Data.I$3];&quot;&quot;)" table:style-name="ce3"/>
          <table:table-cell office:value-type="string" office:string-value="" table:formula="of:=IF(AND([Data.K$20]=[.$I15];[Data.L$20]=[.$J15]);[Data.K$3];&quot;&quot;)" table:style-name="ce3"/>
          <table:table-cell office:value-type="string" office:string-value="" table:formula="of:=IF(AND([Data.M$20]=[.$I15];[Data.N$20]=[.$J15]);[Data.M$3];&quot;&quot;)" table:style-name="ce3"/>
          <table:table-cell office:value-type="string" office:string-value="" table:formula="of:=IF(AND([Data.O$20]=[.$I15];[Data.P$20]=[.$J15]);[Data.O$3];&quot;&quot;)" table:style-name="ce3"/>
          <table:table-cell office:value-type="string" office:string-value="" table:formula="of:=IF(AND([Data.Q$20]=[.$I15];[Data.R$20]=[.$J15]);[Data.Q$3];&quot;&quot;)" table:style-name="ce3"/>
          <table:table-cell office:value-type="string" office:string-value="" table:formula="of:=IF(AND([Data.S$20]=[.$I15];[Data.T$20]=[.$J15]);[Data.S$3];&quot;&quot;)" table:style-name="ce3"/>
          <table:table-cell office:value-type="string" office:string-value="" table:formula="of:=IF(AND([Data.U$20]=[.$I15];[Data.V$20]=[.$J15]);[Data.U$3];&quot;&quot;)" table:style-name="ce3"/>
          <table:table-cell office:value-type="string" office:string-value="" table:formula="of:=IF(AND([Data.W$20]=[.$I15];[Data.X$20]=[.$J15]);[Data.W$3];&quot;&quot;)" table:style-name="ce3"/>
          <table:table-cell office:value-type="string" office:string-value="" table:formula="of:=IF(AND([Data.Y$20]=[.$I15];[Data.Z$20]=[.$J15]);[Data.Y$3];&quot;&quot;)" table:style-name="ce3"/>
          <table:table-cell table:number-columns-repeated="16362"/>
        </table:table-row>
        <table:table-row table:style-name="ro14">
          <table:table-cell table:number-columns-repeated="8" table:style-name="ce11"/>
          <table:table-cell office:value-type="float" office:value="3" table:style-name="ce2">
            <text:p>3</text:p>
          </table:table-cell>
          <table:table-cell office:value-type="float" office:value="1" table:style-name="ce11">
            <text:p>1</text:p>
          </table:table-cell>
          <table:table-cell office:value-type="string" office:string-value="" table:formula="of:=IF(AND([Data.C$20]=[.$I16];[Data.D$20]=[.$J16]);[Data.C$3];&quot;&quot;)" table:style-name="ce3"/>
          <table:table-cell office:value-type="string" office:string-value="" table:formula="of:=IF(AND([Data.E$20]=[.$I16];[Data.F$20]=[.$J16]);[Data.E$3];&quot;&quot;)" table:style-name="ce3"/>
          <table:table-cell office:value-type="string" office:string-value="" table:formula="of:=IF(AND([Data.G$20]=[.$I16];[Data.H$20]=[.$J16]);[Data.G$3];&quot;&quot;)" table:style-name="ce3"/>
          <table:table-cell office:value-type="string" office:string-value="" table:formula="of:=IF(AND([Data.I$20]=[.$I16];[Data.J$20]=[.$J16]);[Data.I$3];&quot;&quot;)" table:style-name="ce3"/>
          <table:table-cell office:value-type="string" office:string-value="" table:formula="of:=IF(AND([Data.K$20]=[.$I16];[Data.L$20]=[.$J16]);[Data.K$3];&quot;&quot;)" table:style-name="ce3"/>
          <table:table-cell office:value-type="string" office:string-value="" table:formula="of:=IF(AND([Data.M$20]=[.$I16];[Data.N$20]=[.$J16]);[Data.M$3];&quot;&quot;)" table:style-name="ce3"/>
          <table:table-cell office:value-type="string" office:string-value="" table:formula="of:=IF(AND([Data.O$20]=[.$I16];[Data.P$20]=[.$J16]);[Data.O$3];&quot;&quot;)" table:style-name="ce3"/>
          <table:table-cell office:value-type="string" office:string-value="" table:formula="of:=IF(AND([Data.Q$20]=[.$I16];[Data.R$20]=[.$J16]);[Data.Q$3];&quot;&quot;)" table:style-name="ce3"/>
          <table:table-cell office:value-type="string" office:string-value="" table:formula="of:=IF(AND([Data.S$20]=[.$I16];[Data.T$20]=[.$J16]);[Data.S$3];&quot;&quot;)" table:style-name="ce3"/>
          <table:table-cell office:value-type="string" office:string-value="" table:formula="of:=IF(AND([Data.U$20]=[.$I16];[Data.V$20]=[.$J16]);[Data.U$3];&quot;&quot;)" table:style-name="ce3"/>
          <table:table-cell office:value-type="string" office:string-value="" table:formula="of:=IF(AND([Data.W$20]=[.$I16];[Data.X$20]=[.$J16]);[Data.W$3];&quot;&quot;)" table:style-name="ce3"/>
          <table:table-cell office:value-type="string" office:string-value="" table:formula="of:=IF(AND([Data.Y$20]=[.$I16];[Data.Z$20]=[.$J16]);[Data.Y$3];&quot;&quot;)" table:style-name="ce3"/>
          <table:table-cell table:number-columns-repeated="16362"/>
        </table:table-row>
        <table:table-row table:style-name="ro14">
          <table:table-cell table:number-columns-repeated="6"/>
          <table:table-cell table:number-columns-repeated="2" table:style-name="ce11"/>
          <table:table-cell office:value-type="float" office:value="3" table:style-name="ce2">
            <text:p>3</text:p>
          </table:table-cell>
          <table:table-cell office:value-type="float" office:value="2" table:style-name="ce11">
            <text:p>2</text:p>
          </table:table-cell>
          <table:table-cell office:value-type="string" office:string-value="" table:formula="of:=IF(AND([Data.C$20]=[.$I17];[Data.D$20]=[.$J17]);[Data.C$3];&quot;&quot;)" table:style-name="ce3"/>
          <table:table-cell office:value-type="string" office:string-value="" table:formula="of:=IF(AND([Data.E$20]=[.$I17];[Data.F$20]=[.$J17]);[Data.E$3];&quot;&quot;)" table:style-name="ce3"/>
          <table:table-cell office:value-type="string" office:string-value="" table:formula="of:=IF(AND([Data.G$20]=[.$I17];[Data.H$20]=[.$J17]);[Data.G$3];&quot;&quot;)" table:style-name="ce3"/>
          <table:table-cell office:value-type="string" office:string-value="" table:formula="of:=IF(AND([Data.I$20]=[.$I17];[Data.J$20]=[.$J17]);[Data.I$3];&quot;&quot;)" table:style-name="ce3"/>
          <table:table-cell office:value-type="string" office:string-value="" table:formula="of:=IF(AND([Data.K$20]=[.$I17];[Data.L$20]=[.$J17]);[Data.K$3];&quot;&quot;)" table:style-name="ce3"/>
          <table:table-cell office:value-type="string" office:string-value="" table:formula="of:=IF(AND([Data.M$20]=[.$I17];[Data.N$20]=[.$J17]);[Data.M$3];&quot;&quot;)" table:style-name="ce3"/>
          <table:table-cell office:value-type="string" office:string-value="" table:formula="of:=IF(AND([Data.O$20]=[.$I17];[Data.P$20]=[.$J17]);[Data.O$3];&quot;&quot;)" table:style-name="ce3"/>
          <table:table-cell office:value-type="string" office:string-value="" table:formula="of:=IF(AND([Data.Q$20]=[.$I17];[Data.R$20]=[.$J17]);[Data.Q$3];&quot;&quot;)" table:style-name="ce3"/>
          <table:table-cell office:value-type="string" office:string-value="" table:formula="of:=IF(AND([Data.S$20]=[.$I17];[Data.T$20]=[.$J17]);[Data.S$3];&quot;&quot;)" table:style-name="ce3"/>
          <table:table-cell office:value-type="string" office:string-value="" table:formula="of:=IF(AND([Data.U$20]=[.$I17];[Data.V$20]=[.$J17]);[Data.U$3];&quot;&quot;)" table:style-name="ce3"/>
          <table:table-cell office:value-type="string" office:string-value="" table:formula="of:=IF(AND([Data.W$20]=[.$I17];[Data.X$20]=[.$J17]);[Data.W$3];&quot;&quot;)" table:style-name="ce3"/>
          <table:table-cell office:value-type="string" office:string-value="" table:formula="of:=IF(AND([Data.Y$20]=[.$I17];[Data.Z$20]=[.$J17]);[Data.Y$3];&quot;&quot;)" table:style-name="ce3"/>
          <table:table-cell table:number-columns-repeated="16362"/>
        </table:table-row>
        <table:table-row table:style-name="ro14">
          <table:table-cell table:number-columns-repeated="6"/>
          <table:table-cell table:number-columns-repeated="2" table:style-name="ce11"/>
          <table:table-cell office:value-type="float" office:value="2" table:style-name="ce2">
            <text:p>2</text:p>
          </table:table-cell>
          <table:table-cell office:value-type="float" office:value="0" table:style-name="ce11">
            <text:p>0</text:p>
          </table:table-cell>
          <table:table-cell office:value-type="string" office:string-value="" table:formula="of:=IF(AND([Data.C$20]=[.$I18];[Data.D$20]=[.$J18]);[Data.C$3];&quot;&quot;)" table:style-name="ce3"/>
          <table:table-cell office:value-type="string" office:string-value="" table:formula="of:=IF(AND([Data.E$20]=[.$I18];[Data.F$20]=[.$J18]);[Data.E$3];&quot;&quot;)" table:style-name="ce3"/>
          <table:table-cell office:value-type="string" office:string-value="" table:formula="of:=IF(AND([Data.G$20]=[.$I18];[Data.H$20]=[.$J18]);[Data.G$3];&quot;&quot;)" table:style-name="ce3"/>
          <table:table-cell office:value-type="string" office:string-value="" table:formula="of:=IF(AND([Data.I$20]=[.$I18];[Data.J$20]=[.$J18]);[Data.I$3];&quot;&quot;)" table:style-name="ce3"/>
          <table:table-cell office:value-type="string" office:string-value="" table:formula="of:=IF(AND([Data.K$20]=[.$I18];[Data.L$20]=[.$J18]);[Data.K$3];&quot;&quot;)" table:style-name="ce3"/>
          <table:table-cell office:value-type="string" office:string-value="" table:formula="of:=IF(AND([Data.M$20]=[.$I18];[Data.N$20]=[.$J18]);[Data.M$3];&quot;&quot;)" table:style-name="ce3"/>
          <table:table-cell office:value-type="string" office:string-value="" table:formula="of:=IF(AND([Data.O$20]=[.$I18];[Data.P$20]=[.$J18]);[Data.O$3];&quot;&quot;)" table:style-name="ce3"/>
          <table:table-cell office:value-type="string" office:string-value="" table:formula="of:=IF(AND([Data.Q$20]=[.$I18];[Data.R$20]=[.$J18]);[Data.Q$3];&quot;&quot;)" table:style-name="ce3"/>
          <table:table-cell office:value-type="string" office:string-value="" table:formula="of:=IF(AND([Data.S$20]=[.$I18];[Data.T$20]=[.$J18]);[Data.S$3];&quot;&quot;)" table:style-name="ce3"/>
          <table:table-cell office:value-type="string" office:string-value="" table:formula="of:=IF(AND([Data.U$20]=[.$I18];[Data.V$20]=[.$J18]);[Data.U$3];&quot;&quot;)" table:style-name="ce3"/>
          <table:table-cell office:value-type="string" office:string-value="" table:formula="of:=IF(AND([Data.W$20]=[.$I18];[Data.X$20]=[.$J18]);[Data.W$3];&quot;&quot;)" table:style-name="ce3"/>
          <table:table-cell office:value-type="string" office:string-value="" table:formula="of:=IF(AND([Data.Y$20]=[.$I18];[Data.Z$20]=[.$J18]);[Data.Y$3];&quot;&quot;)" table:style-name="ce3"/>
          <table:table-cell table:number-columns-repeated="16362"/>
        </table:table-row>
        <table:table-row table:style-name="ro14">
          <table:table-cell table:number-columns-repeated="6"/>
          <table:table-cell table:number-columns-repeated="2" table:style-name="ce11"/>
          <table:table-cell office:value-type="float" office:value="2" table:style-name="ce2">
            <text:p>2</text:p>
          </table:table-cell>
          <table:table-cell office:value-type="float" office:value="1" table:style-name="ce11">
            <text:p>1</text:p>
          </table:table-cell>
          <table:table-cell office:value-type="string" office:string-value="" table:formula="of:=IF(AND([Data.C$20]=[.$I19];[Data.D$20]=[.$J19]);[Data.C$3];&quot;&quot;)" table:style-name="ce3"/>
          <table:table-cell office:value-type="string" office:string-value="" table:formula="of:=IF(AND([Data.E$20]=[.$I19];[Data.F$20]=[.$J19]);[Data.E$3];&quot;&quot;)" table:style-name="ce3"/>
          <table:table-cell office:value-type="string" office:string-value="" table:formula="of:=IF(AND([Data.G$20]=[.$I19];[Data.H$20]=[.$J19]);[Data.G$3];&quot;&quot;)" table:style-name="ce3"/>
          <table:table-cell office:value-type="string" office:string-value="" table:formula="of:=IF(AND([Data.I$20]=[.$I19];[Data.J$20]=[.$J19]);[Data.I$3];&quot;&quot;)" table:style-name="ce3"/>
          <table:table-cell office:value-type="string" office:string-value="" table:formula="of:=IF(AND([Data.K$20]=[.$I19];[Data.L$20]=[.$J19]);[Data.K$3];&quot;&quot;)" table:style-name="ce3"/>
          <table:table-cell office:value-type="string" office:string-value="" table:formula="of:=IF(AND([Data.M$20]=[.$I19];[Data.N$20]=[.$J19]);[Data.M$3];&quot;&quot;)" table:style-name="ce3"/>
          <table:table-cell office:value-type="string" office:string-value="" table:formula="of:=IF(AND([Data.O$20]=[.$I19];[Data.P$20]=[.$J19]);[Data.O$3];&quot;&quot;)" table:style-name="ce3"/>
          <table:table-cell office:value-type="string" office:string-value="" table:formula="of:=IF(AND([Data.Q$20]=[.$I19];[Data.R$20]=[.$J19]);[Data.Q$3];&quot;&quot;)" table:style-name="ce3"/>
          <table:table-cell office:value-type="string" office:string-value="" table:formula="of:=IF(AND([Data.S$20]=[.$I19];[Data.T$20]=[.$J19]);[Data.S$3];&quot;&quot;)" table:style-name="ce3"/>
          <table:table-cell office:value-type="string" office:string-value="" table:formula="of:=IF(AND([Data.U$20]=[.$I19];[Data.V$20]=[.$J19]);[Data.U$3];&quot;&quot;)" table:style-name="ce3"/>
          <table:table-cell office:value-type="string" office:string-value="" table:formula="of:=IF(AND([Data.W$20]=[.$I19];[Data.X$20]=[.$J19]);[Data.W$3];&quot;&quot;)" table:style-name="ce3"/>
          <table:table-cell office:value-type="string" office:string-value="" table:formula="of:=IF(AND([Data.Y$20]=[.$I19];[Data.Z$20]=[.$J19]);[Data.Y$3];&quot;&quot;)" table:style-name="ce3"/>
          <table:table-cell table:number-columns-repeated="16362"/>
        </table:table-row>
        <table:table-row table:style-name="ro14">
          <table:table-cell table:number-columns-repeated="6"/>
          <table:table-cell table:number-columns-repeated="2" table:style-name="ce11"/>
          <table:table-cell office:value-type="float" office:value="2" table:style-name="ce2">
            <text:p>2</text:p>
          </table:table-cell>
          <table:table-cell office:value-type="float" office:value="2" table:style-name="ce11">
            <text:p>2</text:p>
          </table:table-cell>
          <table:table-cell office:value-type="string" office:string-value="" table:formula="of:=IF(AND([Data.C$20]=[.$I20];[Data.D$20]=[.$J20]);[Data.C$3];&quot;&quot;)" table:style-name="ce3"/>
          <table:table-cell office:value-type="string" office:string-value="" table:formula="of:=IF(AND([Data.E$20]=[.$I20];[Data.F$20]=[.$J20]);[Data.E$3];&quot;&quot;)" table:style-name="ce3"/>
          <table:table-cell office:value-type="string" office:string-value="" table:formula="of:=IF(AND([Data.G$20]=[.$I20];[Data.H$20]=[.$J20]);[Data.G$3];&quot;&quot;)" table:style-name="ce3"/>
          <table:table-cell office:value-type="string" office:string-value="" table:formula="of:=IF(AND([Data.I$20]=[.$I20];[Data.J$20]=[.$J20]);[Data.I$3];&quot;&quot;)" table:style-name="ce3"/>
          <table:table-cell office:value-type="string" office:string-value="" table:formula="of:=IF(AND([Data.K$20]=[.$I20];[Data.L$20]=[.$J20]);[Data.K$3];&quot;&quot;)" table:style-name="ce3"/>
          <table:table-cell office:value-type="string" office:string-value="" table:formula="of:=IF(AND([Data.M$20]=[.$I20];[Data.N$20]=[.$J20]);[Data.M$3];&quot;&quot;)" table:style-name="ce3"/>
          <table:table-cell office:value-type="string" office:string-value="" table:formula="of:=IF(AND([Data.O$20]=[.$I20];[Data.P$20]=[.$J20]);[Data.O$3];&quot;&quot;)" table:style-name="ce3"/>
          <table:table-cell office:value-type="string" office:string-value="" table:formula="of:=IF(AND([Data.Q$20]=[.$I20];[Data.R$20]=[.$J20]);[Data.Q$3];&quot;&quot;)" table:style-name="ce3"/>
          <table:table-cell office:value-type="string" office:string-value="" table:formula="of:=IF(AND([Data.S$20]=[.$I20];[Data.T$20]=[.$J20]);[Data.S$3];&quot;&quot;)" table:style-name="ce3"/>
          <table:table-cell office:value-type="string" office:string-value="" table:formula="of:=IF(AND([Data.U$20]=[.$I20];[Data.V$20]=[.$J20]);[Data.U$3];&quot;&quot;)" table:style-name="ce3"/>
          <table:table-cell office:value-type="string" office:string-value="" table:formula="of:=IF(AND([Data.W$20]=[.$I20];[Data.X$20]=[.$J20]);[Data.W$3];&quot;&quot;)" table:style-name="ce3"/>
          <table:table-cell office:value-type="string" office:string-value="" table:formula="of:=IF(AND([Data.Y$20]=[.$I20];[Data.Z$20]=[.$J20]);[Data.Y$3];&quot;&quot;)" table:style-name="ce3"/>
          <table:table-cell table:number-columns-repeated="16362"/>
        </table:table-row>
        <table:table-row table:style-name="ro14">
          <table:table-cell table:number-columns-repeated="6"/>
          <table:table-cell table:number-columns-repeated="2" table:style-name="ce11"/>
          <table:table-cell office:value-type="float" office:value="2" table:style-name="ce2">
            <text:p>2</text:p>
          </table:table-cell>
          <table:table-cell office:value-type="float" office:value="3" table:style-name="ce11">
            <text:p>3</text:p>
          </table:table-cell>
          <table:table-cell office:value-type="string" office:string-value="" table:formula="of:=IF(AND([Data.C$20]=[.$I21];[Data.D$20]=[.$J21]);[Data.C$3];&quot;&quot;)" table:style-name="ce3"/>
          <table:table-cell office:value-type="string" office:string-value="" table:formula="of:=IF(AND([Data.E$20]=[.$I21];[Data.F$20]=[.$J21]);[Data.E$3];&quot;&quot;)" table:style-name="ce3"/>
          <table:table-cell office:value-type="string" office:string-value="" table:formula="of:=IF(AND([Data.G$20]=[.$I21];[Data.H$20]=[.$J21]);[Data.G$3];&quot;&quot;)" table:style-name="ce3"/>
          <table:table-cell office:value-type="string" office:string-value="" table:formula="of:=IF(AND([Data.I$20]=[.$I21];[Data.J$20]=[.$J21]);[Data.I$3];&quot;&quot;)" table:style-name="ce3"/>
          <table:table-cell office:value-type="string" office:string-value="" table:formula="of:=IF(AND([Data.K$20]=[.$I21];[Data.L$20]=[.$J21]);[Data.K$3];&quot;&quot;)" table:style-name="ce3"/>
          <table:table-cell office:value-type="string" office:string-value="" table:formula="of:=IF(AND([Data.M$20]=[.$I21];[Data.N$20]=[.$J21]);[Data.M$3];&quot;&quot;)" table:style-name="ce3"/>
          <table:table-cell office:value-type="string" office:string-value="" table:formula="of:=IF(AND([Data.O$20]=[.$I21];[Data.P$20]=[.$J21]);[Data.O$3];&quot;&quot;)" table:style-name="ce3"/>
          <table:table-cell office:value-type="string" office:string-value="" table:formula="of:=IF(AND([Data.Q$20]=[.$I21];[Data.R$20]=[.$J21]);[Data.Q$3];&quot;&quot;)" table:style-name="ce3"/>
          <table:table-cell office:value-type="string" office:string-value="" table:formula="of:=IF(AND([Data.S$20]=[.$I21];[Data.T$20]=[.$J21]);[Data.S$3];&quot;&quot;)" table:style-name="ce3"/>
          <table:table-cell office:value-type="string" office:string-value="" table:formula="of:=IF(AND([Data.U$20]=[.$I21];[Data.V$20]=[.$J21]);[Data.U$3];&quot;&quot;)" table:style-name="ce3"/>
          <table:table-cell office:value-type="string" office:string-value="" table:formula="of:=IF(AND([Data.W$20]=[.$I21];[Data.X$20]=[.$J21]);[Data.W$3];&quot;&quot;)" table:style-name="ce3"/>
          <table:table-cell office:value-type="string" office:string-value="" table:formula="of:=IF(AND([Data.Y$20]=[.$I21];[Data.Z$20]=[.$J21]);[Data.Y$3];&quot;&quot;)" table:style-name="ce3"/>
          <table:table-cell table:number-columns-repeated="16362"/>
        </table:table-row>
        <table:table-row table:style-name="ro14">
          <table:table-cell table:number-columns-repeated="6"/>
          <table:table-cell table:number-columns-repeated="2" table:style-name="ce11"/>
          <table:table-cell office:value-type="float" office:value="1" table:style-name="ce2">
            <text:p>1</text:p>
          </table:table-cell>
          <table:table-cell office:value-type="float" office:value="0" table:style-name="ce11">
            <text:p>0</text:p>
          </table:table-cell>
          <table:table-cell office:value-type="string" office:string-value="" table:formula="of:=IF(AND([Data.C$20]=[.$I22];[Data.D$20]=[.$J22]);[Data.C$3];&quot;&quot;)" table:style-name="ce3"/>
          <table:table-cell office:value-type="string" office:string-value="" table:formula="of:=IF(AND([Data.E$20]=[.$I22];[Data.F$20]=[.$J22]);[Data.E$3];&quot;&quot;)" table:style-name="ce3"/>
          <table:table-cell office:value-type="string" office:string-value="" table:formula="of:=IF(AND([Data.G$20]=[.$I22];[Data.H$20]=[.$J22]);[Data.G$3];&quot;&quot;)" table:style-name="ce3"/>
          <table:table-cell office:value-type="string" office:string-value="" table:formula="of:=IF(AND([Data.I$20]=[.$I22];[Data.J$20]=[.$J22]);[Data.I$3];&quot;&quot;)" table:style-name="ce3"/>
          <table:table-cell office:value-type="string" office:string-value="" table:formula="of:=IF(AND([Data.K$20]=[.$I22];[Data.L$20]=[.$J22]);[Data.K$3];&quot;&quot;)" table:style-name="ce3"/>
          <table:table-cell office:value-type="string" office:string-value="" table:formula="of:=IF(AND([Data.M$20]=[.$I22];[Data.N$20]=[.$J22]);[Data.M$3];&quot;&quot;)" table:style-name="ce3"/>
          <table:table-cell office:value-type="string" office:string-value="" table:formula="of:=IF(AND([Data.O$20]=[.$I22];[Data.P$20]=[.$J22]);[Data.O$3];&quot;&quot;)" table:style-name="ce3"/>
          <table:table-cell office:value-type="string" office:string-value="" table:formula="of:=IF(AND([Data.Q$20]=[.$I22];[Data.R$20]=[.$J22]);[Data.Q$3];&quot;&quot;)" table:style-name="ce3"/>
          <table:table-cell office:value-type="string" office:string-value="" table:formula="of:=IF(AND([Data.S$20]=[.$I22];[Data.T$20]=[.$J22]);[Data.S$3];&quot;&quot;)" table:style-name="ce3"/>
          <table:table-cell office:value-type="string" office:string-value="" table:formula="of:=IF(AND([Data.U$20]=[.$I22];[Data.V$20]=[.$J22]);[Data.U$3];&quot;&quot;)" table:style-name="ce3"/>
          <table:table-cell office:value-type="string" office:string-value="" table:formula="of:=IF(AND([Data.W$20]=[.$I22];[Data.X$20]=[.$J22]);[Data.W$3];&quot;&quot;)" table:style-name="ce3"/>
          <table:table-cell office:value-type="string" office:string-value="" table:formula="of:=IF(AND([Data.Y$20]=[.$I22];[Data.Z$20]=[.$J22]);[Data.Y$3];&quot;&quot;)" table:style-name="ce3"/>
          <table:table-cell table:number-columns-repeated="16362"/>
        </table:table-row>
        <table:table-row table:style-name="ro14">
          <table:table-cell table:number-columns-repeated="6"/>
          <table:table-cell table:number-columns-repeated="2" table:style-name="ce11"/>
          <table:table-cell office:value-type="float" office:value="1" table:style-name="ce2">
            <text:p>1</text:p>
          </table:table-cell>
          <table:table-cell office:value-type="float" office:value="1" table:style-name="ce11">
            <text:p>1</text:p>
          </table:table-cell>
          <table:table-cell office:value-type="string" office:string-value="" table:formula="of:=IF(AND([Data.C$20]=[.$I23];[Data.D$20]=[.$J23]);[Data.C$3];&quot;&quot;)" table:style-name="ce3"/>
          <table:table-cell office:value-type="string" office:string-value="" table:formula="of:=IF(AND([Data.E$20]=[.$I23];[Data.F$20]=[.$J23]);[Data.E$3];&quot;&quot;)" table:style-name="ce3"/>
          <table:table-cell office:value-type="string" office:string-value="" table:formula="of:=IF(AND([Data.G$20]=[.$I23];[Data.H$20]=[.$J23]);[Data.G$3];&quot;&quot;)" table:style-name="ce3"/>
          <table:table-cell office:value-type="string" office:string-value="" table:formula="of:=IF(AND([Data.I$20]=[.$I23];[Data.J$20]=[.$J23]);[Data.I$3];&quot;&quot;)" table:style-name="ce3"/>
          <table:table-cell office:value-type="string" office:string-value="" table:formula="of:=IF(AND([Data.K$20]=[.$I23];[Data.L$20]=[.$J23]);[Data.K$3];&quot;&quot;)" table:style-name="ce3"/>
          <table:table-cell office:value-type="string" office:string-value="" table:formula="of:=IF(AND([Data.M$20]=[.$I23];[Data.N$20]=[.$J23]);[Data.M$3];&quot;&quot;)" table:style-name="ce3"/>
          <table:table-cell office:value-type="string" office:string-value="" table:formula="of:=IF(AND([Data.O$20]=[.$I23];[Data.P$20]=[.$J23]);[Data.O$3];&quot;&quot;)" table:style-name="ce3"/>
          <table:table-cell office:value-type="string" office:string-value="" table:formula="of:=IF(AND([Data.Q$20]=[.$I23];[Data.R$20]=[.$J23]);[Data.Q$3];&quot;&quot;)" table:style-name="ce3"/>
          <table:table-cell office:value-type="string" office:string-value="" table:formula="of:=IF(AND([Data.S$20]=[.$I23];[Data.T$20]=[.$J23]);[Data.S$3];&quot;&quot;)" table:style-name="ce3"/>
          <table:table-cell office:value-type="string" office:string-value="" table:formula="of:=IF(AND([Data.U$20]=[.$I23];[Data.V$20]=[.$J23]);[Data.U$3];&quot;&quot;)" table:style-name="ce3"/>
          <table:table-cell office:value-type="string" office:string-value="" table:formula="of:=IF(AND([Data.W$20]=[.$I23];[Data.X$20]=[.$J23]);[Data.W$3];&quot;&quot;)" table:style-name="ce3"/>
          <table:table-cell office:value-type="string" office:string-value="" table:formula="of:=IF(AND([Data.Y$20]=[.$I23];[Data.Z$20]=[.$J23]);[Data.Y$3];&quot;&quot;)" table:style-name="ce3"/>
          <table:table-cell table:number-columns-repeated="16362"/>
        </table:table-row>
        <table:table-row table:style-name="ro14">
          <table:table-cell table:number-columns-repeated="6"/>
          <table:table-cell table:number-columns-repeated="2" table:style-name="ce11"/>
          <table:table-cell office:value-type="float" office:value="1" table:style-name="ce2">
            <text:p>1</text:p>
          </table:table-cell>
          <table:table-cell office:value-type="float" office:value="2" table:style-name="ce11">
            <text:p>2</text:p>
          </table:table-cell>
          <table:table-cell office:value-type="string" office:string-value="" table:formula="of:=IF(AND([Data.C$20]=[.$I24];[Data.D$20]=[.$J24]);[Data.C$3];&quot;&quot;)" table:style-name="ce3"/>
          <table:table-cell office:value-type="string" office:string-value="" table:formula="of:=IF(AND([Data.E$20]=[.$I24];[Data.F$20]=[.$J24]);[Data.E$3];&quot;&quot;)" table:style-name="ce3"/>
          <table:table-cell office:value-type="string" office:string-value="" table:formula="of:=IF(AND([Data.G$20]=[.$I24];[Data.H$20]=[.$J24]);[Data.G$3];&quot;&quot;)" table:style-name="ce3"/>
          <table:table-cell office:value-type="string" office:string-value="" table:formula="of:=IF(AND([Data.I$20]=[.$I24];[Data.J$20]=[.$J24]);[Data.I$3];&quot;&quot;)" table:style-name="ce3"/>
          <table:table-cell office:value-type="string" office:string-value="" table:formula="of:=IF(AND([Data.K$20]=[.$I24];[Data.L$20]=[.$J24]);[Data.K$3];&quot;&quot;)" table:style-name="ce3"/>
          <table:table-cell office:value-type="string" office:string-value="" table:formula="of:=IF(AND([Data.M$20]=[.$I24];[Data.N$20]=[.$J24]);[Data.M$3];&quot;&quot;)" table:style-name="ce3"/>
          <table:table-cell office:value-type="string" office:string-value="" table:formula="of:=IF(AND([Data.O$20]=[.$I24];[Data.P$20]=[.$J24]);[Data.O$3];&quot;&quot;)" table:style-name="ce3"/>
          <table:table-cell office:value-type="string" office:string-value="" table:formula="of:=IF(AND([Data.Q$20]=[.$I24];[Data.R$20]=[.$J24]);[Data.Q$3];&quot;&quot;)" table:style-name="ce3"/>
          <table:table-cell office:value-type="string" office:string-value="" table:formula="of:=IF(AND([Data.S$20]=[.$I24];[Data.T$20]=[.$J24]);[Data.S$3];&quot;&quot;)" table:style-name="ce3"/>
          <table:table-cell office:value-type="string" office:string-value="" table:formula="of:=IF(AND([Data.U$20]=[.$I24];[Data.V$20]=[.$J24]);[Data.U$3];&quot;&quot;)" table:style-name="ce3"/>
          <table:table-cell office:value-type="string" office:string-value="" table:formula="of:=IF(AND([Data.W$20]=[.$I24];[Data.X$20]=[.$J24]);[Data.W$3];&quot;&quot;)" table:style-name="ce3"/>
          <table:table-cell office:value-type="string" office:string-value="" table:formula="of:=IF(AND([Data.Y$20]=[.$I24];[Data.Z$20]=[.$J24]);[Data.Y$3];&quot;&quot;)" table:style-name="ce3"/>
          <table:table-cell table:number-columns-repeated="16362"/>
        </table:table-row>
        <table:table-row table:style-name="ro14">
          <table:table-cell table:number-columns-repeated="6"/>
          <table:table-cell table:number-columns-repeated="2" table:style-name="ce11"/>
          <table:table-cell office:value-type="float" office:value="1" table:style-name="ce2">
            <text:p>1</text:p>
          </table:table-cell>
          <table:table-cell office:value-type="float" office:value="3" table:style-name="ce11">
            <text:p>3</text:p>
          </table:table-cell>
          <table:table-cell office:value-type="string" office:string-value="" table:formula="of:=IF(AND([Data.C$20]=[.$I25];[Data.D$20]=[.$J25]);[Data.C$3];&quot;&quot;)" table:style-name="ce3"/>
          <table:table-cell office:value-type="string" office:string-value="" table:formula="of:=IF(AND([Data.E$20]=[.$I25];[Data.F$20]=[.$J25]);[Data.E$3];&quot;&quot;)" table:style-name="ce3"/>
          <table:table-cell office:value-type="string" office:string-value="" table:formula="of:=IF(AND([Data.G$20]=[.$I25];[Data.H$20]=[.$J25]);[Data.G$3];&quot;&quot;)" table:style-name="ce3"/>
          <table:table-cell office:value-type="string" office:string-value="" table:formula="of:=IF(AND([Data.I$20]=[.$I25];[Data.J$20]=[.$J25]);[Data.I$3];&quot;&quot;)" table:style-name="ce3"/>
          <table:table-cell office:value-type="string" office:string-value="" table:formula="of:=IF(AND([Data.K$20]=[.$I25];[Data.L$20]=[.$J25]);[Data.K$3];&quot;&quot;)" table:style-name="ce3"/>
          <table:table-cell office:value-type="string" office:string-value="" table:formula="of:=IF(AND([Data.M$20]=[.$I25];[Data.N$20]=[.$J25]);[Data.M$3];&quot;&quot;)" table:style-name="ce3"/>
          <table:table-cell office:value-type="string" office:string-value="" table:formula="of:=IF(AND([Data.O$20]=[.$I25];[Data.P$20]=[.$J25]);[Data.O$3];&quot;&quot;)" table:style-name="ce3"/>
          <table:table-cell office:value-type="string" office:string-value="" table:formula="of:=IF(AND([Data.Q$20]=[.$I25];[Data.R$20]=[.$J25]);[Data.Q$3];&quot;&quot;)" table:style-name="ce3"/>
          <table:table-cell office:value-type="string" office:string-value="" table:formula="of:=IF(AND([Data.S$20]=[.$I25];[Data.T$20]=[.$J25]);[Data.S$3];&quot;&quot;)" table:style-name="ce3"/>
          <table:table-cell office:value-type="string" office:string-value="" table:formula="of:=IF(AND([Data.U$20]=[.$I25];[Data.V$20]=[.$J25]);[Data.U$3];&quot;&quot;)" table:style-name="ce3"/>
          <table:table-cell office:value-type="string" office:string-value="" table:formula="of:=IF(AND([Data.W$20]=[.$I25];[Data.X$20]=[.$J25]);[Data.W$3];&quot;&quot;)" table:style-name="ce3"/>
          <table:table-cell office:value-type="string" office:string-value="" table:formula="of:=IF(AND([Data.Y$20]=[.$I25];[Data.Z$20]=[.$J25]);[Data.Y$3];&quot;&quot;)" table:style-name="ce3"/>
          <table:table-cell table:number-columns-repeated="16362"/>
        </table:table-row>
        <table:table-row table:style-name="ro14">
          <table:table-cell table:number-columns-repeated="6"/>
          <table:table-cell table:number-columns-repeated="2" table:style-name="ce11"/>
          <table:table-cell office:value-type="float" office:value="1" table:style-name="ce2">
            <text:p>1</text:p>
          </table:table-cell>
          <table:table-cell office:value-type="float" office:value="4" table:style-name="ce11">
            <text:p>4</text:p>
          </table:table-cell>
          <table:table-cell office:value-type="string" office:string-value="" table:formula="of:=IF(AND([Data.C$20]=[.$I26];[Data.D$20]=[.$J26]);[Data.C$3];&quot;&quot;)" table:style-name="ce3"/>
          <table:table-cell office:value-type="string" office:string-value="" table:formula="of:=IF(AND([Data.E$20]=[.$I26];[Data.F$20]=[.$J26]);[Data.E$3];&quot;&quot;)" table:style-name="ce3"/>
          <table:table-cell office:value-type="string" office:string-value="" table:formula="of:=IF(AND([Data.G$20]=[.$I26];[Data.H$20]=[.$J26]);[Data.G$3];&quot;&quot;)" table:style-name="ce3"/>
          <table:table-cell office:value-type="string" office:string-value="" table:formula="of:=IF(AND([Data.I$20]=[.$I26];[Data.J$20]=[.$J26]);[Data.I$3];&quot;&quot;)" table:style-name="ce3"/>
          <table:table-cell office:value-type="string" office:string-value="" table:formula="of:=IF(AND([Data.K$20]=[.$I26];[Data.L$20]=[.$J26]);[Data.K$3];&quot;&quot;)" table:style-name="ce3"/>
          <table:table-cell office:value-type="string" office:string-value="" table:formula="of:=IF(AND([Data.M$20]=[.$I26];[Data.N$20]=[.$J26]);[Data.M$3];&quot;&quot;)" table:style-name="ce3"/>
          <table:table-cell office:value-type="string" office:string-value="" table:formula="of:=IF(AND([Data.O$20]=[.$I26];[Data.P$20]=[.$J26]);[Data.O$3];&quot;&quot;)" table:style-name="ce3"/>
          <table:table-cell office:value-type="string" office:string-value="" table:formula="of:=IF(AND([Data.Q$20]=[.$I26];[Data.R$20]=[.$J26]);[Data.Q$3];&quot;&quot;)" table:style-name="ce3"/>
          <table:table-cell office:value-type="string" office:string-value="" table:formula="of:=IF(AND([Data.S$20]=[.$I26];[Data.T$20]=[.$J26]);[Data.S$3];&quot;&quot;)" table:style-name="ce3"/>
          <table:table-cell office:value-type="string" office:string-value="" table:formula="of:=IF(AND([Data.U$20]=[.$I26];[Data.V$20]=[.$J26]);[Data.U$3];&quot;&quot;)" table:style-name="ce3"/>
          <table:table-cell office:value-type="string" office:string-value="" table:formula="of:=IF(AND([Data.W$20]=[.$I26];[Data.X$20]=[.$J26]);[Data.W$3];&quot;&quot;)" table:style-name="ce3"/>
          <table:table-cell office:value-type="string" office:string-value="" table:formula="of:=IF(AND([Data.Y$20]=[.$I26];[Data.Z$20]=[.$J26]);[Data.Y$3];&quot;&quot;)" table:style-name="ce3"/>
          <table:table-cell table:number-columns-repeated="16362"/>
        </table:table-row>
        <table:table-row table:style-name="ro9">
          <table:table-cell table:number-columns-repeated="16384"/>
        </table:table-row>
        <table:table-row table:number-rows-repeated="7" table:style-name="ro9">
          <table:table-cell table:number-columns-repeated="6"/>
          <table:table-cell table:style-name="ce19"/>
          <table:table-cell table:number-columns-repeated="16377" table:style-name="ce11"/>
        </table:table-row>
        <table:table-row table:style-name="ro9">
          <table:table-cell table:number-columns-repeated="6"/>
          <table:table-cell table:style-name="ce19"/>
          <table:table-cell table:number-columns-repeated="2" table:style-name="ce11"/>
          <table:table-cell table:style-name="ce20"/>
          <table:table-cell table:number-columns-repeated="16374"/>
        </table:table-row>
        <table:table-row table:number-rows-repeated="5" table:style-name="ro9">
          <table:table-cell table:number-columns-repeated="6"/>
          <table:table-cell table:style-name="ce19"/>
          <table:table-cell table:number-columns-repeated="16377" table:style-name="ce11"/>
        </table:table-row>
        <table:table-row table:number-rows-repeated="1048536" table:style-name="ro9">
          <table:table-cell table:number-columns-repeated="16384"/>
        </table:table-row>
      </table:table>
      <table:table table:name="Leadership_" table:style-name="ta3">
        <table:table-column table:style-name="co8" table:number-columns-repeated="2" table:default-cell-style-name="ce11"/>
        <table:table-column table:style-name="co9" table:number-columns-repeated="5" table:default-cell-style-name="ce11"/>
        <table:table-column table:style-name="co8" table:default-cell-style-name="ce11"/>
        <table:table-column table:style-name="co3" table:default-cell-style-name="ce11"/>
        <table:table-column table:style-name="co10" table:default-cell-style-name="ce11"/>
        <table:table-column table:style-name="co8" table:number-columns-repeated="16374" table:default-cell-style-name="ce11"/>
        <table:table-row table:style-name="ro10">
          <table:table-cell table:style-name="ce34"/>
          <table:table-cell table:number-columns-repeated="3" table:style-name="ce11"/>
          <table:table-cell table:style-name="ce11">
            <draw:custom-shape svg:x="1.48611in" svg:y="0.40278in" svg:width="3.65278in" svg:height="1.58333in" draw:z-index="1" draw:id="id186" draw:style-name="a243" draw:name="AutoShape 1">
              <svg:title/>
              <svg:desc/>
              <text:p text:style-name="a236" text:class-names="" text:cond-style-name=""><text:span text:style-name="a235" text:class-names=""/></text:p>
              <text:p text:style-name="a238" text:class-names="" text:cond-style-name=""><text:span text:style-name="a237" text:class-names=""/></text:p>
              <text:p text:style-name="a240" text:class-names="" text:cond-style-name=""><text:span text:style-name="a239" text:class-names="">Leadership</text:span></text:p>
              <text:p text:style-name="a242" text:class-names="" text:cond-style-name=""><text:span text:style-name="a241" text:class-names=""/></text:p>
              <draw:enhanced-geometry xmlns:dr3d="urn:oasis:names:tc:opendocument:xmlns:dr3d:1.0" draw:path-stretchpoint-x="21600" draw:path-stretchpoint-y="21600" draw:type="non-primitive" svg:viewBox="0 0 21600 21600" draw:enhanced-path="S M ?f0 ?f2 L ?f1 ?f2 ?f1 ?f12 ?f10 ?f3 ?f0 ?f3 Z N S M ?f10 ?f3 L ?f11 ?f13 ?f1 ?f12 Z N F M ?f10 ?f3 L ?f11 ?f13 ?f1 ?f12 ?f10 ?f3 ?f0 ?f3 ?f0 ?f2 ?f1 ?f2 ?f1 ?f12 N" draw:text-areas="?f0 ?f2 ?f1 ?f12" draw:modifiers="1250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min(?f5, ?f4)"/>
                <draw:equation draw:name="f7" draw:formula="$0"/>
                <draw:equation draw:name="f8" draw:formula="?f6 * ?f7 / 100000"/>
                <draw:equation draw:name="f9" draw:formula="?f8 / 5"/>
                <draw:equation draw:name="f10" draw:formula="?f1 - ?f8"/>
                <draw:equation draw:name="f11" draw:formula="?f10 + ?f9"/>
                <draw:equation draw:name="f12" draw:formula="?f3 - ?f8"/>
                <draw:equation draw:name="f13" draw:formula="?f12 + ?f9"/>
              </draw:enhanced-geometry>
            </draw:custom-shape>
          </table:table-cell>
          <table:table-cell table:number-columns-repeated="16379" table:style-name="ce11"/>
        </table:table-row>
        <table:table-row table:style-name="ro11">
          <table:table-cell office:value-type="string" table:style-name="ce12">
            <text:p>LEVEL</text:p>
          </table:table-cell>
          <table:table-cell office:value-type="float" office:value="5" table:style-name="ce13">
            <text:p>5</text:p>
          </table:table-cell>
          <table:table-cell office:value-type="string" office:string-value="" table:formula="of:=TRIM([.K12]&amp;&quot;  &quot;&amp;[.L12]&amp;&quot;  &quot;&amp;[.M12]&amp;&quot;  &quot;&amp;[.N12]&amp;&quot;  &quot;&amp;[.O12]&amp;&quot; &quot;&amp;[.P12]&amp;&quot; &quot;&amp;[.Q12]&amp;&quot; &quot;&amp;[.R12]&amp;&quot; &quot;&amp;[.S12]&amp;&quot; &quot;&amp;[.T12]&amp;&quot; &quot;&amp;[.U12]&amp;&quot; &quot;&amp;[.V12])" table:style-name="ce5"/>
          <table:table-cell table:style-name="ce14">
            <draw:frame draw:z-index="2" draw:id="id187" draw:style-name="a248" draw:name="Text Box 2" svg:x="0.33333in" svg:y="0.25in" svg:width="1.26389in" svg:height="0.56944in">
              <draw:text-box>
                <text:p text:style-name="a245" text:class-names="" text:cond-style-name=""><text:span text:style-name="a244" text:class-names="">Something<text:s text:c="1"/></text:span></text:p>
                <text:p text:style-name="a247" text:class-names="" text:cond-style-name=""><text:span text:style-name="a246" text:class-names="">to share</text:span></text:p>
              </draw:text-box>
              <svg:title/>
              <svg:desc/>
            </draw:frame>
          </table:table-cell>
          <table:table-cell table:number-columns-repeated="3" table:style-name="ce14"/>
          <table:table-cell table:number-columns-repeated="16377" table:style-name="ce11"/>
        </table:table-row>
        <table:table-row table:style-name="ro11">
          <table:table-cell table:style-name="ce11"/>
          <table:table-cell office:value-type="float" office:value="4" table:style-name="ce13">
            <text:p>4</text:p>
          </table:table-cell>
          <table:table-cell office:value-type="string" office:string-value="" table:formula="of:=TRIM([.K13]&amp;&quot;  &quot;&amp;[.L13]&amp;&quot;  &quot;&amp;[.M13]&amp;&quot;  &quot;&amp;[.N13]&amp;&quot;  &quot;&amp;[.O13]&amp;&quot; &quot;&amp;[.P13]&amp;&quot; &quot;&amp;[.Q13]&amp;&quot; &quot;&amp;[.R13]&amp;&quot; &quot;&amp;[.S13]&amp;&quot; &quot;&amp;[.T13]&amp;&quot; &quot;&amp;[.U13]&amp;&quot; &quot;&amp;[.V13])" table:style-name="ce5"/>
          <table:table-cell office:value-type="string" office:string-value="" table:formula="of:=TRIM([.K14]&amp;&quot;  &quot;&amp;[.L14]&amp;&quot;  &quot;&amp;[.M14]&amp;&quot;  &quot;&amp;[.N14]&amp;&quot;  &quot;&amp;[.O14]&amp;&quot; &quot;&amp;[.P14]&amp;&quot; &quot;&amp;[.Q14]&amp;&quot; &quot;&amp;[.R14]&amp;&quot; &quot;&amp;[.S14]&amp;&quot; &quot;&amp;[.T14]&amp;&quot; &quot;&amp;[.U14]&amp;&quot; &quot;&amp;[.V14])" table:style-name="ce5"/>
          <table:table-cell table:number-columns-repeated="3" table:style-name="ce14"/>
          <table:table-cell table:number-columns-repeated="16377" table:style-name="ce11"/>
        </table:table-row>
        <table:table-row table:style-name="ro11">
          <table:table-cell table:style-name="ce11"/>
          <table:table-cell office:value-type="float" office:value="3" table:style-name="ce13">
            <text:p>3</text:p>
          </table:table-cell>
          <table:table-cell office:value-type="string" office:string-value="" table:formula="of:=TRIM([.K15]&amp;&quot;  &quot;&amp;[.L15]&amp;&quot;  &quot;&amp;[.M15]&amp;&quot;  &quot;&amp;[.N15]&amp;&quot;  &quot;&amp;[.O15]&amp;&quot; &quot;&amp;[.P15]&amp;&quot; &quot;&amp;[.Q15]&amp;&quot; &quot;&amp;[.R15]&amp;&quot; &quot;&amp;[.S15]&amp;&quot; &quot;&amp;[.T15]&amp;&quot; &quot;&amp;[.U15]&amp;&quot; &quot;&amp;[.V15])" table:style-name="ce6"/>
          <table:table-cell office:value-type="string" office:string-value="" table:formula="of:=TRIM([.K16]&amp;&quot;  &quot;&amp;[.L16]&amp;&quot;  &quot;&amp;[.M16]&amp;&quot;  &quot;&amp;[.N16]&amp;&quot;  &quot;&amp;[.O16]&amp;&quot; &quot;&amp;[.P16]&amp;&quot; &quot;&amp;[.Q16]&amp;&quot; &quot;&amp;[.R16]&amp;&quot; &quot;&amp;[.S16]&amp;&quot; &quot;&amp;[.T16]&amp;&quot; &quot;&amp;[.U16]&amp;&quot; &quot;&amp;[.V16])" table:style-name="ce6"/>
          <table:table-cell office:value-type="string" office:string-value="" table:formula="of:=TRIM([.K17]&amp;&quot;  &quot;&amp;[.L17]&amp;&quot;  &quot;&amp;[.M17]&amp;&quot;  &quot;&amp;[.N17]&amp;&quot;  &quot;&amp;[.O17]&amp;&quot; &quot;&amp;[.P17]&amp;&quot; &quot;&amp;[.Q17]&amp;&quot; &quot;&amp;[.R17]&amp;&quot; &quot;&amp;[.S17]&amp;&quot; &quot;&amp;[.T17]&amp;&quot; &quot;&amp;[.U17]&amp;&quot; &quot;&amp;[.V17])" table:style-name="ce7"/>
          <table:table-cell table:number-columns-repeated="2" table:style-name="ce15"/>
          <table:table-cell table:style-name="ce21"/>
          <table:table-cell table:number-columns-repeated="16376" table:style-name="ce11"/>
        </table:table-row>
        <table:table-row table:style-name="ro11">
          <table:table-cell table:style-name="ce11"/>
          <table:table-cell office:value-type="float" office:value="2" table:style-name="ce13">
            <text:p>2</text:p>
          </table:table-cell>
          <table:table-cell office:value-type="string" office:string-value="" table:formula="of:=TRIM([.K18]&amp;&quot;  &quot;&amp;[.L18]&amp;&quot;  &quot;&amp;[.M18]&amp;&quot;  &quot;&amp;[.N18]&amp;&quot;  &quot;&amp;[.O18]&amp;&quot; &quot;&amp;[.P18]&amp;&quot; &quot;&amp;[.Q18]&amp;&quot; &quot;&amp;[.R18]&amp;&quot; &quot;&amp;[.S18]&amp;&quot; &quot;&amp;[.T18]&amp;&quot; &quot;&amp;[.U18]&amp;&quot; &quot;&amp;[.V18])" table:style-name="ce6"/>
          <table:table-cell office:value-type="string" office:string-value="" table:formula="of:=TRIM([.K19]&amp;&quot;  &quot;&amp;[.L19]&amp;&quot;  &quot;&amp;[.M19]&amp;&quot;  &quot;&amp;[.N19]&amp;&quot;  &quot;&amp;[.O19]&amp;&quot; &quot;&amp;[.P19]&amp;&quot; &quot;&amp;[.Q19]&amp;&quot; &quot;&amp;[.R19]&amp;&quot; &quot;&amp;[.S19]&amp;&quot; &quot;&amp;[.T19]&amp;&quot; &quot;&amp;[.U19]&amp;&quot; &quot;&amp;[.V19])" table:style-name="ce6"/>
          <table:table-cell office:value-type="string" office:string-value="" table:formula="of:=TRIM([.K20]&amp;&quot;  &quot;&amp;[.L20]&amp;&quot;  &quot;&amp;[.M20]&amp;&quot;  &quot;&amp;[.N20]&amp;&quot;  &quot;&amp;[.O20]&amp;&quot; &quot;&amp;[.P20]&amp;&quot; &quot;&amp;[.Q20]&amp;&quot; &quot;&amp;[.R20]&amp;&quot; &quot;&amp;[.S20]&amp;&quot; &quot;&amp;[.T20]&amp;&quot; &quot;&amp;[.U20]&amp;&quot; &quot;&amp;[.V20])" table:style-name="ce7"/>
          <table:table-cell office:value-type="string" office:string-value="" table:formula="of:=TRIM([.K21]&amp;&quot;  &quot;&amp;[.L21]&amp;&quot;  &quot;&amp;[.M21]&amp;&quot;  &quot;&amp;[.N21]&amp;&quot;  &quot;&amp;[.O21]&amp;&quot; &quot;&amp;[.P21]&amp;&quot; &quot;&amp;[.Q21]&amp;&quot; &quot;&amp;[.R21]&amp;&quot; &quot;&amp;[.S21]&amp;&quot; &quot;&amp;[.T21]&amp;&quot; &quot;&amp;[.U21]&amp;&quot; &quot;&amp;[.V21])" table:style-name="ce7"/>
          <table:table-cell table:style-name="ce15">
            <draw:frame draw:z-index="3" draw:id="id188" draw:style-name="a253" draw:name="Text Box 3" svg:x="0.23611in" svg:y="0.41667in" svg:width="1.26389in" svg:height="0.55556in">
              <draw:text-box>
                <text:p text:style-name="a250" text:class-names="" text:cond-style-name=""><text:span text:style-name="a249" text:class-names="">Something<text:s text:c="1"/></text:span></text:p>
                <text:p text:style-name="a252" text:class-names="" text:cond-style-name=""><text:span text:style-name="a251" text:class-names="">to learn</text:span></text:p>
              </draw:text-box>
              <svg:title/>
              <svg:desc/>
            </draw:frame>
          </table:table-cell>
          <table:table-cell table:number-columns-repeated="16377" table:style-name="ce11"/>
        </table:table-row>
        <table:table-row table:style-name="ro11">
          <table:table-cell table:style-name="ce11"/>
          <table:table-cell office:value-type="float" office:value="1" table:style-name="ce13">
            <text:p>1</text:p>
          </table:table-cell>
          <table:table-cell office:value-type="string" office:string-value="" table:formula="of:=TRIM([.K22]&amp;&quot;  &quot;&amp;[.L22]&amp;&quot;  &quot;&amp;[.M22]&amp;&quot;  &quot;&amp;[.N22]&amp;&quot;  &quot;&amp;[.O22]&amp;&quot; &quot;&amp;[.P22]&amp;&quot; &quot;&amp;[.Q22]&amp;&quot; &quot;&amp;[.R22]&amp;&quot; &quot;&amp;[.S22]&amp;&quot; &quot;&amp;[.T22]&amp;&quot; &quot;&amp;[.U22]&amp;&quot; &quot;&amp;[.V22])" table:style-name="ce6"/>
          <table:table-cell office:value-type="string" office:string-value="" table:formula="of:=TRIM([.K23]&amp;&quot;  &quot;&amp;[.L23]&amp;&quot;  &quot;&amp;[.M23]&amp;&quot;  &quot;&amp;[.N23]&amp;&quot;  &quot;&amp;[.O23]&amp;&quot; &quot;&amp;[.P23]&amp;&quot; &quot;&amp;[.Q23]&amp;&quot; &quot;&amp;[.R23]&amp;&quot; &quot;&amp;[.S23]&amp;&quot; &quot;&amp;[.T23]&amp;&quot; &quot;&amp;[.U23]&amp;&quot; &quot;&amp;[.V23])" table:style-name="ce6"/>
          <table:table-cell office:value-type="string" office:string-value="" table:formula="of:=TRIM([.K24]&amp;&quot;  &quot;&amp;[.L24]&amp;&quot;  &quot;&amp;[.M24]&amp;&quot;  &quot;&amp;[.N24]&amp;&quot;  &quot;&amp;[.O24]&amp;&quot; &quot;&amp;[.P24]&amp;&quot; &quot;&amp;[.Q24]&amp;&quot; &quot;&amp;[.R24]&amp;&quot; &quot;&amp;[.S24]&amp;&quot; &quot;&amp;[.T24]&amp;&quot; &quot;&amp;[.U24]&amp;&quot; &quot;&amp;[.V24])" table:style-name="ce7"/>
          <table:table-cell office:value-type="string" office:string-value="" table:formula="of:=TRIM([.K25]&amp;&quot;  &quot;&amp;[.L25]&amp;&quot;  &quot;&amp;[.M25]&amp;&quot;  &quot;&amp;[.N25]&amp;&quot;  &quot;&amp;[.O25]&amp;&quot; &quot;&amp;[.P25]&amp;&quot; &quot;&amp;[.Q25]&amp;&quot; &quot;&amp;[.R25]&amp;&quot; &quot;&amp;[.S25]&amp;&quot; &quot;&amp;[.T25]&amp;&quot; &quot;&amp;[.U25]&amp;&quot; &quot;&amp;[.V25])" table:style-name="ce7"/>
          <table:table-cell office:value-type="string" office:string-value="" table:formula="of:=TRIM([.K26]&amp;&quot;  &quot;&amp;[.L26]&amp;&quot;  &quot;&amp;[.M26]&amp;&quot;  &quot;&amp;[.N26]&amp;&quot;  &quot;&amp;[.O26]&amp;&quot; &quot;&amp;[.P26]&amp;&quot; &quot;&amp;[.Q26]&amp;&quot; &quot;&amp;[.R26]&amp;&quot; &quot;&amp;[.S26]&amp;&quot; &quot;&amp;[.T26]&amp;&quot; &quot;&amp;[.U26]&amp;&quot; &quot;&amp;[.V26])" table:style-name="ce7"/>
          <table:table-cell table:number-columns-repeated="16377" table:style-name="ce11"/>
        </table:table-row>
        <table:table-row table:style-name="ro12">
          <table:table-cell table:number-columns-repeated="2" table:style-name="ce11"/>
          <table:table-cell office:value-type="float" office:value="0" table:style-name="ce16">
            <text:p>0</text:p>
          </table:table-cell>
          <table:table-cell office:value-type="float" office:value="1" table:style-name="ce17">
            <text:p>1</text:p>
          </table:table-cell>
          <table:table-cell office:value-type="float" office:value="2" table:style-name="ce16">
            <text:p>2</text:p>
          </table:table-cell>
          <table:table-cell office:value-type="float" office:value="3" table:style-name="ce16">
            <text:p>3</text:p>
          </table:table-cell>
          <table:table-cell office:value-type="float" office:value="4" table:style-name="ce16">
            <text:p>4</text:p>
          </table:table-cell>
          <table:table-cell office:value-type="string" table:style-name="ce11">
            <text:p>Target minus current level</text:p>
          </table:table-cell>
          <table:table-cell table:number-columns-repeated="16376" table:style-name="ce11"/>
        </table:table-row>
        <table:table-row table:style-name="ro13">
          <table:table-cell table:style-name="ce11"/>
          <table:table-cell table:style-name="ce4"/>
          <table:table-cell table:number-columns-repeated="4" table:style-name="ce11"/>
          <table:table-cell office:value-type="string" table:style-name="ce18">
            <text:p>GAP</text:p>
          </table:table-cell>
          <table:table-cell table:number-columns-repeated="16377" table:style-name="ce11"/>
        </table:table-row>
        <table:table-row table:number-rows-repeated="3" table:style-name="ro9">
          <table:table-cell table:number-columns-repeated="16384"/>
        </table:table-row>
        <table:table-row table:style-name="ro14">
          <table:table-cell table:number-columns-repeated="8" table:style-name="ce11"/>
          <table:table-cell office:value-type="float" office:value="5" table:style-name="ce11">
            <text:p>5</text:p>
          </table:table-cell>
          <table:table-cell office:value-type="float" office:value="0" table:style-name="ce11">
            <text:p>0</text:p>
          </table:table-cell>
          <table:table-cell office:value-type="string" office:string-value="" table:formula="of:=IF(AND([Data.C$21]=[.$I12];[Data.D$21]=[.$J12]);[Data.C$3];&quot;&quot;)" table:style-name="ce3"/>
          <table:table-cell office:value-type="string" office:string-value="" table:formula="of:=IF(AND([Data.E$21]=[.$I12];[Data.F$21]=[.$J12]);[Data.E$3];&quot;&quot;)" table:style-name="ce3"/>
          <table:table-cell office:value-type="string" office:string-value="" table:formula="of:=IF(AND([Data.G$21]=[.$I12];[Data.H$21]=[.$J12]);[Data.G$3];&quot;&quot;)" table:style-name="ce3"/>
          <table:table-cell office:value-type="string" office:string-value="" table:formula="of:=IF(AND([Data.I$21]=[.$I12];[Data.J$21]=[.$J12]);[Data.I$3];&quot;&quot;)" table:style-name="ce3"/>
          <table:table-cell office:value-type="string" office:string-value="" table:formula="of:=IF(AND([Data.K$21]=[.$I12];[Data.L$21]=[.$J12]);[Data.K$3];&quot;&quot;)" table:style-name="ce3"/>
          <table:table-cell office:value-type="string" office:string-value="" table:formula="of:=IF(AND([Data.M$21]=[.$I12];[Data.N$21]=[.$J12]);[Data.M$3];&quot;&quot;)" table:style-name="ce3"/>
          <table:table-cell office:value-type="string" office:string-value="" table:formula="of:=IF(AND([Data.O$21]=[.$I12];[Data.P$21]=[.$J12]);[Data.O$3];&quot;&quot;)" table:style-name="ce3"/>
          <table:table-cell office:value-type="string" office:string-value="" table:formula="of:=IF(AND([Data.Q$21]=[.$I12];[Data.R$21]=[.$J12]);[Data.Q$3];&quot;&quot;)" table:style-name="ce3"/>
          <table:table-cell office:value-type="string" office:string-value="" table:formula="of:=IF(AND([Data.S$21]=[.$I12];[Data.T$21]=[.$J12]);[Data.S$3];&quot;&quot;)" table:style-name="ce3"/>
          <table:table-cell office:value-type="string" office:string-value="" table:formula="of:=IF(AND([Data.U$21]=[.$I12];[Data.V$21]=[.$J12]);[Data.U$3];&quot;&quot;)" table:style-name="ce3"/>
          <table:table-cell office:value-type="string" office:string-value="" table:formula="of:=IF(AND([Data.W$21]=[.$I12];[Data.X$21]=[.$J12]);[Data.W$3];&quot;&quot;)" table:style-name="ce3"/>
          <table:table-cell office:value-type="string" office:string-value="" table:formula="of:=IF(AND([Data.Y$21]=[.$I12];[Data.Z$21]=[.$J12]);[Data.Y$3];&quot;&quot;)" table:style-name="ce3"/>
          <table:table-cell table:number-columns-repeated="16362"/>
        </table:table-row>
        <table:table-row table:style-name="ro14">
          <table:table-cell table:number-columns-repeated="8" table:style-name="ce11"/>
          <table:table-cell office:value-type="float" office:value="4" table:style-name="ce11">
            <text:p>4</text:p>
          </table:table-cell>
          <table:table-cell office:value-type="float" office:value="0" table:style-name="ce11">
            <text:p>0</text:p>
          </table:table-cell>
          <table:table-cell office:value-type="string" office:string-value="" table:formula="of:=IF(AND([Data.C$21]=[.$I13];[Data.D$21]=[.$J13]);[Data.C$3];&quot;&quot;)" table:style-name="ce3"/>
          <table:table-cell office:value-type="string" office:string-value="" table:formula="of:=IF(AND([Data.E$21]=[.$I13];[Data.F$21]=[.$J13]);[Data.E$3];&quot;&quot;)" table:style-name="ce3"/>
          <table:table-cell office:value-type="string" office:string-value="" table:formula="of:=IF(AND([Data.G$21]=[.$I13];[Data.H$21]=[.$J13]);[Data.G$3];&quot;&quot;)" table:style-name="ce3"/>
          <table:table-cell office:value-type="string" office:string-value="" table:formula="of:=IF(AND([Data.I$21]=[.$I13];[Data.J$21]=[.$J13]);[Data.I$3];&quot;&quot;)" table:style-name="ce3"/>
          <table:table-cell office:value-type="string" office:string-value="" table:formula="of:=IF(AND([Data.K$21]=[.$I13];[Data.L$21]=[.$J13]);[Data.K$3];&quot;&quot;)" table:style-name="ce3"/>
          <table:table-cell office:value-type="string" office:string-value="" table:formula="of:=IF(AND([Data.M$21]=[.$I13];[Data.N$21]=[.$J13]);[Data.M$3];&quot;&quot;)" table:style-name="ce3"/>
          <table:table-cell office:value-type="string" office:string-value="" table:formula="of:=IF(AND([Data.O$21]=[.$I13];[Data.P$21]=[.$J13]);[Data.O$3];&quot;&quot;)" table:style-name="ce3"/>
          <table:table-cell office:value-type="string" office:string-value="" table:formula="of:=IF(AND([Data.Q$21]=[.$I13];[Data.R$21]=[.$J13]);[Data.Q$3];&quot;&quot;)" table:style-name="ce3"/>
          <table:table-cell office:value-type="string" office:string-value="" table:formula="of:=IF(AND([Data.S$21]=[.$I13];[Data.T$21]=[.$J13]);[Data.S$3];&quot;&quot;)" table:style-name="ce3"/>
          <table:table-cell office:value-type="string" office:string-value="" table:formula="of:=IF(AND([Data.U$21]=[.$I13];[Data.V$21]=[.$J13]);[Data.U$3];&quot;&quot;)" table:style-name="ce3"/>
          <table:table-cell office:value-type="string" office:string-value="" table:formula="of:=IF(AND([Data.W$21]=[.$I13];[Data.X$21]=[.$J13]);[Data.W$3];&quot;&quot;)" table:style-name="ce3"/>
          <table:table-cell office:value-type="string" office:string-value="" table:formula="of:=IF(AND([Data.Y$21]=[.$I13];[Data.Z$21]=[.$J13]);[Data.Y$3];&quot;&quot;)" table:style-name="ce3"/>
          <table:table-cell table:number-columns-repeated="16362"/>
        </table:table-row>
        <table:table-row table:style-name="ro14">
          <table:table-cell table:number-columns-repeated="8" table:style-name="ce11"/>
          <table:table-cell office:value-type="float" office:value="4" table:style-name="ce11">
            <text:p>4</text:p>
          </table:table-cell>
          <table:table-cell office:value-type="float" office:value="1" table:style-name="ce11">
            <text:p>1</text:p>
          </table:table-cell>
          <table:table-cell office:value-type="string" office:string-value="" table:formula="of:=IF(AND([Data.C$21]=[.$I14];[Data.D$21]=[.$J14]);[Data.C$3];&quot;&quot;)" table:style-name="ce3"/>
          <table:table-cell office:value-type="string" office:string-value="" table:formula="of:=IF(AND([Data.E$21]=[.$I14];[Data.F$21]=[.$J14]);[Data.E$3];&quot;&quot;)" table:style-name="ce3"/>
          <table:table-cell office:value-type="string" office:string-value="" table:formula="of:=IF(AND([Data.G$21]=[.$I14];[Data.H$21]=[.$J14]);[Data.G$3];&quot;&quot;)" table:style-name="ce3"/>
          <table:table-cell office:value-type="string" office:string-value="" table:formula="of:=IF(AND([Data.I$21]=[.$I14];[Data.J$21]=[.$J14]);[Data.I$3];&quot;&quot;)" table:style-name="ce3"/>
          <table:table-cell office:value-type="string" office:string-value="" table:formula="of:=IF(AND([Data.K$21]=[.$I14];[Data.L$21]=[.$J14]);[Data.K$3];&quot;&quot;)" table:style-name="ce3"/>
          <table:table-cell office:value-type="string" office:string-value="" table:formula="of:=IF(AND([Data.M$21]=[.$I14];[Data.N$21]=[.$J14]);[Data.M$3];&quot;&quot;)" table:style-name="ce3"/>
          <table:table-cell office:value-type="string" office:string-value="" table:formula="of:=IF(AND([Data.O$21]=[.$I14];[Data.P$21]=[.$J14]);[Data.O$3];&quot;&quot;)" table:style-name="ce3"/>
          <table:table-cell office:value-type="string" office:string-value="" table:formula="of:=IF(AND([Data.Q$21]=[.$I14];[Data.R$21]=[.$J14]);[Data.Q$3];&quot;&quot;)" table:style-name="ce3"/>
          <table:table-cell office:value-type="string" office:string-value="" table:formula="of:=IF(AND([Data.S$21]=[.$I14];[Data.T$21]=[.$J14]);[Data.S$3];&quot;&quot;)" table:style-name="ce3"/>
          <table:table-cell office:value-type="string" office:string-value="" table:formula="of:=IF(AND([Data.U$21]=[.$I14];[Data.V$21]=[.$J14]);[Data.U$3];&quot;&quot;)" table:style-name="ce3"/>
          <table:table-cell office:value-type="string" office:string-value="" table:formula="of:=IF(AND([Data.W$21]=[.$I14];[Data.X$21]=[.$J14]);[Data.W$3];&quot;&quot;)" table:style-name="ce3"/>
          <table:table-cell office:value-type="string" office:string-value="" table:formula="of:=IF(AND([Data.Y$21]=[.$I14];[Data.Z$21]=[.$J14]);[Data.Y$3];&quot;&quot;)" table:style-name="ce3"/>
          <table:table-cell table:number-columns-repeated="16362"/>
        </table:table-row>
        <table:table-row table:style-name="ro14">
          <table:table-cell table:number-columns-repeated="8" table:style-name="ce11"/>
          <table:table-cell office:value-type="float" office:value="3" table:style-name="ce2">
            <text:p>3</text:p>
          </table:table-cell>
          <table:table-cell office:value-type="float" office:value="0" table:style-name="ce11">
            <text:p>0</text:p>
          </table:table-cell>
          <table:table-cell office:value-type="string" office:string-value="" table:formula="of:=IF(AND([Data.C$21]=[.$I15];[Data.D$21]=[.$J15]);[Data.C$3];&quot;&quot;)" table:style-name="ce3"/>
          <table:table-cell office:value-type="string" office:string-value="" table:formula="of:=IF(AND([Data.E$21]=[.$I15];[Data.F$21]=[.$J15]);[Data.E$3];&quot;&quot;)" table:style-name="ce3"/>
          <table:table-cell office:value-type="string" office:string-value="" table:formula="of:=IF(AND([Data.G$21]=[.$I15];[Data.H$21]=[.$J15]);[Data.G$3];&quot;&quot;)" table:style-name="ce3"/>
          <table:table-cell office:value-type="string" office:string-value="" table:formula="of:=IF(AND([Data.I$21]=[.$I15];[Data.J$21]=[.$J15]);[Data.I$3];&quot;&quot;)" table:style-name="ce3"/>
          <table:table-cell office:value-type="string" office:string-value="" table:formula="of:=IF(AND([Data.K$21]=[.$I15];[Data.L$21]=[.$J15]);[Data.K$3];&quot;&quot;)" table:style-name="ce3"/>
          <table:table-cell office:value-type="string" office:string-value="" table:formula="of:=IF(AND([Data.M$21]=[.$I15];[Data.N$21]=[.$J15]);[Data.M$3];&quot;&quot;)" table:style-name="ce3"/>
          <table:table-cell office:value-type="string" office:string-value="" table:formula="of:=IF(AND([Data.O$21]=[.$I15];[Data.P$21]=[.$J15]);[Data.O$3];&quot;&quot;)" table:style-name="ce3"/>
          <table:table-cell office:value-type="string" office:string-value="" table:formula="of:=IF(AND([Data.Q$21]=[.$I15];[Data.R$21]=[.$J15]);[Data.Q$3];&quot;&quot;)" table:style-name="ce3"/>
          <table:table-cell office:value-type="string" office:string-value="" table:formula="of:=IF(AND([Data.S$21]=[.$I15];[Data.T$21]=[.$J15]);[Data.S$3];&quot;&quot;)" table:style-name="ce3"/>
          <table:table-cell office:value-type="string" office:string-value="" table:formula="of:=IF(AND([Data.U$21]=[.$I15];[Data.V$21]=[.$J15]);[Data.U$3];&quot;&quot;)" table:style-name="ce3"/>
          <table:table-cell office:value-type="string" office:string-value="" table:formula="of:=IF(AND([Data.W$21]=[.$I15];[Data.X$21]=[.$J15]);[Data.W$3];&quot;&quot;)" table:style-name="ce3"/>
          <table:table-cell office:value-type="string" office:string-value="" table:formula="of:=IF(AND([Data.Y$21]=[.$I15];[Data.Z$21]=[.$J15]);[Data.Y$3];&quot;&quot;)" table:style-name="ce3"/>
          <table:table-cell table:number-columns-repeated="16362"/>
        </table:table-row>
        <table:table-row table:style-name="ro14">
          <table:table-cell table:number-columns-repeated="8" table:style-name="ce11"/>
          <table:table-cell office:value-type="float" office:value="3" table:style-name="ce2">
            <text:p>3</text:p>
          </table:table-cell>
          <table:table-cell office:value-type="float" office:value="1" table:style-name="ce11">
            <text:p>1</text:p>
          </table:table-cell>
          <table:table-cell office:value-type="string" office:string-value="" table:formula="of:=IF(AND([Data.C$21]=[.$I16];[Data.D$21]=[.$J16]);[Data.C$3];&quot;&quot;)" table:style-name="ce3"/>
          <table:table-cell office:value-type="string" office:string-value="" table:formula="of:=IF(AND([Data.E$21]=[.$I16];[Data.F$21]=[.$J16]);[Data.E$3];&quot;&quot;)" table:style-name="ce3"/>
          <table:table-cell office:value-type="string" office:string-value="" table:formula="of:=IF(AND([Data.G$21]=[.$I16];[Data.H$21]=[.$J16]);[Data.G$3];&quot;&quot;)" table:style-name="ce3"/>
          <table:table-cell office:value-type="string" office:string-value="" table:formula="of:=IF(AND([Data.I$21]=[.$I16];[Data.J$21]=[.$J16]);[Data.I$3];&quot;&quot;)" table:style-name="ce3"/>
          <table:table-cell office:value-type="string" office:string-value="" table:formula="of:=IF(AND([Data.K$21]=[.$I16];[Data.L$21]=[.$J16]);[Data.K$3];&quot;&quot;)" table:style-name="ce3"/>
          <table:table-cell office:value-type="string" office:string-value="" table:formula="of:=IF(AND([Data.M$21]=[.$I16];[Data.N$21]=[.$J16]);[Data.M$3];&quot;&quot;)" table:style-name="ce3"/>
          <table:table-cell office:value-type="string" office:string-value="" table:formula="of:=IF(AND([Data.O$21]=[.$I16];[Data.P$21]=[.$J16]);[Data.O$3];&quot;&quot;)" table:style-name="ce3"/>
          <table:table-cell office:value-type="string" office:string-value="" table:formula="of:=IF(AND([Data.Q$21]=[.$I16];[Data.R$21]=[.$J16]);[Data.Q$3];&quot;&quot;)" table:style-name="ce3"/>
          <table:table-cell office:value-type="string" office:string-value="" table:formula="of:=IF(AND([Data.S$21]=[.$I16];[Data.T$21]=[.$J16]);[Data.S$3];&quot;&quot;)" table:style-name="ce3"/>
          <table:table-cell office:value-type="string" office:string-value="" table:formula="of:=IF(AND([Data.U$21]=[.$I16];[Data.V$21]=[.$J16]);[Data.U$3];&quot;&quot;)" table:style-name="ce3"/>
          <table:table-cell office:value-type="string" office:string-value="" table:formula="of:=IF(AND([Data.W$21]=[.$I16];[Data.X$21]=[.$J16]);[Data.W$3];&quot;&quot;)" table:style-name="ce3"/>
          <table:table-cell office:value-type="string" office:string-value="" table:formula="of:=IF(AND([Data.Y$21]=[.$I16];[Data.Z$21]=[.$J16]);[Data.Y$3];&quot;&quot;)" table:style-name="ce3"/>
          <table:table-cell table:number-columns-repeated="16362"/>
        </table:table-row>
        <table:table-row table:style-name="ro14">
          <table:table-cell table:number-columns-repeated="6"/>
          <table:table-cell table:number-columns-repeated="2" table:style-name="ce11"/>
          <table:table-cell office:value-type="float" office:value="3" table:style-name="ce2">
            <text:p>3</text:p>
          </table:table-cell>
          <table:table-cell office:value-type="float" office:value="2" table:style-name="ce11">
            <text:p>2</text:p>
          </table:table-cell>
          <table:table-cell office:value-type="string" office:string-value="" table:formula="of:=IF(AND([Data.C$21]=[.$I17];[Data.D$21]=[.$J17]);[Data.C$3];&quot;&quot;)" table:style-name="ce3"/>
          <table:table-cell office:value-type="string" office:string-value="" table:formula="of:=IF(AND([Data.E$21]=[.$I17];[Data.F$21]=[.$J17]);[Data.E$3];&quot;&quot;)" table:style-name="ce3"/>
          <table:table-cell office:value-type="string" office:string-value="" table:formula="of:=IF(AND([Data.G$21]=[.$I17];[Data.H$21]=[.$J17]);[Data.G$3];&quot;&quot;)" table:style-name="ce3"/>
          <table:table-cell office:value-type="string" office:string-value="" table:formula="of:=IF(AND([Data.I$21]=[.$I17];[Data.J$21]=[.$J17]);[Data.I$3];&quot;&quot;)" table:style-name="ce3"/>
          <table:table-cell office:value-type="string" office:string-value="" table:formula="of:=IF(AND([Data.K$21]=[.$I17];[Data.L$21]=[.$J17]);[Data.K$3];&quot;&quot;)" table:style-name="ce3"/>
          <table:table-cell office:value-type="string" office:string-value="" table:formula="of:=IF(AND([Data.M$21]=[.$I17];[Data.N$21]=[.$J17]);[Data.M$3];&quot;&quot;)" table:style-name="ce3"/>
          <table:table-cell office:value-type="string" office:string-value="" table:formula="of:=IF(AND([Data.O$21]=[.$I17];[Data.P$21]=[.$J17]);[Data.O$3];&quot;&quot;)" table:style-name="ce3"/>
          <table:table-cell office:value-type="string" office:string-value="" table:formula="of:=IF(AND([Data.Q$21]=[.$I17];[Data.R$21]=[.$J17]);[Data.Q$3];&quot;&quot;)" table:style-name="ce3"/>
          <table:table-cell office:value-type="string" office:string-value="" table:formula="of:=IF(AND([Data.S$21]=[.$I17];[Data.T$21]=[.$J17]);[Data.S$3];&quot;&quot;)" table:style-name="ce3"/>
          <table:table-cell office:value-type="string" office:string-value="" table:formula="of:=IF(AND([Data.U$21]=[.$I17];[Data.V$21]=[.$J17]);[Data.U$3];&quot;&quot;)" table:style-name="ce3"/>
          <table:table-cell office:value-type="string" office:string-value="" table:formula="of:=IF(AND([Data.W$21]=[.$I17];[Data.X$21]=[.$J17]);[Data.W$3];&quot;&quot;)" table:style-name="ce3"/>
          <table:table-cell office:value-type="string" office:string-value="" table:formula="of:=IF(AND([Data.Y$21]=[.$I17];[Data.Z$21]=[.$J17]);[Data.Y$3];&quot;&quot;)" table:style-name="ce3"/>
          <table:table-cell table:number-columns-repeated="16362"/>
        </table:table-row>
        <table:table-row table:style-name="ro14">
          <table:table-cell table:number-columns-repeated="6"/>
          <table:table-cell table:number-columns-repeated="2" table:style-name="ce11"/>
          <table:table-cell office:value-type="float" office:value="2" table:style-name="ce2">
            <text:p>2</text:p>
          </table:table-cell>
          <table:table-cell office:value-type="float" office:value="0" table:style-name="ce11">
            <text:p>0</text:p>
          </table:table-cell>
          <table:table-cell office:value-type="string" office:string-value="" table:formula="of:=IF(AND([Data.C$21]=[.$I18];[Data.D$21]=[.$J18]);[Data.C$3];&quot;&quot;)" table:style-name="ce3"/>
          <table:table-cell office:value-type="string" office:string-value="" table:formula="of:=IF(AND([Data.E$21]=[.$I18];[Data.F$21]=[.$J18]);[Data.E$3];&quot;&quot;)" table:style-name="ce3"/>
          <table:table-cell office:value-type="string" office:string-value="" table:formula="of:=IF(AND([Data.G$21]=[.$I18];[Data.H$21]=[.$J18]);[Data.G$3];&quot;&quot;)" table:style-name="ce3"/>
          <table:table-cell office:value-type="string" office:string-value="" table:formula="of:=IF(AND([Data.I$21]=[.$I18];[Data.J$21]=[.$J18]);[Data.I$3];&quot;&quot;)" table:style-name="ce3"/>
          <table:table-cell office:value-type="string" office:string-value="" table:formula="of:=IF(AND([Data.K$21]=[.$I18];[Data.L$21]=[.$J18]);[Data.K$3];&quot;&quot;)" table:style-name="ce3"/>
          <table:table-cell office:value-type="string" office:string-value="" table:formula="of:=IF(AND([Data.M$21]=[.$I18];[Data.N$21]=[.$J18]);[Data.M$3];&quot;&quot;)" table:style-name="ce3"/>
          <table:table-cell office:value-type="string" office:string-value="" table:formula="of:=IF(AND([Data.O$21]=[.$I18];[Data.P$21]=[.$J18]);[Data.O$3];&quot;&quot;)" table:style-name="ce3"/>
          <table:table-cell office:value-type="string" office:string-value="" table:formula="of:=IF(AND([Data.Q$21]=[.$I18];[Data.R$21]=[.$J18]);[Data.Q$3];&quot;&quot;)" table:style-name="ce3"/>
          <table:table-cell office:value-type="string" office:string-value="" table:formula="of:=IF(AND([Data.S$21]=[.$I18];[Data.T$21]=[.$J18]);[Data.S$3];&quot;&quot;)" table:style-name="ce3"/>
          <table:table-cell office:value-type="string" office:string-value="" table:formula="of:=IF(AND([Data.U$21]=[.$I18];[Data.V$21]=[.$J18]);[Data.U$3];&quot;&quot;)" table:style-name="ce3"/>
          <table:table-cell office:value-type="string" office:string-value="" table:formula="of:=IF(AND([Data.W$21]=[.$I18];[Data.X$21]=[.$J18]);[Data.W$3];&quot;&quot;)" table:style-name="ce3"/>
          <table:table-cell office:value-type="string" office:string-value="" table:formula="of:=IF(AND([Data.Y$21]=[.$I18];[Data.Z$21]=[.$J18]);[Data.Y$3];&quot;&quot;)" table:style-name="ce3"/>
          <table:table-cell table:number-columns-repeated="16362"/>
        </table:table-row>
        <table:table-row table:style-name="ro14">
          <table:table-cell table:number-columns-repeated="6"/>
          <table:table-cell table:number-columns-repeated="2" table:style-name="ce11"/>
          <table:table-cell office:value-type="float" office:value="2" table:style-name="ce2">
            <text:p>2</text:p>
          </table:table-cell>
          <table:table-cell office:value-type="float" office:value="1" table:style-name="ce11">
            <text:p>1</text:p>
          </table:table-cell>
          <table:table-cell office:value-type="string" office:string-value="" table:formula="of:=IF(AND([Data.C$21]=[.$I19];[Data.D$21]=[.$J19]);[Data.C$3];&quot;&quot;)" table:style-name="ce3"/>
          <table:table-cell office:value-type="string" office:string-value="" table:formula="of:=IF(AND([Data.E$21]=[.$I19];[Data.F$21]=[.$J19]);[Data.E$3];&quot;&quot;)" table:style-name="ce3"/>
          <table:table-cell office:value-type="string" office:string-value="" table:formula="of:=IF(AND([Data.G$21]=[.$I19];[Data.H$21]=[.$J19]);[Data.G$3];&quot;&quot;)" table:style-name="ce3"/>
          <table:table-cell office:value-type="string" office:string-value="" table:formula="of:=IF(AND([Data.I$21]=[.$I19];[Data.J$21]=[.$J19]);[Data.I$3];&quot;&quot;)" table:style-name="ce3"/>
          <table:table-cell office:value-type="string" office:string-value="" table:formula="of:=IF(AND([Data.K$21]=[.$I19];[Data.L$21]=[.$J19]);[Data.K$3];&quot;&quot;)" table:style-name="ce3"/>
          <table:table-cell office:value-type="string" office:string-value="" table:formula="of:=IF(AND([Data.M$21]=[.$I19];[Data.N$21]=[.$J19]);[Data.M$3];&quot;&quot;)" table:style-name="ce3"/>
          <table:table-cell office:value-type="string" office:string-value="" table:formula="of:=IF(AND([Data.O$21]=[.$I19];[Data.P$21]=[.$J19]);[Data.O$3];&quot;&quot;)" table:style-name="ce3"/>
          <table:table-cell office:value-type="string" office:string-value="" table:formula="of:=IF(AND([Data.Q$21]=[.$I19];[Data.R$21]=[.$J19]);[Data.Q$3];&quot;&quot;)" table:style-name="ce3"/>
          <table:table-cell office:value-type="string" office:string-value="" table:formula="of:=IF(AND([Data.S$21]=[.$I19];[Data.T$21]=[.$J19]);[Data.S$3];&quot;&quot;)" table:style-name="ce3"/>
          <table:table-cell office:value-type="string" office:string-value="" table:formula="of:=IF(AND([Data.U$21]=[.$I19];[Data.V$21]=[.$J19]);[Data.U$3];&quot;&quot;)" table:style-name="ce3"/>
          <table:table-cell office:value-type="string" office:string-value="" table:formula="of:=IF(AND([Data.W$21]=[.$I19];[Data.X$21]=[.$J19]);[Data.W$3];&quot;&quot;)" table:style-name="ce3"/>
          <table:table-cell office:value-type="string" office:string-value="" table:formula="of:=IF(AND([Data.Y$21]=[.$I19];[Data.Z$21]=[.$J19]);[Data.Y$3];&quot;&quot;)" table:style-name="ce3"/>
          <table:table-cell table:number-columns-repeated="16362"/>
        </table:table-row>
        <table:table-row table:style-name="ro14">
          <table:table-cell table:number-columns-repeated="6"/>
          <table:table-cell table:number-columns-repeated="2" table:style-name="ce11"/>
          <table:table-cell office:value-type="float" office:value="2" table:style-name="ce2">
            <text:p>2</text:p>
          </table:table-cell>
          <table:table-cell office:value-type="float" office:value="2" table:style-name="ce11">
            <text:p>2</text:p>
          </table:table-cell>
          <table:table-cell office:value-type="string" office:string-value="" table:formula="of:=IF(AND([Data.C$21]=[.$I20];[Data.D$21]=[.$J20]);[Data.C$3];&quot;&quot;)" table:style-name="ce3"/>
          <table:table-cell office:value-type="string" office:string-value="" table:formula="of:=IF(AND([Data.E$21]=[.$I20];[Data.F$21]=[.$J20]);[Data.E$3];&quot;&quot;)" table:style-name="ce3"/>
          <table:table-cell office:value-type="string" office:string-value="" table:formula="of:=IF(AND([Data.G$21]=[.$I20];[Data.H$21]=[.$J20]);[Data.G$3];&quot;&quot;)" table:style-name="ce3"/>
          <table:table-cell office:value-type="string" office:string-value="" table:formula="of:=IF(AND([Data.I$21]=[.$I20];[Data.J$21]=[.$J20]);[Data.I$3];&quot;&quot;)" table:style-name="ce3"/>
          <table:table-cell office:value-type="string" office:string-value="" table:formula="of:=IF(AND([Data.K$21]=[.$I20];[Data.L$21]=[.$J20]);[Data.K$3];&quot;&quot;)" table:style-name="ce3"/>
          <table:table-cell office:value-type="string" office:string-value="" table:formula="of:=IF(AND([Data.M$21]=[.$I20];[Data.N$21]=[.$J20]);[Data.M$3];&quot;&quot;)" table:style-name="ce3"/>
          <table:table-cell office:value-type="string" office:string-value="" table:formula="of:=IF(AND([Data.O$21]=[.$I20];[Data.P$21]=[.$J20]);[Data.O$3];&quot;&quot;)" table:style-name="ce3"/>
          <table:table-cell office:value-type="string" office:string-value="" table:formula="of:=IF(AND([Data.Q$21]=[.$I20];[Data.R$21]=[.$J20]);[Data.Q$3];&quot;&quot;)" table:style-name="ce3"/>
          <table:table-cell office:value-type="string" office:string-value="" table:formula="of:=IF(AND([Data.S$21]=[.$I20];[Data.T$21]=[.$J20]);[Data.S$3];&quot;&quot;)" table:style-name="ce3"/>
          <table:table-cell office:value-type="string" office:string-value="" table:formula="of:=IF(AND([Data.U$21]=[.$I20];[Data.V$21]=[.$J20]);[Data.U$3];&quot;&quot;)" table:style-name="ce3"/>
          <table:table-cell office:value-type="string" office:string-value="" table:formula="of:=IF(AND([Data.W$21]=[.$I20];[Data.X$21]=[.$J20]);[Data.W$3];&quot;&quot;)" table:style-name="ce3"/>
          <table:table-cell office:value-type="string" office:string-value="" table:formula="of:=IF(AND([Data.Y$21]=[.$I20];[Data.Z$21]=[.$J20]);[Data.Y$3];&quot;&quot;)" table:style-name="ce3"/>
          <table:table-cell table:number-columns-repeated="16362"/>
        </table:table-row>
        <table:table-row table:style-name="ro14">
          <table:table-cell table:number-columns-repeated="6"/>
          <table:table-cell table:number-columns-repeated="2" table:style-name="ce11"/>
          <table:table-cell office:value-type="float" office:value="2" table:style-name="ce2">
            <text:p>2</text:p>
          </table:table-cell>
          <table:table-cell office:value-type="float" office:value="3" table:style-name="ce11">
            <text:p>3</text:p>
          </table:table-cell>
          <table:table-cell office:value-type="string" office:string-value="" table:formula="of:=IF(AND([Data.C$21]=[.$I21];[Data.D$21]=[.$J21]);[Data.C$3];&quot;&quot;)" table:style-name="ce3"/>
          <table:table-cell office:value-type="string" office:string-value="" table:formula="of:=IF(AND([Data.E$21]=[.$I21];[Data.F$21]=[.$J21]);[Data.E$3];&quot;&quot;)" table:style-name="ce3"/>
          <table:table-cell office:value-type="string" office:string-value="" table:formula="of:=IF(AND([Data.G$21]=[.$I21];[Data.H$21]=[.$J21]);[Data.G$3];&quot;&quot;)" table:style-name="ce3"/>
          <table:table-cell office:value-type="string" office:string-value="" table:formula="of:=IF(AND([Data.I$21]=[.$I21];[Data.J$21]=[.$J21]);[Data.I$3];&quot;&quot;)" table:style-name="ce3"/>
          <table:table-cell office:value-type="string" office:string-value="" table:formula="of:=IF(AND([Data.K$21]=[.$I21];[Data.L$21]=[.$J21]);[Data.K$3];&quot;&quot;)" table:style-name="ce3"/>
          <table:table-cell office:value-type="string" office:string-value="" table:formula="of:=IF(AND([Data.M$21]=[.$I21];[Data.N$21]=[.$J21]);[Data.M$3];&quot;&quot;)" table:style-name="ce3"/>
          <table:table-cell office:value-type="string" office:string-value="" table:formula="of:=IF(AND([Data.O$21]=[.$I21];[Data.P$21]=[.$J21]);[Data.O$3];&quot;&quot;)" table:style-name="ce3"/>
          <table:table-cell office:value-type="string" office:string-value="" table:formula="of:=IF(AND([Data.Q$21]=[.$I21];[Data.R$21]=[.$J21]);[Data.Q$3];&quot;&quot;)" table:style-name="ce3"/>
          <table:table-cell office:value-type="string" office:string-value="" table:formula="of:=IF(AND([Data.S$21]=[.$I21];[Data.T$21]=[.$J21]);[Data.S$3];&quot;&quot;)" table:style-name="ce3"/>
          <table:table-cell office:value-type="string" office:string-value="" table:formula="of:=IF(AND([Data.U$21]=[.$I21];[Data.V$21]=[.$J21]);[Data.U$3];&quot;&quot;)" table:style-name="ce3"/>
          <table:table-cell office:value-type="string" office:string-value="" table:formula="of:=IF(AND([Data.W$21]=[.$I21];[Data.X$21]=[.$J21]);[Data.W$3];&quot;&quot;)" table:style-name="ce3"/>
          <table:table-cell office:value-type="string" office:string-value="" table:formula="of:=IF(AND([Data.Y$21]=[.$I21];[Data.Z$21]=[.$J21]);[Data.Y$3];&quot;&quot;)" table:style-name="ce3"/>
          <table:table-cell table:number-columns-repeated="16362"/>
        </table:table-row>
        <table:table-row table:style-name="ro14">
          <table:table-cell table:number-columns-repeated="6"/>
          <table:table-cell table:number-columns-repeated="2" table:style-name="ce11"/>
          <table:table-cell office:value-type="float" office:value="1" table:style-name="ce2">
            <text:p>1</text:p>
          </table:table-cell>
          <table:table-cell office:value-type="float" office:value="0" table:style-name="ce11">
            <text:p>0</text:p>
          </table:table-cell>
          <table:table-cell office:value-type="string" office:string-value="" table:formula="of:=IF(AND([Data.C$21]=[.$I22];[Data.D$21]=[.$J22]);[Data.C$3];&quot;&quot;)" table:style-name="ce3"/>
          <table:table-cell office:value-type="string" office:string-value="" table:formula="of:=IF(AND([Data.E$21]=[.$I22];[Data.F$21]=[.$J22]);[Data.E$3];&quot;&quot;)" table:style-name="ce3"/>
          <table:table-cell office:value-type="string" office:string-value="" table:formula="of:=IF(AND([Data.G$21]=[.$I22];[Data.H$21]=[.$J22]);[Data.G$3];&quot;&quot;)" table:style-name="ce3"/>
          <table:table-cell office:value-type="string" office:string-value="" table:formula="of:=IF(AND([Data.I$21]=[.$I22];[Data.J$21]=[.$J22]);[Data.I$3];&quot;&quot;)" table:style-name="ce3"/>
          <table:table-cell office:value-type="string" office:string-value="" table:formula="of:=IF(AND([Data.K$21]=[.$I22];[Data.L$21]=[.$J22]);[Data.K$3];&quot;&quot;)" table:style-name="ce3"/>
          <table:table-cell office:value-type="string" office:string-value="" table:formula="of:=IF(AND([Data.M$21]=[.$I22];[Data.N$21]=[.$J22]);[Data.M$3];&quot;&quot;)" table:style-name="ce3"/>
          <table:table-cell office:value-type="string" office:string-value="" table:formula="of:=IF(AND([Data.O$21]=[.$I22];[Data.P$21]=[.$J22]);[Data.O$3];&quot;&quot;)" table:style-name="ce3"/>
          <table:table-cell office:value-type="string" office:string-value="" table:formula="of:=IF(AND([Data.Q$21]=[.$I22];[Data.R$21]=[.$J22]);[Data.Q$3];&quot;&quot;)" table:style-name="ce3"/>
          <table:table-cell office:value-type="string" office:string-value="" table:formula="of:=IF(AND([Data.S$21]=[.$I22];[Data.T$21]=[.$J22]);[Data.S$3];&quot;&quot;)" table:style-name="ce3"/>
          <table:table-cell office:value-type="string" office:string-value="" table:formula="of:=IF(AND([Data.U$21]=[.$I22];[Data.V$21]=[.$J22]);[Data.U$3];&quot;&quot;)" table:style-name="ce3"/>
          <table:table-cell office:value-type="string" office:string-value="" table:formula="of:=IF(AND([Data.W$21]=[.$I22];[Data.X$21]=[.$J22]);[Data.W$3];&quot;&quot;)" table:style-name="ce3"/>
          <table:table-cell office:value-type="string" office:string-value="" table:formula="of:=IF(AND([Data.Y$21]=[.$I22];[Data.Z$21]=[.$J22]);[Data.Y$3];&quot;&quot;)" table:style-name="ce3"/>
          <table:table-cell table:number-columns-repeated="16362"/>
        </table:table-row>
        <table:table-row table:style-name="ro14">
          <table:table-cell table:number-columns-repeated="6"/>
          <table:table-cell table:number-columns-repeated="2" table:style-name="ce11"/>
          <table:table-cell office:value-type="float" office:value="1" table:style-name="ce2">
            <text:p>1</text:p>
          </table:table-cell>
          <table:table-cell office:value-type="float" office:value="1" table:style-name="ce11">
            <text:p>1</text:p>
          </table:table-cell>
          <table:table-cell office:value-type="string" office:string-value="" table:formula="of:=IF(AND([Data.C$21]=[.$I23];[Data.D$21]=[.$J23]);[Data.C$3];&quot;&quot;)" table:style-name="ce3"/>
          <table:table-cell office:value-type="string" office:string-value="" table:formula="of:=IF(AND([Data.E$21]=[.$I23];[Data.F$21]=[.$J23]);[Data.E$3];&quot;&quot;)" table:style-name="ce3"/>
          <table:table-cell office:value-type="string" office:string-value="" table:formula="of:=IF(AND([Data.G$21]=[.$I23];[Data.H$21]=[.$J23]);[Data.G$3];&quot;&quot;)" table:style-name="ce3"/>
          <table:table-cell office:value-type="string" office:string-value="" table:formula="of:=IF(AND([Data.I$21]=[.$I23];[Data.J$21]=[.$J23]);[Data.I$3];&quot;&quot;)" table:style-name="ce3"/>
          <table:table-cell office:value-type="string" office:string-value="" table:formula="of:=IF(AND([Data.K$21]=[.$I23];[Data.L$21]=[.$J23]);[Data.K$3];&quot;&quot;)" table:style-name="ce3"/>
          <table:table-cell office:value-type="string" office:string-value="" table:formula="of:=IF(AND([Data.M$21]=[.$I23];[Data.N$21]=[.$J23]);[Data.M$3];&quot;&quot;)" table:style-name="ce3"/>
          <table:table-cell office:value-type="string" office:string-value="" table:formula="of:=IF(AND([Data.O$21]=[.$I23];[Data.P$21]=[.$J23]);[Data.O$3];&quot;&quot;)" table:style-name="ce3"/>
          <table:table-cell office:value-type="string" office:string-value="" table:formula="of:=IF(AND([Data.Q$21]=[.$I23];[Data.R$21]=[.$J23]);[Data.Q$3];&quot;&quot;)" table:style-name="ce3"/>
          <table:table-cell office:value-type="string" office:string-value="" table:formula="of:=IF(AND([Data.S$21]=[.$I23];[Data.T$21]=[.$J23]);[Data.S$3];&quot;&quot;)" table:style-name="ce3"/>
          <table:table-cell office:value-type="string" office:string-value="" table:formula="of:=IF(AND([Data.U$21]=[.$I23];[Data.V$21]=[.$J23]);[Data.U$3];&quot;&quot;)" table:style-name="ce3"/>
          <table:table-cell office:value-type="string" office:string-value="" table:formula="of:=IF(AND([Data.W$21]=[.$I23];[Data.X$21]=[.$J23]);[Data.W$3];&quot;&quot;)" table:style-name="ce3"/>
          <table:table-cell office:value-type="string" office:string-value="" table:formula="of:=IF(AND([Data.Y$21]=[.$I23];[Data.Z$21]=[.$J23]);[Data.Y$3];&quot;&quot;)" table:style-name="ce3"/>
          <table:table-cell table:number-columns-repeated="16362"/>
        </table:table-row>
        <table:table-row table:style-name="ro14">
          <table:table-cell table:number-columns-repeated="6"/>
          <table:table-cell table:number-columns-repeated="2" table:style-name="ce11"/>
          <table:table-cell office:value-type="float" office:value="1" table:style-name="ce2">
            <text:p>1</text:p>
          </table:table-cell>
          <table:table-cell office:value-type="float" office:value="2" table:style-name="ce11">
            <text:p>2</text:p>
          </table:table-cell>
          <table:table-cell office:value-type="string" office:string-value="" table:formula="of:=IF(AND([Data.C$21]=[.$I24];[Data.D$21]=[.$J24]);[Data.C$3];&quot;&quot;)" table:style-name="ce3"/>
          <table:table-cell office:value-type="string" office:string-value="" table:formula="of:=IF(AND([Data.E$21]=[.$I24];[Data.F$21]=[.$J24]);[Data.E$3];&quot;&quot;)" table:style-name="ce3"/>
          <table:table-cell office:value-type="string" office:string-value="" table:formula="of:=IF(AND([Data.G$21]=[.$I24];[Data.H$21]=[.$J24]);[Data.G$3];&quot;&quot;)" table:style-name="ce3"/>
          <table:table-cell office:value-type="string" office:string-value="" table:formula="of:=IF(AND([Data.I$21]=[.$I24];[Data.J$21]=[.$J24]);[Data.I$3];&quot;&quot;)" table:style-name="ce3"/>
          <table:table-cell office:value-type="string" office:string-value="" table:formula="of:=IF(AND([Data.K$21]=[.$I24];[Data.L$21]=[.$J24]);[Data.K$3];&quot;&quot;)" table:style-name="ce3"/>
          <table:table-cell office:value-type="string" office:string-value="" table:formula="of:=IF(AND([Data.M$21]=[.$I24];[Data.N$21]=[.$J24]);[Data.M$3];&quot;&quot;)" table:style-name="ce3"/>
          <table:table-cell office:value-type="string" office:string-value="" table:formula="of:=IF(AND([Data.O$21]=[.$I24];[Data.P$21]=[.$J24]);[Data.O$3];&quot;&quot;)" table:style-name="ce3"/>
          <table:table-cell office:value-type="string" office:string-value="" table:formula="of:=IF(AND([Data.Q$21]=[.$I24];[Data.R$21]=[.$J24]);[Data.Q$3];&quot;&quot;)" table:style-name="ce3"/>
          <table:table-cell office:value-type="string" office:string-value="" table:formula="of:=IF(AND([Data.S$21]=[.$I24];[Data.T$21]=[.$J24]);[Data.S$3];&quot;&quot;)" table:style-name="ce3"/>
          <table:table-cell office:value-type="string" office:string-value="" table:formula="of:=IF(AND([Data.U$21]=[.$I24];[Data.V$21]=[.$J24]);[Data.U$3];&quot;&quot;)" table:style-name="ce3"/>
          <table:table-cell office:value-type="string" office:string-value="" table:formula="of:=IF(AND([Data.W$21]=[.$I24];[Data.X$21]=[.$J24]);[Data.W$3];&quot;&quot;)" table:style-name="ce3"/>
          <table:table-cell office:value-type="string" office:string-value="" table:formula="of:=IF(AND([Data.Y$21]=[.$I24];[Data.Z$21]=[.$J24]);[Data.Y$3];&quot;&quot;)" table:style-name="ce3"/>
          <table:table-cell table:number-columns-repeated="16362"/>
        </table:table-row>
        <table:table-row table:style-name="ro14">
          <table:table-cell table:number-columns-repeated="6"/>
          <table:table-cell table:number-columns-repeated="2" table:style-name="ce11"/>
          <table:table-cell office:value-type="float" office:value="1" table:style-name="ce2">
            <text:p>1</text:p>
          </table:table-cell>
          <table:table-cell office:value-type="float" office:value="3" table:style-name="ce11">
            <text:p>3</text:p>
          </table:table-cell>
          <table:table-cell office:value-type="string" office:string-value="" table:formula="of:=IF(AND([Data.C$21]=[.$I25];[Data.D$21]=[.$J25]);[Data.C$3];&quot;&quot;)" table:style-name="ce3"/>
          <table:table-cell office:value-type="string" office:string-value="" table:formula="of:=IF(AND([Data.E$21]=[.$I25];[Data.F$21]=[.$J25]);[Data.E$3];&quot;&quot;)" table:style-name="ce3"/>
          <table:table-cell office:value-type="string" office:string-value="" table:formula="of:=IF(AND([Data.G$21]=[.$I25];[Data.H$21]=[.$J25]);[Data.G$3];&quot;&quot;)" table:style-name="ce3"/>
          <table:table-cell office:value-type="string" office:string-value="" table:formula="of:=IF(AND([Data.I$21]=[.$I25];[Data.J$21]=[.$J25]);[Data.I$3];&quot;&quot;)" table:style-name="ce3"/>
          <table:table-cell office:value-type="string" office:string-value="" table:formula="of:=IF(AND([Data.K$21]=[.$I25];[Data.L$21]=[.$J25]);[Data.K$3];&quot;&quot;)" table:style-name="ce3"/>
          <table:table-cell office:value-type="string" office:string-value="" table:formula="of:=IF(AND([Data.M$21]=[.$I25];[Data.N$21]=[.$J25]);[Data.M$3];&quot;&quot;)" table:style-name="ce3"/>
          <table:table-cell office:value-type="string" office:string-value="" table:formula="of:=IF(AND([Data.O$21]=[.$I25];[Data.P$21]=[.$J25]);[Data.O$3];&quot;&quot;)" table:style-name="ce3"/>
          <table:table-cell office:value-type="string" office:string-value="" table:formula="of:=IF(AND([Data.Q$21]=[.$I25];[Data.R$21]=[.$J25]);[Data.Q$3];&quot;&quot;)" table:style-name="ce3"/>
          <table:table-cell office:value-type="string" office:string-value="" table:formula="of:=IF(AND([Data.S$21]=[.$I25];[Data.T$21]=[.$J25]);[Data.S$3];&quot;&quot;)" table:style-name="ce3"/>
          <table:table-cell office:value-type="string" office:string-value="" table:formula="of:=IF(AND([Data.U$21]=[.$I25];[Data.V$21]=[.$J25]);[Data.U$3];&quot;&quot;)" table:style-name="ce3"/>
          <table:table-cell office:value-type="string" office:string-value="" table:formula="of:=IF(AND([Data.W$21]=[.$I25];[Data.X$21]=[.$J25]);[Data.W$3];&quot;&quot;)" table:style-name="ce3"/>
          <table:table-cell office:value-type="string" office:string-value="" table:formula="of:=IF(AND([Data.Y$21]=[.$I25];[Data.Z$21]=[.$J25]);[Data.Y$3];&quot;&quot;)" table:style-name="ce3"/>
          <table:table-cell table:number-columns-repeated="16362"/>
        </table:table-row>
        <table:table-row table:style-name="ro14">
          <table:table-cell table:number-columns-repeated="6"/>
          <table:table-cell table:number-columns-repeated="2" table:style-name="ce11"/>
          <table:table-cell office:value-type="float" office:value="1" table:style-name="ce2">
            <text:p>1</text:p>
          </table:table-cell>
          <table:table-cell office:value-type="float" office:value="4" table:style-name="ce11">
            <text:p>4</text:p>
          </table:table-cell>
          <table:table-cell office:value-type="string" office:string-value="" table:formula="of:=IF(AND([Data.C$21]=[.$I26];[Data.D$21]=[.$J26]);[Data.C$3];&quot;&quot;)" table:style-name="ce3"/>
          <table:table-cell office:value-type="string" office:string-value="" table:formula="of:=IF(AND([Data.E$21]=[.$I26];[Data.F$21]=[.$J26]);[Data.E$3];&quot;&quot;)" table:style-name="ce3"/>
          <table:table-cell office:value-type="string" office:string-value="" table:formula="of:=IF(AND([Data.G$21]=[.$I26];[Data.H$21]=[.$J26]);[Data.G$3];&quot;&quot;)" table:style-name="ce3"/>
          <table:table-cell office:value-type="string" office:string-value="" table:formula="of:=IF(AND([Data.I$21]=[.$I26];[Data.J$21]=[.$J26]);[Data.I$3];&quot;&quot;)" table:style-name="ce3"/>
          <table:table-cell office:value-type="string" office:string-value="" table:formula="of:=IF(AND([Data.K$21]=[.$I26];[Data.L$21]=[.$J26]);[Data.K$3];&quot;&quot;)" table:style-name="ce3"/>
          <table:table-cell office:value-type="string" office:string-value="" table:formula="of:=IF(AND([Data.M$21]=[.$I26];[Data.N$21]=[.$J26]);[Data.M$3];&quot;&quot;)" table:style-name="ce3"/>
          <table:table-cell office:value-type="string" office:string-value="" table:formula="of:=IF(AND([Data.O$21]=[.$I26];[Data.P$21]=[.$J26]);[Data.O$3];&quot;&quot;)" table:style-name="ce3"/>
          <table:table-cell office:value-type="string" office:string-value="" table:formula="of:=IF(AND([Data.Q$21]=[.$I26];[Data.R$21]=[.$J26]);[Data.Q$3];&quot;&quot;)" table:style-name="ce3"/>
          <table:table-cell office:value-type="string" office:string-value="" table:formula="of:=IF(AND([Data.S$21]=[.$I26];[Data.T$21]=[.$J26]);[Data.S$3];&quot;&quot;)" table:style-name="ce3"/>
          <table:table-cell office:value-type="string" office:string-value="" table:formula="of:=IF(AND([Data.U$21]=[.$I26];[Data.V$21]=[.$J26]);[Data.U$3];&quot;&quot;)" table:style-name="ce3"/>
          <table:table-cell office:value-type="string" office:string-value="" table:formula="of:=IF(AND([Data.W$21]=[.$I26];[Data.X$21]=[.$J26]);[Data.W$3];&quot;&quot;)" table:style-name="ce3"/>
          <table:table-cell office:value-type="string" office:string-value="" table:formula="of:=IF(AND([Data.Y$21]=[.$I26];[Data.Z$21]=[.$J26]);[Data.Y$3];&quot;&quot;)" table:style-name="ce3"/>
          <table:table-cell table:number-columns-repeated="16362"/>
        </table:table-row>
        <table:table-row table:style-name="ro9">
          <table:table-cell table:number-columns-repeated="16384"/>
        </table:table-row>
        <table:table-row table:number-rows-repeated="7" table:style-name="ro9">
          <table:table-cell table:number-columns-repeated="6"/>
          <table:table-cell table:style-name="ce19"/>
          <table:table-cell table:number-columns-repeated="16377" table:style-name="ce11"/>
        </table:table-row>
        <table:table-row table:style-name="ro9">
          <table:table-cell table:number-columns-repeated="6"/>
          <table:table-cell table:style-name="ce19"/>
          <table:table-cell table:number-columns-repeated="2" table:style-name="ce11"/>
          <table:table-cell table:style-name="ce20"/>
          <table:table-cell table:number-columns-repeated="16374"/>
        </table:table-row>
        <table:table-row table:number-rows-repeated="5" table:style-name="ro9">
          <table:table-cell table:number-columns-repeated="6"/>
          <table:table-cell table:style-name="ce19"/>
          <table:table-cell table:number-columns-repeated="16377" table:style-name="ce11"/>
        </table:table-row>
        <table:table-row table:number-rows-repeated="1048536" table:style-name="ro9">
          <table:table-cell table:number-columns-repeated="16384"/>
        </table:table-row>
      </table:table>
      <table:table table:name="Learning_organisation" table:style-name="ta3">
        <table:table-column table:style-name="co8" table:number-columns-repeated="2" table:default-cell-style-name="ce11"/>
        <table:table-column table:style-name="co9" table:number-columns-repeated="5" table:default-cell-style-name="ce11"/>
        <table:table-column table:style-name="co8" table:default-cell-style-name="ce11"/>
        <table:table-column table:style-name="co3" table:default-cell-style-name="ce11"/>
        <table:table-column table:style-name="co10" table:default-cell-style-name="ce11"/>
        <table:table-column table:style-name="co8" table:number-columns-repeated="16374" table:default-cell-style-name="ce11"/>
        <table:table-row table:style-name="ro10">
          <table:table-cell table:style-name="ce34"/>
          <table:table-cell table:number-columns-repeated="3" table:style-name="ce11"/>
          <table:table-cell table:style-name="ce11">
            <draw:custom-shape svg:x="1.48611in" svg:y="0.40278in" svg:width="3.65278in" svg:height="1.58333in" draw:z-index="1" draw:id="id189" draw:style-name="a264" draw:name="AutoShape 1">
              <svg:title/>
              <svg:desc/>
              <text:p text:style-name="a255" text:class-names="" text:cond-style-name=""><text:span text:style-name="a254" text:class-names=""/></text:p>
              <text:p text:style-name="a257" text:class-names="" text:cond-style-name=""><text:span text:style-name="a256" text:class-names=""/></text:p>
              <text:p text:style-name="a259" text:class-names="" text:cond-style-name=""><text:span text:style-name="a258" text:class-names="">Building a<text:s text:c="1"/></text:span></text:p>
              <text:p text:style-name="a261" text:class-names="" text:cond-style-name=""><text:span text:style-name="a260" text:class-names="">Learning Organisation</text:span></text:p>
              <text:p text:style-name="a263" text:class-names="" text:cond-style-name=""><text:span text:style-name="a262" text:class-names=""/></text:p>
              <draw:enhanced-geometry xmlns:dr3d="urn:oasis:names:tc:opendocument:xmlns:dr3d:1.0" draw:path-stretchpoint-x="21600" draw:path-stretchpoint-y="21600" draw:type="non-primitive" svg:viewBox="0 0 21600 21600" draw:enhanced-path="S M ?f0 ?f2 L ?f1 ?f2 ?f1 ?f12 ?f10 ?f3 ?f0 ?f3 Z N S M ?f10 ?f3 L ?f11 ?f13 ?f1 ?f12 Z N F M ?f10 ?f3 L ?f11 ?f13 ?f1 ?f12 ?f10 ?f3 ?f0 ?f3 ?f0 ?f2 ?f1 ?f2 ?f1 ?f12 N" draw:text-areas="?f0 ?f2 ?f1 ?f12" draw:modifiers="1250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min(?f5, ?f4)"/>
                <draw:equation draw:name="f7" draw:formula="$0"/>
                <draw:equation draw:name="f8" draw:formula="?f6 * ?f7 / 100000"/>
                <draw:equation draw:name="f9" draw:formula="?f8 / 5"/>
                <draw:equation draw:name="f10" draw:formula="?f1 - ?f8"/>
                <draw:equation draw:name="f11" draw:formula="?f10 + ?f9"/>
                <draw:equation draw:name="f12" draw:formula="?f3 - ?f8"/>
                <draw:equation draw:name="f13" draw:formula="?f12 + ?f9"/>
              </draw:enhanced-geometry>
            </draw:custom-shape>
          </table:table-cell>
          <table:table-cell table:number-columns-repeated="16379" table:style-name="ce11"/>
        </table:table-row>
        <table:table-row table:style-name="ro11">
          <table:table-cell office:value-type="string" table:style-name="ce12">
            <text:p>LEVEL</text:p>
          </table:table-cell>
          <table:table-cell office:value-type="float" office:value="5" table:style-name="ce13">
            <text:p>5</text:p>
          </table:table-cell>
          <table:table-cell office:value-type="string" office:string-value="" table:formula="of:=TRIM([.K12]&amp;&quot;  &quot;&amp;[.L12]&amp;&quot;  &quot;&amp;[.M12]&amp;&quot;  &quot;&amp;[.N12]&amp;&quot;  &quot;&amp;[.O12]&amp;&quot; &quot;&amp;[.P12]&amp;&quot; &quot;&amp;[.Q12]&amp;&quot; &quot;&amp;[.R12]&amp;&quot; &quot;&amp;[.S12]&amp;&quot; &quot;&amp;[.T12]&amp;&quot; &quot;&amp;[.U12]&amp;&quot; &quot;&amp;[.V12])" table:style-name="ce5"/>
          <table:table-cell table:style-name="ce14">
            <draw:frame draw:z-index="2" draw:id="id190" draw:style-name="a269" draw:name="Text Box 2" svg:x="0.33333in" svg:y="0.25in" svg:width="1.26389in" svg:height="0.56944in">
              <draw:text-box>
                <text:p text:style-name="a266" text:class-names="" text:cond-style-name=""><text:span text:style-name="a265" text:class-names="">Something<text:s text:c="1"/></text:span></text:p>
                <text:p text:style-name="a268" text:class-names="" text:cond-style-name=""><text:span text:style-name="a267" text:class-names="">to share</text:span></text:p>
              </draw:text-box>
              <svg:title/>
              <svg:desc/>
            </draw:frame>
          </table:table-cell>
          <table:table-cell table:number-columns-repeated="3" table:style-name="ce14"/>
          <table:table-cell table:number-columns-repeated="16377" table:style-name="ce11"/>
        </table:table-row>
        <table:table-row table:style-name="ro11">
          <table:table-cell table:style-name="ce11"/>
          <table:table-cell office:value-type="float" office:value="4" table:style-name="ce13">
            <text:p>4</text:p>
          </table:table-cell>
          <table:table-cell office:value-type="string" office:string-value="" table:formula="of:=TRIM([.K13]&amp;&quot;  &quot;&amp;[.L13]&amp;&quot;  &quot;&amp;[.M13]&amp;&quot;  &quot;&amp;[.N13]&amp;&quot;  &quot;&amp;[.O13]&amp;&quot; &quot;&amp;[.P13]&amp;&quot; &quot;&amp;[.Q13]&amp;&quot; &quot;&amp;[.R13]&amp;&quot; &quot;&amp;[.S13]&amp;&quot; &quot;&amp;[.T13]&amp;&quot; &quot;&amp;[.U13]&amp;&quot; &quot;&amp;[.V13])" table:style-name="ce5"/>
          <table:table-cell office:value-type="string" office:string-value="" table:formula="of:=TRIM([.K14]&amp;&quot;  &quot;&amp;[.L14]&amp;&quot;  &quot;&amp;[.M14]&amp;&quot;  &quot;&amp;[.N14]&amp;&quot;  &quot;&amp;[.O14]&amp;&quot; &quot;&amp;[.P14]&amp;&quot; &quot;&amp;[.Q14]&amp;&quot; &quot;&amp;[.R14]&amp;&quot; &quot;&amp;[.S14]&amp;&quot; &quot;&amp;[.T14]&amp;&quot; &quot;&amp;[.U14]&amp;&quot; &quot;&amp;[.V14])" table:style-name="ce5"/>
          <table:table-cell table:number-columns-repeated="3" table:style-name="ce14"/>
          <table:table-cell table:number-columns-repeated="16377" table:style-name="ce11"/>
        </table:table-row>
        <table:table-row table:style-name="ro11">
          <table:table-cell table:style-name="ce11"/>
          <table:table-cell office:value-type="float" office:value="3" table:style-name="ce13">
            <text:p>3</text:p>
          </table:table-cell>
          <table:table-cell office:value-type="string" office:string-value="" table:formula="of:=TRIM([.K15]&amp;&quot;  &quot;&amp;[.L15]&amp;&quot;  &quot;&amp;[.M15]&amp;&quot;  &quot;&amp;[.N15]&amp;&quot;  &quot;&amp;[.O15]&amp;&quot; &quot;&amp;[.P15]&amp;&quot; &quot;&amp;[.Q15]&amp;&quot; &quot;&amp;[.R15]&amp;&quot; &quot;&amp;[.S15]&amp;&quot; &quot;&amp;[.T15]&amp;&quot; &quot;&amp;[.U15]&amp;&quot; &quot;&amp;[.V15])" table:style-name="ce6"/>
          <table:table-cell office:value-type="string" office:string-value="" table:formula="of:=TRIM([.K16]&amp;&quot;  &quot;&amp;[.L16]&amp;&quot;  &quot;&amp;[.M16]&amp;&quot;  &quot;&amp;[.N16]&amp;&quot;  &quot;&amp;[.O16]&amp;&quot; &quot;&amp;[.P16]&amp;&quot; &quot;&amp;[.Q16]&amp;&quot; &quot;&amp;[.R16]&amp;&quot; &quot;&amp;[.S16]&amp;&quot; &quot;&amp;[.T16]&amp;&quot; &quot;&amp;[.U16]&amp;&quot; &quot;&amp;[.V16])" table:style-name="ce6"/>
          <table:table-cell office:value-type="string" office:string-value="" table:formula="of:=TRIM([.K17]&amp;&quot;  &quot;&amp;[.L17]&amp;&quot;  &quot;&amp;[.M17]&amp;&quot;  &quot;&amp;[.N17]&amp;&quot;  &quot;&amp;[.O17]&amp;&quot; &quot;&amp;[.P17]&amp;&quot; &quot;&amp;[.Q17]&amp;&quot; &quot;&amp;[.R17]&amp;&quot; &quot;&amp;[.S17]&amp;&quot; &quot;&amp;[.T17]&amp;&quot; &quot;&amp;[.U17]&amp;&quot; &quot;&amp;[.V17])" table:style-name="ce7"/>
          <table:table-cell table:number-columns-repeated="2" table:style-name="ce15"/>
          <table:table-cell table:style-name="ce21"/>
          <table:table-cell table:number-columns-repeated="16376" table:style-name="ce11"/>
        </table:table-row>
        <table:table-row table:style-name="ro11">
          <table:table-cell table:style-name="ce11"/>
          <table:table-cell office:value-type="float" office:value="2" table:style-name="ce13">
            <text:p>2</text:p>
          </table:table-cell>
          <table:table-cell office:value-type="string" office:string-value="" table:formula="of:=TRIM([.K18]&amp;&quot;  &quot;&amp;[.L18]&amp;&quot;  &quot;&amp;[.M18]&amp;&quot;  &quot;&amp;[.N18]&amp;&quot;  &quot;&amp;[.O18]&amp;&quot; &quot;&amp;[.P18]&amp;&quot; &quot;&amp;[.Q18]&amp;&quot; &quot;&amp;[.R18]&amp;&quot; &quot;&amp;[.S18]&amp;&quot; &quot;&amp;[.T18]&amp;&quot; &quot;&amp;[.U18]&amp;&quot; &quot;&amp;[.V18])" table:style-name="ce6"/>
          <table:table-cell office:value-type="string" office:string-value="" table:formula="of:=TRIM([.K19]&amp;&quot;  &quot;&amp;[.L19]&amp;&quot;  &quot;&amp;[.M19]&amp;&quot;  &quot;&amp;[.N19]&amp;&quot;  &quot;&amp;[.O19]&amp;&quot; &quot;&amp;[.P19]&amp;&quot; &quot;&amp;[.Q19]&amp;&quot; &quot;&amp;[.R19]&amp;&quot; &quot;&amp;[.S19]&amp;&quot; &quot;&amp;[.T19]&amp;&quot; &quot;&amp;[.U19]&amp;&quot; &quot;&amp;[.V19])" table:style-name="ce6"/>
          <table:table-cell office:value-type="string" office:string-value="" table:formula="of:=TRIM([.K20]&amp;&quot;  &quot;&amp;[.L20]&amp;&quot;  &quot;&amp;[.M20]&amp;&quot;  &quot;&amp;[.N20]&amp;&quot;  &quot;&amp;[.O20]&amp;&quot; &quot;&amp;[.P20]&amp;&quot; &quot;&amp;[.Q20]&amp;&quot; &quot;&amp;[.R20]&amp;&quot; &quot;&amp;[.S20]&amp;&quot; &quot;&amp;[.T20]&amp;&quot; &quot;&amp;[.U20]&amp;&quot; &quot;&amp;[.V20])" table:style-name="ce7"/>
          <table:table-cell office:value-type="string" office:string-value="" table:formula="of:=TRIM([.K21]&amp;&quot;  &quot;&amp;[.L21]&amp;&quot;  &quot;&amp;[.M21]&amp;&quot;  &quot;&amp;[.N21]&amp;&quot;  &quot;&amp;[.O21]&amp;&quot; &quot;&amp;[.P21]&amp;&quot; &quot;&amp;[.Q21]&amp;&quot; &quot;&amp;[.R21]&amp;&quot; &quot;&amp;[.S21]&amp;&quot; &quot;&amp;[.T21]&amp;&quot; &quot;&amp;[.U21]&amp;&quot; &quot;&amp;[.V21])" table:style-name="ce7"/>
          <table:table-cell table:style-name="ce15">
            <draw:frame draw:z-index="3" draw:id="id191" draw:style-name="a274" draw:name="Text Box 3" svg:x="0.23611in" svg:y="0.41667in" svg:width="1.26389in" svg:height="0.55556in">
              <draw:text-box>
                <text:p text:style-name="a271" text:class-names="" text:cond-style-name=""><text:span text:style-name="a270" text:class-names="">Something<text:s text:c="1"/></text:span></text:p>
                <text:p text:style-name="a273" text:class-names="" text:cond-style-name=""><text:span text:style-name="a272" text:class-names="">to learn</text:span></text:p>
              </draw:text-box>
              <svg:title/>
              <svg:desc/>
            </draw:frame>
          </table:table-cell>
          <table:table-cell table:number-columns-repeated="16377" table:style-name="ce11"/>
        </table:table-row>
        <table:table-row table:style-name="ro11">
          <table:table-cell table:style-name="ce11"/>
          <table:table-cell office:value-type="float" office:value="1" table:style-name="ce13">
            <text:p>1</text:p>
          </table:table-cell>
          <table:table-cell office:value-type="string" office:string-value="" table:formula="of:=TRIM([.K22]&amp;&quot;  &quot;&amp;[.L22]&amp;&quot;  &quot;&amp;[.M22]&amp;&quot;  &quot;&amp;[.N22]&amp;&quot;  &quot;&amp;[.O22]&amp;&quot; &quot;&amp;[.P22]&amp;&quot; &quot;&amp;[.Q22]&amp;&quot; &quot;&amp;[.R22]&amp;&quot; &quot;&amp;[.S22]&amp;&quot; &quot;&amp;[.T22]&amp;&quot; &quot;&amp;[.U22]&amp;&quot; &quot;&amp;[.V22])" table:style-name="ce6"/>
          <table:table-cell office:value-type="string" office:string-value="" table:formula="of:=TRIM([.K23]&amp;&quot;  &quot;&amp;[.L23]&amp;&quot;  &quot;&amp;[.M23]&amp;&quot;  &quot;&amp;[.N23]&amp;&quot;  &quot;&amp;[.O23]&amp;&quot; &quot;&amp;[.P23]&amp;&quot; &quot;&amp;[.Q23]&amp;&quot; &quot;&amp;[.R23]&amp;&quot; &quot;&amp;[.S23]&amp;&quot; &quot;&amp;[.T23]&amp;&quot; &quot;&amp;[.U23]&amp;&quot; &quot;&amp;[.V23])" table:style-name="ce6"/>
          <table:table-cell office:value-type="string" office:string-value="" table:formula="of:=TRIM([.K24]&amp;&quot;  &quot;&amp;[.L24]&amp;&quot;  &quot;&amp;[.M24]&amp;&quot;  &quot;&amp;[.N24]&amp;&quot;  &quot;&amp;[.O24]&amp;&quot; &quot;&amp;[.P24]&amp;&quot; &quot;&amp;[.Q24]&amp;&quot; &quot;&amp;[.R24]&amp;&quot; &quot;&amp;[.S24]&amp;&quot; &quot;&amp;[.T24]&amp;&quot; &quot;&amp;[.U24]&amp;&quot; &quot;&amp;[.V24])" table:style-name="ce7"/>
          <table:table-cell office:value-type="string" office:string-value="" table:formula="of:=TRIM([.K25]&amp;&quot;  &quot;&amp;[.L25]&amp;&quot;  &quot;&amp;[.M25]&amp;&quot;  &quot;&amp;[.N25]&amp;&quot;  &quot;&amp;[.O25]&amp;&quot; &quot;&amp;[.P25]&amp;&quot; &quot;&amp;[.Q25]&amp;&quot; &quot;&amp;[.R25]&amp;&quot; &quot;&amp;[.S25]&amp;&quot; &quot;&amp;[.T25]&amp;&quot; &quot;&amp;[.U25]&amp;&quot; &quot;&amp;[.V25])" table:style-name="ce7"/>
          <table:table-cell office:value-type="string" office:string-value="" table:formula="of:=TRIM([.K26]&amp;&quot;  &quot;&amp;[.L26]&amp;&quot;  &quot;&amp;[.M26]&amp;&quot;  &quot;&amp;[.N26]&amp;&quot;  &quot;&amp;[.O26]&amp;&quot; &quot;&amp;[.P26]&amp;&quot; &quot;&amp;[.Q26]&amp;&quot; &quot;&amp;[.R26]&amp;&quot; &quot;&amp;[.S26]&amp;&quot; &quot;&amp;[.T26]&amp;&quot; &quot;&amp;[.U26]&amp;&quot; &quot;&amp;[.V26])" table:style-name="ce7"/>
          <table:table-cell table:number-columns-repeated="16377" table:style-name="ce11"/>
        </table:table-row>
        <table:table-row table:style-name="ro12">
          <table:table-cell table:number-columns-repeated="2" table:style-name="ce11"/>
          <table:table-cell office:value-type="float" office:value="0" table:style-name="ce16">
            <text:p>0</text:p>
          </table:table-cell>
          <table:table-cell office:value-type="float" office:value="1" table:style-name="ce17">
            <text:p>1</text:p>
          </table:table-cell>
          <table:table-cell office:value-type="float" office:value="2" table:style-name="ce16">
            <text:p>2</text:p>
          </table:table-cell>
          <table:table-cell office:value-type="float" office:value="3" table:style-name="ce16">
            <text:p>3</text:p>
          </table:table-cell>
          <table:table-cell office:value-type="float" office:value="4" table:style-name="ce16">
            <text:p>4</text:p>
          </table:table-cell>
          <table:table-cell office:value-type="string" table:style-name="ce11">
            <text:p>Target minus current level</text:p>
          </table:table-cell>
          <table:table-cell table:number-columns-repeated="16376" table:style-name="ce11"/>
        </table:table-row>
        <table:table-row table:style-name="ro13">
          <table:table-cell table:style-name="ce11"/>
          <table:table-cell table:style-name="ce4"/>
          <table:table-cell table:number-columns-repeated="4" table:style-name="ce11"/>
          <table:table-cell office:value-type="string" table:style-name="ce18">
            <text:p>GAP</text:p>
          </table:table-cell>
          <table:table-cell table:number-columns-repeated="16377" table:style-name="ce11"/>
        </table:table-row>
        <table:table-row table:number-rows-repeated="3" table:style-name="ro9">
          <table:table-cell table:number-columns-repeated="16384"/>
        </table:table-row>
        <table:table-row table:style-name="ro14">
          <table:table-cell table:number-columns-repeated="8" table:style-name="ce11"/>
          <table:table-cell office:value-type="float" office:value="5" table:style-name="ce11">
            <text:p>5</text:p>
          </table:table-cell>
          <table:table-cell office:value-type="float" office:value="0" table:style-name="ce11">
            <text:p>0</text:p>
          </table:table-cell>
          <table:table-cell office:value-type="string" office:string-value="" table:formula="of:=IF(AND([Data.C$22]=[.$I12];[Data.D$22]=[.$J12]);[Data.C$3];&quot;&quot;)" table:style-name="ce3"/>
          <table:table-cell office:value-type="string" office:string-value="" table:formula="of:=IF(AND([Data.E$22]=[.$I12];[Data.F$22]=[.$J12]);[Data.E$3];&quot;&quot;)" table:style-name="ce3"/>
          <table:table-cell office:value-type="string" office:string-value="" table:formula="of:=IF(AND([Data.G$22]=[.$I12];[Data.H$22]=[.$J12]);[Data.G$3];&quot;&quot;)" table:style-name="ce3"/>
          <table:table-cell office:value-type="string" office:string-value="" table:formula="of:=IF(AND([Data.I$22]=[.$I12];[Data.J$22]=[.$J12]);[Data.I$3];&quot;&quot;)" table:style-name="ce3"/>
          <table:table-cell office:value-type="string" office:string-value="" table:formula="of:=IF(AND([Data.K$22]=[.$I12];[Data.L$22]=[.$J12]);[Data.K$3];&quot;&quot;)" table:style-name="ce3"/>
          <table:table-cell office:value-type="string" office:string-value="" table:formula="of:=IF(AND([Data.M$22]=[.$I12];[Data.N$22]=[.$J12]);[Data.M$3];&quot;&quot;)" table:style-name="ce3"/>
          <table:table-cell office:value-type="string" office:string-value="" table:formula="of:=IF(AND([Data.O$22]=[.$I12];[Data.P$22]=[.$J12]);[Data.O$3];&quot;&quot;)" table:style-name="ce3"/>
          <table:table-cell office:value-type="string" office:string-value="" table:formula="of:=IF(AND([Data.Q$22]=[.$I12];[Data.R$22]=[.$J12]);[Data.Q$3];&quot;&quot;)" table:style-name="ce3"/>
          <table:table-cell office:value-type="string" office:string-value="" table:formula="of:=IF(AND([Data.S$22]=[.$I12];[Data.T$22]=[.$J12]);[Data.S$3];&quot;&quot;)" table:style-name="ce3"/>
          <table:table-cell office:value-type="string" office:string-value="" table:formula="of:=IF(AND([Data.U$22]=[.$I12];[Data.V$22]=[.$J12]);[Data.U$3];&quot;&quot;)" table:style-name="ce3"/>
          <table:table-cell office:value-type="string" office:string-value="" table:formula="of:=IF(AND([Data.W$22]=[.$I12];[Data.X$22]=[.$J12]);[Data.W$3];&quot;&quot;)" table:style-name="ce3"/>
          <table:table-cell office:value-type="string" office:string-value="" table:formula="of:=IF(AND([Data.Y$22]=[.$I12];[Data.Z$22]=[.$J12]);[Data.Y$3];&quot;&quot;)" table:style-name="ce3"/>
          <table:table-cell table:number-columns-repeated="16362"/>
        </table:table-row>
        <table:table-row table:style-name="ro14">
          <table:table-cell table:number-columns-repeated="8" table:style-name="ce11"/>
          <table:table-cell office:value-type="float" office:value="4" table:style-name="ce11">
            <text:p>4</text:p>
          </table:table-cell>
          <table:table-cell office:value-type="float" office:value="0" table:style-name="ce11">
            <text:p>0</text:p>
          </table:table-cell>
          <table:table-cell office:value-type="string" office:string-value="" table:formula="of:=IF(AND([Data.C$22]=[.$I13];[Data.D$22]=[.$J13]);[Data.C$3];&quot;&quot;)" table:style-name="ce3"/>
          <table:table-cell office:value-type="string" office:string-value="" table:formula="of:=IF(AND([Data.E$22]=[.$I13];[Data.F$22]=[.$J13]);[Data.E$3];&quot;&quot;)" table:style-name="ce3"/>
          <table:table-cell office:value-type="string" office:string-value="" table:formula="of:=IF(AND([Data.G$22]=[.$I13];[Data.H$22]=[.$J13]);[Data.G$3];&quot;&quot;)" table:style-name="ce3"/>
          <table:table-cell office:value-type="string" office:string-value="" table:formula="of:=IF(AND([Data.I$22]=[.$I13];[Data.J$22]=[.$J13]);[Data.I$3];&quot;&quot;)" table:style-name="ce3"/>
          <table:table-cell office:value-type="string" office:string-value="" table:formula="of:=IF(AND([Data.K$22]=[.$I13];[Data.L$22]=[.$J13]);[Data.K$3];&quot;&quot;)" table:style-name="ce3"/>
          <table:table-cell office:value-type="string" office:string-value="" table:formula="of:=IF(AND([Data.M$22]=[.$I13];[Data.N$22]=[.$J13]);[Data.M$3];&quot;&quot;)" table:style-name="ce3"/>
          <table:table-cell office:value-type="string" office:string-value="" table:formula="of:=IF(AND([Data.O$22]=[.$I13];[Data.P$22]=[.$J13]);[Data.O$3];&quot;&quot;)" table:style-name="ce3"/>
          <table:table-cell office:value-type="string" office:string-value="" table:formula="of:=IF(AND([Data.Q$22]=[.$I13];[Data.R$22]=[.$J13]);[Data.Q$3];&quot;&quot;)" table:style-name="ce3"/>
          <table:table-cell office:value-type="string" office:string-value="" table:formula="of:=IF(AND([Data.S$22]=[.$I13];[Data.T$22]=[.$J13]);[Data.S$3];&quot;&quot;)" table:style-name="ce3"/>
          <table:table-cell office:value-type="string" office:string-value="" table:formula="of:=IF(AND([Data.U$22]=[.$I13];[Data.V$22]=[.$J13]);[Data.U$3];&quot;&quot;)" table:style-name="ce3"/>
          <table:table-cell office:value-type="string" office:string-value="" table:formula="of:=IF(AND([Data.W$22]=[.$I13];[Data.X$22]=[.$J13]);[Data.W$3];&quot;&quot;)" table:style-name="ce3"/>
          <table:table-cell office:value-type="string" office:string-value="" table:formula="of:=IF(AND([Data.Y$22]=[.$I13];[Data.Z$22]=[.$J13]);[Data.Y$3];&quot;&quot;)" table:style-name="ce3"/>
          <table:table-cell table:number-columns-repeated="16362"/>
        </table:table-row>
        <table:table-row table:style-name="ro14">
          <table:table-cell table:number-columns-repeated="8" table:style-name="ce11"/>
          <table:table-cell office:value-type="float" office:value="4" table:style-name="ce11">
            <text:p>4</text:p>
          </table:table-cell>
          <table:table-cell office:value-type="float" office:value="1" table:style-name="ce11">
            <text:p>1</text:p>
          </table:table-cell>
          <table:table-cell office:value-type="string" office:string-value="" table:formula="of:=IF(AND([Data.C$22]=[.$I14];[Data.D$22]=[.$J14]);[Data.C$3];&quot;&quot;)" table:style-name="ce3"/>
          <table:table-cell office:value-type="string" office:string-value="" table:formula="of:=IF(AND([Data.E$22]=[.$I14];[Data.F$22]=[.$J14]);[Data.E$3];&quot;&quot;)" table:style-name="ce3"/>
          <table:table-cell office:value-type="string" office:string-value="" table:formula="of:=IF(AND([Data.G$22]=[.$I14];[Data.H$22]=[.$J14]);[Data.G$3];&quot;&quot;)" table:style-name="ce3"/>
          <table:table-cell office:value-type="string" office:string-value="" table:formula="of:=IF(AND([Data.I$22]=[.$I14];[Data.J$22]=[.$J14]);[Data.I$3];&quot;&quot;)" table:style-name="ce3"/>
          <table:table-cell office:value-type="string" office:string-value="" table:formula="of:=IF(AND([Data.K$22]=[.$I14];[Data.L$22]=[.$J14]);[Data.K$3];&quot;&quot;)" table:style-name="ce3"/>
          <table:table-cell office:value-type="string" office:string-value="" table:formula="of:=IF(AND([Data.M$22]=[.$I14];[Data.N$22]=[.$J14]);[Data.M$3];&quot;&quot;)" table:style-name="ce3"/>
          <table:table-cell office:value-type="string" office:string-value="" table:formula="of:=IF(AND([Data.O$22]=[.$I14];[Data.P$22]=[.$J14]);[Data.O$3];&quot;&quot;)" table:style-name="ce3"/>
          <table:table-cell office:value-type="string" office:string-value="" table:formula="of:=IF(AND([Data.Q$22]=[.$I14];[Data.R$22]=[.$J14]);[Data.Q$3];&quot;&quot;)" table:style-name="ce3"/>
          <table:table-cell office:value-type="string" office:string-value="" table:formula="of:=IF(AND([Data.S$22]=[.$I14];[Data.T$22]=[.$J14]);[Data.S$3];&quot;&quot;)" table:style-name="ce3"/>
          <table:table-cell office:value-type="string" office:string-value="" table:formula="of:=IF(AND([Data.U$22]=[.$I14];[Data.V$22]=[.$J14]);[Data.U$3];&quot;&quot;)" table:style-name="ce3"/>
          <table:table-cell office:value-type="string" office:string-value="" table:formula="of:=IF(AND([Data.W$22]=[.$I14];[Data.X$22]=[.$J14]);[Data.W$3];&quot;&quot;)" table:style-name="ce3"/>
          <table:table-cell office:value-type="string" office:string-value="" table:formula="of:=IF(AND([Data.Y$22]=[.$I14];[Data.Z$22]=[.$J14]);[Data.Y$3];&quot;&quot;)" table:style-name="ce3"/>
          <table:table-cell table:number-columns-repeated="16362"/>
        </table:table-row>
        <table:table-row table:style-name="ro14">
          <table:table-cell table:number-columns-repeated="8" table:style-name="ce11"/>
          <table:table-cell office:value-type="float" office:value="3" table:style-name="ce2">
            <text:p>3</text:p>
          </table:table-cell>
          <table:table-cell office:value-type="float" office:value="0" table:style-name="ce11">
            <text:p>0</text:p>
          </table:table-cell>
          <table:table-cell office:value-type="string" office:string-value="" table:formula="of:=IF(AND([Data.C$22]=[.$I15];[Data.D$22]=[.$J15]);[Data.C$3];&quot;&quot;)" table:style-name="ce3"/>
          <table:table-cell office:value-type="string" office:string-value="" table:formula="of:=IF(AND([Data.E$22]=[.$I15];[Data.F$22]=[.$J15]);[Data.E$3];&quot;&quot;)" table:style-name="ce3"/>
          <table:table-cell office:value-type="string" office:string-value="" table:formula="of:=IF(AND([Data.G$22]=[.$I15];[Data.H$22]=[.$J15]);[Data.G$3];&quot;&quot;)" table:style-name="ce3"/>
          <table:table-cell office:value-type="string" office:string-value="" table:formula="of:=IF(AND([Data.I$22]=[.$I15];[Data.J$22]=[.$J15]);[Data.I$3];&quot;&quot;)" table:style-name="ce3"/>
          <table:table-cell office:value-type="string" office:string-value="" table:formula="of:=IF(AND([Data.K$22]=[.$I15];[Data.L$22]=[.$J15]);[Data.K$3];&quot;&quot;)" table:style-name="ce3"/>
          <table:table-cell office:value-type="string" office:string-value="" table:formula="of:=IF(AND([Data.M$22]=[.$I15];[Data.N$22]=[.$J15]);[Data.M$3];&quot;&quot;)" table:style-name="ce3"/>
          <table:table-cell office:value-type="string" office:string-value="" table:formula="of:=IF(AND([Data.O$22]=[.$I15];[Data.P$22]=[.$J15]);[Data.O$3];&quot;&quot;)" table:style-name="ce3"/>
          <table:table-cell office:value-type="string" office:string-value="" table:formula="of:=IF(AND([Data.Q$22]=[.$I15];[Data.R$22]=[.$J15]);[Data.Q$3];&quot;&quot;)" table:style-name="ce3"/>
          <table:table-cell office:value-type="string" office:string-value="" table:formula="of:=IF(AND([Data.S$22]=[.$I15];[Data.T$22]=[.$J15]);[Data.S$3];&quot;&quot;)" table:style-name="ce3"/>
          <table:table-cell office:value-type="string" office:string-value="" table:formula="of:=IF(AND([Data.U$22]=[.$I15];[Data.V$22]=[.$J15]);[Data.U$3];&quot;&quot;)" table:style-name="ce3"/>
          <table:table-cell office:value-type="string" office:string-value="" table:formula="of:=IF(AND([Data.W$22]=[.$I15];[Data.X$22]=[.$J15]);[Data.W$3];&quot;&quot;)" table:style-name="ce3"/>
          <table:table-cell office:value-type="string" office:string-value="" table:formula="of:=IF(AND([Data.Y$22]=[.$I15];[Data.Z$22]=[.$J15]);[Data.Y$3];&quot;&quot;)" table:style-name="ce3"/>
          <table:table-cell table:number-columns-repeated="16362"/>
        </table:table-row>
        <table:table-row table:style-name="ro14">
          <table:table-cell table:number-columns-repeated="8" table:style-name="ce11"/>
          <table:table-cell office:value-type="float" office:value="3" table:style-name="ce2">
            <text:p>3</text:p>
          </table:table-cell>
          <table:table-cell office:value-type="float" office:value="1" table:style-name="ce11">
            <text:p>1</text:p>
          </table:table-cell>
          <table:table-cell office:value-type="string" office:string-value="" table:formula="of:=IF(AND([Data.C$22]=[.$I16];[Data.D$22]=[.$J16]);[Data.C$3];&quot;&quot;)" table:style-name="ce3"/>
          <table:table-cell office:value-type="string" office:string-value="" table:formula="of:=IF(AND([Data.E$22]=[.$I16];[Data.F$22]=[.$J16]);[Data.E$3];&quot;&quot;)" table:style-name="ce3"/>
          <table:table-cell office:value-type="string" office:string-value="" table:formula="of:=IF(AND([Data.G$22]=[.$I16];[Data.H$22]=[.$J16]);[Data.G$3];&quot;&quot;)" table:style-name="ce3"/>
          <table:table-cell office:value-type="string" office:string-value="" table:formula="of:=IF(AND([Data.I$22]=[.$I16];[Data.J$22]=[.$J16]);[Data.I$3];&quot;&quot;)" table:style-name="ce3"/>
          <table:table-cell office:value-type="string" office:string-value="" table:formula="of:=IF(AND([Data.K$22]=[.$I16];[Data.L$22]=[.$J16]);[Data.K$3];&quot;&quot;)" table:style-name="ce3"/>
          <table:table-cell office:value-type="string" office:string-value="" table:formula="of:=IF(AND([Data.M$22]=[.$I16];[Data.N$22]=[.$J16]);[Data.M$3];&quot;&quot;)" table:style-name="ce3"/>
          <table:table-cell office:value-type="string" office:string-value="" table:formula="of:=IF(AND([Data.O$22]=[.$I16];[Data.P$22]=[.$J16]);[Data.O$3];&quot;&quot;)" table:style-name="ce3"/>
          <table:table-cell office:value-type="string" office:string-value="" table:formula="of:=IF(AND([Data.Q$22]=[.$I16];[Data.R$22]=[.$J16]);[Data.Q$3];&quot;&quot;)" table:style-name="ce3"/>
          <table:table-cell office:value-type="string" office:string-value="" table:formula="of:=IF(AND([Data.S$22]=[.$I16];[Data.T$22]=[.$J16]);[Data.S$3];&quot;&quot;)" table:style-name="ce3"/>
          <table:table-cell office:value-type="string" office:string-value="" table:formula="of:=IF(AND([Data.U$22]=[.$I16];[Data.V$22]=[.$J16]);[Data.U$3];&quot;&quot;)" table:style-name="ce3"/>
          <table:table-cell office:value-type="string" office:string-value="" table:formula="of:=IF(AND([Data.W$22]=[.$I16];[Data.X$22]=[.$J16]);[Data.W$3];&quot;&quot;)" table:style-name="ce3"/>
          <table:table-cell office:value-type="string" office:string-value="" table:formula="of:=IF(AND([Data.Y$22]=[.$I16];[Data.Z$22]=[.$J16]);[Data.Y$3];&quot;&quot;)" table:style-name="ce3"/>
          <table:table-cell table:number-columns-repeated="16362"/>
        </table:table-row>
        <table:table-row table:style-name="ro14">
          <table:table-cell table:number-columns-repeated="6"/>
          <table:table-cell table:number-columns-repeated="2" table:style-name="ce11"/>
          <table:table-cell office:value-type="float" office:value="3" table:style-name="ce2">
            <text:p>3</text:p>
          </table:table-cell>
          <table:table-cell office:value-type="float" office:value="2" table:style-name="ce11">
            <text:p>2</text:p>
          </table:table-cell>
          <table:table-cell office:value-type="string" office:string-value="" table:formula="of:=IF(AND([Data.C$22]=[.$I17];[Data.D$22]=[.$J17]);[Data.C$3];&quot;&quot;)" table:style-name="ce3"/>
          <table:table-cell office:value-type="string" office:string-value="" table:formula="of:=IF(AND([Data.E$22]=[.$I17];[Data.F$22]=[.$J17]);[Data.E$3];&quot;&quot;)" table:style-name="ce3"/>
          <table:table-cell office:value-type="string" office:string-value="" table:formula="of:=IF(AND([Data.G$22]=[.$I17];[Data.H$22]=[.$J17]);[Data.G$3];&quot;&quot;)" table:style-name="ce3"/>
          <table:table-cell office:value-type="string" office:string-value="" table:formula="of:=IF(AND([Data.I$22]=[.$I17];[Data.J$22]=[.$J17]);[Data.I$3];&quot;&quot;)" table:style-name="ce3"/>
          <table:table-cell office:value-type="string" office:string-value="" table:formula="of:=IF(AND([Data.K$22]=[.$I17];[Data.L$22]=[.$J17]);[Data.K$3];&quot;&quot;)" table:style-name="ce3"/>
          <table:table-cell office:value-type="string" office:string-value="" table:formula="of:=IF(AND([Data.M$22]=[.$I17];[Data.N$22]=[.$J17]);[Data.M$3];&quot;&quot;)" table:style-name="ce3"/>
          <table:table-cell office:value-type="string" office:string-value="" table:formula="of:=IF(AND([Data.O$22]=[.$I17];[Data.P$22]=[.$J17]);[Data.O$3];&quot;&quot;)" table:style-name="ce3"/>
          <table:table-cell office:value-type="string" office:string-value="" table:formula="of:=IF(AND([Data.Q$22]=[.$I17];[Data.R$22]=[.$J17]);[Data.Q$3];&quot;&quot;)" table:style-name="ce3"/>
          <table:table-cell office:value-type="string" office:string-value="" table:formula="of:=IF(AND([Data.S$22]=[.$I17];[Data.T$22]=[.$J17]);[Data.S$3];&quot;&quot;)" table:style-name="ce3"/>
          <table:table-cell office:value-type="string" office:string-value="" table:formula="of:=IF(AND([Data.U$22]=[.$I17];[Data.V$22]=[.$J17]);[Data.U$3];&quot;&quot;)" table:style-name="ce3"/>
          <table:table-cell office:value-type="string" office:string-value="" table:formula="of:=IF(AND([Data.W$22]=[.$I17];[Data.X$22]=[.$J17]);[Data.W$3];&quot;&quot;)" table:style-name="ce3"/>
          <table:table-cell office:value-type="string" office:string-value="" table:formula="of:=IF(AND([Data.Y$22]=[.$I17];[Data.Z$22]=[.$J17]);[Data.Y$3];&quot;&quot;)" table:style-name="ce3"/>
          <table:table-cell table:number-columns-repeated="16362"/>
        </table:table-row>
        <table:table-row table:style-name="ro14">
          <table:table-cell table:number-columns-repeated="6"/>
          <table:table-cell table:number-columns-repeated="2" table:style-name="ce11"/>
          <table:table-cell office:value-type="float" office:value="2" table:style-name="ce2">
            <text:p>2</text:p>
          </table:table-cell>
          <table:table-cell office:value-type="float" office:value="0" table:style-name="ce11">
            <text:p>0</text:p>
          </table:table-cell>
          <table:table-cell office:value-type="string" office:string-value="" table:formula="of:=IF(AND([Data.C$22]=[.$I18];[Data.D$22]=[.$J18]);[Data.C$3];&quot;&quot;)" table:style-name="ce3"/>
          <table:table-cell office:value-type="string" office:string-value="" table:formula="of:=IF(AND([Data.E$22]=[.$I18];[Data.F$22]=[.$J18]);[Data.E$3];&quot;&quot;)" table:style-name="ce3"/>
          <table:table-cell office:value-type="string" office:string-value="" table:formula="of:=IF(AND([Data.G$22]=[.$I18];[Data.H$22]=[.$J18]);[Data.G$3];&quot;&quot;)" table:style-name="ce3"/>
          <table:table-cell office:value-type="string" office:string-value="" table:formula="of:=IF(AND([Data.I$22]=[.$I18];[Data.J$22]=[.$J18]);[Data.I$3];&quot;&quot;)" table:style-name="ce3"/>
          <table:table-cell office:value-type="string" office:string-value="" table:formula="of:=IF(AND([Data.K$22]=[.$I18];[Data.L$22]=[.$J18]);[Data.K$3];&quot;&quot;)" table:style-name="ce3"/>
          <table:table-cell office:value-type="string" office:string-value="" table:formula="of:=IF(AND([Data.M$22]=[.$I18];[Data.N$22]=[.$J18]);[Data.M$3];&quot;&quot;)" table:style-name="ce3"/>
          <table:table-cell office:value-type="string" office:string-value="" table:formula="of:=IF(AND([Data.O$22]=[.$I18];[Data.P$22]=[.$J18]);[Data.O$3];&quot;&quot;)" table:style-name="ce3"/>
          <table:table-cell office:value-type="string" office:string-value="" table:formula="of:=IF(AND([Data.Q$22]=[.$I18];[Data.R$22]=[.$J18]);[Data.Q$3];&quot;&quot;)" table:style-name="ce3"/>
          <table:table-cell office:value-type="string" office:string-value="" table:formula="of:=IF(AND([Data.S$22]=[.$I18];[Data.T$22]=[.$J18]);[Data.S$3];&quot;&quot;)" table:style-name="ce3"/>
          <table:table-cell office:value-type="string" office:string-value="" table:formula="of:=IF(AND([Data.U$22]=[.$I18];[Data.V$22]=[.$J18]);[Data.U$3];&quot;&quot;)" table:style-name="ce3"/>
          <table:table-cell office:value-type="string" office:string-value="" table:formula="of:=IF(AND([Data.W$22]=[.$I18];[Data.X$22]=[.$J18]);[Data.W$3];&quot;&quot;)" table:style-name="ce3"/>
          <table:table-cell office:value-type="string" office:string-value="" table:formula="of:=IF(AND([Data.Y$22]=[.$I18];[Data.Z$22]=[.$J18]);[Data.Y$3];&quot;&quot;)" table:style-name="ce3"/>
          <table:table-cell table:number-columns-repeated="16362"/>
        </table:table-row>
        <table:table-row table:style-name="ro14">
          <table:table-cell table:number-columns-repeated="6"/>
          <table:table-cell table:number-columns-repeated="2" table:style-name="ce11"/>
          <table:table-cell office:value-type="float" office:value="2" table:style-name="ce2">
            <text:p>2</text:p>
          </table:table-cell>
          <table:table-cell office:value-type="float" office:value="1" table:style-name="ce11">
            <text:p>1</text:p>
          </table:table-cell>
          <table:table-cell office:value-type="string" office:string-value="" table:formula="of:=IF(AND([Data.C$22]=[.$I19];[Data.D$22]=[.$J19]);[Data.C$3];&quot;&quot;)" table:style-name="ce3"/>
          <table:table-cell office:value-type="string" office:string-value="" table:formula="of:=IF(AND([Data.E$22]=[.$I19];[Data.F$22]=[.$J19]);[Data.E$3];&quot;&quot;)" table:style-name="ce3"/>
          <table:table-cell office:value-type="string" office:string-value="" table:formula="of:=IF(AND([Data.G$22]=[.$I19];[Data.H$22]=[.$J19]);[Data.G$3];&quot;&quot;)" table:style-name="ce3"/>
          <table:table-cell office:value-type="string" office:string-value="" table:formula="of:=IF(AND([Data.I$22]=[.$I19];[Data.J$22]=[.$J19]);[Data.I$3];&quot;&quot;)" table:style-name="ce3"/>
          <table:table-cell office:value-type="string" office:string-value="" table:formula="of:=IF(AND([Data.K$22]=[.$I19];[Data.L$22]=[.$J19]);[Data.K$3];&quot;&quot;)" table:style-name="ce3"/>
          <table:table-cell office:value-type="string" office:string-value="" table:formula="of:=IF(AND([Data.M$22]=[.$I19];[Data.N$22]=[.$J19]);[Data.M$3];&quot;&quot;)" table:style-name="ce3"/>
          <table:table-cell office:value-type="string" office:string-value="" table:formula="of:=IF(AND([Data.O$22]=[.$I19];[Data.P$22]=[.$J19]);[Data.O$3];&quot;&quot;)" table:style-name="ce3"/>
          <table:table-cell office:value-type="string" office:string-value="" table:formula="of:=IF(AND([Data.Q$22]=[.$I19];[Data.R$22]=[.$J19]);[Data.Q$3];&quot;&quot;)" table:style-name="ce3"/>
          <table:table-cell office:value-type="string" office:string-value="" table:formula="of:=IF(AND([Data.S$22]=[.$I19];[Data.T$22]=[.$J19]);[Data.S$3];&quot;&quot;)" table:style-name="ce3"/>
          <table:table-cell office:value-type="string" office:string-value="" table:formula="of:=IF(AND([Data.U$22]=[.$I19];[Data.V$22]=[.$J19]);[Data.U$3];&quot;&quot;)" table:style-name="ce3"/>
          <table:table-cell office:value-type="string" office:string-value="" table:formula="of:=IF(AND([Data.W$22]=[.$I19];[Data.X$22]=[.$J19]);[Data.W$3];&quot;&quot;)" table:style-name="ce3"/>
          <table:table-cell office:value-type="string" office:string-value="" table:formula="of:=IF(AND([Data.Y$22]=[.$I19];[Data.Z$22]=[.$J19]);[Data.Y$3];&quot;&quot;)" table:style-name="ce3"/>
          <table:table-cell table:number-columns-repeated="16362"/>
        </table:table-row>
        <table:table-row table:style-name="ro14">
          <table:table-cell table:number-columns-repeated="6"/>
          <table:table-cell table:number-columns-repeated="2" table:style-name="ce11"/>
          <table:table-cell office:value-type="float" office:value="2" table:style-name="ce2">
            <text:p>2</text:p>
          </table:table-cell>
          <table:table-cell office:value-type="float" office:value="2" table:style-name="ce11">
            <text:p>2</text:p>
          </table:table-cell>
          <table:table-cell office:value-type="string" office:string-value="" table:formula="of:=IF(AND([Data.C$22]=[.$I20];[Data.D$22]=[.$J20]);[Data.C$3];&quot;&quot;)" table:style-name="ce3"/>
          <table:table-cell office:value-type="string" office:string-value="" table:formula="of:=IF(AND([Data.E$22]=[.$I20];[Data.F$22]=[.$J20]);[Data.E$3];&quot;&quot;)" table:style-name="ce3"/>
          <table:table-cell office:value-type="string" office:string-value="" table:formula="of:=IF(AND([Data.G$22]=[.$I20];[Data.H$22]=[.$J20]);[Data.G$3];&quot;&quot;)" table:style-name="ce3"/>
          <table:table-cell office:value-type="string" office:string-value="" table:formula="of:=IF(AND([Data.I$22]=[.$I20];[Data.J$22]=[.$J20]);[Data.I$3];&quot;&quot;)" table:style-name="ce3"/>
          <table:table-cell office:value-type="string" office:string-value="" table:formula="of:=IF(AND([Data.K$22]=[.$I20];[Data.L$22]=[.$J20]);[Data.K$3];&quot;&quot;)" table:style-name="ce3"/>
          <table:table-cell office:value-type="string" office:string-value="" table:formula="of:=IF(AND([Data.M$22]=[.$I20];[Data.N$22]=[.$J20]);[Data.M$3];&quot;&quot;)" table:style-name="ce3"/>
          <table:table-cell office:value-type="string" office:string-value="" table:formula="of:=IF(AND([Data.O$22]=[.$I20];[Data.P$22]=[.$J20]);[Data.O$3];&quot;&quot;)" table:style-name="ce3"/>
          <table:table-cell office:value-type="string" office:string-value="" table:formula="of:=IF(AND([Data.Q$22]=[.$I20];[Data.R$22]=[.$J20]);[Data.Q$3];&quot;&quot;)" table:style-name="ce3"/>
          <table:table-cell office:value-type="string" office:string-value="" table:formula="of:=IF(AND([Data.S$22]=[.$I20];[Data.T$22]=[.$J20]);[Data.S$3];&quot;&quot;)" table:style-name="ce3"/>
          <table:table-cell office:value-type="string" office:string-value="" table:formula="of:=IF(AND([Data.U$22]=[.$I20];[Data.V$22]=[.$J20]);[Data.U$3];&quot;&quot;)" table:style-name="ce3"/>
          <table:table-cell office:value-type="string" office:string-value="" table:formula="of:=IF(AND([Data.W$22]=[.$I20];[Data.X$22]=[.$J20]);[Data.W$3];&quot;&quot;)" table:style-name="ce3"/>
          <table:table-cell office:value-type="string" office:string-value="" table:formula="of:=IF(AND([Data.Y$22]=[.$I20];[Data.Z$22]=[.$J20]);[Data.Y$3];&quot;&quot;)" table:style-name="ce3"/>
          <table:table-cell table:number-columns-repeated="16362"/>
        </table:table-row>
        <table:table-row table:style-name="ro14">
          <table:table-cell table:number-columns-repeated="6"/>
          <table:table-cell table:number-columns-repeated="2" table:style-name="ce11"/>
          <table:table-cell office:value-type="float" office:value="2" table:style-name="ce2">
            <text:p>2</text:p>
          </table:table-cell>
          <table:table-cell office:value-type="float" office:value="3" table:style-name="ce11">
            <text:p>3</text:p>
          </table:table-cell>
          <table:table-cell office:value-type="string" office:string-value="" table:formula="of:=IF(AND([Data.C$22]=[.$I21];[Data.D$22]=[.$J21]);[Data.C$3];&quot;&quot;)" table:style-name="ce3"/>
          <table:table-cell office:value-type="string" office:string-value="" table:formula="of:=IF(AND([Data.E$22]=[.$I21];[Data.F$22]=[.$J21]);[Data.E$3];&quot;&quot;)" table:style-name="ce3"/>
          <table:table-cell office:value-type="string" office:string-value="" table:formula="of:=IF(AND([Data.G$22]=[.$I21];[Data.H$22]=[.$J21]);[Data.G$3];&quot;&quot;)" table:style-name="ce3"/>
          <table:table-cell office:value-type="string" office:string-value="" table:formula="of:=IF(AND([Data.I$22]=[.$I21];[Data.J$22]=[.$J21]);[Data.I$3];&quot;&quot;)" table:style-name="ce3"/>
          <table:table-cell office:value-type="string" office:string-value="" table:formula="of:=IF(AND([Data.K$22]=[.$I21];[Data.L$22]=[.$J21]);[Data.K$3];&quot;&quot;)" table:style-name="ce3"/>
          <table:table-cell office:value-type="string" office:string-value="" table:formula="of:=IF(AND([Data.M$22]=[.$I21];[Data.N$22]=[.$J21]);[Data.M$3];&quot;&quot;)" table:style-name="ce3"/>
          <table:table-cell office:value-type="string" office:string-value="" table:formula="of:=IF(AND([Data.O$22]=[.$I21];[Data.P$22]=[.$J21]);[Data.O$3];&quot;&quot;)" table:style-name="ce3"/>
          <table:table-cell office:value-type="string" office:string-value="" table:formula="of:=IF(AND([Data.Q$22]=[.$I21];[Data.R$22]=[.$J21]);[Data.Q$3];&quot;&quot;)" table:style-name="ce3"/>
          <table:table-cell office:value-type="string" office:string-value="" table:formula="of:=IF(AND([Data.S$22]=[.$I21];[Data.T$22]=[.$J21]);[Data.S$3];&quot;&quot;)" table:style-name="ce3"/>
          <table:table-cell office:value-type="string" office:string-value="" table:formula="of:=IF(AND([Data.U$22]=[.$I21];[Data.V$22]=[.$J21]);[Data.U$3];&quot;&quot;)" table:style-name="ce3"/>
          <table:table-cell office:value-type="string" office:string-value="" table:formula="of:=IF(AND([Data.W$22]=[.$I21];[Data.X$22]=[.$J21]);[Data.W$3];&quot;&quot;)" table:style-name="ce3"/>
          <table:table-cell office:value-type="string" office:string-value="" table:formula="of:=IF(AND([Data.Y$22]=[.$I21];[Data.Z$22]=[.$J21]);[Data.Y$3];&quot;&quot;)" table:style-name="ce3"/>
          <table:table-cell table:number-columns-repeated="16362"/>
        </table:table-row>
        <table:table-row table:style-name="ro14">
          <table:table-cell table:number-columns-repeated="6"/>
          <table:table-cell table:number-columns-repeated="2" table:style-name="ce11"/>
          <table:table-cell office:value-type="float" office:value="1" table:style-name="ce2">
            <text:p>1</text:p>
          </table:table-cell>
          <table:table-cell office:value-type="float" office:value="0" table:style-name="ce11">
            <text:p>0</text:p>
          </table:table-cell>
          <table:table-cell office:value-type="string" office:string-value="" table:formula="of:=IF(AND([Data.C$22]=[.$I22];[Data.D$22]=[.$J22]);[Data.C$3];&quot;&quot;)" table:style-name="ce3"/>
          <table:table-cell office:value-type="string" office:string-value="" table:formula="of:=IF(AND([Data.E$22]=[.$I22];[Data.F$22]=[.$J22]);[Data.E$3];&quot;&quot;)" table:style-name="ce3"/>
          <table:table-cell office:value-type="string" office:string-value="" table:formula="of:=IF(AND([Data.G$22]=[.$I22];[Data.H$22]=[.$J22]);[Data.G$3];&quot;&quot;)" table:style-name="ce3"/>
          <table:table-cell office:value-type="string" office:string-value="" table:formula="of:=IF(AND([Data.I$22]=[.$I22];[Data.J$22]=[.$J22]);[Data.I$3];&quot;&quot;)" table:style-name="ce3"/>
          <table:table-cell office:value-type="string" office:string-value="" table:formula="of:=IF(AND([Data.K$22]=[.$I22];[Data.L$22]=[.$J22]);[Data.K$3];&quot;&quot;)" table:style-name="ce3"/>
          <table:table-cell office:value-type="string" office:string-value="" table:formula="of:=IF(AND([Data.M$22]=[.$I22];[Data.N$22]=[.$J22]);[Data.M$3];&quot;&quot;)" table:style-name="ce3"/>
          <table:table-cell office:value-type="string" office:string-value="" table:formula="of:=IF(AND([Data.O$22]=[.$I22];[Data.P$22]=[.$J22]);[Data.O$3];&quot;&quot;)" table:style-name="ce3"/>
          <table:table-cell office:value-type="string" office:string-value="" table:formula="of:=IF(AND([Data.Q$22]=[.$I22];[Data.R$22]=[.$J22]);[Data.Q$3];&quot;&quot;)" table:style-name="ce3"/>
          <table:table-cell office:value-type="string" office:string-value="" table:formula="of:=IF(AND([Data.S$22]=[.$I22];[Data.T$22]=[.$J22]);[Data.S$3];&quot;&quot;)" table:style-name="ce3"/>
          <table:table-cell office:value-type="string" office:string-value="" table:formula="of:=IF(AND([Data.U$22]=[.$I22];[Data.V$22]=[.$J22]);[Data.U$3];&quot;&quot;)" table:style-name="ce3"/>
          <table:table-cell office:value-type="string" office:string-value="" table:formula="of:=IF(AND([Data.W$22]=[.$I22];[Data.X$22]=[.$J22]);[Data.W$3];&quot;&quot;)" table:style-name="ce3"/>
          <table:table-cell office:value-type="string" office:string-value="" table:formula="of:=IF(AND([Data.Y$22]=[.$I22];[Data.Z$22]=[.$J22]);[Data.Y$3];&quot;&quot;)" table:style-name="ce3"/>
          <table:table-cell table:number-columns-repeated="16362"/>
        </table:table-row>
        <table:table-row table:style-name="ro14">
          <table:table-cell table:number-columns-repeated="6"/>
          <table:table-cell table:number-columns-repeated="2" table:style-name="ce11"/>
          <table:table-cell office:value-type="float" office:value="1" table:style-name="ce2">
            <text:p>1</text:p>
          </table:table-cell>
          <table:table-cell office:value-type="float" office:value="1" table:style-name="ce11">
            <text:p>1</text:p>
          </table:table-cell>
          <table:table-cell office:value-type="string" office:string-value="" table:formula="of:=IF(AND([Data.C$22]=[.$I23];[Data.D$22]=[.$J23]);[Data.C$3];&quot;&quot;)" table:style-name="ce3"/>
          <table:table-cell office:value-type="string" office:string-value="" table:formula="of:=IF(AND([Data.E$22]=[.$I23];[Data.F$22]=[.$J23]);[Data.E$3];&quot;&quot;)" table:style-name="ce3"/>
          <table:table-cell office:value-type="string" office:string-value="" table:formula="of:=IF(AND([Data.G$22]=[.$I23];[Data.H$22]=[.$J23]);[Data.G$3];&quot;&quot;)" table:style-name="ce3"/>
          <table:table-cell office:value-type="string" office:string-value="" table:formula="of:=IF(AND([Data.I$22]=[.$I23];[Data.J$22]=[.$J23]);[Data.I$3];&quot;&quot;)" table:style-name="ce3"/>
          <table:table-cell office:value-type="string" office:string-value="" table:formula="of:=IF(AND([Data.K$22]=[.$I23];[Data.L$22]=[.$J23]);[Data.K$3];&quot;&quot;)" table:style-name="ce3"/>
          <table:table-cell office:value-type="string" office:string-value="" table:formula="of:=IF(AND([Data.M$22]=[.$I23];[Data.N$22]=[.$J23]);[Data.M$3];&quot;&quot;)" table:style-name="ce3"/>
          <table:table-cell office:value-type="string" office:string-value="" table:formula="of:=IF(AND([Data.O$22]=[.$I23];[Data.P$22]=[.$J23]);[Data.O$3];&quot;&quot;)" table:style-name="ce3"/>
          <table:table-cell office:value-type="string" office:string-value="" table:formula="of:=IF(AND([Data.Q$22]=[.$I23];[Data.R$22]=[.$J23]);[Data.Q$3];&quot;&quot;)" table:style-name="ce3"/>
          <table:table-cell office:value-type="string" office:string-value="" table:formula="of:=IF(AND([Data.S$22]=[.$I23];[Data.T$22]=[.$J23]);[Data.S$3];&quot;&quot;)" table:style-name="ce3"/>
          <table:table-cell office:value-type="string" office:string-value="" table:formula="of:=IF(AND([Data.U$22]=[.$I23];[Data.V$22]=[.$J23]);[Data.U$3];&quot;&quot;)" table:style-name="ce3"/>
          <table:table-cell office:value-type="string" office:string-value="" table:formula="of:=IF(AND([Data.W$22]=[.$I23];[Data.X$22]=[.$J23]);[Data.W$3];&quot;&quot;)" table:style-name="ce3"/>
          <table:table-cell office:value-type="string" office:string-value="" table:formula="of:=IF(AND([Data.Y$22]=[.$I23];[Data.Z$22]=[.$J23]);[Data.Y$3];&quot;&quot;)" table:style-name="ce3"/>
          <table:table-cell table:number-columns-repeated="16362"/>
        </table:table-row>
        <table:table-row table:style-name="ro14">
          <table:table-cell table:number-columns-repeated="6"/>
          <table:table-cell table:number-columns-repeated="2" table:style-name="ce11"/>
          <table:table-cell office:value-type="float" office:value="1" table:style-name="ce2">
            <text:p>1</text:p>
          </table:table-cell>
          <table:table-cell office:value-type="float" office:value="2" table:style-name="ce11">
            <text:p>2</text:p>
          </table:table-cell>
          <table:table-cell office:value-type="string" office:string-value="" table:formula="of:=IF(AND([Data.C$22]=[.$I24];[Data.D$22]=[.$J24]);[Data.C$3];&quot;&quot;)" table:style-name="ce3"/>
          <table:table-cell office:value-type="string" office:string-value="" table:formula="of:=IF(AND([Data.E$22]=[.$I24];[Data.F$22]=[.$J24]);[Data.E$3];&quot;&quot;)" table:style-name="ce3"/>
          <table:table-cell office:value-type="string" office:string-value="" table:formula="of:=IF(AND([Data.G$22]=[.$I24];[Data.H$22]=[.$J24]);[Data.G$3];&quot;&quot;)" table:style-name="ce3"/>
          <table:table-cell office:value-type="string" office:string-value="" table:formula="of:=IF(AND([Data.I$22]=[.$I24];[Data.J$22]=[.$J24]);[Data.I$3];&quot;&quot;)" table:style-name="ce3"/>
          <table:table-cell office:value-type="string" office:string-value="" table:formula="of:=IF(AND([Data.K$22]=[.$I24];[Data.L$22]=[.$J24]);[Data.K$3];&quot;&quot;)" table:style-name="ce3"/>
          <table:table-cell office:value-type="string" office:string-value="" table:formula="of:=IF(AND([Data.M$22]=[.$I24];[Data.N$22]=[.$J24]);[Data.M$3];&quot;&quot;)" table:style-name="ce3"/>
          <table:table-cell office:value-type="string" office:string-value="" table:formula="of:=IF(AND([Data.O$22]=[.$I24];[Data.P$22]=[.$J24]);[Data.O$3];&quot;&quot;)" table:style-name="ce3"/>
          <table:table-cell office:value-type="string" office:string-value="" table:formula="of:=IF(AND([Data.Q$22]=[.$I24];[Data.R$22]=[.$J24]);[Data.Q$3];&quot;&quot;)" table:style-name="ce3"/>
          <table:table-cell office:value-type="string" office:string-value="" table:formula="of:=IF(AND([Data.S$22]=[.$I24];[Data.T$22]=[.$J24]);[Data.S$3];&quot;&quot;)" table:style-name="ce3"/>
          <table:table-cell office:value-type="string" office:string-value="" table:formula="of:=IF(AND([Data.U$22]=[.$I24];[Data.V$22]=[.$J24]);[Data.U$3];&quot;&quot;)" table:style-name="ce3"/>
          <table:table-cell office:value-type="string" office:string-value="" table:formula="of:=IF(AND([Data.W$22]=[.$I24];[Data.X$22]=[.$J24]);[Data.W$3];&quot;&quot;)" table:style-name="ce3"/>
          <table:table-cell office:value-type="string" office:string-value="" table:formula="of:=IF(AND([Data.Y$22]=[.$I24];[Data.Z$22]=[.$J24]);[Data.Y$3];&quot;&quot;)" table:style-name="ce3"/>
          <table:table-cell table:number-columns-repeated="16362"/>
        </table:table-row>
        <table:table-row table:style-name="ro14">
          <table:table-cell table:number-columns-repeated="6"/>
          <table:table-cell table:number-columns-repeated="2" table:style-name="ce11"/>
          <table:table-cell office:value-type="float" office:value="1" table:style-name="ce2">
            <text:p>1</text:p>
          </table:table-cell>
          <table:table-cell office:value-type="float" office:value="3" table:style-name="ce11">
            <text:p>3</text:p>
          </table:table-cell>
          <table:table-cell office:value-type="string" office:string-value="" table:formula="of:=IF(AND([Data.C$22]=[.$I25];[Data.D$22]=[.$J25]);[Data.C$3];&quot;&quot;)" table:style-name="ce3"/>
          <table:table-cell office:value-type="string" office:string-value="" table:formula="of:=IF(AND([Data.E$22]=[.$I25];[Data.F$22]=[.$J25]);[Data.E$3];&quot;&quot;)" table:style-name="ce3"/>
          <table:table-cell office:value-type="string" office:string-value="" table:formula="of:=IF(AND([Data.G$22]=[.$I25];[Data.H$22]=[.$J25]);[Data.G$3];&quot;&quot;)" table:style-name="ce3"/>
          <table:table-cell office:value-type="string" office:string-value="" table:formula="of:=IF(AND([Data.I$22]=[.$I25];[Data.J$22]=[.$J25]);[Data.I$3];&quot;&quot;)" table:style-name="ce3"/>
          <table:table-cell office:value-type="string" office:string-value="" table:formula="of:=IF(AND([Data.K$22]=[.$I25];[Data.L$22]=[.$J25]);[Data.K$3];&quot;&quot;)" table:style-name="ce3"/>
          <table:table-cell office:value-type="string" office:string-value="" table:formula="of:=IF(AND([Data.M$22]=[.$I25];[Data.N$22]=[.$J25]);[Data.M$3];&quot;&quot;)" table:style-name="ce3"/>
          <table:table-cell office:value-type="string" office:string-value="" table:formula="of:=IF(AND([Data.O$22]=[.$I25];[Data.P$22]=[.$J25]);[Data.O$3];&quot;&quot;)" table:style-name="ce3"/>
          <table:table-cell office:value-type="string" office:string-value="" table:formula="of:=IF(AND([Data.Q$22]=[.$I25];[Data.R$22]=[.$J25]);[Data.Q$3];&quot;&quot;)" table:style-name="ce3"/>
          <table:table-cell office:value-type="string" office:string-value="" table:formula="of:=IF(AND([Data.S$22]=[.$I25];[Data.T$22]=[.$J25]);[Data.S$3];&quot;&quot;)" table:style-name="ce3"/>
          <table:table-cell office:value-type="string" office:string-value="" table:formula="of:=IF(AND([Data.U$22]=[.$I25];[Data.V$22]=[.$J25]);[Data.U$3];&quot;&quot;)" table:style-name="ce3"/>
          <table:table-cell office:value-type="string" office:string-value="" table:formula="of:=IF(AND([Data.W$22]=[.$I25];[Data.X$22]=[.$J25]);[Data.W$3];&quot;&quot;)" table:style-name="ce3"/>
          <table:table-cell office:value-type="string" office:string-value="" table:formula="of:=IF(AND([Data.Y$22]=[.$I25];[Data.Z$22]=[.$J25]);[Data.Y$3];&quot;&quot;)" table:style-name="ce3"/>
          <table:table-cell table:number-columns-repeated="16362"/>
        </table:table-row>
        <table:table-row table:style-name="ro14">
          <table:table-cell table:number-columns-repeated="6"/>
          <table:table-cell table:number-columns-repeated="2" table:style-name="ce11"/>
          <table:table-cell office:value-type="float" office:value="1" table:style-name="ce2">
            <text:p>1</text:p>
          </table:table-cell>
          <table:table-cell office:value-type="float" office:value="4" table:style-name="ce11">
            <text:p>4</text:p>
          </table:table-cell>
          <table:table-cell office:value-type="string" office:string-value="" table:formula="of:=IF(AND([Data.C$22]=[.$I26];[Data.D$22]=[.$J26]);[Data.C$3];&quot;&quot;)" table:style-name="ce3"/>
          <table:table-cell office:value-type="string" office:string-value="" table:formula="of:=IF(AND([Data.E$22]=[.$I26];[Data.F$22]=[.$J26]);[Data.E$3];&quot;&quot;)" table:style-name="ce3"/>
          <table:table-cell office:value-type="string" office:string-value="" table:formula="of:=IF(AND([Data.G$22]=[.$I26];[Data.H$22]=[.$J26]);[Data.G$3];&quot;&quot;)" table:style-name="ce3"/>
          <table:table-cell office:value-type="string" office:string-value="" table:formula="of:=IF(AND([Data.I$22]=[.$I26];[Data.J$22]=[.$J26]);[Data.I$3];&quot;&quot;)" table:style-name="ce3"/>
          <table:table-cell office:value-type="string" office:string-value="" table:formula="of:=IF(AND([Data.K$22]=[.$I26];[Data.L$22]=[.$J26]);[Data.K$3];&quot;&quot;)" table:style-name="ce3"/>
          <table:table-cell office:value-type="string" office:string-value="" table:formula="of:=IF(AND([Data.M$22]=[.$I26];[Data.N$22]=[.$J26]);[Data.M$3];&quot;&quot;)" table:style-name="ce3"/>
          <table:table-cell office:value-type="string" office:string-value="" table:formula="of:=IF(AND([Data.O$22]=[.$I26];[Data.P$22]=[.$J26]);[Data.O$3];&quot;&quot;)" table:style-name="ce3"/>
          <table:table-cell office:value-type="string" office:string-value="" table:formula="of:=IF(AND([Data.Q$22]=[.$I26];[Data.R$22]=[.$J26]);[Data.Q$3];&quot;&quot;)" table:style-name="ce3"/>
          <table:table-cell office:value-type="string" office:string-value="" table:formula="of:=IF(AND([Data.S$22]=[.$I26];[Data.T$22]=[.$J26]);[Data.S$3];&quot;&quot;)" table:style-name="ce3"/>
          <table:table-cell office:value-type="string" office:string-value="" table:formula="of:=IF(AND([Data.U$22]=[.$I26];[Data.V$22]=[.$J26]);[Data.U$3];&quot;&quot;)" table:style-name="ce3"/>
          <table:table-cell office:value-type="string" office:string-value="" table:formula="of:=IF(AND([Data.W$22]=[.$I26];[Data.X$22]=[.$J26]);[Data.W$3];&quot;&quot;)" table:style-name="ce3"/>
          <table:table-cell office:value-type="string" office:string-value="" table:formula="of:=IF(AND([Data.Y$22]=[.$I26];[Data.Z$22]=[.$J26]);[Data.Y$3];&quot;&quot;)" table:style-name="ce3"/>
          <table:table-cell table:number-columns-repeated="16362"/>
        </table:table-row>
        <table:table-row table:style-name="ro9">
          <table:table-cell table:number-columns-repeated="16384"/>
        </table:table-row>
        <table:table-row table:number-rows-repeated="7" table:style-name="ro9">
          <table:table-cell table:number-columns-repeated="6"/>
          <table:table-cell table:style-name="ce19"/>
          <table:table-cell table:number-columns-repeated="16377" table:style-name="ce11"/>
        </table:table-row>
        <table:table-row table:style-name="ro9">
          <table:table-cell table:number-columns-repeated="6"/>
          <table:table-cell table:style-name="ce19"/>
          <table:table-cell table:number-columns-repeated="2" table:style-name="ce11"/>
          <table:table-cell table:style-name="ce20"/>
          <table:table-cell table:number-columns-repeated="16374"/>
        </table:table-row>
        <table:table-row table:number-rows-repeated="5" table:style-name="ro9">
          <table:table-cell table:number-columns-repeated="6"/>
          <table:table-cell table:style-name="ce19"/>
          <table:table-cell table:number-columns-repeated="16377" table:style-name="ce11"/>
        </table:table-row>
        <table:table-row table:number-rows-repeated="1048536" table:style-name="ro9">
          <table:table-cell table:number-columns-repeated="16384"/>
        </table:table-row>
      </table:table>
      <table:table table:name="Networking" table:style-name="ta3">
        <table:table-column table:style-name="co8" table:number-columns-repeated="2" table:default-cell-style-name="ce11"/>
        <table:table-column table:style-name="co9" table:number-columns-repeated="5" table:default-cell-style-name="ce11"/>
        <table:table-column table:style-name="co8" table:default-cell-style-name="ce11"/>
        <table:table-column table:style-name="co3" table:default-cell-style-name="ce11"/>
        <table:table-column table:style-name="co10" table:default-cell-style-name="ce11"/>
        <table:table-column table:style-name="co8" table:number-columns-repeated="16374" table:default-cell-style-name="ce11"/>
        <table:table-row table:style-name="ro10">
          <table:table-cell table:style-name="ce34"/>
          <table:table-cell table:number-columns-repeated="3" table:style-name="ce11"/>
          <table:table-cell table:style-name="ce11">
            <draw:custom-shape svg:x="1.48611in" svg:y="0.40278in" svg:width="3.65278in" svg:height="1.58333in" draw:z-index="1" draw:id="id192" draw:style-name="a283" draw:name="AutoShape 1">
              <svg:title/>
              <svg:desc/>
              <text:p text:style-name="a276" text:class-names="" text:cond-style-name=""><text:span text:style-name="a275" text:class-names=""/></text:p>
              <text:p text:style-name="a278" text:class-names="" text:cond-style-name=""><text:span text:style-name="a277" text:class-names=""/></text:p>
              <text:p text:style-name="a280" text:class-names="" text:cond-style-name=""><text:span text:style-name="a279" text:class-names="">Networking</text:span></text:p>
              <text:p text:style-name="a282" text:class-names="" text:cond-style-name=""><text:span text:style-name="a281" text:class-names=""/></text:p>
              <draw:enhanced-geometry xmlns:dr3d="urn:oasis:names:tc:opendocument:xmlns:dr3d:1.0" draw:path-stretchpoint-x="21600" draw:path-stretchpoint-y="21600" draw:type="non-primitive" svg:viewBox="0 0 21600 21600" draw:enhanced-path="S M ?f0 ?f2 L ?f1 ?f2 ?f1 ?f12 ?f10 ?f3 ?f0 ?f3 Z N S M ?f10 ?f3 L ?f11 ?f13 ?f1 ?f12 Z N F M ?f10 ?f3 L ?f11 ?f13 ?f1 ?f12 ?f10 ?f3 ?f0 ?f3 ?f0 ?f2 ?f1 ?f2 ?f1 ?f12 N" draw:text-areas="?f0 ?f2 ?f1 ?f12" draw:modifiers="1250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min(?f5, ?f4)"/>
                <draw:equation draw:name="f7" draw:formula="$0"/>
                <draw:equation draw:name="f8" draw:formula="?f6 * ?f7 / 100000"/>
                <draw:equation draw:name="f9" draw:formula="?f8 / 5"/>
                <draw:equation draw:name="f10" draw:formula="?f1 - ?f8"/>
                <draw:equation draw:name="f11" draw:formula="?f10 + ?f9"/>
                <draw:equation draw:name="f12" draw:formula="?f3 - ?f8"/>
                <draw:equation draw:name="f13" draw:formula="?f12 + ?f9"/>
              </draw:enhanced-geometry>
            </draw:custom-shape>
          </table:table-cell>
          <table:table-cell table:number-columns-repeated="16379" table:style-name="ce11"/>
        </table:table-row>
        <table:table-row table:style-name="ro11">
          <table:table-cell office:value-type="string" table:style-name="ce12">
            <text:p>LEVEL</text:p>
          </table:table-cell>
          <table:table-cell office:value-type="float" office:value="5" table:style-name="ce13">
            <text:p>5</text:p>
          </table:table-cell>
          <table:table-cell office:value-type="string" office:string-value="" table:formula="of:=TRIM([.K12]&amp;&quot;  &quot;&amp;[.L12]&amp;&quot;  &quot;&amp;[.M12]&amp;&quot;  &quot;&amp;[.N12]&amp;&quot;  &quot;&amp;[.O12]&amp;&quot; &quot;&amp;[.P12]&amp;&quot; &quot;&amp;[.Q12]&amp;&quot; &quot;&amp;[.R12]&amp;&quot; &quot;&amp;[.S12]&amp;&quot; &quot;&amp;[.T12]&amp;&quot; &quot;&amp;[.U12]&amp;&quot; &quot;&amp;[.V12])" table:style-name="ce5"/>
          <table:table-cell table:style-name="ce14">
            <draw:frame draw:z-index="2" draw:id="id193" draw:style-name="a288" draw:name="Text Box 2" svg:x="0.33333in" svg:y="0.25in" svg:width="1.26389in" svg:height="0.56944in">
              <draw:text-box>
                <text:p text:style-name="a285" text:class-names="" text:cond-style-name=""><text:span text:style-name="a284" text:class-names="">Something<text:s text:c="1"/></text:span></text:p>
                <text:p text:style-name="a287" text:class-names="" text:cond-style-name=""><text:span text:style-name="a286" text:class-names="">to share</text:span></text:p>
              </draw:text-box>
              <svg:title/>
              <svg:desc/>
            </draw:frame>
          </table:table-cell>
          <table:table-cell table:number-columns-repeated="3" table:style-name="ce14"/>
          <table:table-cell table:number-columns-repeated="16377" table:style-name="ce11"/>
        </table:table-row>
        <table:table-row table:style-name="ro11">
          <table:table-cell table:style-name="ce11"/>
          <table:table-cell office:value-type="float" office:value="4" table:style-name="ce13">
            <text:p>4</text:p>
          </table:table-cell>
          <table:table-cell office:value-type="string" office:string-value="" table:formula="of:=TRIM([.K13]&amp;&quot;  &quot;&amp;[.L13]&amp;&quot;  &quot;&amp;[.M13]&amp;&quot;  &quot;&amp;[.N13]&amp;&quot;  &quot;&amp;[.O13]&amp;&quot; &quot;&amp;[.P13]&amp;&quot; &quot;&amp;[.Q13]&amp;&quot; &quot;&amp;[.R13]&amp;&quot; &quot;&amp;[.S13]&amp;&quot; &quot;&amp;[.T13]&amp;&quot; &quot;&amp;[.U13]&amp;&quot; &quot;&amp;[.V13])" table:style-name="ce5"/>
          <table:table-cell office:value-type="string" office:string-value="" table:formula="of:=TRIM([.K14]&amp;&quot;  &quot;&amp;[.L14]&amp;&quot;  &quot;&amp;[.M14]&amp;&quot;  &quot;&amp;[.N14]&amp;&quot;  &quot;&amp;[.O14]&amp;&quot; &quot;&amp;[.P14]&amp;&quot; &quot;&amp;[.Q14]&amp;&quot; &quot;&amp;[.R14]&amp;&quot; &quot;&amp;[.S14]&amp;&quot; &quot;&amp;[.T14]&amp;&quot; &quot;&amp;[.U14]&amp;&quot; &quot;&amp;[.V14])" table:style-name="ce5"/>
          <table:table-cell table:number-columns-repeated="3" table:style-name="ce14"/>
          <table:table-cell table:number-columns-repeated="16377" table:style-name="ce11"/>
        </table:table-row>
        <table:table-row table:style-name="ro11">
          <table:table-cell table:style-name="ce11"/>
          <table:table-cell office:value-type="float" office:value="3" table:style-name="ce13">
            <text:p>3</text:p>
          </table:table-cell>
          <table:table-cell office:value-type="string" office:string-value="" table:formula="of:=TRIM([.K15]&amp;&quot;  &quot;&amp;[.L15]&amp;&quot;  &quot;&amp;[.M15]&amp;&quot;  &quot;&amp;[.N15]&amp;&quot;  &quot;&amp;[.O15]&amp;&quot; &quot;&amp;[.P15]&amp;&quot; &quot;&amp;[.Q15]&amp;&quot; &quot;&amp;[.R15]&amp;&quot; &quot;&amp;[.S15]&amp;&quot; &quot;&amp;[.T15]&amp;&quot; &quot;&amp;[.U15]&amp;&quot; &quot;&amp;[.V15])" table:style-name="ce6"/>
          <table:table-cell office:value-type="string" office:string-value="" table:formula="of:=TRIM([.K16]&amp;&quot;  &quot;&amp;[.L16]&amp;&quot;  &quot;&amp;[.M16]&amp;&quot;  &quot;&amp;[.N16]&amp;&quot;  &quot;&amp;[.O16]&amp;&quot; &quot;&amp;[.P16]&amp;&quot; &quot;&amp;[.Q16]&amp;&quot; &quot;&amp;[.R16]&amp;&quot; &quot;&amp;[.S16]&amp;&quot; &quot;&amp;[.T16]&amp;&quot; &quot;&amp;[.U16]&amp;&quot; &quot;&amp;[.V16])" table:style-name="ce6"/>
          <table:table-cell office:value-type="string" office:string-value="" table:formula="of:=TRIM([.K17]&amp;&quot;  &quot;&amp;[.L17]&amp;&quot;  &quot;&amp;[.M17]&amp;&quot;  &quot;&amp;[.N17]&amp;&quot;  &quot;&amp;[.O17]&amp;&quot; &quot;&amp;[.P17]&amp;&quot; &quot;&amp;[.Q17]&amp;&quot; &quot;&amp;[.R17]&amp;&quot; &quot;&amp;[.S17]&amp;&quot; &quot;&amp;[.T17]&amp;&quot; &quot;&amp;[.U17]&amp;&quot; &quot;&amp;[.V17])" table:style-name="ce7"/>
          <table:table-cell table:number-columns-repeated="2" table:style-name="ce15"/>
          <table:table-cell table:style-name="ce21"/>
          <table:table-cell table:number-columns-repeated="16376" table:style-name="ce11"/>
        </table:table-row>
        <table:table-row table:style-name="ro11">
          <table:table-cell table:style-name="ce11"/>
          <table:table-cell office:value-type="float" office:value="2" table:style-name="ce13">
            <text:p>2</text:p>
          </table:table-cell>
          <table:table-cell office:value-type="string" office:string-value="" table:formula="of:=TRIM([.K18]&amp;&quot;  &quot;&amp;[.L18]&amp;&quot;  &quot;&amp;[.M18]&amp;&quot;  &quot;&amp;[.N18]&amp;&quot;  &quot;&amp;[.O18]&amp;&quot; &quot;&amp;[.P18]&amp;&quot; &quot;&amp;[.Q18]&amp;&quot; &quot;&amp;[.R18]&amp;&quot; &quot;&amp;[.S18]&amp;&quot; &quot;&amp;[.T18]&amp;&quot; &quot;&amp;[.U18]&amp;&quot; &quot;&amp;[.V18])" table:style-name="ce6"/>
          <table:table-cell office:value-type="string" office:string-value="" table:formula="of:=TRIM([.K19]&amp;&quot;  &quot;&amp;[.L19]&amp;&quot;  &quot;&amp;[.M19]&amp;&quot;  &quot;&amp;[.N19]&amp;&quot;  &quot;&amp;[.O19]&amp;&quot; &quot;&amp;[.P19]&amp;&quot; &quot;&amp;[.Q19]&amp;&quot; &quot;&amp;[.R19]&amp;&quot; &quot;&amp;[.S19]&amp;&quot; &quot;&amp;[.T19]&amp;&quot; &quot;&amp;[.U19]&amp;&quot; &quot;&amp;[.V19])" table:style-name="ce6"/>
          <table:table-cell office:value-type="string" office:string-value="" table:formula="of:=TRIM([.K20]&amp;&quot;  &quot;&amp;[.L20]&amp;&quot;  &quot;&amp;[.M20]&amp;&quot;  &quot;&amp;[.N20]&amp;&quot;  &quot;&amp;[.O20]&amp;&quot; &quot;&amp;[.P20]&amp;&quot; &quot;&amp;[.Q20]&amp;&quot; &quot;&amp;[.R20]&amp;&quot; &quot;&amp;[.S20]&amp;&quot; &quot;&amp;[.T20]&amp;&quot; &quot;&amp;[.U20]&amp;&quot; &quot;&amp;[.V20])" table:style-name="ce7"/>
          <table:table-cell office:value-type="string" office:string-value="" table:formula="of:=TRIM([.K21]&amp;&quot;  &quot;&amp;[.L21]&amp;&quot;  &quot;&amp;[.M21]&amp;&quot;  &quot;&amp;[.N21]&amp;&quot;  &quot;&amp;[.O21]&amp;&quot; &quot;&amp;[.P21]&amp;&quot; &quot;&amp;[.Q21]&amp;&quot; &quot;&amp;[.R21]&amp;&quot; &quot;&amp;[.S21]&amp;&quot; &quot;&amp;[.T21]&amp;&quot; &quot;&amp;[.U21]&amp;&quot; &quot;&amp;[.V21])" table:style-name="ce7"/>
          <table:table-cell table:style-name="ce15">
            <draw:frame draw:z-index="3" draw:id="id194" draw:style-name="a293" draw:name="Text Box 3" svg:x="0.23611in" svg:y="0.41667in" svg:width="1.26389in" svg:height="0.55556in">
              <draw:text-box>
                <text:p text:style-name="a290" text:class-names="" text:cond-style-name=""><text:span text:style-name="a289" text:class-names="">Something<text:s text:c="1"/></text:span></text:p>
                <text:p text:style-name="a292" text:class-names="" text:cond-style-name=""><text:span text:style-name="a291" text:class-names="">to learn</text:span></text:p>
              </draw:text-box>
              <svg:title/>
              <svg:desc/>
            </draw:frame>
          </table:table-cell>
          <table:table-cell table:number-columns-repeated="16377" table:style-name="ce11"/>
        </table:table-row>
        <table:table-row table:style-name="ro11">
          <table:table-cell table:style-name="ce11"/>
          <table:table-cell office:value-type="float" office:value="1" table:style-name="ce13">
            <text:p>1</text:p>
          </table:table-cell>
          <table:table-cell office:value-type="string" office:string-value="" table:formula="of:=TRIM([.K22]&amp;&quot;  &quot;&amp;[.L22]&amp;&quot;  &quot;&amp;[.M22]&amp;&quot;  &quot;&amp;[.N22]&amp;&quot;  &quot;&amp;[.O22]&amp;&quot; &quot;&amp;[.P22]&amp;&quot; &quot;&amp;[.Q22]&amp;&quot; &quot;&amp;[.R22]&amp;&quot; &quot;&amp;[.S22]&amp;&quot; &quot;&amp;[.T22]&amp;&quot; &quot;&amp;[.U22]&amp;&quot; &quot;&amp;[.V22])" table:style-name="ce6"/>
          <table:table-cell office:value-type="string" office:string-value="" table:formula="of:=TRIM([.K23]&amp;&quot;  &quot;&amp;[.L23]&amp;&quot;  &quot;&amp;[.M23]&amp;&quot;  &quot;&amp;[.N23]&amp;&quot;  &quot;&amp;[.O23]&amp;&quot; &quot;&amp;[.P23]&amp;&quot; &quot;&amp;[.Q23]&amp;&quot; &quot;&amp;[.R23]&amp;&quot; &quot;&amp;[.S23]&amp;&quot; &quot;&amp;[.T23]&amp;&quot; &quot;&amp;[.U23]&amp;&quot; &quot;&amp;[.V23])" table:style-name="ce6"/>
          <table:table-cell office:value-type="string" office:string-value="" table:formula="of:=TRIM([.K24]&amp;&quot;  &quot;&amp;[.L24]&amp;&quot;  &quot;&amp;[.M24]&amp;&quot;  &quot;&amp;[.N24]&amp;&quot;  &quot;&amp;[.O24]&amp;&quot; &quot;&amp;[.P24]&amp;&quot; &quot;&amp;[.Q24]&amp;&quot; &quot;&amp;[.R24]&amp;&quot; &quot;&amp;[.S24]&amp;&quot; &quot;&amp;[.T24]&amp;&quot; &quot;&amp;[.U24]&amp;&quot; &quot;&amp;[.V24])" table:style-name="ce7"/>
          <table:table-cell office:value-type="string" office:string-value="" table:formula="of:=TRIM([.K25]&amp;&quot;  &quot;&amp;[.L25]&amp;&quot;  &quot;&amp;[.M25]&amp;&quot;  &quot;&amp;[.N25]&amp;&quot;  &quot;&amp;[.O25]&amp;&quot; &quot;&amp;[.P25]&amp;&quot; &quot;&amp;[.Q25]&amp;&quot; &quot;&amp;[.R25]&amp;&quot; &quot;&amp;[.S25]&amp;&quot; &quot;&amp;[.T25]&amp;&quot; &quot;&amp;[.U25]&amp;&quot; &quot;&amp;[.V25])" table:style-name="ce7"/>
          <table:table-cell office:value-type="string" office:string-value="" table:formula="of:=TRIM([.K26]&amp;&quot;  &quot;&amp;[.L26]&amp;&quot;  &quot;&amp;[.M26]&amp;&quot;  &quot;&amp;[.N26]&amp;&quot;  &quot;&amp;[.O26]&amp;&quot; &quot;&amp;[.P26]&amp;&quot; &quot;&amp;[.Q26]&amp;&quot; &quot;&amp;[.R26]&amp;&quot; &quot;&amp;[.S26]&amp;&quot; &quot;&amp;[.T26]&amp;&quot; &quot;&amp;[.U26]&amp;&quot; &quot;&amp;[.V26])" table:style-name="ce7"/>
          <table:table-cell table:number-columns-repeated="16377" table:style-name="ce11"/>
        </table:table-row>
        <table:table-row table:style-name="ro12">
          <table:table-cell table:number-columns-repeated="2" table:style-name="ce11"/>
          <table:table-cell office:value-type="float" office:value="0" table:style-name="ce16">
            <text:p>0</text:p>
          </table:table-cell>
          <table:table-cell office:value-type="float" office:value="1" table:style-name="ce17">
            <text:p>1</text:p>
          </table:table-cell>
          <table:table-cell office:value-type="float" office:value="2" table:style-name="ce16">
            <text:p>2</text:p>
          </table:table-cell>
          <table:table-cell office:value-type="float" office:value="3" table:style-name="ce16">
            <text:p>3</text:p>
          </table:table-cell>
          <table:table-cell office:value-type="float" office:value="4" table:style-name="ce16">
            <text:p>4</text:p>
          </table:table-cell>
          <table:table-cell office:value-type="string" table:style-name="ce11">
            <text:p>Target minus current level</text:p>
          </table:table-cell>
          <table:table-cell table:number-columns-repeated="16376" table:style-name="ce11"/>
        </table:table-row>
        <table:table-row table:style-name="ro13">
          <table:table-cell table:style-name="ce11"/>
          <table:table-cell table:style-name="ce4"/>
          <table:table-cell table:number-columns-repeated="4" table:style-name="ce11"/>
          <table:table-cell office:value-type="string" table:style-name="ce18">
            <text:p>GAP</text:p>
          </table:table-cell>
          <table:table-cell table:number-columns-repeated="16377" table:style-name="ce11"/>
        </table:table-row>
        <table:table-row table:number-rows-repeated="3" table:style-name="ro9">
          <table:table-cell table:number-columns-repeated="16384"/>
        </table:table-row>
        <table:table-row table:style-name="ro14">
          <table:table-cell table:number-columns-repeated="8" table:style-name="ce11"/>
          <table:table-cell office:value-type="float" office:value="5" table:style-name="ce11">
            <text:p>5</text:p>
          </table:table-cell>
          <table:table-cell office:value-type="float" office:value="0" table:style-name="ce11">
            <text:p>0</text:p>
          </table:table-cell>
          <table:table-cell office:value-type="string" office:string-value="" table:formula="of:=IF(AND([Data.C$23]=[.$I12];[Data.D$23]=[.$J12]);[Data.C$3];&quot;&quot;)" table:style-name="ce3"/>
          <table:table-cell office:value-type="string" office:string-value="" table:formula="of:=IF(AND([Data.E$23]=[.$I12];[Data.F$23]=[.$J12]);[Data.E$3];&quot;&quot;)" table:style-name="ce3"/>
          <table:table-cell office:value-type="string" office:string-value="" table:formula="of:=IF(AND([Data.G$23]=[.$I12];[Data.H$23]=[.$J12]);[Data.G$3];&quot;&quot;)" table:style-name="ce3"/>
          <table:table-cell office:value-type="string" office:string-value="" table:formula="of:=IF(AND([Data.I$23]=[.$I12];[Data.J$23]=[.$J12]);[Data.I$3];&quot;&quot;)" table:style-name="ce3"/>
          <table:table-cell office:value-type="string" office:string-value="" table:formula="of:=IF(AND([Data.K$2]=[.$I12];[Data.L$23]=[.$J12]);[Data.K$3];&quot;&quot;)" table:style-name="ce3"/>
          <table:table-cell office:value-type="string" office:string-value="" table:formula="of:=IF(AND([Data.M$23]=[.$I12];[Data.N$23]=[.$J12]);[Data.M$3];&quot;&quot;)" table:style-name="ce3"/>
          <table:table-cell office:value-type="string" office:string-value="" table:formula="of:=IF(AND([Data.O$23]=[.$I12];[Data.P$23]=[.$J12]);[Data.O$3];&quot;&quot;)" table:style-name="ce3"/>
          <table:table-cell office:value-type="string" office:string-value="" table:formula="of:=IF(AND([Data.Q$23]=[.$I12];[Data.R$23]=[.$J12]);[Data.Q$3];&quot;&quot;)" table:style-name="ce3"/>
          <table:table-cell office:value-type="string" office:string-value="" table:formula="of:=IF(AND([Data.S$23]=[.$I12];[Data.T$23]=[.$J12]);[Data.S$3];&quot;&quot;)" table:style-name="ce3"/>
          <table:table-cell office:value-type="string" office:string-value="" table:formula="of:=IF(AND([Data.U$23]=[.$I12];[Data.V$23]=[.$J12]);[Data.U$3];&quot;&quot;)" table:style-name="ce3"/>
          <table:table-cell office:value-type="string" office:string-value="" table:formula="of:=IF(AND([Data.W$23]=[.$I12];[Data.X$23]=[.$J12]);[Data.W$3];&quot;&quot;)" table:style-name="ce3"/>
          <table:table-cell office:value-type="string" office:string-value="" table:formula="of:=IF(AND([Data.Y$23]=[.$I12];[Data.Z$23]=[.$J12]);[Data.Y$3];&quot;&quot;)" table:style-name="ce3"/>
          <table:table-cell table:number-columns-repeated="16362"/>
        </table:table-row>
        <table:table-row table:style-name="ro14">
          <table:table-cell table:number-columns-repeated="8" table:style-name="ce11"/>
          <table:table-cell office:value-type="float" office:value="4" table:style-name="ce11">
            <text:p>4</text:p>
          </table:table-cell>
          <table:table-cell office:value-type="float" office:value="0" table:style-name="ce11">
            <text:p>0</text:p>
          </table:table-cell>
          <table:table-cell office:value-type="string" office:string-value="" table:formula="of:=IF(AND([Data.C$23]=[.$I13];[Data.D$23]=[.$J13]);[Data.C$3];&quot;&quot;)" table:style-name="ce3"/>
          <table:table-cell office:value-type="string" office:string-value="" table:formula="of:=IF(AND([Data.E$23]=[.$I13];[Data.F$23]=[.$J13]);[Data.E$3];&quot;&quot;)" table:style-name="ce3"/>
          <table:table-cell office:value-type="string" office:string-value="" table:formula="of:=IF(AND([Data.G$23]=[.$I13];[Data.H$23]=[.$J13]);[Data.G$3];&quot;&quot;)" table:style-name="ce3"/>
          <table:table-cell office:value-type="string" office:string-value="" table:formula="of:=IF(AND([Data.I$23]=[.$I13];[Data.J$23]=[.$J13]);[Data.I$3];&quot;&quot;)" table:style-name="ce3"/>
          <table:table-cell office:value-type="string" office:string-value="" table:formula="of:=IF(AND([Data.K$2]=[.$I13];[Data.L$23]=[.$J13]);[Data.K$3];&quot;&quot;)" table:style-name="ce3"/>
          <table:table-cell office:value-type="string" office:string-value="" table:formula="of:=IF(AND([Data.M$23]=[.$I13];[Data.N$23]=[.$J13]);[Data.M$3];&quot;&quot;)" table:style-name="ce3"/>
          <table:table-cell office:value-type="string" office:string-value="" table:formula="of:=IF(AND([Data.O$23]=[.$I13];[Data.P$23]=[.$J13]);[Data.O$3];&quot;&quot;)" table:style-name="ce3"/>
          <table:table-cell office:value-type="string" office:string-value="" table:formula="of:=IF(AND([Data.Q$23]=[.$I13];[Data.R$23]=[.$J13]);[Data.Q$3];&quot;&quot;)" table:style-name="ce3"/>
          <table:table-cell office:value-type="string" office:string-value="" table:formula="of:=IF(AND([Data.S$23]=[.$I13];[Data.T$23]=[.$J13]);[Data.S$3];&quot;&quot;)" table:style-name="ce3"/>
          <table:table-cell office:value-type="string" office:string-value="" table:formula="of:=IF(AND([Data.U$23]=[.$I13];[Data.V$23]=[.$J13]);[Data.U$3];&quot;&quot;)" table:style-name="ce3"/>
          <table:table-cell office:value-type="string" office:string-value="" table:formula="of:=IF(AND([Data.W$23]=[.$I13];[Data.X$23]=[.$J13]);[Data.W$3];&quot;&quot;)" table:style-name="ce3"/>
          <table:table-cell office:value-type="string" office:string-value="" table:formula="of:=IF(AND([Data.Y$23]=[.$I13];[Data.Z$23]=[.$J13]);[Data.Y$3];&quot;&quot;)" table:style-name="ce3"/>
          <table:table-cell table:number-columns-repeated="16362"/>
        </table:table-row>
        <table:table-row table:style-name="ro14">
          <table:table-cell table:number-columns-repeated="8" table:style-name="ce11"/>
          <table:table-cell office:value-type="float" office:value="4" table:style-name="ce11">
            <text:p>4</text:p>
          </table:table-cell>
          <table:table-cell office:value-type="float" office:value="1" table:style-name="ce11">
            <text:p>1</text:p>
          </table:table-cell>
          <table:table-cell office:value-type="string" office:string-value="" table:formula="of:=IF(AND([Data.C$23]=[.$I14];[Data.D$23]=[.$J14]);[Data.C$3];&quot;&quot;)" table:style-name="ce3"/>
          <table:table-cell office:value-type="string" office:string-value="" table:formula="of:=IF(AND([Data.E$23]=[.$I14];[Data.F$23]=[.$J14]);[Data.E$3];&quot;&quot;)" table:style-name="ce3"/>
          <table:table-cell office:value-type="string" office:string-value="" table:formula="of:=IF(AND([Data.G$23]=[.$I14];[Data.H$23]=[.$J14]);[Data.G$3];&quot;&quot;)" table:style-name="ce3"/>
          <table:table-cell office:value-type="string" office:string-value="" table:formula="of:=IF(AND([Data.I$23]=[.$I14];[Data.J$23]=[.$J14]);[Data.I$3];&quot;&quot;)" table:style-name="ce3"/>
          <table:table-cell office:value-type="string" office:string-value="" table:formula="of:=IF(AND([Data.K$2]=[.$I14];[Data.L$23]=[.$J14]);[Data.K$3];&quot;&quot;)" table:style-name="ce3"/>
          <table:table-cell office:value-type="string" office:string-value="" table:formula="of:=IF(AND([Data.M$23]=[.$I14];[Data.N$23]=[.$J14]);[Data.M$3];&quot;&quot;)" table:style-name="ce3"/>
          <table:table-cell office:value-type="string" office:string-value="" table:formula="of:=IF(AND([Data.O$23]=[.$I14];[Data.P$23]=[.$J14]);[Data.O$3];&quot;&quot;)" table:style-name="ce3"/>
          <table:table-cell office:value-type="string" office:string-value="" table:formula="of:=IF(AND([Data.Q$23]=[.$I14];[Data.R$23]=[.$J14]);[Data.Q$3];&quot;&quot;)" table:style-name="ce3"/>
          <table:table-cell office:value-type="string" office:string-value="" table:formula="of:=IF(AND([Data.S$23]=[.$I14];[Data.T$23]=[.$J14]);[Data.S$3];&quot;&quot;)" table:style-name="ce3"/>
          <table:table-cell office:value-type="string" office:string-value="" table:formula="of:=IF(AND([Data.U$23]=[.$I14];[Data.V$23]=[.$J14]);[Data.U$3];&quot;&quot;)" table:style-name="ce3"/>
          <table:table-cell office:value-type="string" office:string-value="" table:formula="of:=IF(AND([Data.W$23]=[.$I14];[Data.X$23]=[.$J14]);[Data.W$3];&quot;&quot;)" table:style-name="ce3"/>
          <table:table-cell office:value-type="string" office:string-value="" table:formula="of:=IF(AND([Data.Y$23]=[.$I14];[Data.Z$23]=[.$J14]);[Data.Y$3];&quot;&quot;)" table:style-name="ce3"/>
          <table:table-cell table:number-columns-repeated="16362"/>
        </table:table-row>
        <table:table-row table:style-name="ro14">
          <table:table-cell table:number-columns-repeated="8" table:style-name="ce11"/>
          <table:table-cell office:value-type="float" office:value="3" table:style-name="ce2">
            <text:p>3</text:p>
          </table:table-cell>
          <table:table-cell office:value-type="float" office:value="0" table:style-name="ce11">
            <text:p>0</text:p>
          </table:table-cell>
          <table:table-cell office:value-type="string" office:string-value="" table:formula="of:=IF(AND([Data.C$23]=[.$I15];[Data.D$23]=[.$J15]);[Data.C$3];&quot;&quot;)" table:style-name="ce3"/>
          <table:table-cell office:value-type="string" office:string-value="" table:formula="of:=IF(AND([Data.E$23]=[.$I15];[Data.F$23]=[.$J15]);[Data.E$3];&quot;&quot;)" table:style-name="ce3"/>
          <table:table-cell office:value-type="string" office:string-value="" table:formula="of:=IF(AND([Data.G$23]=[.$I15];[Data.H$23]=[.$J15]);[Data.G$3];&quot;&quot;)" table:style-name="ce3"/>
          <table:table-cell office:value-type="string" office:string-value="" table:formula="of:=IF(AND([Data.I$23]=[.$I15];[Data.J$23]=[.$J15]);[Data.I$3];&quot;&quot;)" table:style-name="ce3"/>
          <table:table-cell office:value-type="string" office:string-value="" table:formula="of:=IF(AND([Data.K$2]=[.$I15];[Data.L$23]=[.$J15]);[Data.K$3];&quot;&quot;)" table:style-name="ce3"/>
          <table:table-cell office:value-type="string" office:string-value="" table:formula="of:=IF(AND([Data.M$23]=[.$I15];[Data.N$23]=[.$J15]);[Data.M$3];&quot;&quot;)" table:style-name="ce3"/>
          <table:table-cell office:value-type="string" office:string-value="" table:formula="of:=IF(AND([Data.O$23]=[.$I15];[Data.P$23]=[.$J15]);[Data.O$3];&quot;&quot;)" table:style-name="ce3"/>
          <table:table-cell office:value-type="string" office:string-value="" table:formula="of:=IF(AND([Data.Q$23]=[.$I15];[Data.R$23]=[.$J15]);[Data.Q$3];&quot;&quot;)" table:style-name="ce3"/>
          <table:table-cell office:value-type="string" office:string-value="" table:formula="of:=IF(AND([Data.S$23]=[.$I15];[Data.T$23]=[.$J15]);[Data.S$3];&quot;&quot;)" table:style-name="ce3"/>
          <table:table-cell office:value-type="string" office:string-value="" table:formula="of:=IF(AND([Data.U$23]=[.$I15];[Data.V$23]=[.$J15]);[Data.U$3];&quot;&quot;)" table:style-name="ce3"/>
          <table:table-cell office:value-type="string" office:string-value="" table:formula="of:=IF(AND([Data.W$23]=[.$I15];[Data.X$23]=[.$J15]);[Data.W$3];&quot;&quot;)" table:style-name="ce3"/>
          <table:table-cell office:value-type="string" office:string-value="" table:formula="of:=IF(AND([Data.Y$23]=[.$I15];[Data.Z$23]=[.$J15]);[Data.Y$3];&quot;&quot;)" table:style-name="ce3"/>
          <table:table-cell table:number-columns-repeated="16362"/>
        </table:table-row>
        <table:table-row table:style-name="ro14">
          <table:table-cell table:number-columns-repeated="8" table:style-name="ce11"/>
          <table:table-cell office:value-type="float" office:value="3" table:style-name="ce2">
            <text:p>3</text:p>
          </table:table-cell>
          <table:table-cell office:value-type="float" office:value="1" table:style-name="ce11">
            <text:p>1</text:p>
          </table:table-cell>
          <table:table-cell office:value-type="string" office:string-value="" table:formula="of:=IF(AND([Data.C$23]=[.$I16];[Data.D$23]=[.$J16]);[Data.C$3];&quot;&quot;)" table:style-name="ce3"/>
          <table:table-cell office:value-type="string" office:string-value="" table:formula="of:=IF(AND([Data.E$23]=[.$I16];[Data.F$23]=[.$J16]);[Data.E$3];&quot;&quot;)" table:style-name="ce3"/>
          <table:table-cell office:value-type="string" office:string-value="" table:formula="of:=IF(AND([Data.G$23]=[.$I16];[Data.H$23]=[.$J16]);[Data.G$3];&quot;&quot;)" table:style-name="ce3"/>
          <table:table-cell office:value-type="string" office:string-value="" table:formula="of:=IF(AND([Data.I$23]=[.$I16];[Data.J$23]=[.$J16]);[Data.I$3];&quot;&quot;)" table:style-name="ce3"/>
          <table:table-cell office:value-type="string" office:string-value="" table:formula="of:=IF(AND([Data.K$2]=[.$I16];[Data.L$23]=[.$J16]);[Data.K$3];&quot;&quot;)" table:style-name="ce3"/>
          <table:table-cell office:value-type="string" office:string-value="" table:formula="of:=IF(AND([Data.M$23]=[.$I16];[Data.N$23]=[.$J16]);[Data.M$3];&quot;&quot;)" table:style-name="ce3"/>
          <table:table-cell office:value-type="string" office:string-value="" table:formula="of:=IF(AND([Data.O$23]=[.$I16];[Data.P$23]=[.$J16]);[Data.O$3];&quot;&quot;)" table:style-name="ce3"/>
          <table:table-cell office:value-type="string" office:string-value="" table:formula="of:=IF(AND([Data.Q$23]=[.$I16];[Data.R$23]=[.$J16]);[Data.Q$3];&quot;&quot;)" table:style-name="ce3"/>
          <table:table-cell office:value-type="string" office:string-value="" table:formula="of:=IF(AND([Data.S$23]=[.$I16];[Data.T$23]=[.$J16]);[Data.S$3];&quot;&quot;)" table:style-name="ce3"/>
          <table:table-cell office:value-type="string" office:string-value="" table:formula="of:=IF(AND([Data.U$23]=[.$I16];[Data.V$23]=[.$J16]);[Data.U$3];&quot;&quot;)" table:style-name="ce3"/>
          <table:table-cell office:value-type="string" office:string-value="" table:formula="of:=IF(AND([Data.W$23]=[.$I16];[Data.X$23]=[.$J16]);[Data.W$3];&quot;&quot;)" table:style-name="ce3"/>
          <table:table-cell office:value-type="string" office:string-value="" table:formula="of:=IF(AND([Data.Y$23]=[.$I16];[Data.Z$23]=[.$J16]);[Data.Y$3];&quot;&quot;)" table:style-name="ce3"/>
          <table:table-cell table:number-columns-repeated="16362"/>
        </table:table-row>
        <table:table-row table:style-name="ro14">
          <table:table-cell table:number-columns-repeated="6"/>
          <table:table-cell table:number-columns-repeated="2" table:style-name="ce11"/>
          <table:table-cell office:value-type="float" office:value="3" table:style-name="ce2">
            <text:p>3</text:p>
          </table:table-cell>
          <table:table-cell office:value-type="float" office:value="2" table:style-name="ce11">
            <text:p>2</text:p>
          </table:table-cell>
          <table:table-cell office:value-type="string" office:string-value="" table:formula="of:=IF(AND([Data.C$23]=[.$I17];[Data.D$23]=[.$J17]);[Data.C$3];&quot;&quot;)" table:style-name="ce3"/>
          <table:table-cell office:value-type="string" office:string-value="" table:formula="of:=IF(AND([Data.E$23]=[.$I17];[Data.F$23]=[.$J17]);[Data.E$3];&quot;&quot;)" table:style-name="ce3"/>
          <table:table-cell office:value-type="string" office:string-value="" table:formula="of:=IF(AND([Data.G$23]=[.$I17];[Data.H$23]=[.$J17]);[Data.G$3];&quot;&quot;)" table:style-name="ce3"/>
          <table:table-cell office:value-type="string" office:string-value="" table:formula="of:=IF(AND([Data.I$23]=[.$I17];[Data.J$23]=[.$J17]);[Data.I$3];&quot;&quot;)" table:style-name="ce3"/>
          <table:table-cell office:value-type="string" office:string-value="" table:formula="of:=IF(AND([Data.K$2]=[.$I17];[Data.L$23]=[.$J17]);[Data.K$3];&quot;&quot;)" table:style-name="ce3"/>
          <table:table-cell office:value-type="string" office:string-value="" table:formula="of:=IF(AND([Data.M$23]=[.$I17];[Data.N$23]=[.$J17]);[Data.M$3];&quot;&quot;)" table:style-name="ce3"/>
          <table:table-cell office:value-type="string" office:string-value="" table:formula="of:=IF(AND([Data.O$23]=[.$I17];[Data.P$23]=[.$J17]);[Data.O$3];&quot;&quot;)" table:style-name="ce3"/>
          <table:table-cell office:value-type="string" office:string-value="" table:formula="of:=IF(AND([Data.Q$23]=[.$I17];[Data.R$23]=[.$J17]);[Data.Q$3];&quot;&quot;)" table:style-name="ce3"/>
          <table:table-cell office:value-type="string" office:string-value="" table:formula="of:=IF(AND([Data.S$23]=[.$I17];[Data.T$23]=[.$J17]);[Data.S$3];&quot;&quot;)" table:style-name="ce3"/>
          <table:table-cell office:value-type="string" office:string-value="" table:formula="of:=IF(AND([Data.U$23]=[.$I17];[Data.V$23]=[.$J17]);[Data.U$3];&quot;&quot;)" table:style-name="ce3"/>
          <table:table-cell office:value-type="string" office:string-value="" table:formula="of:=IF(AND([Data.W$23]=[.$I17];[Data.X$23]=[.$J17]);[Data.W$3];&quot;&quot;)" table:style-name="ce3"/>
          <table:table-cell office:value-type="string" office:string-value="" table:formula="of:=IF(AND([Data.Y$23]=[.$I17];[Data.Z$23]=[.$J17]);[Data.Y$3];&quot;&quot;)" table:style-name="ce3"/>
          <table:table-cell table:number-columns-repeated="16362"/>
        </table:table-row>
        <table:table-row table:style-name="ro14">
          <table:table-cell table:number-columns-repeated="6"/>
          <table:table-cell table:number-columns-repeated="2" table:style-name="ce11"/>
          <table:table-cell office:value-type="float" office:value="2" table:style-name="ce2">
            <text:p>2</text:p>
          </table:table-cell>
          <table:table-cell office:value-type="float" office:value="0" table:style-name="ce11">
            <text:p>0</text:p>
          </table:table-cell>
          <table:table-cell office:value-type="string" office:string-value="" table:formula="of:=IF(AND([Data.C$23]=[.$I18];[Data.D$23]=[.$J18]);[Data.C$3];&quot;&quot;)" table:style-name="ce3"/>
          <table:table-cell office:value-type="string" office:string-value="" table:formula="of:=IF(AND([Data.E$23]=[.$I18];[Data.F$23]=[.$J18]);[Data.E$3];&quot;&quot;)" table:style-name="ce3"/>
          <table:table-cell office:value-type="string" office:string-value="" table:formula="of:=IF(AND([Data.G$23]=[.$I18];[Data.H$23]=[.$J18]);[Data.G$3];&quot;&quot;)" table:style-name="ce3"/>
          <table:table-cell office:value-type="string" office:string-value="" table:formula="of:=IF(AND([Data.I$23]=[.$I18];[Data.J$23]=[.$J18]);[Data.I$3];&quot;&quot;)" table:style-name="ce3"/>
          <table:table-cell office:value-type="string" office:string-value="" table:formula="of:=IF(AND([Data.K$2]=[.$I18];[Data.L$23]=[.$J18]);[Data.K$3];&quot;&quot;)" table:style-name="ce3"/>
          <table:table-cell office:value-type="string" office:string-value="" table:formula="of:=IF(AND([Data.M$23]=[.$I18];[Data.N$23]=[.$J18]);[Data.M$3];&quot;&quot;)" table:style-name="ce3"/>
          <table:table-cell office:value-type="string" office:string-value="" table:formula="of:=IF(AND([Data.O$23]=[.$I18];[Data.P$23]=[.$J18]);[Data.O$3];&quot;&quot;)" table:style-name="ce3"/>
          <table:table-cell office:value-type="string" office:string-value="" table:formula="of:=IF(AND([Data.Q$23]=[.$I18];[Data.R$23]=[.$J18]);[Data.Q$3];&quot;&quot;)" table:style-name="ce3"/>
          <table:table-cell office:value-type="string" office:string-value="" table:formula="of:=IF(AND([Data.S$23]=[.$I18];[Data.T$23]=[.$J18]);[Data.S$3];&quot;&quot;)" table:style-name="ce3"/>
          <table:table-cell office:value-type="string" office:string-value="" table:formula="of:=IF(AND([Data.U$23]=[.$I18];[Data.V$23]=[.$J18]);[Data.U$3];&quot;&quot;)" table:style-name="ce3"/>
          <table:table-cell office:value-type="string" office:string-value="" table:formula="of:=IF(AND([Data.W$23]=[.$I18];[Data.X$23]=[.$J18]);[Data.W$3];&quot;&quot;)" table:style-name="ce3"/>
          <table:table-cell office:value-type="string" office:string-value="" table:formula="of:=IF(AND([Data.Y$23]=[.$I18];[Data.Z$23]=[.$J18]);[Data.Y$3];&quot;&quot;)" table:style-name="ce3"/>
          <table:table-cell table:number-columns-repeated="16362"/>
        </table:table-row>
        <table:table-row table:style-name="ro14">
          <table:table-cell table:number-columns-repeated="6"/>
          <table:table-cell table:number-columns-repeated="2" table:style-name="ce11"/>
          <table:table-cell office:value-type="float" office:value="2" table:style-name="ce2">
            <text:p>2</text:p>
          </table:table-cell>
          <table:table-cell office:value-type="float" office:value="1" table:style-name="ce11">
            <text:p>1</text:p>
          </table:table-cell>
          <table:table-cell office:value-type="string" office:string-value="" table:formula="of:=IF(AND([Data.C$23]=[.$I19];[Data.D$23]=[.$J19]);[Data.C$3];&quot;&quot;)" table:style-name="ce3"/>
          <table:table-cell office:value-type="string" office:string-value="" table:formula="of:=IF(AND([Data.E$23]=[.$I19];[Data.F$23]=[.$J19]);[Data.E$3];&quot;&quot;)" table:style-name="ce3"/>
          <table:table-cell office:value-type="string" office:string-value="" table:formula="of:=IF(AND([Data.G$23]=[.$I19];[Data.H$23]=[.$J19]);[Data.G$3];&quot;&quot;)" table:style-name="ce3"/>
          <table:table-cell office:value-type="string" office:string-value="" table:formula="of:=IF(AND([Data.I$23]=[.$I19];[Data.J$23]=[.$J19]);[Data.I$3];&quot;&quot;)" table:style-name="ce3"/>
          <table:table-cell office:value-type="string" office:string-value="" table:formula="of:=IF(AND([Data.K$2]=[.$I19];[Data.L$23]=[.$J19]);[Data.K$3];&quot;&quot;)" table:style-name="ce3"/>
          <table:table-cell office:value-type="string" office:string-value="" table:formula="of:=IF(AND([Data.M$23]=[.$I19];[Data.N$23]=[.$J19]);[Data.M$3];&quot;&quot;)" table:style-name="ce3"/>
          <table:table-cell office:value-type="string" office:string-value="" table:formula="of:=IF(AND([Data.O$23]=[.$I19];[Data.P$23]=[.$J19]);[Data.O$3];&quot;&quot;)" table:style-name="ce3"/>
          <table:table-cell office:value-type="string" office:string-value="" table:formula="of:=IF(AND([Data.Q$23]=[.$I19];[Data.R$23]=[.$J19]);[Data.Q$3];&quot;&quot;)" table:style-name="ce3"/>
          <table:table-cell office:value-type="string" office:string-value="" table:formula="of:=IF(AND([Data.S$23]=[.$I19];[Data.T$23]=[.$J19]);[Data.S$3];&quot;&quot;)" table:style-name="ce3"/>
          <table:table-cell office:value-type="string" office:string-value="" table:formula="of:=IF(AND([Data.U$23]=[.$I19];[Data.V$23]=[.$J19]);[Data.U$3];&quot;&quot;)" table:style-name="ce3"/>
          <table:table-cell office:value-type="string" office:string-value="" table:formula="of:=IF(AND([Data.W$23]=[.$I19];[Data.X$23]=[.$J19]);[Data.W$3];&quot;&quot;)" table:style-name="ce3"/>
          <table:table-cell office:value-type="string" office:string-value="" table:formula="of:=IF(AND([Data.Y$23]=[.$I19];[Data.Z$23]=[.$J19]);[Data.Y$3];&quot;&quot;)" table:style-name="ce3"/>
          <table:table-cell table:number-columns-repeated="16362"/>
        </table:table-row>
        <table:table-row table:style-name="ro14">
          <table:table-cell table:number-columns-repeated="6"/>
          <table:table-cell table:number-columns-repeated="2" table:style-name="ce11"/>
          <table:table-cell office:value-type="float" office:value="2" table:style-name="ce2">
            <text:p>2</text:p>
          </table:table-cell>
          <table:table-cell office:value-type="float" office:value="2" table:style-name="ce11">
            <text:p>2</text:p>
          </table:table-cell>
          <table:table-cell office:value-type="string" office:string-value="" table:formula="of:=IF(AND([Data.C$23]=[.$I20];[Data.D$23]=[.$J20]);[Data.C$3];&quot;&quot;)" table:style-name="ce3"/>
          <table:table-cell office:value-type="string" office:string-value="" table:formula="of:=IF(AND([Data.E$23]=[.$I20];[Data.F$23]=[.$J20]);[Data.E$3];&quot;&quot;)" table:style-name="ce3"/>
          <table:table-cell office:value-type="string" office:string-value="" table:formula="of:=IF(AND([Data.G$23]=[.$I20];[Data.H$23]=[.$J20]);[Data.G$3];&quot;&quot;)" table:style-name="ce3"/>
          <table:table-cell office:value-type="string" office:string-value="" table:formula="of:=IF(AND([Data.I$23]=[.$I20];[Data.J$23]=[.$J20]);[Data.I$3];&quot;&quot;)" table:style-name="ce3"/>
          <table:table-cell office:value-type="string" office:string-value="" table:formula="of:=IF(AND([Data.K$2]=[.$I20];[Data.L$23]=[.$J20]);[Data.K$3];&quot;&quot;)" table:style-name="ce3"/>
          <table:table-cell office:value-type="string" office:string-value="" table:formula="of:=IF(AND([Data.M$23]=[.$I20];[Data.N$23]=[.$J20]);[Data.M$3];&quot;&quot;)" table:style-name="ce3"/>
          <table:table-cell office:value-type="string" office:string-value="" table:formula="of:=IF(AND([Data.O$23]=[.$I20];[Data.P$23]=[.$J20]);[Data.O$3];&quot;&quot;)" table:style-name="ce3"/>
          <table:table-cell office:value-type="string" office:string-value="" table:formula="of:=IF(AND([Data.Q$23]=[.$I20];[Data.R$23]=[.$J20]);[Data.Q$3];&quot;&quot;)" table:style-name="ce3"/>
          <table:table-cell office:value-type="string" office:string-value="" table:formula="of:=IF(AND([Data.S$23]=[.$I20];[Data.T$23]=[.$J20]);[Data.S$3];&quot;&quot;)" table:style-name="ce3"/>
          <table:table-cell office:value-type="string" office:string-value="" table:formula="of:=IF(AND([Data.U$23]=[.$I20];[Data.V$23]=[.$J20]);[Data.U$3];&quot;&quot;)" table:style-name="ce3"/>
          <table:table-cell office:value-type="string" office:string-value="" table:formula="of:=IF(AND([Data.W$23]=[.$I20];[Data.X$23]=[.$J20]);[Data.W$3];&quot;&quot;)" table:style-name="ce3"/>
          <table:table-cell office:value-type="string" office:string-value="" table:formula="of:=IF(AND([Data.Y$23]=[.$I20];[Data.Z$23]=[.$J20]);[Data.Y$3];&quot;&quot;)" table:style-name="ce3"/>
          <table:table-cell table:number-columns-repeated="16362"/>
        </table:table-row>
        <table:table-row table:style-name="ro14">
          <table:table-cell table:number-columns-repeated="6"/>
          <table:table-cell table:number-columns-repeated="2" table:style-name="ce11"/>
          <table:table-cell office:value-type="float" office:value="2" table:style-name="ce2">
            <text:p>2</text:p>
          </table:table-cell>
          <table:table-cell office:value-type="float" office:value="3" table:style-name="ce11">
            <text:p>3</text:p>
          </table:table-cell>
          <table:table-cell office:value-type="string" office:string-value="" table:formula="of:=IF(AND([Data.C$23]=[.$I21];[Data.D$23]=[.$J21]);[Data.C$3];&quot;&quot;)" table:style-name="ce3"/>
          <table:table-cell office:value-type="string" office:string-value="" table:formula="of:=IF(AND([Data.E$23]=[.$I21];[Data.F$23]=[.$J21]);[Data.E$3];&quot;&quot;)" table:style-name="ce3"/>
          <table:table-cell office:value-type="string" office:string-value="" table:formula="of:=IF(AND([Data.G$23]=[.$I21];[Data.H$23]=[.$J21]);[Data.G$3];&quot;&quot;)" table:style-name="ce3"/>
          <table:table-cell office:value-type="string" office:string-value="" table:formula="of:=IF(AND([Data.I$23]=[.$I21];[Data.J$23]=[.$J21]);[Data.I$3];&quot;&quot;)" table:style-name="ce3"/>
          <table:table-cell office:value-type="string" office:string-value="" table:formula="of:=IF(AND([Data.K$2]=[.$I21];[Data.L$23]=[.$J21]);[Data.K$3];&quot;&quot;)" table:style-name="ce3"/>
          <table:table-cell office:value-type="string" office:string-value="" table:formula="of:=IF(AND([Data.M$23]=[.$I21];[Data.N$23]=[.$J21]);[Data.M$3];&quot;&quot;)" table:style-name="ce3"/>
          <table:table-cell office:value-type="string" office:string-value="" table:formula="of:=IF(AND([Data.O$23]=[.$I21];[Data.P$23]=[.$J21]);[Data.O$3];&quot;&quot;)" table:style-name="ce3"/>
          <table:table-cell office:value-type="string" office:string-value="" table:formula="of:=IF(AND([Data.Q$23]=[.$I21];[Data.R$23]=[.$J21]);[Data.Q$3];&quot;&quot;)" table:style-name="ce3"/>
          <table:table-cell office:value-type="string" office:string-value="" table:formula="of:=IF(AND([Data.S$23]=[.$I21];[Data.T$23]=[.$J21]);[Data.S$3];&quot;&quot;)" table:style-name="ce3"/>
          <table:table-cell office:value-type="string" office:string-value="" table:formula="of:=IF(AND([Data.U$23]=[.$I21];[Data.V$23]=[.$J21]);[Data.U$3];&quot;&quot;)" table:style-name="ce3"/>
          <table:table-cell office:value-type="string" office:string-value="" table:formula="of:=IF(AND([Data.W$23]=[.$I21];[Data.X$23]=[.$J21]);[Data.W$3];&quot;&quot;)" table:style-name="ce3"/>
          <table:table-cell office:value-type="string" office:string-value="" table:formula="of:=IF(AND([Data.Y$23]=[.$I21];[Data.Z$23]=[.$J21]);[Data.Y$3];&quot;&quot;)" table:style-name="ce3"/>
          <table:table-cell table:number-columns-repeated="16362"/>
        </table:table-row>
        <table:table-row table:style-name="ro14">
          <table:table-cell table:number-columns-repeated="6"/>
          <table:table-cell table:number-columns-repeated="2" table:style-name="ce11"/>
          <table:table-cell office:value-type="float" office:value="1" table:style-name="ce2">
            <text:p>1</text:p>
          </table:table-cell>
          <table:table-cell office:value-type="float" office:value="0" table:style-name="ce11">
            <text:p>0</text:p>
          </table:table-cell>
          <table:table-cell office:value-type="string" office:string-value="" table:formula="of:=IF(AND([Data.C$23]=[.$I22];[Data.D$23]=[.$J22]);[Data.C$3];&quot;&quot;)" table:style-name="ce3"/>
          <table:table-cell office:value-type="string" office:string-value="" table:formula="of:=IF(AND([Data.E$23]=[.$I22];[Data.F$23]=[.$J22]);[Data.E$3];&quot;&quot;)" table:style-name="ce3"/>
          <table:table-cell office:value-type="string" office:string-value="" table:formula="of:=IF(AND([Data.G$23]=[.$I22];[Data.H$23]=[.$J22]);[Data.G$3];&quot;&quot;)" table:style-name="ce3"/>
          <table:table-cell office:value-type="string" office:string-value="" table:formula="of:=IF(AND([Data.I$23]=[.$I22];[Data.J$23]=[.$J22]);[Data.I$3];&quot;&quot;)" table:style-name="ce3"/>
          <table:table-cell office:value-type="string" office:string-value="" table:formula="of:=IF(AND([Data.K$2]=[.$I22];[Data.L$23]=[.$J22]);[Data.K$3];&quot;&quot;)" table:style-name="ce3"/>
          <table:table-cell office:value-type="string" office:string-value="" table:formula="of:=IF(AND([Data.M$23]=[.$I22];[Data.N$23]=[.$J22]);[Data.M$3];&quot;&quot;)" table:style-name="ce3"/>
          <table:table-cell office:value-type="string" office:string-value="" table:formula="of:=IF(AND([Data.O$23]=[.$I22];[Data.P$23]=[.$J22]);[Data.O$3];&quot;&quot;)" table:style-name="ce3"/>
          <table:table-cell office:value-type="string" office:string-value="" table:formula="of:=IF(AND([Data.Q$23]=[.$I22];[Data.R$23]=[.$J22]);[Data.Q$3];&quot;&quot;)" table:style-name="ce3"/>
          <table:table-cell office:value-type="string" office:string-value="" table:formula="of:=IF(AND([Data.S$23]=[.$I22];[Data.T$23]=[.$J22]);[Data.S$3];&quot;&quot;)" table:style-name="ce3"/>
          <table:table-cell office:value-type="string" office:string-value="" table:formula="of:=IF(AND([Data.U$23]=[.$I22];[Data.V$23]=[.$J22]);[Data.U$3];&quot;&quot;)" table:style-name="ce3"/>
          <table:table-cell office:value-type="string" office:string-value="" table:formula="of:=IF(AND([Data.W$23]=[.$I22];[Data.X$23]=[.$J22]);[Data.W$3];&quot;&quot;)" table:style-name="ce3"/>
          <table:table-cell office:value-type="string" office:string-value="" table:formula="of:=IF(AND([Data.Y$23]=[.$I22];[Data.Z$23]=[.$J22]);[Data.Y$3];&quot;&quot;)" table:style-name="ce3"/>
          <table:table-cell table:number-columns-repeated="16362"/>
        </table:table-row>
        <table:table-row table:style-name="ro14">
          <table:table-cell table:number-columns-repeated="6"/>
          <table:table-cell table:number-columns-repeated="2" table:style-name="ce11"/>
          <table:table-cell office:value-type="float" office:value="1" table:style-name="ce2">
            <text:p>1</text:p>
          </table:table-cell>
          <table:table-cell office:value-type="float" office:value="1" table:style-name="ce11">
            <text:p>1</text:p>
          </table:table-cell>
          <table:table-cell office:value-type="string" office:string-value="" table:formula="of:=IF(AND([Data.C$23]=[.$I23];[Data.D$23]=[.$J23]);[Data.C$3];&quot;&quot;)" table:style-name="ce3"/>
          <table:table-cell office:value-type="string" office:string-value="" table:formula="of:=IF(AND([Data.E$23]=[.$I23];[Data.F$23]=[.$J23]);[Data.E$3];&quot;&quot;)" table:style-name="ce3"/>
          <table:table-cell office:value-type="string" office:string-value="" table:formula="of:=IF(AND([Data.G$23]=[.$I23];[Data.H$23]=[.$J23]);[Data.G$3];&quot;&quot;)" table:style-name="ce3"/>
          <table:table-cell office:value-type="string" office:string-value="" table:formula="of:=IF(AND([Data.I$23]=[.$I23];[Data.J$23]=[.$J23]);[Data.I$3];&quot;&quot;)" table:style-name="ce3"/>
          <table:table-cell office:value-type="string" office:string-value="" table:formula="of:=IF(AND([Data.K$2]=[.$I23];[Data.L$23]=[.$J23]);[Data.K$3];&quot;&quot;)" table:style-name="ce3"/>
          <table:table-cell office:value-type="string" office:string-value="" table:formula="of:=IF(AND([Data.M$23]=[.$I23];[Data.N$23]=[.$J23]);[Data.M$3];&quot;&quot;)" table:style-name="ce3"/>
          <table:table-cell office:value-type="string" office:string-value="" table:formula="of:=IF(AND([Data.O$23]=[.$I23];[Data.P$23]=[.$J23]);[Data.O$3];&quot;&quot;)" table:style-name="ce3"/>
          <table:table-cell office:value-type="string" office:string-value="" table:formula="of:=IF(AND([Data.Q$23]=[.$I23];[Data.R$23]=[.$J23]);[Data.Q$3];&quot;&quot;)" table:style-name="ce3"/>
          <table:table-cell office:value-type="string" office:string-value="" table:formula="of:=IF(AND([Data.S$23]=[.$I23];[Data.T$23]=[.$J23]);[Data.S$3];&quot;&quot;)" table:style-name="ce3"/>
          <table:table-cell office:value-type="string" office:string-value="" table:formula="of:=IF(AND([Data.U$23]=[.$I23];[Data.V$23]=[.$J23]);[Data.U$3];&quot;&quot;)" table:style-name="ce3"/>
          <table:table-cell office:value-type="string" office:string-value="" table:formula="of:=IF(AND([Data.W$23]=[.$I23];[Data.X$23]=[.$J23]);[Data.W$3];&quot;&quot;)" table:style-name="ce3"/>
          <table:table-cell office:value-type="string" office:string-value="" table:formula="of:=IF(AND([Data.Y$23]=[.$I23];[Data.Z$23]=[.$J23]);[Data.Y$3];&quot;&quot;)" table:style-name="ce3"/>
          <table:table-cell table:number-columns-repeated="16362"/>
        </table:table-row>
        <table:table-row table:style-name="ro14">
          <table:table-cell table:number-columns-repeated="6"/>
          <table:table-cell table:number-columns-repeated="2" table:style-name="ce11"/>
          <table:table-cell office:value-type="float" office:value="1" table:style-name="ce2">
            <text:p>1</text:p>
          </table:table-cell>
          <table:table-cell office:value-type="float" office:value="2" table:style-name="ce11">
            <text:p>2</text:p>
          </table:table-cell>
          <table:table-cell office:value-type="string" office:string-value="" table:formula="of:=IF(AND([Data.C$23]=[.$I24];[Data.D$23]=[.$J24]);[Data.C$3];&quot;&quot;)" table:style-name="ce3"/>
          <table:table-cell office:value-type="string" office:string-value="" table:formula="of:=IF(AND([Data.E$23]=[.$I24];[Data.F$23]=[.$J24]);[Data.E$3];&quot;&quot;)" table:style-name="ce3"/>
          <table:table-cell office:value-type="string" office:string-value="" table:formula="of:=IF(AND([Data.G$23]=[.$I24];[Data.H$23]=[.$J24]);[Data.G$3];&quot;&quot;)" table:style-name="ce3"/>
          <table:table-cell office:value-type="string" office:string-value="" table:formula="of:=IF(AND([Data.I$23]=[.$I24];[Data.J$23]=[.$J24]);[Data.I$3];&quot;&quot;)" table:style-name="ce3"/>
          <table:table-cell office:value-type="string" office:string-value="" table:formula="of:=IF(AND([Data.K$2]=[.$I24];[Data.L$23]=[.$J24]);[Data.K$3];&quot;&quot;)" table:style-name="ce3"/>
          <table:table-cell office:value-type="string" office:string-value="" table:formula="of:=IF(AND([Data.M$23]=[.$I24];[Data.N$23]=[.$J24]);[Data.M$3];&quot;&quot;)" table:style-name="ce3"/>
          <table:table-cell office:value-type="string" office:string-value="" table:formula="of:=IF(AND([Data.O$23]=[.$I24];[Data.P$23]=[.$J24]);[Data.O$3];&quot;&quot;)" table:style-name="ce3"/>
          <table:table-cell office:value-type="string" office:string-value="" table:formula="of:=IF(AND([Data.Q$23]=[.$I24];[Data.R$23]=[.$J24]);[Data.Q$3];&quot;&quot;)" table:style-name="ce3"/>
          <table:table-cell office:value-type="string" office:string-value="" table:formula="of:=IF(AND([Data.S$23]=[.$I24];[Data.T$23]=[.$J24]);[Data.S$3];&quot;&quot;)" table:style-name="ce3"/>
          <table:table-cell office:value-type="string" office:string-value="" table:formula="of:=IF(AND([Data.U$23]=[.$I24];[Data.V$23]=[.$J24]);[Data.U$3];&quot;&quot;)" table:style-name="ce3"/>
          <table:table-cell office:value-type="string" office:string-value="" table:formula="of:=IF(AND([Data.W$23]=[.$I24];[Data.X$23]=[.$J24]);[Data.W$3];&quot;&quot;)" table:style-name="ce3"/>
          <table:table-cell office:value-type="string" office:string-value="" table:formula="of:=IF(AND([Data.Y$23]=[.$I24];[Data.Z$23]=[.$J24]);[Data.Y$3];&quot;&quot;)" table:style-name="ce3"/>
          <table:table-cell table:number-columns-repeated="16362"/>
        </table:table-row>
        <table:table-row table:style-name="ro14">
          <table:table-cell table:number-columns-repeated="6"/>
          <table:table-cell table:number-columns-repeated="2" table:style-name="ce11"/>
          <table:table-cell office:value-type="float" office:value="1" table:style-name="ce2">
            <text:p>1</text:p>
          </table:table-cell>
          <table:table-cell office:value-type="float" office:value="3" table:style-name="ce11">
            <text:p>3</text:p>
          </table:table-cell>
          <table:table-cell office:value-type="string" office:string-value="" table:formula="of:=IF(AND([Data.C$23]=[.$I25];[Data.D$23]=[.$J25]);[Data.C$3];&quot;&quot;)" table:style-name="ce3"/>
          <table:table-cell office:value-type="string" office:string-value="" table:formula="of:=IF(AND([Data.E$23]=[.$I25];[Data.F$23]=[.$J25]);[Data.E$3];&quot;&quot;)" table:style-name="ce3"/>
          <table:table-cell office:value-type="string" office:string-value="" table:formula="of:=IF(AND([Data.G$23]=[.$I25];[Data.H$23]=[.$J25]);[Data.G$3];&quot;&quot;)" table:style-name="ce3"/>
          <table:table-cell office:value-type="string" office:string-value="" table:formula="of:=IF(AND([Data.I$23]=[.$I25];[Data.J$23]=[.$J25]);[Data.I$3];&quot;&quot;)" table:style-name="ce3"/>
          <table:table-cell office:value-type="string" office:string-value="" table:formula="of:=IF(AND([Data.K$2]=[.$I25];[Data.L$23]=[.$J25]);[Data.K$3];&quot;&quot;)" table:style-name="ce3"/>
          <table:table-cell office:value-type="string" office:string-value="" table:formula="of:=IF(AND([Data.M$23]=[.$I25];[Data.N$23]=[.$J25]);[Data.M$3];&quot;&quot;)" table:style-name="ce3"/>
          <table:table-cell office:value-type="string" office:string-value="" table:formula="of:=IF(AND([Data.O$23]=[.$I25];[Data.P$23]=[.$J25]);[Data.O$3];&quot;&quot;)" table:style-name="ce3"/>
          <table:table-cell office:value-type="string" office:string-value="" table:formula="of:=IF(AND([Data.Q$23]=[.$I25];[Data.R$23]=[.$J25]);[Data.Q$3];&quot;&quot;)" table:style-name="ce3"/>
          <table:table-cell office:value-type="string" office:string-value="" table:formula="of:=IF(AND([Data.S$23]=[.$I25];[Data.T$23]=[.$J25]);[Data.S$3];&quot;&quot;)" table:style-name="ce3"/>
          <table:table-cell office:value-type="string" office:string-value="" table:formula="of:=IF(AND([Data.U$23]=[.$I25];[Data.V$23]=[.$J25]);[Data.U$3];&quot;&quot;)" table:style-name="ce3"/>
          <table:table-cell office:value-type="string" office:string-value="" table:formula="of:=IF(AND([Data.W$23]=[.$I25];[Data.X$23]=[.$J25]);[Data.W$3];&quot;&quot;)" table:style-name="ce3"/>
          <table:table-cell office:value-type="string" office:string-value="" table:formula="of:=IF(AND([Data.Y$23]=[.$I25];[Data.Z$23]=[.$J25]);[Data.Y$3];&quot;&quot;)" table:style-name="ce3"/>
          <table:table-cell table:number-columns-repeated="16362"/>
        </table:table-row>
        <table:table-row table:style-name="ro14">
          <table:table-cell table:number-columns-repeated="6"/>
          <table:table-cell table:number-columns-repeated="2" table:style-name="ce11"/>
          <table:table-cell office:value-type="float" office:value="1" table:style-name="ce2">
            <text:p>1</text:p>
          </table:table-cell>
          <table:table-cell office:value-type="float" office:value="4" table:style-name="ce11">
            <text:p>4</text:p>
          </table:table-cell>
          <table:table-cell office:value-type="string" office:string-value="" table:formula="of:=IF(AND([Data.C$23]=[.$I26];[Data.D$23]=[.$J26]);[Data.C$3];&quot;&quot;)" table:style-name="ce3"/>
          <table:table-cell office:value-type="string" office:string-value="" table:formula="of:=IF(AND([Data.E$23]=[.$I26];[Data.F$23]=[.$J26]);[Data.E$3];&quot;&quot;)" table:style-name="ce3"/>
          <table:table-cell office:value-type="string" office:string-value="" table:formula="of:=IF(AND([Data.G$23]=[.$I26];[Data.H$23]=[.$J26]);[Data.G$3];&quot;&quot;)" table:style-name="ce3"/>
          <table:table-cell office:value-type="string" office:string-value="" table:formula="of:=IF(AND([Data.I$23]=[.$I26];[Data.J$23]=[.$J26]);[Data.I$3];&quot;&quot;)" table:style-name="ce3"/>
          <table:table-cell office:value-type="string" office:string-value="" table:formula="of:=IF(AND([Data.K$2]=[.$I26];[Data.L$23]=[.$J26]);[Data.K$3];&quot;&quot;)" table:style-name="ce3"/>
          <table:table-cell office:value-type="string" office:string-value="" table:formula="of:=IF(AND([Data.M$23]=[.$I26];[Data.N$23]=[.$J26]);[Data.M$3];&quot;&quot;)" table:style-name="ce3"/>
          <table:table-cell office:value-type="string" office:string-value="" table:formula="of:=IF(AND([Data.O$23]=[.$I26];[Data.P$23]=[.$J26]);[Data.O$3];&quot;&quot;)" table:style-name="ce3"/>
          <table:table-cell office:value-type="string" office:string-value="" table:formula="of:=IF(AND([Data.Q$23]=[.$I26];[Data.R$23]=[.$J26]);[Data.Q$3];&quot;&quot;)" table:style-name="ce3"/>
          <table:table-cell office:value-type="string" office:string-value="" table:formula="of:=IF(AND([Data.S$23]=[.$I26];[Data.T$23]=[.$J26]);[Data.S$3];&quot;&quot;)" table:style-name="ce3"/>
          <table:table-cell office:value-type="string" office:string-value="" table:formula="of:=IF(AND([Data.U$23]=[.$I26];[Data.V$23]=[.$J26]);[Data.U$3];&quot;&quot;)" table:style-name="ce3"/>
          <table:table-cell office:value-type="string" office:string-value="" table:formula="of:=IF(AND([Data.W$23]=[.$I26];[Data.X$23]=[.$J26]);[Data.W$3];&quot;&quot;)" table:style-name="ce3"/>
          <table:table-cell office:value-type="string" office:string-value="" table:formula="of:=IF(AND([Data.Y$23]=[.$I26];[Data.Z$23]=[.$J26]);[Data.Y$3];&quot;&quot;)" table:style-name="ce3"/>
          <table:table-cell table:number-columns-repeated="16362"/>
        </table:table-row>
        <table:table-row table:style-name="ro9">
          <table:table-cell table:number-columns-repeated="16384"/>
        </table:table-row>
        <table:table-row table:number-rows-repeated="7" table:style-name="ro9">
          <table:table-cell table:number-columns-repeated="6"/>
          <table:table-cell table:style-name="ce19"/>
          <table:table-cell table:number-columns-repeated="16377" table:style-name="ce11"/>
        </table:table-row>
        <table:table-row table:style-name="ro9">
          <table:table-cell table:number-columns-repeated="6"/>
          <table:table-cell table:style-name="ce19"/>
          <table:table-cell table:number-columns-repeated="2" table:style-name="ce11"/>
          <table:table-cell table:style-name="ce20"/>
          <table:table-cell table:number-columns-repeated="16374"/>
        </table:table-row>
        <table:table-row table:number-rows-repeated="5" table:style-name="ro9">
          <table:table-cell table:number-columns-repeated="6"/>
          <table:table-cell table:style-name="ce19"/>
          <table:table-cell table:number-columns-repeated="16377" table:style-name="ce11"/>
        </table:table-row>
        <table:table-row table:number-rows-repeated="1048536" table:style-name="ro9">
          <table:table-cell table:number-columns-repeated="16384"/>
        </table:table-row>
      </table:table>
      <table:table table:name="Measuring" table:style-name="ta3">
        <table:table-column table:style-name="co8" table:number-columns-repeated="2" table:default-cell-style-name="ce11"/>
        <table:table-column table:style-name="co9" table:number-columns-repeated="5" table:default-cell-style-name="ce11"/>
        <table:table-column table:style-name="co8" table:default-cell-style-name="ce11"/>
        <table:table-column table:style-name="co3" table:default-cell-style-name="ce11"/>
        <table:table-column table:style-name="co10" table:default-cell-style-name="ce11"/>
        <table:table-column table:style-name="co8" table:number-columns-repeated="16374" table:default-cell-style-name="ce11"/>
        <table:table-row table:style-name="ro10">
          <table:table-cell table:style-name="ce34"/>
          <table:table-cell table:number-columns-repeated="3" table:style-name="ce11"/>
          <table:table-cell table:style-name="ce11">
            <draw:custom-shape svg:x="1.48611in" svg:y="0.40278in" svg:width="3.65278in" svg:height="1.58333in" draw:z-index="1" draw:id="id195" draw:style-name="a302" draw:name="AutoShape 1">
              <svg:title/>
              <svg:desc/>
              <text:p text:style-name="a295" text:class-names="" text:cond-style-name=""><text:span text:style-name="a294" text:class-names=""/></text:p>
              <text:p text:style-name="a297" text:class-names="" text:cond-style-name=""><text:span text:style-name="a296" text:class-names=""/></text:p>
              <text:p text:style-name="a299" text:class-names="" text:cond-style-name=""><text:span text:style-name="a298" text:class-names="">Measuring the Value</text:span></text:p>
              <text:p text:style-name="a301" text:class-names="" text:cond-style-name=""><text:span text:style-name="a300" text:class-names=""/></text:p>
              <draw:enhanced-geometry xmlns:dr3d="urn:oasis:names:tc:opendocument:xmlns:dr3d:1.0" draw:path-stretchpoint-x="21600" draw:path-stretchpoint-y="21600" draw:type="non-primitive" svg:viewBox="0 0 21600 21600" draw:enhanced-path="S M ?f0 ?f2 L ?f1 ?f2 ?f1 ?f12 ?f10 ?f3 ?f0 ?f3 Z N S M ?f10 ?f3 L ?f11 ?f13 ?f1 ?f12 Z N F M ?f10 ?f3 L ?f11 ?f13 ?f1 ?f12 ?f10 ?f3 ?f0 ?f3 ?f0 ?f2 ?f1 ?f2 ?f1 ?f12 N" draw:text-areas="?f0 ?f2 ?f1 ?f12" draw:modifiers="1250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min(?f5, ?f4)"/>
                <draw:equation draw:name="f7" draw:formula="$0"/>
                <draw:equation draw:name="f8" draw:formula="?f6 * ?f7 / 100000"/>
                <draw:equation draw:name="f9" draw:formula="?f8 / 5"/>
                <draw:equation draw:name="f10" draw:formula="?f1 - ?f8"/>
                <draw:equation draw:name="f11" draw:formula="?f10 + ?f9"/>
                <draw:equation draw:name="f12" draw:formula="?f3 - ?f8"/>
                <draw:equation draw:name="f13" draw:formula="?f12 + ?f9"/>
              </draw:enhanced-geometry>
            </draw:custom-shape>
          </table:table-cell>
          <table:table-cell table:number-columns-repeated="16379" table:style-name="ce11"/>
        </table:table-row>
        <table:table-row table:style-name="ro11">
          <table:table-cell office:value-type="string" table:style-name="ce12">
            <text:p>LEVEL</text:p>
          </table:table-cell>
          <table:table-cell office:value-type="float" office:value="5" table:style-name="ce13">
            <text:p>5</text:p>
          </table:table-cell>
          <table:table-cell office:value-type="string" office:string-value="" table:formula="of:=TRIM([.K12]&amp;&quot;  &quot;&amp;[.L12]&amp;&quot;  &quot;&amp;[.M12]&amp;&quot;  &quot;&amp;[.N12]&amp;&quot;  &quot;&amp;[.O12]&amp;&quot; &quot;&amp;[.P12]&amp;&quot; &quot;&amp;[.Q12]&amp;&quot; &quot;&amp;[.R12]&amp;&quot; &quot;&amp;[.S12]&amp;&quot; &quot;&amp;[.T12]&amp;&quot; &quot;&amp;[.U12]&amp;&quot; &quot;&amp;[.V12])" table:style-name="ce5"/>
          <table:table-cell table:style-name="ce14">
            <draw:frame draw:z-index="2" draw:id="id196" draw:style-name="a307" draw:name="Text Box 2" svg:x="0.33333in" svg:y="0.25in" svg:width="1.26389in" svg:height="0.56944in">
              <draw:text-box>
                <text:p text:style-name="a304" text:class-names="" text:cond-style-name=""><text:span text:style-name="a303" text:class-names="">Something<text:s text:c="1"/></text:span></text:p>
                <text:p text:style-name="a306" text:class-names="" text:cond-style-name=""><text:span text:style-name="a305" text:class-names="">to share</text:span></text:p>
              </draw:text-box>
              <svg:title/>
              <svg:desc/>
            </draw:frame>
          </table:table-cell>
          <table:table-cell table:number-columns-repeated="3" table:style-name="ce14"/>
          <table:table-cell table:number-columns-repeated="16377" table:style-name="ce11"/>
        </table:table-row>
        <table:table-row table:style-name="ro11">
          <table:table-cell table:style-name="ce11"/>
          <table:table-cell office:value-type="float" office:value="4" table:style-name="ce13">
            <text:p>4</text:p>
          </table:table-cell>
          <table:table-cell office:value-type="string" office:string-value="" table:formula="of:=TRIM([.K13]&amp;&quot;  &quot;&amp;[.L13]&amp;&quot;  &quot;&amp;[.M13]&amp;&quot;  &quot;&amp;[.N13]&amp;&quot;  &quot;&amp;[.O13]&amp;&quot; &quot;&amp;[.P13]&amp;&quot; &quot;&amp;[.Q13]&amp;&quot; &quot;&amp;[.R13]&amp;&quot; &quot;&amp;[.S13]&amp;&quot; &quot;&amp;[.T13]&amp;&quot; &quot;&amp;[.U13]&amp;&quot; &quot;&amp;[.V13])" table:style-name="ce5"/>
          <table:table-cell office:value-type="string" office:string-value="" table:formula="of:=TRIM([.K14]&amp;&quot;  &quot;&amp;[.L14]&amp;&quot;  &quot;&amp;[.M14]&amp;&quot;  &quot;&amp;[.N14]&amp;&quot;  &quot;&amp;[.O14]&amp;&quot; &quot;&amp;[.P14]&amp;&quot; &quot;&amp;[.Q14]&amp;&quot; &quot;&amp;[.R14]&amp;&quot; &quot;&amp;[.S14]&amp;&quot; &quot;&amp;[.T14]&amp;&quot; &quot;&amp;[.U14]&amp;&quot; &quot;&amp;[.V14])" table:style-name="ce5"/>
          <table:table-cell table:number-columns-repeated="3" table:style-name="ce14"/>
          <table:table-cell table:number-columns-repeated="16377" table:style-name="ce11"/>
        </table:table-row>
        <table:table-row table:style-name="ro11">
          <table:table-cell table:style-name="ce11"/>
          <table:table-cell office:value-type="float" office:value="3" table:style-name="ce13">
            <text:p>3</text:p>
          </table:table-cell>
          <table:table-cell office:value-type="string" office:string-value="" table:formula="of:=TRIM([.K15]&amp;&quot;  &quot;&amp;[.L15]&amp;&quot;  &quot;&amp;[.M15]&amp;&quot;  &quot;&amp;[.N15]&amp;&quot;  &quot;&amp;[.O15]&amp;&quot; &quot;&amp;[.P15]&amp;&quot; &quot;&amp;[.Q15]&amp;&quot; &quot;&amp;[.R15]&amp;&quot; &quot;&amp;[.S15]&amp;&quot; &quot;&amp;[.T15]&amp;&quot; &quot;&amp;[.U15]&amp;&quot; &quot;&amp;[.V15])" table:style-name="ce6"/>
          <table:table-cell office:value-type="string" office:string-value="" table:formula="of:=TRIM([.K16]&amp;&quot;  &quot;&amp;[.L16]&amp;&quot;  &quot;&amp;[.M16]&amp;&quot;  &quot;&amp;[.N16]&amp;&quot;  &quot;&amp;[.O16]&amp;&quot; &quot;&amp;[.P16]&amp;&quot; &quot;&amp;[.Q16]&amp;&quot; &quot;&amp;[.R16]&amp;&quot; &quot;&amp;[.S16]&amp;&quot; &quot;&amp;[.T16]&amp;&quot; &quot;&amp;[.U16]&amp;&quot; &quot;&amp;[.V16])" table:style-name="ce6"/>
          <table:table-cell office:value-type="string" office:string-value="" table:formula="of:=TRIM([.K17]&amp;&quot;  &quot;&amp;[.L17]&amp;&quot;  &quot;&amp;[.M17]&amp;&quot;  &quot;&amp;[.N17]&amp;&quot;  &quot;&amp;[.O17]&amp;&quot; &quot;&amp;[.P17]&amp;&quot; &quot;&amp;[.Q17]&amp;&quot; &quot;&amp;[.R17]&amp;&quot; &quot;&amp;[.S17]&amp;&quot; &quot;&amp;[.T17]&amp;&quot; &quot;&amp;[.U17]&amp;&quot; &quot;&amp;[.V17])" table:style-name="ce7"/>
          <table:table-cell table:number-columns-repeated="2" table:style-name="ce15"/>
          <table:table-cell table:style-name="ce21"/>
          <table:table-cell table:number-columns-repeated="16376" table:style-name="ce11"/>
        </table:table-row>
        <table:table-row table:style-name="ro11">
          <table:table-cell table:style-name="ce11"/>
          <table:table-cell office:value-type="float" office:value="2" table:style-name="ce13">
            <text:p>2</text:p>
          </table:table-cell>
          <table:table-cell office:value-type="string" office:string-value="" table:formula="of:=TRIM([.K18]&amp;&quot;  &quot;&amp;[.L18]&amp;&quot;  &quot;&amp;[.M18]&amp;&quot;  &quot;&amp;[.N18]&amp;&quot;  &quot;&amp;[.O18]&amp;&quot; &quot;&amp;[.P18]&amp;&quot; &quot;&amp;[.Q18]&amp;&quot; &quot;&amp;[.R18]&amp;&quot; &quot;&amp;[.S18]&amp;&quot; &quot;&amp;[.T18]&amp;&quot; &quot;&amp;[.U18]&amp;&quot; &quot;&amp;[.V18])" table:style-name="ce6"/>
          <table:table-cell office:value-type="string" office:string-value="" table:formula="of:=TRIM([.K19]&amp;&quot;  &quot;&amp;[.L19]&amp;&quot;  &quot;&amp;[.M19]&amp;&quot;  &quot;&amp;[.N19]&amp;&quot;  &quot;&amp;[.O19]&amp;&quot; &quot;&amp;[.P19]&amp;&quot; &quot;&amp;[.Q19]&amp;&quot; &quot;&amp;[.R19]&amp;&quot; &quot;&amp;[.S19]&amp;&quot; &quot;&amp;[.T19]&amp;&quot; &quot;&amp;[.U19]&amp;&quot; &quot;&amp;[.V19])" table:style-name="ce6"/>
          <table:table-cell office:value-type="string" office:string-value="" table:formula="of:=TRIM([.K20]&amp;&quot;  &quot;&amp;[.L20]&amp;&quot;  &quot;&amp;[.M20]&amp;&quot;  &quot;&amp;[.N20]&amp;&quot;  &quot;&amp;[.O20]&amp;&quot; &quot;&amp;[.P20]&amp;&quot; &quot;&amp;[.Q20]&amp;&quot; &quot;&amp;[.R20]&amp;&quot; &quot;&amp;[.S20]&amp;&quot; &quot;&amp;[.T20]&amp;&quot; &quot;&amp;[.U20]&amp;&quot; &quot;&amp;[.V20])" table:style-name="ce7"/>
          <table:table-cell office:value-type="string" office:string-value="" table:formula="of:=TRIM([.K21]&amp;&quot;  &quot;&amp;[.L21]&amp;&quot;  &quot;&amp;[.M21]&amp;&quot;  &quot;&amp;[.N21]&amp;&quot;  &quot;&amp;[.O21]&amp;&quot; &quot;&amp;[.P21]&amp;&quot; &quot;&amp;[.Q21]&amp;&quot; &quot;&amp;[.R21]&amp;&quot; &quot;&amp;[.S21]&amp;&quot; &quot;&amp;[.T21]&amp;&quot; &quot;&amp;[.U21]&amp;&quot; &quot;&amp;[.V21])" table:style-name="ce7"/>
          <table:table-cell table:style-name="ce15">
            <draw:frame draw:z-index="3" draw:id="id197" draw:style-name="a312" draw:name="Text Box 3" svg:x="0.23611in" svg:y="0.41667in" svg:width="1.26389in" svg:height="0.55556in">
              <draw:text-box>
                <text:p text:style-name="a309" text:class-names="" text:cond-style-name=""><text:span text:style-name="a308" text:class-names="">Something<text:s text:c="1"/></text:span></text:p>
                <text:p text:style-name="a311" text:class-names="" text:cond-style-name=""><text:span text:style-name="a310" text:class-names="">to learn</text:span></text:p>
              </draw:text-box>
              <svg:title/>
              <svg:desc/>
            </draw:frame>
          </table:table-cell>
          <table:table-cell table:number-columns-repeated="16377" table:style-name="ce11"/>
        </table:table-row>
        <table:table-row table:style-name="ro11">
          <table:table-cell table:style-name="ce11"/>
          <table:table-cell office:value-type="float" office:value="1" table:style-name="ce13">
            <text:p>1</text:p>
          </table:table-cell>
          <table:table-cell office:value-type="string" office:string-value="" table:formula="of:=TRIM([.K22]&amp;&quot;  &quot;&amp;[.L22]&amp;&quot;  &quot;&amp;[.M22]&amp;&quot;  &quot;&amp;[.N22]&amp;&quot;  &quot;&amp;[.O22]&amp;&quot; &quot;&amp;[.P22]&amp;&quot; &quot;&amp;[.Q22]&amp;&quot; &quot;&amp;[.R22]&amp;&quot; &quot;&amp;[.S22]&amp;&quot; &quot;&amp;[.T22]&amp;&quot; &quot;&amp;[.U22]&amp;&quot; &quot;&amp;[.V22])" table:style-name="ce6"/>
          <table:table-cell office:value-type="string" office:string-value="" table:formula="of:=TRIM([.K23]&amp;&quot;  &quot;&amp;[.L23]&amp;&quot;  &quot;&amp;[.M23]&amp;&quot;  &quot;&amp;[.N23]&amp;&quot;  &quot;&amp;[.O23]&amp;&quot; &quot;&amp;[.P23]&amp;&quot; &quot;&amp;[.Q23]&amp;&quot; &quot;&amp;[.R23]&amp;&quot; &quot;&amp;[.S23]&amp;&quot; &quot;&amp;[.T23]&amp;&quot; &quot;&amp;[.U23]&amp;&quot; &quot;&amp;[.V23])" table:style-name="ce6"/>
          <table:table-cell office:value-type="string" office:string-value="" table:formula="of:=TRIM([.K24]&amp;&quot;  &quot;&amp;[.L24]&amp;&quot;  &quot;&amp;[.M24]&amp;&quot;  &quot;&amp;[.N24]&amp;&quot;  &quot;&amp;[.O24]&amp;&quot; &quot;&amp;[.P24]&amp;&quot; &quot;&amp;[.Q24]&amp;&quot; &quot;&amp;[.R24]&amp;&quot; &quot;&amp;[.S24]&amp;&quot; &quot;&amp;[.T24]&amp;&quot; &quot;&amp;[.U24]&amp;&quot; &quot;&amp;[.V24])" table:style-name="ce7"/>
          <table:table-cell office:value-type="string" office:string-value="" table:formula="of:=TRIM([.K25]&amp;&quot;  &quot;&amp;[.L25]&amp;&quot;  &quot;&amp;[.M25]&amp;&quot;  &quot;&amp;[.N25]&amp;&quot;  &quot;&amp;[.O25]&amp;&quot; &quot;&amp;[.P25]&amp;&quot; &quot;&amp;[.Q25]&amp;&quot; &quot;&amp;[.R25]&amp;&quot; &quot;&amp;[.S25]&amp;&quot; &quot;&amp;[.T25]&amp;&quot; &quot;&amp;[.U25]&amp;&quot; &quot;&amp;[.V25])" table:style-name="ce7"/>
          <table:table-cell office:value-type="string" office:string-value="" table:formula="of:=TRIM([.K26]&amp;&quot;  &quot;&amp;[.L26]&amp;&quot;  &quot;&amp;[.M26]&amp;&quot;  &quot;&amp;[.N26]&amp;&quot;  &quot;&amp;[.O26]&amp;&quot; &quot;&amp;[.P26]&amp;&quot; &quot;&amp;[.Q26]&amp;&quot; &quot;&amp;[.R26]&amp;&quot; &quot;&amp;[.S26]&amp;&quot; &quot;&amp;[.T26]&amp;&quot; &quot;&amp;[.U26]&amp;&quot; &quot;&amp;[.V26])" table:style-name="ce7"/>
          <table:table-cell table:number-columns-repeated="16377" table:style-name="ce11"/>
        </table:table-row>
        <table:table-row table:style-name="ro12">
          <table:table-cell table:number-columns-repeated="2" table:style-name="ce11"/>
          <table:table-cell office:value-type="float" office:value="0" table:style-name="ce16">
            <text:p>0</text:p>
          </table:table-cell>
          <table:table-cell office:value-type="float" office:value="1" table:style-name="ce17">
            <text:p>1</text:p>
          </table:table-cell>
          <table:table-cell office:value-type="float" office:value="2" table:style-name="ce16">
            <text:p>2</text:p>
          </table:table-cell>
          <table:table-cell office:value-type="float" office:value="3" table:style-name="ce16">
            <text:p>3</text:p>
          </table:table-cell>
          <table:table-cell office:value-type="float" office:value="4" table:style-name="ce16">
            <text:p>4</text:p>
          </table:table-cell>
          <table:table-cell office:value-type="string" table:style-name="ce11">
            <text:p>Target minus current level</text:p>
          </table:table-cell>
          <table:table-cell table:number-columns-repeated="16376" table:style-name="ce11"/>
        </table:table-row>
        <table:table-row table:style-name="ro13">
          <table:table-cell table:style-name="ce11"/>
          <table:table-cell table:style-name="ce4"/>
          <table:table-cell table:number-columns-repeated="4" table:style-name="ce11"/>
          <table:table-cell office:value-type="string" table:style-name="ce18">
            <text:p>GAP</text:p>
          </table:table-cell>
          <table:table-cell table:number-columns-repeated="16377" table:style-name="ce11"/>
        </table:table-row>
        <table:table-row table:number-rows-repeated="3" table:style-name="ro9">
          <table:table-cell table:number-columns-repeated="16384"/>
        </table:table-row>
        <table:table-row table:style-name="ro14">
          <table:table-cell table:number-columns-repeated="8" table:style-name="ce11"/>
          <table:table-cell office:value-type="float" office:value="5" table:style-name="ce11">
            <text:p>5</text:p>
          </table:table-cell>
          <table:table-cell office:value-type="float" office:value="0" table:style-name="ce11">
            <text:p>0</text:p>
          </table:table-cell>
          <table:table-cell office:value-type="string" office:string-value="" table:formula="of:=IF(AND([Data.C$24]=[.$I12];[Data.D$24]=[.$J12]);[Data.C$3];&quot;&quot;)" table:style-name="ce3"/>
          <table:table-cell office:value-type="string" office:string-value="" table:formula="of:=IF(AND([Data.E$24]=[.$I12];[Data.F$24]=[.$J12]);[Data.E$3];&quot;&quot;)" table:style-name="ce3"/>
          <table:table-cell office:value-type="string" office:string-value="" table:formula="of:=IF(AND([Data.G$24]=[.$I12];[Data.H$24]=[.$J12]);[Data.G$3];&quot;&quot;)" table:style-name="ce3"/>
          <table:table-cell office:value-type="string" office:string-value="" table:formula="of:=IF(AND([Data.I$24]=[.$I12];[Data.J$24]=[.$J12]);[Data.I$3];&quot;&quot;)" table:style-name="ce3"/>
          <table:table-cell office:value-type="string" office:string-value="" table:formula="of:=IF(AND([Data.K$24]=[.$I12];[Data.L$24]=[.$J12]);[Data.K$3];&quot;&quot;)" table:style-name="ce3"/>
          <table:table-cell office:value-type="string" office:string-value="" table:formula="of:=IF(AND([Data.M$24]=[.$I12];[Data.N$24]=[.$J12]);[Data.M$3];&quot;&quot;)" table:style-name="ce3"/>
          <table:table-cell office:value-type="string" office:string-value="" table:formula="of:=IF(AND([Data.O$24]=[.$I12];[Data.P$24]=[.$J12]);[Data.O$3];&quot;&quot;)" table:style-name="ce3"/>
          <table:table-cell office:value-type="string" office:string-value="" table:formula="of:=IF(AND([Data.Q$24]=[.$I12];[Data.R$24]=[.$J12]);[Data.Q$3];&quot;&quot;)" table:style-name="ce3"/>
          <table:table-cell office:value-type="string" office:string-value="" table:formula="of:=IF(AND([Data.S$24]=[.$I12];[Data.T$24]=[.$J12]);[Data.S$3];&quot;&quot;)" table:style-name="ce3"/>
          <table:table-cell office:value-type="string" office:string-value="" table:formula="of:=IF(AND([Data.U$24]=[.$I12];[Data.V$24]=[.$J12]);[Data.U$3];&quot;&quot;)" table:style-name="ce3"/>
          <table:table-cell office:value-type="string" office:string-value="" table:formula="of:=IF(AND([Data.W$24]=[.$I12];[Data.X$24]=[.$J12]);[Data.W$3];&quot;&quot;)" table:style-name="ce3"/>
          <table:table-cell office:value-type="string" office:string-value="" table:formula="of:=IF(AND([Data.Y$24]=[.$I12];[Data.Z$24]=[.$J12]);[Data.Y$3];&quot;&quot;)" table:style-name="ce3"/>
          <table:table-cell table:number-columns-repeated="16362"/>
        </table:table-row>
        <table:table-row table:style-name="ro14">
          <table:table-cell table:number-columns-repeated="8" table:style-name="ce11"/>
          <table:table-cell office:value-type="float" office:value="4" table:style-name="ce11">
            <text:p>4</text:p>
          </table:table-cell>
          <table:table-cell office:value-type="float" office:value="0" table:style-name="ce11">
            <text:p>0</text:p>
          </table:table-cell>
          <table:table-cell office:value-type="string" office:string-value="" table:formula="of:=IF(AND([Data.C$24]=[.$I13];[Data.D$24]=[.$J13]);[Data.C$3];&quot;&quot;)" table:style-name="ce3"/>
          <table:table-cell office:value-type="string" office:string-value="" table:formula="of:=IF(AND([Data.E$24]=[.$I13];[Data.F$24]=[.$J13]);[Data.E$3];&quot;&quot;)" table:style-name="ce3"/>
          <table:table-cell office:value-type="string" office:string-value="" table:formula="of:=IF(AND([Data.G$24]=[.$I13];[Data.H$24]=[.$J13]);[Data.G$3];&quot;&quot;)" table:style-name="ce3"/>
          <table:table-cell office:value-type="string" office:string-value="" table:formula="of:=IF(AND([Data.I$24]=[.$I13];[Data.J$24]=[.$J13]);[Data.I$3];&quot;&quot;)" table:style-name="ce3"/>
          <table:table-cell office:value-type="string" office:string-value="" table:formula="of:=IF(AND([Data.K$24]=[.$I13];[Data.L$24]=[.$J13]);[Data.K$3];&quot;&quot;)" table:style-name="ce3"/>
          <table:table-cell office:value-type="string" office:string-value="" table:formula="of:=IF(AND([Data.M$24]=[.$I13];[Data.N$24]=[.$J13]);[Data.M$3];&quot;&quot;)" table:style-name="ce3"/>
          <table:table-cell office:value-type="string" office:string-value="" table:formula="of:=IF(AND([Data.O$24]=[.$I13];[Data.P$24]=[.$J13]);[Data.O$3];&quot;&quot;)" table:style-name="ce3"/>
          <table:table-cell office:value-type="string" office:string-value="" table:formula="of:=IF(AND([Data.Q$24]=[.$I13];[Data.R$24]=[.$J13]);[Data.Q$3];&quot;&quot;)" table:style-name="ce3"/>
          <table:table-cell office:value-type="string" office:string-value="" table:formula="of:=IF(AND([Data.S$24]=[.$I13];[Data.T$24]=[.$J13]);[Data.S$3];&quot;&quot;)" table:style-name="ce3"/>
          <table:table-cell office:value-type="string" office:string-value="" table:formula="of:=IF(AND([Data.U$24]=[.$I13];[Data.V$24]=[.$J13]);[Data.U$3];&quot;&quot;)" table:style-name="ce3"/>
          <table:table-cell office:value-type="string" office:string-value="" table:formula="of:=IF(AND([Data.W$24]=[.$I13];[Data.X$24]=[.$J13]);[Data.W$3];&quot;&quot;)" table:style-name="ce3"/>
          <table:table-cell office:value-type="string" office:string-value="" table:formula="of:=IF(AND([Data.Y$24]=[.$I13];[Data.Z$24]=[.$J13]);[Data.Y$3];&quot;&quot;)" table:style-name="ce3"/>
          <table:table-cell table:number-columns-repeated="16362"/>
        </table:table-row>
        <table:table-row table:style-name="ro14">
          <table:table-cell table:number-columns-repeated="8" table:style-name="ce11"/>
          <table:table-cell office:value-type="float" office:value="4" table:style-name="ce11">
            <text:p>4</text:p>
          </table:table-cell>
          <table:table-cell office:value-type="float" office:value="1" table:style-name="ce11">
            <text:p>1</text:p>
          </table:table-cell>
          <table:table-cell office:value-type="string" office:string-value="" table:formula="of:=IF(AND([Data.C$24]=[.$I14];[Data.D$24]=[.$J14]);[Data.C$3];&quot;&quot;)" table:style-name="ce3"/>
          <table:table-cell office:value-type="string" office:string-value="" table:formula="of:=IF(AND([Data.E$24]=[.$I14];[Data.F$24]=[.$J14]);[Data.E$3];&quot;&quot;)" table:style-name="ce3"/>
          <table:table-cell office:value-type="string" office:string-value="" table:formula="of:=IF(AND([Data.G$24]=[.$I14];[Data.H$24]=[.$J14]);[Data.G$3];&quot;&quot;)" table:style-name="ce3"/>
          <table:table-cell office:value-type="string" office:string-value="" table:formula="of:=IF(AND([Data.I$24]=[.$I14];[Data.J$24]=[.$J14]);[Data.I$3];&quot;&quot;)" table:style-name="ce3"/>
          <table:table-cell office:value-type="string" office:string-value="" table:formula="of:=IF(AND([Data.K$24]=[.$I14];[Data.L$24]=[.$J14]);[Data.K$3];&quot;&quot;)" table:style-name="ce3"/>
          <table:table-cell office:value-type="string" office:string-value="" table:formula="of:=IF(AND([Data.M$24]=[.$I14];[Data.N$24]=[.$J14]);[Data.M$3];&quot;&quot;)" table:style-name="ce3"/>
          <table:table-cell office:value-type="string" office:string-value="" table:formula="of:=IF(AND([Data.O$24]=[.$I14];[Data.P$24]=[.$J14]);[Data.O$3];&quot;&quot;)" table:style-name="ce3"/>
          <table:table-cell office:value-type="string" office:string-value="" table:formula="of:=IF(AND([Data.Q$24]=[.$I14];[Data.R$24]=[.$J14]);[Data.Q$3];&quot;&quot;)" table:style-name="ce3"/>
          <table:table-cell office:value-type="string" office:string-value="" table:formula="of:=IF(AND([Data.S$24]=[.$I14];[Data.T$24]=[.$J14]);[Data.S$3];&quot;&quot;)" table:style-name="ce3"/>
          <table:table-cell office:value-type="string" office:string-value="" table:formula="of:=IF(AND([Data.U$24]=[.$I14];[Data.V$24]=[.$J14]);[Data.U$3];&quot;&quot;)" table:style-name="ce3"/>
          <table:table-cell office:value-type="string" office:string-value="" table:formula="of:=IF(AND([Data.W$24]=[.$I14];[Data.X$24]=[.$J14]);[Data.W$3];&quot;&quot;)" table:style-name="ce3"/>
          <table:table-cell office:value-type="string" office:string-value="" table:formula="of:=IF(AND([Data.Y$24]=[.$I14];[Data.Z$24]=[.$J14]);[Data.Y$3];&quot;&quot;)" table:style-name="ce3"/>
          <table:table-cell table:number-columns-repeated="16362"/>
        </table:table-row>
        <table:table-row table:style-name="ro14">
          <table:table-cell table:number-columns-repeated="8" table:style-name="ce11"/>
          <table:table-cell office:value-type="float" office:value="3" table:style-name="ce2">
            <text:p>3</text:p>
          </table:table-cell>
          <table:table-cell office:value-type="float" office:value="0" table:style-name="ce11">
            <text:p>0</text:p>
          </table:table-cell>
          <table:table-cell office:value-type="string" office:string-value="" table:formula="of:=IF(AND([Data.C$24]=[.$I15];[Data.D$24]=[.$J15]);[Data.C$3];&quot;&quot;)" table:style-name="ce3"/>
          <table:table-cell office:value-type="string" office:string-value="" table:formula="of:=IF(AND([Data.E$24]=[.$I15];[Data.F$24]=[.$J15]);[Data.E$3];&quot;&quot;)" table:style-name="ce3"/>
          <table:table-cell office:value-type="string" office:string-value="" table:formula="of:=IF(AND([Data.G$24]=[.$I15];[Data.H$24]=[.$J15]);[Data.G$3];&quot;&quot;)" table:style-name="ce3"/>
          <table:table-cell office:value-type="string" office:string-value="" table:formula="of:=IF(AND([Data.I$24]=[.$I15];[Data.J$24]=[.$J15]);[Data.I$3];&quot;&quot;)" table:style-name="ce3"/>
          <table:table-cell office:value-type="string" office:string-value="" table:formula="of:=IF(AND([Data.K$24]=[.$I15];[Data.L$24]=[.$J15]);[Data.K$3];&quot;&quot;)" table:style-name="ce3"/>
          <table:table-cell office:value-type="string" office:string-value="" table:formula="of:=IF(AND([Data.M$24]=[.$I15];[Data.N$24]=[.$J15]);[Data.M$3];&quot;&quot;)" table:style-name="ce3"/>
          <table:table-cell office:value-type="string" office:string-value="" table:formula="of:=IF(AND([Data.O$24]=[.$I15];[Data.P$24]=[.$J15]);[Data.O$3];&quot;&quot;)" table:style-name="ce3"/>
          <table:table-cell office:value-type="string" office:string-value="" table:formula="of:=IF(AND([Data.Q$24]=[.$I15];[Data.R$24]=[.$J15]);[Data.Q$3];&quot;&quot;)" table:style-name="ce3"/>
          <table:table-cell office:value-type="string" office:string-value="" table:formula="of:=IF(AND([Data.S$24]=[.$I15];[Data.T$24]=[.$J15]);[Data.S$3];&quot;&quot;)" table:style-name="ce3"/>
          <table:table-cell office:value-type="string" office:string-value="" table:formula="of:=IF(AND([Data.U$24]=[.$I15];[Data.V$24]=[.$J15]);[Data.U$3];&quot;&quot;)" table:style-name="ce3"/>
          <table:table-cell office:value-type="string" office:string-value="" table:formula="of:=IF(AND([Data.W$24]=[.$I15];[Data.X$24]=[.$J15]);[Data.W$3];&quot;&quot;)" table:style-name="ce3"/>
          <table:table-cell office:value-type="string" office:string-value="" table:formula="of:=IF(AND([Data.Y$24]=[.$I15];[Data.Z$24]=[.$J15]);[Data.Y$3];&quot;&quot;)" table:style-name="ce3"/>
          <table:table-cell table:number-columns-repeated="16362"/>
        </table:table-row>
        <table:table-row table:style-name="ro14">
          <table:table-cell table:number-columns-repeated="8" table:style-name="ce11"/>
          <table:table-cell office:value-type="float" office:value="3" table:style-name="ce2">
            <text:p>3</text:p>
          </table:table-cell>
          <table:table-cell office:value-type="float" office:value="1" table:style-name="ce11">
            <text:p>1</text:p>
          </table:table-cell>
          <table:table-cell office:value-type="string" office:string-value="" table:formula="of:=IF(AND([Data.C$24]=[.$I16];[Data.D$24]=[.$J16]);[Data.C$3];&quot;&quot;)" table:style-name="ce3"/>
          <table:table-cell office:value-type="string" office:string-value="" table:formula="of:=IF(AND([Data.E$24]=[.$I16];[Data.F$24]=[.$J16]);[Data.E$3];&quot;&quot;)" table:style-name="ce3"/>
          <table:table-cell office:value-type="string" office:string-value="" table:formula="of:=IF(AND([Data.G$24]=[.$I16];[Data.H$24]=[.$J16]);[Data.G$3];&quot;&quot;)" table:style-name="ce3"/>
          <table:table-cell office:value-type="string" office:string-value="" table:formula="of:=IF(AND([Data.I$24]=[.$I16];[Data.J$24]=[.$J16]);[Data.I$3];&quot;&quot;)" table:style-name="ce3"/>
          <table:table-cell office:value-type="string" office:string-value="" table:formula="of:=IF(AND([Data.K$24]=[.$I16];[Data.L$24]=[.$J16]);[Data.K$3];&quot;&quot;)" table:style-name="ce3"/>
          <table:table-cell office:value-type="string" office:string-value="" table:formula="of:=IF(AND([Data.M$24]=[.$I16];[Data.N$24]=[.$J16]);[Data.M$3];&quot;&quot;)" table:style-name="ce3"/>
          <table:table-cell office:value-type="string" office:string-value="" table:formula="of:=IF(AND([Data.O$24]=[.$I16];[Data.P$24]=[.$J16]);[Data.O$3];&quot;&quot;)" table:style-name="ce3"/>
          <table:table-cell office:value-type="string" office:string-value="" table:formula="of:=IF(AND([Data.Q$24]=[.$I16];[Data.R$24]=[.$J16]);[Data.Q$3];&quot;&quot;)" table:style-name="ce3"/>
          <table:table-cell office:value-type="string" office:string-value="" table:formula="of:=IF(AND([Data.S$24]=[.$I16];[Data.T$24]=[.$J16]);[Data.S$3];&quot;&quot;)" table:style-name="ce3"/>
          <table:table-cell office:value-type="string" office:string-value="" table:formula="of:=IF(AND([Data.U$24]=[.$I16];[Data.V$24]=[.$J16]);[Data.U$3];&quot;&quot;)" table:style-name="ce3"/>
          <table:table-cell office:value-type="string" office:string-value="" table:formula="of:=IF(AND([Data.W$24]=[.$I16];[Data.X$24]=[.$J16]);[Data.W$3];&quot;&quot;)" table:style-name="ce3"/>
          <table:table-cell office:value-type="string" office:string-value="" table:formula="of:=IF(AND([Data.Y$24]=[.$I16];[Data.Z$24]=[.$J16]);[Data.Y$3];&quot;&quot;)" table:style-name="ce3"/>
          <table:table-cell table:number-columns-repeated="16362"/>
        </table:table-row>
        <table:table-row table:style-name="ro14">
          <table:table-cell table:number-columns-repeated="6"/>
          <table:table-cell table:number-columns-repeated="2" table:style-name="ce11"/>
          <table:table-cell office:value-type="float" office:value="3" table:style-name="ce2">
            <text:p>3</text:p>
          </table:table-cell>
          <table:table-cell office:value-type="float" office:value="2" table:style-name="ce11">
            <text:p>2</text:p>
          </table:table-cell>
          <table:table-cell office:value-type="string" office:string-value="" table:formula="of:=IF(AND([Data.C$24]=[.$I17];[Data.D$24]=[.$J17]);[Data.C$3];&quot;&quot;)" table:style-name="ce3"/>
          <table:table-cell office:value-type="string" office:string-value="" table:formula="of:=IF(AND([Data.E$24]=[.$I17];[Data.F$24]=[.$J17]);[Data.E$3];&quot;&quot;)" table:style-name="ce3"/>
          <table:table-cell office:value-type="string" office:string-value="" table:formula="of:=IF(AND([Data.G$24]=[.$I17];[Data.H$24]=[.$J17]);[Data.G$3];&quot;&quot;)" table:style-name="ce3"/>
          <table:table-cell office:value-type="string" office:string-value="" table:formula="of:=IF(AND([Data.I$24]=[.$I17];[Data.J$24]=[.$J17]);[Data.I$3];&quot;&quot;)" table:style-name="ce3"/>
          <table:table-cell office:value-type="string" office:string-value="" table:formula="of:=IF(AND([Data.K$24]=[.$I17];[Data.L$24]=[.$J17]);[Data.K$3];&quot;&quot;)" table:style-name="ce3"/>
          <table:table-cell office:value-type="string" office:string-value="" table:formula="of:=IF(AND([Data.M$24]=[.$I17];[Data.N$24]=[.$J17]);[Data.M$3];&quot;&quot;)" table:style-name="ce3"/>
          <table:table-cell office:value-type="string" office:string-value="" table:formula="of:=IF(AND([Data.O$24]=[.$I17];[Data.P$24]=[.$J17]);[Data.O$3];&quot;&quot;)" table:style-name="ce3"/>
          <table:table-cell office:value-type="string" office:string-value="" table:formula="of:=IF(AND([Data.Q$24]=[.$I17];[Data.R$24]=[.$J17]);[Data.Q$3];&quot;&quot;)" table:style-name="ce3"/>
          <table:table-cell office:value-type="string" office:string-value="" table:formula="of:=IF(AND([Data.S$24]=[.$I17];[Data.T$24]=[.$J17]);[Data.S$3];&quot;&quot;)" table:style-name="ce3"/>
          <table:table-cell office:value-type="string" office:string-value="" table:formula="of:=IF(AND([Data.U$24]=[.$I17];[Data.V$24]=[.$J17]);[Data.U$3];&quot;&quot;)" table:style-name="ce3"/>
          <table:table-cell office:value-type="string" office:string-value="" table:formula="of:=IF(AND([Data.W$24]=[.$I17];[Data.X$24]=[.$J17]);[Data.W$3];&quot;&quot;)" table:style-name="ce3"/>
          <table:table-cell office:value-type="string" office:string-value="" table:formula="of:=IF(AND([Data.Y$24]=[.$I17];[Data.Z$24]=[.$J17]);[Data.Y$3];&quot;&quot;)" table:style-name="ce3"/>
          <table:table-cell table:number-columns-repeated="16362"/>
        </table:table-row>
        <table:table-row table:style-name="ro14">
          <table:table-cell table:number-columns-repeated="6"/>
          <table:table-cell table:number-columns-repeated="2" table:style-name="ce11"/>
          <table:table-cell office:value-type="float" office:value="2" table:style-name="ce2">
            <text:p>2</text:p>
          </table:table-cell>
          <table:table-cell office:value-type="float" office:value="0" table:style-name="ce11">
            <text:p>0</text:p>
          </table:table-cell>
          <table:table-cell office:value-type="string" office:string-value="" table:formula="of:=IF(AND([Data.C$24]=[.$I18];[Data.D$24]=[.$J18]);[Data.C$3];&quot;&quot;)" table:style-name="ce3"/>
          <table:table-cell office:value-type="string" office:string-value="" table:formula="of:=IF(AND([Data.E$24]=[.$I18];[Data.F$24]=[.$J18]);[Data.E$3];&quot;&quot;)" table:style-name="ce3"/>
          <table:table-cell office:value-type="string" office:string-value="" table:formula="of:=IF(AND([Data.G$24]=[.$I18];[Data.H$24]=[.$J18]);[Data.G$3];&quot;&quot;)" table:style-name="ce3"/>
          <table:table-cell office:value-type="string" office:string-value="" table:formula="of:=IF(AND([Data.I$24]=[.$I18];[Data.J$24]=[.$J18]);[Data.I$3];&quot;&quot;)" table:style-name="ce3"/>
          <table:table-cell office:value-type="string" office:string-value="" table:formula="of:=IF(AND([Data.K$24]=[.$I18];[Data.L$24]=[.$J18]);[Data.K$3];&quot;&quot;)" table:style-name="ce3"/>
          <table:table-cell office:value-type="string" office:string-value="" table:formula="of:=IF(AND([Data.M$24]=[.$I18];[Data.N$24]=[.$J18]);[Data.M$3];&quot;&quot;)" table:style-name="ce3"/>
          <table:table-cell office:value-type="string" office:string-value="" table:formula="of:=IF(AND([Data.O$24]=[.$I18];[Data.P$24]=[.$J18]);[Data.O$3];&quot;&quot;)" table:style-name="ce3"/>
          <table:table-cell office:value-type="string" office:string-value="" table:formula="of:=IF(AND([Data.Q$24]=[.$I18];[Data.R$24]=[.$J18]);[Data.Q$3];&quot;&quot;)" table:style-name="ce3"/>
          <table:table-cell office:value-type="string" office:string-value="" table:formula="of:=IF(AND([Data.S$24]=[.$I18];[Data.T$24]=[.$J18]);[Data.S$3];&quot;&quot;)" table:style-name="ce3"/>
          <table:table-cell office:value-type="string" office:string-value="" table:formula="of:=IF(AND([Data.U$24]=[.$I18];[Data.V$24]=[.$J18]);[Data.U$3];&quot;&quot;)" table:style-name="ce3"/>
          <table:table-cell office:value-type="string" office:string-value="" table:formula="of:=IF(AND([Data.W$24]=[.$I18];[Data.X$24]=[.$J18]);[Data.W$3];&quot;&quot;)" table:style-name="ce3"/>
          <table:table-cell office:value-type="string" office:string-value="" table:formula="of:=IF(AND([Data.Y$24]=[.$I18];[Data.Z$24]=[.$J18]);[Data.Y$3];&quot;&quot;)" table:style-name="ce3"/>
          <table:table-cell table:number-columns-repeated="16362"/>
        </table:table-row>
        <table:table-row table:style-name="ro14">
          <table:table-cell table:number-columns-repeated="6"/>
          <table:table-cell table:number-columns-repeated="2" table:style-name="ce11"/>
          <table:table-cell office:value-type="float" office:value="2" table:style-name="ce2">
            <text:p>2</text:p>
          </table:table-cell>
          <table:table-cell office:value-type="float" office:value="1" table:style-name="ce11">
            <text:p>1</text:p>
          </table:table-cell>
          <table:table-cell office:value-type="string" office:string-value="" table:formula="of:=IF(AND([Data.C$24]=[.$I19];[Data.D$24]=[.$J19]);[Data.C$3];&quot;&quot;)" table:style-name="ce3"/>
          <table:table-cell office:value-type="string" office:string-value="" table:formula="of:=IF(AND([Data.E$24]=[.$I19];[Data.F$24]=[.$J19]);[Data.E$3];&quot;&quot;)" table:style-name="ce3"/>
          <table:table-cell office:value-type="string" office:string-value="" table:formula="of:=IF(AND([Data.G$24]=[.$I19];[Data.H$24]=[.$J19]);[Data.G$3];&quot;&quot;)" table:style-name="ce3"/>
          <table:table-cell office:value-type="string" office:string-value="" table:formula="of:=IF(AND([Data.I$24]=[.$I19];[Data.J$24]=[.$J19]);[Data.I$3];&quot;&quot;)" table:style-name="ce3"/>
          <table:table-cell office:value-type="string" office:string-value="" table:formula="of:=IF(AND([Data.K$24]=[.$I19];[Data.L$24]=[.$J19]);[Data.K$3];&quot;&quot;)" table:style-name="ce3"/>
          <table:table-cell office:value-type="string" office:string-value="" table:formula="of:=IF(AND([Data.M$24]=[.$I19];[Data.N$24]=[.$J19]);[Data.M$3];&quot;&quot;)" table:style-name="ce3"/>
          <table:table-cell office:value-type="string" office:string-value="" table:formula="of:=IF(AND([Data.O$24]=[.$I19];[Data.P$24]=[.$J19]);[Data.O$3];&quot;&quot;)" table:style-name="ce3"/>
          <table:table-cell office:value-type="string" office:string-value="" table:formula="of:=IF(AND([Data.Q$24]=[.$I19];[Data.R$24]=[.$J19]);[Data.Q$3];&quot;&quot;)" table:style-name="ce3"/>
          <table:table-cell office:value-type="string" office:string-value="" table:formula="of:=IF(AND([Data.S$24]=[.$I19];[Data.T$24]=[.$J19]);[Data.S$3];&quot;&quot;)" table:style-name="ce3"/>
          <table:table-cell office:value-type="string" office:string-value="" table:formula="of:=IF(AND([Data.U$24]=[.$I19];[Data.V$24]=[.$J19]);[Data.U$3];&quot;&quot;)" table:style-name="ce3"/>
          <table:table-cell office:value-type="string" office:string-value="" table:formula="of:=IF(AND([Data.W$24]=[.$I19];[Data.X$24]=[.$J19]);[Data.W$3];&quot;&quot;)" table:style-name="ce3"/>
          <table:table-cell office:value-type="string" office:string-value="" table:formula="of:=IF(AND([Data.Y$24]=[.$I19];[Data.Z$24]=[.$J19]);[Data.Y$3];&quot;&quot;)" table:style-name="ce3"/>
          <table:table-cell table:number-columns-repeated="16362"/>
        </table:table-row>
        <table:table-row table:style-name="ro14">
          <table:table-cell table:number-columns-repeated="6"/>
          <table:table-cell table:number-columns-repeated="2" table:style-name="ce11"/>
          <table:table-cell office:value-type="float" office:value="2" table:style-name="ce2">
            <text:p>2</text:p>
          </table:table-cell>
          <table:table-cell office:value-type="float" office:value="2" table:style-name="ce11">
            <text:p>2</text:p>
          </table:table-cell>
          <table:table-cell office:value-type="string" office:string-value="" table:formula="of:=IF(AND([Data.C$24]=[.$I20];[Data.D$24]=[.$J20]);[Data.C$3];&quot;&quot;)" table:style-name="ce3"/>
          <table:table-cell office:value-type="string" office:string-value="" table:formula="of:=IF(AND([Data.E$24]=[.$I20];[Data.F$24]=[.$J20]);[Data.E$3];&quot;&quot;)" table:style-name="ce3"/>
          <table:table-cell office:value-type="string" office:string-value="" table:formula="of:=IF(AND([Data.G$24]=[.$I20];[Data.H$24]=[.$J20]);[Data.G$3];&quot;&quot;)" table:style-name="ce3"/>
          <table:table-cell office:value-type="string" office:string-value="" table:formula="of:=IF(AND([Data.I$24]=[.$I20];[Data.J$24]=[.$J20]);[Data.I$3];&quot;&quot;)" table:style-name="ce3"/>
          <table:table-cell office:value-type="string" office:string-value="" table:formula="of:=IF(AND([Data.K$24]=[.$I20];[Data.L$24]=[.$J20]);[Data.K$3];&quot;&quot;)" table:style-name="ce3"/>
          <table:table-cell office:value-type="string" office:string-value="" table:formula="of:=IF(AND([Data.M$24]=[.$I20];[Data.N$24]=[.$J20]);[Data.M$3];&quot;&quot;)" table:style-name="ce3"/>
          <table:table-cell office:value-type="string" office:string-value="" table:formula="of:=IF(AND([Data.O$24]=[.$I20];[Data.P$24]=[.$J20]);[Data.O$3];&quot;&quot;)" table:style-name="ce3"/>
          <table:table-cell office:value-type="string" office:string-value="" table:formula="of:=IF(AND([Data.Q$24]=[.$I20];[Data.R$24]=[.$J20]);[Data.Q$3];&quot;&quot;)" table:style-name="ce3"/>
          <table:table-cell office:value-type="string" office:string-value="" table:formula="of:=IF(AND([Data.S$24]=[.$I20];[Data.T$24]=[.$J20]);[Data.S$3];&quot;&quot;)" table:style-name="ce3"/>
          <table:table-cell office:value-type="string" office:string-value="" table:formula="of:=IF(AND([Data.U$24]=[.$I20];[Data.V$24]=[.$J20]);[Data.U$3];&quot;&quot;)" table:style-name="ce3"/>
          <table:table-cell office:value-type="string" office:string-value="" table:formula="of:=IF(AND([Data.W$24]=[.$I20];[Data.X$24]=[.$J20]);[Data.W$3];&quot;&quot;)" table:style-name="ce3"/>
          <table:table-cell office:value-type="string" office:string-value="" table:formula="of:=IF(AND([Data.Y$24]=[.$I20];[Data.Z$24]=[.$J20]);[Data.Y$3];&quot;&quot;)" table:style-name="ce3"/>
          <table:table-cell table:number-columns-repeated="16362"/>
        </table:table-row>
        <table:table-row table:style-name="ro14">
          <table:table-cell table:number-columns-repeated="6"/>
          <table:table-cell table:number-columns-repeated="2" table:style-name="ce11"/>
          <table:table-cell office:value-type="float" office:value="2" table:style-name="ce2">
            <text:p>2</text:p>
          </table:table-cell>
          <table:table-cell office:value-type="float" office:value="3" table:style-name="ce11">
            <text:p>3</text:p>
          </table:table-cell>
          <table:table-cell office:value-type="string" office:string-value="" table:formula="of:=IF(AND([Data.C$24]=[.$I21];[Data.D$24]=[.$J21]);[Data.C$3];&quot;&quot;)" table:style-name="ce3"/>
          <table:table-cell office:value-type="string" office:string-value="" table:formula="of:=IF(AND([Data.E$24]=[.$I21];[Data.F$24]=[.$J21]);[Data.E$3];&quot;&quot;)" table:style-name="ce3"/>
          <table:table-cell office:value-type="string" office:string-value="" table:formula="of:=IF(AND([Data.G$24]=[.$I21];[Data.H$24]=[.$J21]);[Data.G$3];&quot;&quot;)" table:style-name="ce3"/>
          <table:table-cell office:value-type="string" office:string-value="" table:formula="of:=IF(AND([Data.I$24]=[.$I21];[Data.J$24]=[.$J21]);[Data.I$3];&quot;&quot;)" table:style-name="ce3"/>
          <table:table-cell office:value-type="string" office:string-value="" table:formula="of:=IF(AND([Data.K$24]=[.$I21];[Data.L$24]=[.$J21]);[Data.K$3];&quot;&quot;)" table:style-name="ce3"/>
          <table:table-cell office:value-type="string" office:string-value="" table:formula="of:=IF(AND([Data.M$24]=[.$I21];[Data.N$24]=[.$J21]);[Data.M$3];&quot;&quot;)" table:style-name="ce3"/>
          <table:table-cell office:value-type="string" office:string-value="" table:formula="of:=IF(AND([Data.O$24]=[.$I21];[Data.P$24]=[.$J21]);[Data.O$3];&quot;&quot;)" table:style-name="ce3"/>
          <table:table-cell office:value-type="string" office:string-value="" table:formula="of:=IF(AND([Data.Q$24]=[.$I21];[Data.R$24]=[.$J21]);[Data.Q$3];&quot;&quot;)" table:style-name="ce3"/>
          <table:table-cell office:value-type="string" office:string-value="" table:formula="of:=IF(AND([Data.S$24]=[.$I21];[Data.T$24]=[.$J21]);[Data.S$3];&quot;&quot;)" table:style-name="ce3"/>
          <table:table-cell office:value-type="string" office:string-value="" table:formula="of:=IF(AND([Data.U$24]=[.$I21];[Data.V$24]=[.$J21]);[Data.U$3];&quot;&quot;)" table:style-name="ce3"/>
          <table:table-cell office:value-type="string" office:string-value="" table:formula="of:=IF(AND([Data.W$24]=[.$I21];[Data.X$24]=[.$J21]);[Data.W$3];&quot;&quot;)" table:style-name="ce3"/>
          <table:table-cell office:value-type="string" office:string-value="" table:formula="of:=IF(AND([Data.Y$24]=[.$I21];[Data.Z$24]=[.$J21]);[Data.Y$3];&quot;&quot;)" table:style-name="ce3"/>
          <table:table-cell table:number-columns-repeated="16362"/>
        </table:table-row>
        <table:table-row table:style-name="ro14">
          <table:table-cell table:number-columns-repeated="6"/>
          <table:table-cell table:number-columns-repeated="2" table:style-name="ce11"/>
          <table:table-cell office:value-type="float" office:value="1" table:style-name="ce2">
            <text:p>1</text:p>
          </table:table-cell>
          <table:table-cell office:value-type="float" office:value="0" table:style-name="ce11">
            <text:p>0</text:p>
          </table:table-cell>
          <table:table-cell office:value-type="string" office:string-value="" table:formula="of:=IF(AND([Data.C$24]=[.$I22];[Data.D$24]=[.$J22]);[Data.C$3];&quot;&quot;)" table:style-name="ce3"/>
          <table:table-cell office:value-type="string" office:string-value="" table:formula="of:=IF(AND([Data.E$24]=[.$I22];[Data.F$24]=[.$J22]);[Data.E$3];&quot;&quot;)" table:style-name="ce3"/>
          <table:table-cell office:value-type="string" office:string-value="" table:formula="of:=IF(AND([Data.G$24]=[.$I22];[Data.H$24]=[.$J22]);[Data.G$3];&quot;&quot;)" table:style-name="ce3"/>
          <table:table-cell office:value-type="string" office:string-value="" table:formula="of:=IF(AND([Data.I$24]=[.$I22];[Data.J$24]=[.$J22]);[Data.I$3];&quot;&quot;)" table:style-name="ce3"/>
          <table:table-cell office:value-type="string" office:string-value="" table:formula="of:=IF(AND([Data.K$24]=[.$I22];[Data.L$24]=[.$J22]);[Data.K$3];&quot;&quot;)" table:style-name="ce3"/>
          <table:table-cell office:value-type="string" office:string-value="" table:formula="of:=IF(AND([Data.M$24]=[.$I22];[Data.N$24]=[.$J22]);[Data.M$3];&quot;&quot;)" table:style-name="ce3"/>
          <table:table-cell office:value-type="string" office:string-value="" table:formula="of:=IF(AND([Data.O$24]=[.$I22];[Data.P$24]=[.$J22]);[Data.O$3];&quot;&quot;)" table:style-name="ce3"/>
          <table:table-cell office:value-type="string" office:string-value="" table:formula="of:=IF(AND([Data.Q$24]=[.$I22];[Data.R$24]=[.$J22]);[Data.Q$3];&quot;&quot;)" table:style-name="ce3"/>
          <table:table-cell office:value-type="string" office:string-value="" table:formula="of:=IF(AND([Data.S$24]=[.$I22];[Data.T$24]=[.$J22]);[Data.S$3];&quot;&quot;)" table:style-name="ce3"/>
          <table:table-cell office:value-type="string" office:string-value="" table:formula="of:=IF(AND([Data.U$24]=[.$I22];[Data.V$24]=[.$J22]);[Data.U$3];&quot;&quot;)" table:style-name="ce3"/>
          <table:table-cell office:value-type="string" office:string-value="" table:formula="of:=IF(AND([Data.W$24]=[.$I22];[Data.X$24]=[.$J22]);[Data.W$3];&quot;&quot;)" table:style-name="ce3"/>
          <table:table-cell office:value-type="string" office:string-value="" table:formula="of:=IF(AND([Data.Y$24]=[.$I22];[Data.Z$24]=[.$J22]);[Data.Y$3];&quot;&quot;)" table:style-name="ce3"/>
          <table:table-cell table:number-columns-repeated="16362"/>
        </table:table-row>
        <table:table-row table:style-name="ro14">
          <table:table-cell table:number-columns-repeated="6"/>
          <table:table-cell table:number-columns-repeated="2" table:style-name="ce11"/>
          <table:table-cell office:value-type="float" office:value="1" table:style-name="ce2">
            <text:p>1</text:p>
          </table:table-cell>
          <table:table-cell office:value-type="float" office:value="1" table:style-name="ce11">
            <text:p>1</text:p>
          </table:table-cell>
          <table:table-cell office:value-type="string" office:string-value="" table:formula="of:=IF(AND([Data.C$24]=[.$I23];[Data.D$24]=[.$J23]);[Data.C$3];&quot;&quot;)" table:style-name="ce3"/>
          <table:table-cell office:value-type="string" office:string-value="" table:formula="of:=IF(AND([Data.E$24]=[.$I23];[Data.F$24]=[.$J23]);[Data.E$3];&quot;&quot;)" table:style-name="ce3"/>
          <table:table-cell office:value-type="string" office:string-value="" table:formula="of:=IF(AND([Data.G$24]=[.$I23];[Data.H$24]=[.$J23]);[Data.G$3];&quot;&quot;)" table:style-name="ce3"/>
          <table:table-cell office:value-type="string" office:string-value="" table:formula="of:=IF(AND([Data.I$24]=[.$I23];[Data.J$24]=[.$J23]);[Data.I$3];&quot;&quot;)" table:style-name="ce3"/>
          <table:table-cell office:value-type="string" office:string-value="" table:formula="of:=IF(AND([Data.K$24]=[.$I23];[Data.L$24]=[.$J23]);[Data.K$3];&quot;&quot;)" table:style-name="ce3"/>
          <table:table-cell office:value-type="string" office:string-value="" table:formula="of:=IF(AND([Data.M$24]=[.$I23];[Data.N$24]=[.$J23]);[Data.M$3];&quot;&quot;)" table:style-name="ce3"/>
          <table:table-cell office:value-type="string" office:string-value="" table:formula="of:=IF(AND([Data.O$24]=[.$I23];[Data.P$24]=[.$J23]);[Data.O$3];&quot;&quot;)" table:style-name="ce3"/>
          <table:table-cell office:value-type="string" office:string-value="" table:formula="of:=IF(AND([Data.Q$24]=[.$I23];[Data.R$24]=[.$J23]);[Data.Q$3];&quot;&quot;)" table:style-name="ce3"/>
          <table:table-cell office:value-type="string" office:string-value="" table:formula="of:=IF(AND([Data.S$24]=[.$I23];[Data.T$24]=[.$J23]);[Data.S$3];&quot;&quot;)" table:style-name="ce3"/>
          <table:table-cell office:value-type="string" office:string-value="" table:formula="of:=IF(AND([Data.U$24]=[.$I23];[Data.V$24]=[.$J23]);[Data.U$3];&quot;&quot;)" table:style-name="ce3"/>
          <table:table-cell office:value-type="string" office:string-value="" table:formula="of:=IF(AND([Data.W$24]=[.$I23];[Data.X$24]=[.$J23]);[Data.W$3];&quot;&quot;)" table:style-name="ce3"/>
          <table:table-cell office:value-type="string" office:string-value="" table:formula="of:=IF(AND([Data.Y$24]=[.$I23];[Data.Z$24]=[.$J23]);[Data.Y$3];&quot;&quot;)" table:style-name="ce3"/>
          <table:table-cell table:number-columns-repeated="16362"/>
        </table:table-row>
        <table:table-row table:style-name="ro14">
          <table:table-cell table:number-columns-repeated="6"/>
          <table:table-cell table:number-columns-repeated="2" table:style-name="ce11"/>
          <table:table-cell office:value-type="float" office:value="1" table:style-name="ce2">
            <text:p>1</text:p>
          </table:table-cell>
          <table:table-cell office:value-type="float" office:value="2" table:style-name="ce11">
            <text:p>2</text:p>
          </table:table-cell>
          <table:table-cell office:value-type="string" office:string-value="" table:formula="of:=IF(AND([Data.C$24]=[.$I24];[Data.D$24]=[.$J24]);[Data.C$3];&quot;&quot;)" table:style-name="ce3"/>
          <table:table-cell office:value-type="string" office:string-value="" table:formula="of:=IF(AND([Data.E$24]=[.$I24];[Data.F$24]=[.$J24]);[Data.E$3];&quot;&quot;)" table:style-name="ce3"/>
          <table:table-cell office:value-type="string" office:string-value="" table:formula="of:=IF(AND([Data.G$24]=[.$I24];[Data.H$24]=[.$J24]);[Data.G$3];&quot;&quot;)" table:style-name="ce3"/>
          <table:table-cell office:value-type="string" office:string-value="" table:formula="of:=IF(AND([Data.I$24]=[.$I24];[Data.J$24]=[.$J24]);[Data.I$3];&quot;&quot;)" table:style-name="ce3"/>
          <table:table-cell office:value-type="string" office:string-value="" table:formula="of:=IF(AND([Data.K$24]=[.$I24];[Data.L$24]=[.$J24]);[Data.K$3];&quot;&quot;)" table:style-name="ce3"/>
          <table:table-cell office:value-type="string" office:string-value="" table:formula="of:=IF(AND([Data.M$24]=[.$I24];[Data.N$24]=[.$J24]);[Data.M$3];&quot;&quot;)" table:style-name="ce3"/>
          <table:table-cell office:value-type="string" office:string-value="" table:formula="of:=IF(AND([Data.O$24]=[.$I24];[Data.P$24]=[.$J24]);[Data.O$3];&quot;&quot;)" table:style-name="ce3"/>
          <table:table-cell office:value-type="string" office:string-value="" table:formula="of:=IF(AND([Data.Q$24]=[.$I24];[Data.R$24]=[.$J24]);[Data.Q$3];&quot;&quot;)" table:style-name="ce3"/>
          <table:table-cell office:value-type="string" office:string-value="" table:formula="of:=IF(AND([Data.S$24]=[.$I24];[Data.T$24]=[.$J24]);[Data.S$3];&quot;&quot;)" table:style-name="ce3"/>
          <table:table-cell office:value-type="string" office:string-value="" table:formula="of:=IF(AND([Data.U$24]=[.$I24];[Data.V$24]=[.$J24]);[Data.U$3];&quot;&quot;)" table:style-name="ce3"/>
          <table:table-cell office:value-type="string" office:string-value="" table:formula="of:=IF(AND([Data.W$24]=[.$I24];[Data.X$24]=[.$J24]);[Data.W$3];&quot;&quot;)" table:style-name="ce3"/>
          <table:table-cell office:value-type="string" office:string-value="" table:formula="of:=IF(AND([Data.Y$24]=[.$I24];[Data.Z$24]=[.$J24]);[Data.Y$3];&quot;&quot;)" table:style-name="ce3"/>
          <table:table-cell table:number-columns-repeated="16362"/>
        </table:table-row>
        <table:table-row table:style-name="ro14">
          <table:table-cell table:number-columns-repeated="6"/>
          <table:table-cell table:number-columns-repeated="2" table:style-name="ce11"/>
          <table:table-cell office:value-type="float" office:value="1" table:style-name="ce2">
            <text:p>1</text:p>
          </table:table-cell>
          <table:table-cell office:value-type="float" office:value="3" table:style-name="ce11">
            <text:p>3</text:p>
          </table:table-cell>
          <table:table-cell office:value-type="string" office:string-value="" table:formula="of:=IF(AND([Data.C$24]=[.$I25];[Data.D$24]=[.$J25]);[Data.C$3];&quot;&quot;)" table:style-name="ce3"/>
          <table:table-cell office:value-type="string" office:string-value="" table:formula="of:=IF(AND([Data.E$24]=[.$I25];[Data.F$24]=[.$J25]);[Data.E$3];&quot;&quot;)" table:style-name="ce3"/>
          <table:table-cell office:value-type="string" office:string-value="" table:formula="of:=IF(AND([Data.G$24]=[.$I25];[Data.H$24]=[.$J25]);[Data.G$3];&quot;&quot;)" table:style-name="ce3"/>
          <table:table-cell office:value-type="string" office:string-value="" table:formula="of:=IF(AND([Data.I$24]=[.$I25];[Data.J$24]=[.$J25]);[Data.I$3];&quot;&quot;)" table:style-name="ce3"/>
          <table:table-cell office:value-type="string" office:string-value="" table:formula="of:=IF(AND([Data.K$24]=[.$I25];[Data.L$24]=[.$J25]);[Data.K$3];&quot;&quot;)" table:style-name="ce3"/>
          <table:table-cell office:value-type="string" office:string-value="" table:formula="of:=IF(AND([Data.M$24]=[.$I25];[Data.N$24]=[.$J25]);[Data.M$3];&quot;&quot;)" table:style-name="ce3"/>
          <table:table-cell office:value-type="string" office:string-value="" table:formula="of:=IF(AND([Data.O$24]=[.$I25];[Data.P$24]=[.$J25]);[Data.O$3];&quot;&quot;)" table:style-name="ce3"/>
          <table:table-cell office:value-type="string" office:string-value="" table:formula="of:=IF(AND([Data.Q$24]=[.$I25];[Data.R$24]=[.$J25]);[Data.Q$3];&quot;&quot;)" table:style-name="ce3"/>
          <table:table-cell office:value-type="string" office:string-value="" table:formula="of:=IF(AND([Data.S$24]=[.$I25];[Data.T$24]=[.$J25]);[Data.S$3];&quot;&quot;)" table:style-name="ce3"/>
          <table:table-cell office:value-type="string" office:string-value="" table:formula="of:=IF(AND([Data.U$24]=[.$I25];[Data.V$24]=[.$J25]);[Data.U$3];&quot;&quot;)" table:style-name="ce3"/>
          <table:table-cell office:value-type="string" office:string-value="" table:formula="of:=IF(AND([Data.W$24]=[.$I25];[Data.X$24]=[.$J25]);[Data.W$3];&quot;&quot;)" table:style-name="ce3"/>
          <table:table-cell office:value-type="string" office:string-value="" table:formula="of:=IF(AND([Data.Y$24]=[.$I25];[Data.Z$24]=[.$J25]);[Data.Y$3];&quot;&quot;)" table:style-name="ce3"/>
          <table:table-cell table:number-columns-repeated="16362"/>
        </table:table-row>
        <table:table-row table:style-name="ro14">
          <table:table-cell table:number-columns-repeated="6"/>
          <table:table-cell table:number-columns-repeated="2" table:style-name="ce11"/>
          <table:table-cell office:value-type="float" office:value="1" table:style-name="ce2">
            <text:p>1</text:p>
          </table:table-cell>
          <table:table-cell office:value-type="float" office:value="4" table:style-name="ce11">
            <text:p>4</text:p>
          </table:table-cell>
          <table:table-cell office:value-type="string" office:string-value="" table:formula="of:=IF(AND([Data.C$24]=[.$I26];[Data.D$24]=[.$J26]);[Data.C$3];&quot;&quot;)" table:style-name="ce3"/>
          <table:table-cell office:value-type="string" office:string-value="" table:formula="of:=IF(AND([Data.E$24]=[.$I26];[Data.F$24]=[.$J26]);[Data.E$3];&quot;&quot;)" table:style-name="ce3"/>
          <table:table-cell office:value-type="string" office:string-value="" table:formula="of:=IF(AND([Data.G$24]=[.$I26];[Data.H$24]=[.$J26]);[Data.G$3];&quot;&quot;)" table:style-name="ce3"/>
          <table:table-cell office:value-type="string" office:string-value="" table:formula="of:=IF(AND([Data.I$24]=[.$I26];[Data.J$24]=[.$J26]);[Data.I$3];&quot;&quot;)" table:style-name="ce3"/>
          <table:table-cell office:value-type="string" office:string-value="" table:formula="of:=IF(AND([Data.K$24]=[.$I26];[Data.L$24]=[.$J26]);[Data.K$3];&quot;&quot;)" table:style-name="ce3"/>
          <table:table-cell office:value-type="string" office:string-value="" table:formula="of:=IF(AND([Data.M$24]=[.$I26];[Data.N$24]=[.$J26]);[Data.M$3];&quot;&quot;)" table:style-name="ce3"/>
          <table:table-cell office:value-type="string" office:string-value="" table:formula="of:=IF(AND([Data.O$24]=[.$I26];[Data.P$24]=[.$J26]);[Data.O$3];&quot;&quot;)" table:style-name="ce3"/>
          <table:table-cell office:value-type="string" office:string-value="" table:formula="of:=IF(AND([Data.Q$24]=[.$I26];[Data.R$24]=[.$J26]);[Data.Q$3];&quot;&quot;)" table:style-name="ce3"/>
          <table:table-cell office:value-type="string" office:string-value="" table:formula="of:=IF(AND([Data.S$24]=[.$I26];[Data.T$24]=[.$J26]);[Data.S$3];&quot;&quot;)" table:style-name="ce3"/>
          <table:table-cell office:value-type="string" office:string-value="" table:formula="of:=IF(AND([Data.U$24]=[.$I26];[Data.V$24]=[.$J26]);[Data.U$3];&quot;&quot;)" table:style-name="ce3"/>
          <table:table-cell office:value-type="string" office:string-value="" table:formula="of:=IF(AND([Data.W$24]=[.$I26];[Data.X$24]=[.$J26]);[Data.W$3];&quot;&quot;)" table:style-name="ce3"/>
          <table:table-cell office:value-type="string" office:string-value="" table:formula="of:=IF(AND([Data.Y$24]=[.$I26];[Data.Z$24]=[.$J26]);[Data.Y$3];&quot;&quot;)" table:style-name="ce3"/>
          <table:table-cell table:number-columns-repeated="16362"/>
        </table:table-row>
        <table:table-row table:style-name="ro9">
          <table:table-cell table:number-columns-repeated="16384"/>
        </table:table-row>
        <table:table-row table:number-rows-repeated="7" table:style-name="ro9">
          <table:table-cell table:number-columns-repeated="6"/>
          <table:table-cell table:style-name="ce19"/>
          <table:table-cell table:number-columns-repeated="16377" table:style-name="ce11"/>
        </table:table-row>
        <table:table-row table:style-name="ro9">
          <table:table-cell table:number-columns-repeated="6"/>
          <table:table-cell table:style-name="ce19"/>
          <table:table-cell table:number-columns-repeated="2" table:style-name="ce11"/>
          <table:table-cell table:style-name="ce20"/>
          <table:table-cell table:number-columns-repeated="16374"/>
        </table:table-row>
        <table:table-row table:number-rows-repeated="5" table:style-name="ro9">
          <table:table-cell table:number-columns-repeated="6"/>
          <table:table-cell table:style-name="ce19"/>
          <table:table-cell table:number-columns-repeated="16377" table:style-name="ce11"/>
        </table:table-row>
        <table:table-row table:number-rows-repeated="1048536" table:style-name="ro9">
          <table:table-cell table:number-columns-repeated="16384"/>
        </table:table-row>
      </table:table>
      <table:table table:name="Capture" table:style-name="ta3">
        <table:table-column table:style-name="co8" table:number-columns-repeated="2" table:default-cell-style-name="ce11"/>
        <table:table-column table:style-name="co9" table:number-columns-repeated="5" table:default-cell-style-name="ce11"/>
        <table:table-column table:style-name="co8" table:default-cell-style-name="ce11"/>
        <table:table-column table:style-name="co3" table:default-cell-style-name="ce11"/>
        <table:table-column table:style-name="co10" table:default-cell-style-name="ce11"/>
        <table:table-column table:style-name="co8" table:number-columns-repeated="16374" table:default-cell-style-name="ce11"/>
        <table:table-row table:style-name="ro10">
          <table:table-cell table:style-name="ce34"/>
          <table:table-cell table:number-columns-repeated="3" table:style-name="ce11"/>
          <table:table-cell table:style-name="ce11">
            <draw:custom-shape svg:x="1.48611in" svg:y="0.40278in" svg:width="3.65278in" svg:height="1.58333in" draw:z-index="1" draw:id="id198" draw:style-name="a321" draw:name="AutoShape 1">
              <svg:title/>
              <svg:desc/>
              <text:p text:style-name="a314" text:class-names="" text:cond-style-name=""><text:span text:style-name="a313" text:class-names=""/></text:p>
              <text:p text:style-name="a316" text:class-names="" text:cond-style-name=""><text:span text:style-name="a315" text:class-names=""/></text:p>
              <text:p text:style-name="a318" text:class-names="" text:cond-style-name=""><text:span text:style-name="a317" text:class-names="">Capture &amp; Reapply Knowledge</text:span></text:p>
              <text:p text:style-name="a320" text:class-names="" text:cond-style-name=""><text:span text:style-name="a319" text:class-names=""/></text:p>
              <draw:enhanced-geometry xmlns:dr3d="urn:oasis:names:tc:opendocument:xmlns:dr3d:1.0" draw:path-stretchpoint-x="21600" draw:path-stretchpoint-y="21600" draw:type="non-primitive" svg:viewBox="0 0 21600 21600" draw:enhanced-path="S M ?f0 ?f2 L ?f1 ?f2 ?f1 ?f12 ?f10 ?f3 ?f0 ?f3 Z N S M ?f10 ?f3 L ?f11 ?f13 ?f1 ?f12 Z N F M ?f10 ?f3 L ?f11 ?f13 ?f1 ?f12 ?f10 ?f3 ?f0 ?f3 ?f0 ?f2 ?f1 ?f2 ?f1 ?f12 N" draw:text-areas="?f0 ?f2 ?f1 ?f12" draw:modifiers="1250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min(?f5, ?f4)"/>
                <draw:equation draw:name="f7" draw:formula="$0"/>
                <draw:equation draw:name="f8" draw:formula="?f6 * ?f7 / 100000"/>
                <draw:equation draw:name="f9" draw:formula="?f8 / 5"/>
                <draw:equation draw:name="f10" draw:formula="?f1 - ?f8"/>
                <draw:equation draw:name="f11" draw:formula="?f10 + ?f9"/>
                <draw:equation draw:name="f12" draw:formula="?f3 - ?f8"/>
                <draw:equation draw:name="f13" draw:formula="?f12 + ?f9"/>
              </draw:enhanced-geometry>
            </draw:custom-shape>
          </table:table-cell>
          <table:table-cell table:number-columns-repeated="16379" table:style-name="ce11"/>
        </table:table-row>
        <table:table-row table:style-name="ro11">
          <table:table-cell office:value-type="string" table:style-name="ce12">
            <text:p>LEVEL</text:p>
          </table:table-cell>
          <table:table-cell office:value-type="float" office:value="5" table:style-name="ce13">
            <text:p>5</text:p>
          </table:table-cell>
          <table:table-cell office:value-type="string" office:string-value="" table:formula="of:=TRIM([.K12]&amp;&quot;  &quot;&amp;[.L12]&amp;&quot;  &quot;&amp;[.M12]&amp;&quot;  &quot;&amp;[.N12]&amp;&quot;  &quot;&amp;[.O12]&amp;&quot; &quot;&amp;[.P12]&amp;&quot; &quot;&amp;[.Q12]&amp;&quot; &quot;&amp;[.R12]&amp;&quot; &quot;&amp;[.S12]&amp;&quot; &quot;&amp;[.T12]&amp;&quot; &quot;&amp;[.U12]&amp;&quot; &quot;&amp;[.V12])" table:style-name="ce5"/>
          <table:table-cell table:style-name="ce14">
            <draw:frame draw:z-index="2" draw:id="id199" draw:style-name="a326" draw:name="Text Box 2" svg:x="0.33333in" svg:y="0.25in" svg:width="1.26389in" svg:height="0.56944in">
              <draw:text-box>
                <text:p text:style-name="a323" text:class-names="" text:cond-style-name=""><text:span text:style-name="a322" text:class-names="">Something<text:s text:c="1"/></text:span></text:p>
                <text:p text:style-name="a325" text:class-names="" text:cond-style-name=""><text:span text:style-name="a324" text:class-names="">to share</text:span></text:p>
              </draw:text-box>
              <svg:title/>
              <svg:desc/>
            </draw:frame>
          </table:table-cell>
          <table:table-cell table:number-columns-repeated="3" table:style-name="ce14"/>
          <table:table-cell table:number-columns-repeated="16377" table:style-name="ce11"/>
        </table:table-row>
        <table:table-row table:style-name="ro11">
          <table:table-cell table:style-name="ce11"/>
          <table:table-cell office:value-type="float" office:value="4" table:style-name="ce13">
            <text:p>4</text:p>
          </table:table-cell>
          <table:table-cell office:value-type="string" office:string-value="" table:formula="of:=TRIM([.K13]&amp;&quot;  &quot;&amp;[.L13]&amp;&quot;  &quot;&amp;[.M13]&amp;&quot;  &quot;&amp;[.N13]&amp;&quot;  &quot;&amp;[.O13]&amp;&quot; &quot;&amp;[.P13]&amp;&quot; &quot;&amp;[.Q13]&amp;&quot; &quot;&amp;[.R13]&amp;&quot; &quot;&amp;[.S13]&amp;&quot; &quot;&amp;[.T13]&amp;&quot; &quot;&amp;[.U13]&amp;&quot; &quot;&amp;[.V13])" table:style-name="ce5"/>
          <table:table-cell office:value-type="string" office:string-value="" table:formula="of:=TRIM([.K14]&amp;&quot;  &quot;&amp;[.L14]&amp;&quot;  &quot;&amp;[.M14]&amp;&quot;  &quot;&amp;[.N14]&amp;&quot;  &quot;&amp;[.O14]&amp;&quot; &quot;&amp;[.P14]&amp;&quot; &quot;&amp;[.Q14]&amp;&quot; &quot;&amp;[.R14]&amp;&quot; &quot;&amp;[.S14]&amp;&quot; &quot;&amp;[.T14]&amp;&quot; &quot;&amp;[.U14]&amp;&quot; &quot;&amp;[.V14])" table:style-name="ce5"/>
          <table:table-cell table:number-columns-repeated="3" table:style-name="ce14"/>
          <table:table-cell table:number-columns-repeated="16377" table:style-name="ce11"/>
        </table:table-row>
        <table:table-row table:style-name="ro11">
          <table:table-cell table:style-name="ce11"/>
          <table:table-cell office:value-type="float" office:value="3" table:style-name="ce13">
            <text:p>3</text:p>
          </table:table-cell>
          <table:table-cell office:value-type="string" office:string-value="" table:formula="of:=TRIM([.K15]&amp;&quot;  &quot;&amp;[.L15]&amp;&quot;  &quot;&amp;[.M15]&amp;&quot;  &quot;&amp;[.N15]&amp;&quot;  &quot;&amp;[.O15]&amp;&quot; &quot;&amp;[.P15]&amp;&quot; &quot;&amp;[.Q15]&amp;&quot; &quot;&amp;[.R15]&amp;&quot; &quot;&amp;[.S15]&amp;&quot; &quot;&amp;[.T15]&amp;&quot; &quot;&amp;[.U15]&amp;&quot; &quot;&amp;[.V15])" table:style-name="ce6"/>
          <table:table-cell office:value-type="string" office:string-value="" table:formula="of:=TRIM([.K16]&amp;&quot;  &quot;&amp;[.L16]&amp;&quot;  &quot;&amp;[.M16]&amp;&quot;  &quot;&amp;[.N16]&amp;&quot;  &quot;&amp;[.O16]&amp;&quot; &quot;&amp;[.P16]&amp;&quot; &quot;&amp;[.Q16]&amp;&quot; &quot;&amp;[.R16]&amp;&quot; &quot;&amp;[.S16]&amp;&quot; &quot;&amp;[.T16]&amp;&quot; &quot;&amp;[.U16]&amp;&quot; &quot;&amp;[.V16])" table:style-name="ce6"/>
          <table:table-cell office:value-type="string" office:string-value="" table:formula="of:=TRIM([.K17]&amp;&quot;  &quot;&amp;[.L17]&amp;&quot;  &quot;&amp;[.M17]&amp;&quot;  &quot;&amp;[.N17]&amp;&quot;  &quot;&amp;[.O17]&amp;&quot; &quot;&amp;[.P17]&amp;&quot; &quot;&amp;[.Q17]&amp;&quot; &quot;&amp;[.R17]&amp;&quot; &quot;&amp;[.S17]&amp;&quot; &quot;&amp;[.T17]&amp;&quot; &quot;&amp;[.U17]&amp;&quot; &quot;&amp;[.V17])" table:style-name="ce7"/>
          <table:table-cell table:number-columns-repeated="2" table:style-name="ce15"/>
          <table:table-cell table:style-name="ce21"/>
          <table:table-cell table:number-columns-repeated="16376" table:style-name="ce11"/>
        </table:table-row>
        <table:table-row table:style-name="ro11">
          <table:table-cell table:style-name="ce11"/>
          <table:table-cell office:value-type="float" office:value="2" table:style-name="ce13">
            <text:p>2</text:p>
          </table:table-cell>
          <table:table-cell office:value-type="string" office:string-value="" table:formula="of:=TRIM([.K18]&amp;&quot;  &quot;&amp;[.L18]&amp;&quot;  &quot;&amp;[.M18]&amp;&quot;  &quot;&amp;[.N18]&amp;&quot;  &quot;&amp;[.O18]&amp;&quot; &quot;&amp;[.P18]&amp;&quot; &quot;&amp;[.Q18]&amp;&quot; &quot;&amp;[.R18]&amp;&quot; &quot;&amp;[.S18]&amp;&quot; &quot;&amp;[.T18]&amp;&quot; &quot;&amp;[.U18]&amp;&quot; &quot;&amp;[.V18])" table:style-name="ce6"/>
          <table:table-cell office:value-type="string" office:string-value="" table:formula="of:=TRIM([.K19]&amp;&quot;  &quot;&amp;[.L19]&amp;&quot;  &quot;&amp;[.M19]&amp;&quot;  &quot;&amp;[.N19]&amp;&quot;  &quot;&amp;[.O19]&amp;&quot; &quot;&amp;[.P19]&amp;&quot; &quot;&amp;[.Q19]&amp;&quot; &quot;&amp;[.R19]&amp;&quot; &quot;&amp;[.S19]&amp;&quot; &quot;&amp;[.T19]&amp;&quot; &quot;&amp;[.U19]&amp;&quot; &quot;&amp;[.V19])" table:style-name="ce6"/>
          <table:table-cell office:value-type="string" office:string-value="" table:formula="of:=TRIM([.K20]&amp;&quot;  &quot;&amp;[.L20]&amp;&quot;  &quot;&amp;[.M20]&amp;&quot;  &quot;&amp;[.N20]&amp;&quot;  &quot;&amp;[.O20]&amp;&quot; &quot;&amp;[.P20]&amp;&quot; &quot;&amp;[.Q20]&amp;&quot; &quot;&amp;[.R20]&amp;&quot; &quot;&amp;[.S20]&amp;&quot; &quot;&amp;[.T20]&amp;&quot; &quot;&amp;[.U20]&amp;&quot; &quot;&amp;[.V20])" table:style-name="ce7"/>
          <table:table-cell office:value-type="string" office:string-value="" table:formula="of:=TRIM([.K21]&amp;&quot;  &quot;&amp;[.L21]&amp;&quot;  &quot;&amp;[.M21]&amp;&quot;  &quot;&amp;[.N21]&amp;&quot;  &quot;&amp;[.O21]&amp;&quot; &quot;&amp;[.P21]&amp;&quot; &quot;&amp;[.Q21]&amp;&quot; &quot;&amp;[.R21]&amp;&quot; &quot;&amp;[.S21]&amp;&quot; &quot;&amp;[.T21]&amp;&quot; &quot;&amp;[.U21]&amp;&quot; &quot;&amp;[.V21])" table:style-name="ce7"/>
          <table:table-cell table:style-name="ce15">
            <draw:frame draw:z-index="3" draw:id="id200" draw:style-name="a331" draw:name="Text Box 3" svg:x="0.23611in" svg:y="0.41667in" svg:width="1.26389in" svg:height="0.55556in">
              <draw:text-box>
                <text:p text:style-name="a328" text:class-names="" text:cond-style-name=""><text:span text:style-name="a327" text:class-names="">Something<text:s text:c="1"/></text:span></text:p>
                <text:p text:style-name="a330" text:class-names="" text:cond-style-name=""><text:span text:style-name="a329" text:class-names="">to learn</text:span></text:p>
              </draw:text-box>
              <svg:title/>
              <svg:desc/>
            </draw:frame>
          </table:table-cell>
          <table:table-cell table:number-columns-repeated="16377" table:style-name="ce11"/>
        </table:table-row>
        <table:table-row table:style-name="ro11">
          <table:table-cell table:style-name="ce11"/>
          <table:table-cell office:value-type="float" office:value="1" table:style-name="ce13">
            <text:p>1</text:p>
          </table:table-cell>
          <table:table-cell office:value-type="string" office:string-value="" table:formula="of:=TRIM([.K22]&amp;&quot;  &quot;&amp;[.L22]&amp;&quot;  &quot;&amp;[.M22]&amp;&quot;  &quot;&amp;[.N22]&amp;&quot;  &quot;&amp;[.O22]&amp;&quot; &quot;&amp;[.P22]&amp;&quot; &quot;&amp;[.Q22]&amp;&quot; &quot;&amp;[.R22]&amp;&quot; &quot;&amp;[.S22]&amp;&quot; &quot;&amp;[.T22]&amp;&quot; &quot;&amp;[.U22]&amp;&quot; &quot;&amp;[.V22])" table:style-name="ce6"/>
          <table:table-cell office:value-type="string" office:string-value="" table:formula="of:=TRIM([.K23]&amp;&quot;  &quot;&amp;[.L23]&amp;&quot;  &quot;&amp;[.M23]&amp;&quot;  &quot;&amp;[.N23]&amp;&quot;  &quot;&amp;[.O23]&amp;&quot; &quot;&amp;[.P23]&amp;&quot; &quot;&amp;[.Q23]&amp;&quot; &quot;&amp;[.R23]&amp;&quot; &quot;&amp;[.S23]&amp;&quot; &quot;&amp;[.T23]&amp;&quot; &quot;&amp;[.U23]&amp;&quot; &quot;&amp;[.V23])" table:style-name="ce6"/>
          <table:table-cell office:value-type="string" office:string-value="" table:formula="of:=TRIM([.K24]&amp;&quot;  &quot;&amp;[.L24]&amp;&quot;  &quot;&amp;[.M24]&amp;&quot;  &quot;&amp;[.N24]&amp;&quot;  &quot;&amp;[.O24]&amp;&quot; &quot;&amp;[.P24]&amp;&quot; &quot;&amp;[.Q24]&amp;&quot; &quot;&amp;[.R24]&amp;&quot; &quot;&amp;[.S24]&amp;&quot; &quot;&amp;[.T24]&amp;&quot; &quot;&amp;[.U24]&amp;&quot; &quot;&amp;[.V24])" table:style-name="ce7"/>
          <table:table-cell office:value-type="string" office:string-value="" table:formula="of:=TRIM([.K25]&amp;&quot;  &quot;&amp;[.L25]&amp;&quot;  &quot;&amp;[.M25]&amp;&quot;  &quot;&amp;[.N25]&amp;&quot;  &quot;&amp;[.O25]&amp;&quot; &quot;&amp;[.P25]&amp;&quot; &quot;&amp;[.Q25]&amp;&quot; &quot;&amp;[.R25]&amp;&quot; &quot;&amp;[.S25]&amp;&quot; &quot;&amp;[.T25]&amp;&quot; &quot;&amp;[.U25]&amp;&quot; &quot;&amp;[.V25])" table:style-name="ce7"/>
          <table:table-cell office:value-type="string" office:string-value="" table:formula="of:=TRIM([.K26]&amp;&quot;  &quot;&amp;[.L26]&amp;&quot;  &quot;&amp;[.M26]&amp;&quot;  &quot;&amp;[.N26]&amp;&quot;  &quot;&amp;[.O26]&amp;&quot; &quot;&amp;[.P26]&amp;&quot; &quot;&amp;[.Q26]&amp;&quot; &quot;&amp;[.R26]&amp;&quot; &quot;&amp;[.S26]&amp;&quot; &quot;&amp;[.T26]&amp;&quot; &quot;&amp;[.U26]&amp;&quot; &quot;&amp;[.V26])" table:style-name="ce7"/>
          <table:table-cell table:number-columns-repeated="16377" table:style-name="ce11"/>
        </table:table-row>
        <table:table-row table:style-name="ro12">
          <table:table-cell table:number-columns-repeated="2" table:style-name="ce11"/>
          <table:table-cell office:value-type="float" office:value="0" table:style-name="ce16">
            <text:p>0</text:p>
          </table:table-cell>
          <table:table-cell office:value-type="float" office:value="1" table:style-name="ce17">
            <text:p>1</text:p>
          </table:table-cell>
          <table:table-cell office:value-type="float" office:value="2" table:style-name="ce16">
            <text:p>2</text:p>
          </table:table-cell>
          <table:table-cell office:value-type="float" office:value="3" table:style-name="ce16">
            <text:p>3</text:p>
          </table:table-cell>
          <table:table-cell office:value-type="float" office:value="4" table:style-name="ce16">
            <text:p>4</text:p>
          </table:table-cell>
          <table:table-cell office:value-type="string" table:style-name="ce11">
            <text:p>Target minus current level</text:p>
          </table:table-cell>
          <table:table-cell table:number-columns-repeated="16376" table:style-name="ce11"/>
        </table:table-row>
        <table:table-row table:style-name="ro13">
          <table:table-cell table:style-name="ce11"/>
          <table:table-cell table:style-name="ce4"/>
          <table:table-cell table:number-columns-repeated="4" table:style-name="ce11"/>
          <table:table-cell office:value-type="string" table:style-name="ce18">
            <text:p>GAP</text:p>
          </table:table-cell>
          <table:table-cell table:number-columns-repeated="16377" table:style-name="ce11"/>
        </table:table-row>
        <table:table-row table:number-rows-repeated="3" table:style-name="ro9">
          <table:table-cell table:number-columns-repeated="16384"/>
        </table:table-row>
        <table:table-row table:style-name="ro14">
          <table:table-cell table:number-columns-repeated="8" table:style-name="ce11"/>
          <table:table-cell office:value-type="float" office:value="5" table:style-name="ce11">
            <text:p>5</text:p>
          </table:table-cell>
          <table:table-cell office:value-type="float" office:value="0" table:style-name="ce11">
            <text:p>0</text:p>
          </table:table-cell>
          <table:table-cell office:value-type="string" office:string-value="" table:formula="of:=IF(AND([Data.C$25]=[.$I12];[Data.D$25]=[.$J12]);[Data.C$3];&quot;&quot;)" table:style-name="ce3"/>
          <table:table-cell office:value-type="string" office:string-value="" table:formula="of:=IF(AND([Data.E$25]=[.$I12];[Data.F$25]=[.$J12]);[Data.E$3];&quot;&quot;)" table:style-name="ce3"/>
          <table:table-cell office:value-type="string" office:string-value="" table:formula="of:=IF(AND([Data.G$25]=[.$I12];[Data.H$25]=[.$J12]);[Data.G$3];&quot;&quot;)" table:style-name="ce3"/>
          <table:table-cell office:value-type="string" office:string-value="" table:formula="of:=IF(AND([Data.I$25]=[.$I12];[Data.J$25]=[.$J12]);[Data.I$3];&quot;&quot;)" table:style-name="ce3"/>
          <table:table-cell office:value-type="string" office:string-value="" table:formula="of:=IF(AND([Data.K$25]=[.$I12];[Data.L$25]=[.$J12]);[Data.K$3];&quot;&quot;)" table:style-name="ce3"/>
          <table:table-cell office:value-type="string" office:string-value="" table:formula="of:=IF(AND([Data.M$25]=[.$I12];[Data.N$25]=[.$J12]);[Data.M$3];&quot;&quot;)" table:style-name="ce3"/>
          <table:table-cell office:value-type="string" office:string-value="" table:formula="of:=IF(AND([Data.O$25]=[.$I12];[Data.P$25]=[.$J12]);[Data.O$3];&quot;&quot;)" table:style-name="ce3"/>
          <table:table-cell office:value-type="string" office:string-value="" table:formula="of:=IF(AND([Data.Q$25]=[.$I12];[Data.R$25]=[.$J12]);[Data.Q$3];&quot;&quot;)" table:style-name="ce3"/>
          <table:table-cell office:value-type="string" office:string-value="" table:formula="of:=IF(AND([Data.S$25]=[.$I12];[Data.T$25]=[.$J12]);[Data.S$3];&quot;&quot;)" table:style-name="ce3"/>
          <table:table-cell office:value-type="string" office:string-value="" table:formula="of:=IF(AND([Data.U$25]=[.$I12];[Data.V$25]=[.$J12]);[Data.U$3];&quot;&quot;)" table:style-name="ce3"/>
          <table:table-cell office:value-type="string" office:string-value="" table:formula="of:=IF(AND([Data.W$25]=[.$I12];[Data.X$25]=[.$J12]);[Data.W$3];&quot;&quot;)" table:style-name="ce3"/>
          <table:table-cell office:value-type="string" office:string-value="" table:formula="of:=IF(AND([Data.Y$25]=[.$I12];[Data.Z$25]=[.$J12]);[Data.Y$3];&quot;&quot;)" table:style-name="ce3"/>
          <table:table-cell table:number-columns-repeated="16362"/>
        </table:table-row>
        <table:table-row table:style-name="ro14">
          <table:table-cell table:number-columns-repeated="8" table:style-name="ce11"/>
          <table:table-cell office:value-type="float" office:value="4" table:style-name="ce11">
            <text:p>4</text:p>
          </table:table-cell>
          <table:table-cell office:value-type="float" office:value="0" table:style-name="ce11">
            <text:p>0</text:p>
          </table:table-cell>
          <table:table-cell office:value-type="string" office:string-value="" table:formula="of:=IF(AND([Data.C$25]=[.$I13];[Data.D$25]=[.$J13]);[Data.C$3];&quot;&quot;)" table:style-name="ce3"/>
          <table:table-cell office:value-type="string" office:string-value="" table:formula="of:=IF(AND([Data.E$25]=[.$I13];[Data.F$25]=[.$J13]);[Data.E$3];&quot;&quot;)" table:style-name="ce3"/>
          <table:table-cell office:value-type="string" office:string-value="" table:formula="of:=IF(AND([Data.G$25]=[.$I13];[Data.H$25]=[.$J13]);[Data.G$3];&quot;&quot;)" table:style-name="ce3"/>
          <table:table-cell office:value-type="string" office:string-value="" table:formula="of:=IF(AND([Data.I$25]=[.$I13];[Data.J$25]=[.$J13]);[Data.I$3];&quot;&quot;)" table:style-name="ce3"/>
          <table:table-cell office:value-type="string" office:string-value="" table:formula="of:=IF(AND([Data.K$25]=[.$I13];[Data.L$25]=[.$J13]);[Data.K$3];&quot;&quot;)" table:style-name="ce3"/>
          <table:table-cell office:value-type="string" office:string-value="" table:formula="of:=IF(AND([Data.M$25]=[.$I13];[Data.N$25]=[.$J13]);[Data.M$3];&quot;&quot;)" table:style-name="ce3"/>
          <table:table-cell office:value-type="string" office:string-value="" table:formula="of:=IF(AND([Data.O$25]=[.$I13];[Data.P$25]=[.$J13]);[Data.O$3];&quot;&quot;)" table:style-name="ce3"/>
          <table:table-cell office:value-type="string" office:string-value="" table:formula="of:=IF(AND([Data.Q$25]=[.$I13];[Data.R$25]=[.$J13]);[Data.Q$3];&quot;&quot;)" table:style-name="ce3"/>
          <table:table-cell office:value-type="string" office:string-value="" table:formula="of:=IF(AND([Data.S$25]=[.$I13];[Data.T$25]=[.$J13]);[Data.S$3];&quot;&quot;)" table:style-name="ce3"/>
          <table:table-cell office:value-type="string" office:string-value="" table:formula="of:=IF(AND([Data.U$25]=[.$I13];[Data.V$25]=[.$J13]);[Data.U$3];&quot;&quot;)" table:style-name="ce3"/>
          <table:table-cell office:value-type="string" office:string-value="" table:formula="of:=IF(AND([Data.W$25]=[.$I13];[Data.X$25]=[.$J13]);[Data.W$3];&quot;&quot;)" table:style-name="ce3"/>
          <table:table-cell office:value-type="string" office:string-value="" table:formula="of:=IF(AND([Data.Y$25]=[.$I13];[Data.Z$25]=[.$J13]);[Data.Y$3];&quot;&quot;)" table:style-name="ce3"/>
          <table:table-cell table:number-columns-repeated="16362"/>
        </table:table-row>
        <table:table-row table:style-name="ro14">
          <table:table-cell table:number-columns-repeated="8" table:style-name="ce11"/>
          <table:table-cell office:value-type="float" office:value="4" table:style-name="ce11">
            <text:p>4</text:p>
          </table:table-cell>
          <table:table-cell office:value-type="float" office:value="1" table:style-name="ce11">
            <text:p>1</text:p>
          </table:table-cell>
          <table:table-cell office:value-type="string" office:string-value="" table:formula="of:=IF(AND([Data.C$25]=[.$I14];[Data.D$25]=[.$J14]);[Data.C$3];&quot;&quot;)" table:style-name="ce3"/>
          <table:table-cell office:value-type="string" office:string-value="" table:formula="of:=IF(AND([Data.E$25]=[.$I14];[Data.F$25]=[.$J14]);[Data.E$3];&quot;&quot;)" table:style-name="ce3"/>
          <table:table-cell office:value-type="string" office:string-value="" table:formula="of:=IF(AND([Data.G$25]=[.$I14];[Data.H$25]=[.$J14]);[Data.G$3];&quot;&quot;)" table:style-name="ce3"/>
          <table:table-cell office:value-type="string" office:string-value="" table:formula="of:=IF(AND([Data.I$25]=[.$I14];[Data.J$25]=[.$J14]);[Data.I$3];&quot;&quot;)" table:style-name="ce3"/>
          <table:table-cell office:value-type="string" office:string-value="" table:formula="of:=IF(AND([Data.K$25]=[.$I14];[Data.L$25]=[.$J14]);[Data.K$3];&quot;&quot;)" table:style-name="ce3"/>
          <table:table-cell office:value-type="string" office:string-value="" table:formula="of:=IF(AND([Data.M$25]=[.$I14];[Data.N$25]=[.$J14]);[Data.M$3];&quot;&quot;)" table:style-name="ce3"/>
          <table:table-cell office:value-type="string" office:string-value="" table:formula="of:=IF(AND([Data.O$25]=[.$I14];[Data.P$25]=[.$J14]);[Data.O$3];&quot;&quot;)" table:style-name="ce3"/>
          <table:table-cell office:value-type="string" office:string-value="" table:formula="of:=IF(AND([Data.Q$25]=[.$I14];[Data.R$25]=[.$J14]);[Data.Q$3];&quot;&quot;)" table:style-name="ce3"/>
          <table:table-cell office:value-type="string" office:string-value="" table:formula="of:=IF(AND([Data.S$25]=[.$I14];[Data.T$25]=[.$J14]);[Data.S$3];&quot;&quot;)" table:style-name="ce3"/>
          <table:table-cell office:value-type="string" office:string-value="" table:formula="of:=IF(AND([Data.U$25]=[.$I14];[Data.V$25]=[.$J14]);[Data.U$3];&quot;&quot;)" table:style-name="ce3"/>
          <table:table-cell office:value-type="string" office:string-value="" table:formula="of:=IF(AND([Data.W$25]=[.$I14];[Data.X$25]=[.$J14]);[Data.W$3];&quot;&quot;)" table:style-name="ce3"/>
          <table:table-cell office:value-type="string" office:string-value="" table:formula="of:=IF(AND([Data.Y$25]=[.$I14];[Data.Z$25]=[.$J14]);[Data.Y$3];&quot;&quot;)" table:style-name="ce3"/>
          <table:table-cell table:number-columns-repeated="16362"/>
        </table:table-row>
        <table:table-row table:style-name="ro14">
          <table:table-cell table:number-columns-repeated="8" table:style-name="ce11"/>
          <table:table-cell office:value-type="float" office:value="3" table:style-name="ce2">
            <text:p>3</text:p>
          </table:table-cell>
          <table:table-cell office:value-type="float" office:value="0" table:style-name="ce11">
            <text:p>0</text:p>
          </table:table-cell>
          <table:table-cell office:value-type="string" office:string-value="" table:formula="of:=IF(AND([Data.C$25]=[.$I15];[Data.D$25]=[.$J15]);[Data.C$3];&quot;&quot;)" table:style-name="ce3"/>
          <table:table-cell office:value-type="string" office:string-value="" table:formula="of:=IF(AND([Data.E$25]=[.$I15];[Data.F$25]=[.$J15]);[Data.E$3];&quot;&quot;)" table:style-name="ce3"/>
          <table:table-cell office:value-type="string" office:string-value="" table:formula="of:=IF(AND([Data.G$25]=[.$I15];[Data.H$25]=[.$J15]);[Data.G$3];&quot;&quot;)" table:style-name="ce3"/>
          <table:table-cell office:value-type="string" office:string-value="" table:formula="of:=IF(AND([Data.I$25]=[.$I15];[Data.J$25]=[.$J15]);[Data.I$3];&quot;&quot;)" table:style-name="ce3"/>
          <table:table-cell office:value-type="string" office:string-value="" table:formula="of:=IF(AND([Data.K$25]=[.$I15];[Data.L$25]=[.$J15]);[Data.K$3];&quot;&quot;)" table:style-name="ce3"/>
          <table:table-cell office:value-type="string" office:string-value="" table:formula="of:=IF(AND([Data.M$25]=[.$I15];[Data.N$25]=[.$J15]);[Data.M$3];&quot;&quot;)" table:style-name="ce3"/>
          <table:table-cell office:value-type="string" office:string-value="" table:formula="of:=IF(AND([Data.O$25]=[.$I15];[Data.P$25]=[.$J15]);[Data.O$3];&quot;&quot;)" table:style-name="ce3"/>
          <table:table-cell office:value-type="string" office:string-value="" table:formula="of:=IF(AND([Data.Q$25]=[.$I15];[Data.R$25]=[.$J15]);[Data.Q$3];&quot;&quot;)" table:style-name="ce3"/>
          <table:table-cell office:value-type="string" office:string-value="" table:formula="of:=IF(AND([Data.S$25]=[.$I15];[Data.T$25]=[.$J15]);[Data.S$3];&quot;&quot;)" table:style-name="ce3"/>
          <table:table-cell office:value-type="string" office:string-value="" table:formula="of:=IF(AND([Data.U$25]=[.$I15];[Data.V$25]=[.$J15]);[Data.U$3];&quot;&quot;)" table:style-name="ce3"/>
          <table:table-cell office:value-type="string" office:string-value="" table:formula="of:=IF(AND([Data.W$25]=[.$I15];[Data.X$25]=[.$J15]);[Data.W$3];&quot;&quot;)" table:style-name="ce3"/>
          <table:table-cell office:value-type="string" office:string-value="" table:formula="of:=IF(AND([Data.Y$25]=[.$I15];[Data.Z$25]=[.$J15]);[Data.Y$3];&quot;&quot;)" table:style-name="ce3"/>
          <table:table-cell table:number-columns-repeated="16362"/>
        </table:table-row>
        <table:table-row table:style-name="ro14">
          <table:table-cell table:number-columns-repeated="8" table:style-name="ce11"/>
          <table:table-cell office:value-type="float" office:value="3" table:style-name="ce2">
            <text:p>3</text:p>
          </table:table-cell>
          <table:table-cell office:value-type="float" office:value="1" table:style-name="ce11">
            <text:p>1</text:p>
          </table:table-cell>
          <table:table-cell office:value-type="string" office:string-value="" table:formula="of:=IF(AND([Data.C$25]=[.$I16];[Data.D$25]=[.$J16]);[Data.C$3];&quot;&quot;)" table:style-name="ce3"/>
          <table:table-cell office:value-type="string" office:string-value="" table:formula="of:=IF(AND([Data.E$25]=[.$I16];[Data.F$25]=[.$J16]);[Data.E$3];&quot;&quot;)" table:style-name="ce3"/>
          <table:table-cell office:value-type="string" office:string-value="" table:formula="of:=IF(AND([Data.G$25]=[.$I16];[Data.H$25]=[.$J16]);[Data.G$3];&quot;&quot;)" table:style-name="ce3"/>
          <table:table-cell office:value-type="string" office:string-value="" table:formula="of:=IF(AND([Data.I$25]=[.$I16];[Data.J$25]=[.$J16]);[Data.I$3];&quot;&quot;)" table:style-name="ce3"/>
          <table:table-cell office:value-type="string" office:string-value="" table:formula="of:=IF(AND([Data.K$25]=[.$I16];[Data.L$25]=[.$J16]);[Data.K$3];&quot;&quot;)" table:style-name="ce3"/>
          <table:table-cell office:value-type="string" office:string-value="" table:formula="of:=IF(AND([Data.M$25]=[.$I16];[Data.N$25]=[.$J16]);[Data.M$3];&quot;&quot;)" table:style-name="ce3"/>
          <table:table-cell office:value-type="string" office:string-value="" table:formula="of:=IF(AND([Data.O$25]=[.$I16];[Data.P$25]=[.$J16]);[Data.O$3];&quot;&quot;)" table:style-name="ce3"/>
          <table:table-cell office:value-type="string" office:string-value="" table:formula="of:=IF(AND([Data.Q$25]=[.$I16];[Data.R$25]=[.$J16]);[Data.Q$3];&quot;&quot;)" table:style-name="ce3"/>
          <table:table-cell office:value-type="string" office:string-value="" table:formula="of:=IF(AND([Data.S$25]=[.$I16];[Data.T$25]=[.$J16]);[Data.S$3];&quot;&quot;)" table:style-name="ce3"/>
          <table:table-cell office:value-type="string" office:string-value="" table:formula="of:=IF(AND([Data.U$25]=[.$I16];[Data.V$25]=[.$J16]);[Data.U$3];&quot;&quot;)" table:style-name="ce3"/>
          <table:table-cell office:value-type="string" office:string-value="" table:formula="of:=IF(AND([Data.W$25]=[.$I16];[Data.X$25]=[.$J16]);[Data.W$3];&quot;&quot;)" table:style-name="ce3"/>
          <table:table-cell office:value-type="string" office:string-value="" table:formula="of:=IF(AND([Data.Y$25]=[.$I16];[Data.Z$25]=[.$J16]);[Data.Y$3];&quot;&quot;)" table:style-name="ce3"/>
          <table:table-cell table:number-columns-repeated="16362"/>
        </table:table-row>
        <table:table-row table:style-name="ro14">
          <table:table-cell table:number-columns-repeated="6"/>
          <table:table-cell table:number-columns-repeated="2" table:style-name="ce11"/>
          <table:table-cell office:value-type="float" office:value="3" table:style-name="ce2">
            <text:p>3</text:p>
          </table:table-cell>
          <table:table-cell office:value-type="float" office:value="2" table:style-name="ce11">
            <text:p>2</text:p>
          </table:table-cell>
          <table:table-cell office:value-type="string" office:string-value="" table:formula="of:=IF(AND([Data.C$25]=[.$I17];[Data.D$25]=[.$J17]);[Data.C$3];&quot;&quot;)" table:style-name="ce3"/>
          <table:table-cell office:value-type="string" office:string-value="" table:formula="of:=IF(AND([Data.E$25]=[.$I17];[Data.F$25]=[.$J17]);[Data.E$3];&quot;&quot;)" table:style-name="ce3"/>
          <table:table-cell office:value-type="string" office:string-value="" table:formula="of:=IF(AND([Data.G$25]=[.$I17];[Data.H$25]=[.$J17]);[Data.G$3];&quot;&quot;)" table:style-name="ce3"/>
          <table:table-cell office:value-type="string" office:string-value="" table:formula="of:=IF(AND([Data.I$25]=[.$I17];[Data.J$25]=[.$J17]);[Data.I$3];&quot;&quot;)" table:style-name="ce3"/>
          <table:table-cell office:value-type="string" office:string-value="" table:formula="of:=IF(AND([Data.K$25]=[.$I17];[Data.L$25]=[.$J17]);[Data.K$3];&quot;&quot;)" table:style-name="ce3"/>
          <table:table-cell office:value-type="string" office:string-value="" table:formula="of:=IF(AND([Data.M$25]=[.$I17];[Data.N$25]=[.$J17]);[Data.M$3];&quot;&quot;)" table:style-name="ce3"/>
          <table:table-cell office:value-type="string" office:string-value="" table:formula="of:=IF(AND([Data.O$25]=[.$I17];[Data.P$25]=[.$J17]);[Data.O$3];&quot;&quot;)" table:style-name="ce3"/>
          <table:table-cell office:value-type="string" office:string-value="" table:formula="of:=IF(AND([Data.Q$25]=[.$I17];[Data.R$25]=[.$J17]);[Data.Q$3];&quot;&quot;)" table:style-name="ce3"/>
          <table:table-cell office:value-type="string" office:string-value="" table:formula="of:=IF(AND([Data.S$25]=[.$I17];[Data.T$25]=[.$J17]);[Data.S$3];&quot;&quot;)" table:style-name="ce3"/>
          <table:table-cell office:value-type="string" office:string-value="" table:formula="of:=IF(AND([Data.U$25]=[.$I17];[Data.V$25]=[.$J17]);[Data.U$3];&quot;&quot;)" table:style-name="ce3"/>
          <table:table-cell office:value-type="string" office:string-value="" table:formula="of:=IF(AND([Data.W$25]=[.$I17];[Data.X$25]=[.$J17]);[Data.W$3];&quot;&quot;)" table:style-name="ce3"/>
          <table:table-cell office:value-type="string" office:string-value="" table:formula="of:=IF(AND([Data.Y$25]=[.$I17];[Data.Z$25]=[.$J17]);[Data.Y$3];&quot;&quot;)" table:style-name="ce3"/>
          <table:table-cell table:number-columns-repeated="16362"/>
        </table:table-row>
        <table:table-row table:style-name="ro14">
          <table:table-cell table:number-columns-repeated="6"/>
          <table:table-cell table:number-columns-repeated="2" table:style-name="ce11"/>
          <table:table-cell office:value-type="float" office:value="2" table:style-name="ce2">
            <text:p>2</text:p>
          </table:table-cell>
          <table:table-cell office:value-type="float" office:value="0" table:style-name="ce11">
            <text:p>0</text:p>
          </table:table-cell>
          <table:table-cell office:value-type="string" office:string-value="" table:formula="of:=IF(AND([Data.C$25]=[.$I18];[Data.D$25]=[.$J18]);[Data.C$3];&quot;&quot;)" table:style-name="ce3"/>
          <table:table-cell office:value-type="string" office:string-value="" table:formula="of:=IF(AND([Data.E$25]=[.$I18];[Data.F$25]=[.$J18]);[Data.E$3];&quot;&quot;)" table:style-name="ce3"/>
          <table:table-cell office:value-type="string" office:string-value="" table:formula="of:=IF(AND([Data.G$25]=[.$I18];[Data.H$25]=[.$J18]);[Data.G$3];&quot;&quot;)" table:style-name="ce3"/>
          <table:table-cell office:value-type="string" office:string-value="" table:formula="of:=IF(AND([Data.I$25]=[.$I18];[Data.J$25]=[.$J18]);[Data.I$3];&quot;&quot;)" table:style-name="ce3"/>
          <table:table-cell office:value-type="string" office:string-value="" table:formula="of:=IF(AND([Data.K$25]=[.$I18];[Data.L$25]=[.$J18]);[Data.K$3];&quot;&quot;)" table:style-name="ce3"/>
          <table:table-cell office:value-type="string" office:string-value="" table:formula="of:=IF(AND([Data.M$25]=[.$I18];[Data.N$25]=[.$J18]);[Data.M$3];&quot;&quot;)" table:style-name="ce3"/>
          <table:table-cell office:value-type="string" office:string-value="" table:formula="of:=IF(AND([Data.O$25]=[.$I18];[Data.P$25]=[.$J18]);[Data.O$3];&quot;&quot;)" table:style-name="ce3"/>
          <table:table-cell office:value-type="string" office:string-value="" table:formula="of:=IF(AND([Data.Q$25]=[.$I18];[Data.R$25]=[.$J18]);[Data.Q$3];&quot;&quot;)" table:style-name="ce3"/>
          <table:table-cell office:value-type="string" office:string-value="" table:formula="of:=IF(AND([Data.S$25]=[.$I18];[Data.T$25]=[.$J18]);[Data.S$3];&quot;&quot;)" table:style-name="ce3"/>
          <table:table-cell office:value-type="string" office:string-value="" table:formula="of:=IF(AND([Data.U$25]=[.$I18];[Data.V$25]=[.$J18]);[Data.U$3];&quot;&quot;)" table:style-name="ce3"/>
          <table:table-cell office:value-type="string" office:string-value="" table:formula="of:=IF(AND([Data.W$25]=[.$I18];[Data.X$25]=[.$J18]);[Data.W$3];&quot;&quot;)" table:style-name="ce3"/>
          <table:table-cell office:value-type="string" office:string-value="" table:formula="of:=IF(AND([Data.Y$25]=[.$I18];[Data.Z$25]=[.$J18]);[Data.Y$3];&quot;&quot;)" table:style-name="ce3"/>
          <table:table-cell table:number-columns-repeated="16362"/>
        </table:table-row>
        <table:table-row table:style-name="ro14">
          <table:table-cell table:number-columns-repeated="6"/>
          <table:table-cell table:number-columns-repeated="2" table:style-name="ce11"/>
          <table:table-cell office:value-type="float" office:value="2" table:style-name="ce2">
            <text:p>2</text:p>
          </table:table-cell>
          <table:table-cell office:value-type="float" office:value="1" table:style-name="ce11">
            <text:p>1</text:p>
          </table:table-cell>
          <table:table-cell office:value-type="string" office:string-value="" table:formula="of:=IF(AND([Data.C$25]=[.$I19];[Data.D$25]=[.$J19]);[Data.C$3];&quot;&quot;)" table:style-name="ce3"/>
          <table:table-cell office:value-type="string" office:string-value="" table:formula="of:=IF(AND([Data.E$25]=[.$I19];[Data.F$25]=[.$J19]);[Data.E$3];&quot;&quot;)" table:style-name="ce3"/>
          <table:table-cell office:value-type="string" office:string-value="" table:formula="of:=IF(AND([Data.G$25]=[.$I19];[Data.H$25]=[.$J19]);[Data.G$3];&quot;&quot;)" table:style-name="ce3"/>
          <table:table-cell office:value-type="string" office:string-value="" table:formula="of:=IF(AND([Data.I$25]=[.$I19];[Data.J$25]=[.$J19]);[Data.I$3];&quot;&quot;)" table:style-name="ce3"/>
          <table:table-cell office:value-type="string" office:string-value="" table:formula="of:=IF(AND([Data.K$25]=[.$I19];[Data.L$25]=[.$J19]);[Data.K$3];&quot;&quot;)" table:style-name="ce3"/>
          <table:table-cell office:value-type="string" office:string-value="" table:formula="of:=IF(AND([Data.M$25]=[.$I19];[Data.N$25]=[.$J19]);[Data.M$3];&quot;&quot;)" table:style-name="ce3"/>
          <table:table-cell office:value-type="string" office:string-value="" table:formula="of:=IF(AND([Data.O$25]=[.$I19];[Data.P$25]=[.$J19]);[Data.O$3];&quot;&quot;)" table:style-name="ce3"/>
          <table:table-cell office:value-type="string" office:string-value="" table:formula="of:=IF(AND([Data.Q$25]=[.$I19];[Data.R$25]=[.$J19]);[Data.Q$3];&quot;&quot;)" table:style-name="ce3"/>
          <table:table-cell office:value-type="string" office:string-value="" table:formula="of:=IF(AND([Data.S$25]=[.$I19];[Data.T$25]=[.$J19]);[Data.S$3];&quot;&quot;)" table:style-name="ce3"/>
          <table:table-cell office:value-type="string" office:string-value="" table:formula="of:=IF(AND([Data.U$25]=[.$I19];[Data.V$25]=[.$J19]);[Data.U$3];&quot;&quot;)" table:style-name="ce3"/>
          <table:table-cell office:value-type="string" office:string-value="" table:formula="of:=IF(AND([Data.W$25]=[.$I19];[Data.X$25]=[.$J19]);[Data.W$3];&quot;&quot;)" table:style-name="ce3"/>
          <table:table-cell office:value-type="string" office:string-value="" table:formula="of:=IF(AND([Data.Y$25]=[.$I19];[Data.Z$25]=[.$J19]);[Data.Y$3];&quot;&quot;)" table:style-name="ce3"/>
          <table:table-cell table:number-columns-repeated="16362"/>
        </table:table-row>
        <table:table-row table:style-name="ro14">
          <table:table-cell table:number-columns-repeated="6"/>
          <table:table-cell table:number-columns-repeated="2" table:style-name="ce11"/>
          <table:table-cell office:value-type="float" office:value="2" table:style-name="ce2">
            <text:p>2</text:p>
          </table:table-cell>
          <table:table-cell office:value-type="float" office:value="2" table:style-name="ce11">
            <text:p>2</text:p>
          </table:table-cell>
          <table:table-cell office:value-type="string" office:string-value="" table:formula="of:=IF(AND([Data.C$25]=[.$I20];[Data.D$25]=[.$J20]);[Data.C$3];&quot;&quot;)" table:style-name="ce3"/>
          <table:table-cell office:value-type="string" office:string-value="" table:formula="of:=IF(AND([Data.E$25]=[.$I20];[Data.F$25]=[.$J20]);[Data.E$3];&quot;&quot;)" table:style-name="ce3"/>
          <table:table-cell office:value-type="string" office:string-value="" table:formula="of:=IF(AND([Data.G$25]=[.$I20];[Data.H$25]=[.$J20]);[Data.G$3];&quot;&quot;)" table:style-name="ce3"/>
          <table:table-cell office:value-type="string" office:string-value="" table:formula="of:=IF(AND([Data.I$25]=[.$I20];[Data.J$25]=[.$J20]);[Data.I$3];&quot;&quot;)" table:style-name="ce3"/>
          <table:table-cell office:value-type="string" office:string-value="" table:formula="of:=IF(AND([Data.K$25]=[.$I20];[Data.L$25]=[.$J20]);[Data.K$3];&quot;&quot;)" table:style-name="ce3"/>
          <table:table-cell office:value-type="string" office:string-value="" table:formula="of:=IF(AND([Data.M$25]=[.$I20];[Data.N$25]=[.$J20]);[Data.M$3];&quot;&quot;)" table:style-name="ce3"/>
          <table:table-cell office:value-type="string" office:string-value="" table:formula="of:=IF(AND([Data.O$25]=[.$I20];[Data.P$25]=[.$J20]);[Data.O$3];&quot;&quot;)" table:style-name="ce3"/>
          <table:table-cell office:value-type="string" office:string-value="" table:formula="of:=IF(AND([Data.Q$25]=[.$I20];[Data.R$25]=[.$J20]);[Data.Q$3];&quot;&quot;)" table:style-name="ce3"/>
          <table:table-cell office:value-type="string" office:string-value="" table:formula="of:=IF(AND([Data.S$25]=[.$I20];[Data.T$25]=[.$J20]);[Data.S$3];&quot;&quot;)" table:style-name="ce3"/>
          <table:table-cell office:value-type="string" office:string-value="" table:formula="of:=IF(AND([Data.U$25]=[.$I20];[Data.V$25]=[.$J20]);[Data.U$3];&quot;&quot;)" table:style-name="ce3"/>
          <table:table-cell office:value-type="string" office:string-value="" table:formula="of:=IF(AND([Data.W$25]=[.$I20];[Data.X$25]=[.$J20]);[Data.W$3];&quot;&quot;)" table:style-name="ce3"/>
          <table:table-cell office:value-type="string" office:string-value="" table:formula="of:=IF(AND([Data.Y$25]=[.$I20];[Data.Z$25]=[.$J20]);[Data.Y$3];&quot;&quot;)" table:style-name="ce3"/>
          <table:table-cell table:number-columns-repeated="16362"/>
        </table:table-row>
        <table:table-row table:style-name="ro14">
          <table:table-cell table:number-columns-repeated="6"/>
          <table:table-cell table:number-columns-repeated="2" table:style-name="ce11"/>
          <table:table-cell office:value-type="float" office:value="2" table:style-name="ce2">
            <text:p>2</text:p>
          </table:table-cell>
          <table:table-cell office:value-type="float" office:value="3" table:style-name="ce11">
            <text:p>3</text:p>
          </table:table-cell>
          <table:table-cell office:value-type="string" office:string-value="" table:formula="of:=IF(AND([Data.C$25]=[.$I21];[Data.D$25]=[.$J21]);[Data.C$3];&quot;&quot;)" table:style-name="ce3"/>
          <table:table-cell office:value-type="string" office:string-value="" table:formula="of:=IF(AND([Data.E$25]=[.$I21];[Data.F$25]=[.$J21]);[Data.E$3];&quot;&quot;)" table:style-name="ce3"/>
          <table:table-cell office:value-type="string" office:string-value="" table:formula="of:=IF(AND([Data.G$25]=[.$I21];[Data.H$25]=[.$J21]);[Data.G$3];&quot;&quot;)" table:style-name="ce3"/>
          <table:table-cell office:value-type="string" office:string-value="" table:formula="of:=IF(AND([Data.I$25]=[.$I21];[Data.J$25]=[.$J21]);[Data.I$3];&quot;&quot;)" table:style-name="ce3"/>
          <table:table-cell office:value-type="string" office:string-value="" table:formula="of:=IF(AND([Data.K$25]=[.$I21];[Data.L$25]=[.$J21]);[Data.K$3];&quot;&quot;)" table:style-name="ce3"/>
          <table:table-cell office:value-type="string" office:string-value="" table:formula="of:=IF(AND([Data.M$25]=[.$I21];[Data.N$25]=[.$J21]);[Data.M$3];&quot;&quot;)" table:style-name="ce3"/>
          <table:table-cell office:value-type="string" office:string-value="" table:formula="of:=IF(AND([Data.O$25]=[.$I21];[Data.P$25]=[.$J21]);[Data.O$3];&quot;&quot;)" table:style-name="ce3"/>
          <table:table-cell office:value-type="string" office:string-value="" table:formula="of:=IF(AND([Data.Q$25]=[.$I21];[Data.R$25]=[.$J21]);[Data.Q$3];&quot;&quot;)" table:style-name="ce3"/>
          <table:table-cell office:value-type="string" office:string-value="" table:formula="of:=IF(AND([Data.S$25]=[.$I21];[Data.T$25]=[.$J21]);[Data.S$3];&quot;&quot;)" table:style-name="ce3"/>
          <table:table-cell office:value-type="string" office:string-value="" table:formula="of:=IF(AND([Data.U$25]=[.$I21];[Data.V$25]=[.$J21]);[Data.U$3];&quot;&quot;)" table:style-name="ce3"/>
          <table:table-cell office:value-type="string" office:string-value="" table:formula="of:=IF(AND([Data.W$25]=[.$I21];[Data.X$25]=[.$J21]);[Data.W$3];&quot;&quot;)" table:style-name="ce3"/>
          <table:table-cell office:value-type="string" office:string-value="" table:formula="of:=IF(AND([Data.Y$25]=[.$I21];[Data.Z$25]=[.$J21]);[Data.Y$3];&quot;&quot;)" table:style-name="ce3"/>
          <table:table-cell table:number-columns-repeated="16362"/>
        </table:table-row>
        <table:table-row table:style-name="ro14">
          <table:table-cell table:number-columns-repeated="6"/>
          <table:table-cell table:number-columns-repeated="2" table:style-name="ce11"/>
          <table:table-cell office:value-type="float" office:value="1" table:style-name="ce2">
            <text:p>1</text:p>
          </table:table-cell>
          <table:table-cell office:value-type="float" office:value="0" table:style-name="ce11">
            <text:p>0</text:p>
          </table:table-cell>
          <table:table-cell office:value-type="string" office:string-value="" table:formula="of:=IF(AND([Data.C$25]=[.$I22];[Data.D$25]=[.$J22]);[Data.C$3];&quot;&quot;)" table:style-name="ce3"/>
          <table:table-cell office:value-type="string" office:string-value="" table:formula="of:=IF(AND([Data.E$25]=[.$I22];[Data.F$25]=[.$J22]);[Data.E$3];&quot;&quot;)" table:style-name="ce3"/>
          <table:table-cell office:value-type="string" office:string-value="" table:formula="of:=IF(AND([Data.G$25]=[.$I22];[Data.H$25]=[.$J22]);[Data.G$3];&quot;&quot;)" table:style-name="ce3"/>
          <table:table-cell office:value-type="string" office:string-value="" table:formula="of:=IF(AND([Data.I$25]=[.$I22];[Data.J$25]=[.$J22]);[Data.I$3];&quot;&quot;)" table:style-name="ce3"/>
          <table:table-cell office:value-type="string" office:string-value="" table:formula="of:=IF(AND([Data.K$25]=[.$I22];[Data.L$25]=[.$J22]);[Data.K$3];&quot;&quot;)" table:style-name="ce3"/>
          <table:table-cell office:value-type="string" office:string-value="" table:formula="of:=IF(AND([Data.M$25]=[.$I22];[Data.N$25]=[.$J22]);[Data.M$3];&quot;&quot;)" table:style-name="ce3"/>
          <table:table-cell office:value-type="string" office:string-value="" table:formula="of:=IF(AND([Data.O$25]=[.$I22];[Data.P$25]=[.$J22]);[Data.O$3];&quot;&quot;)" table:style-name="ce3"/>
          <table:table-cell office:value-type="string" office:string-value="" table:formula="of:=IF(AND([Data.Q$25]=[.$I22];[Data.R$25]=[.$J22]);[Data.Q$3];&quot;&quot;)" table:style-name="ce3"/>
          <table:table-cell office:value-type="string" office:string-value="" table:formula="of:=IF(AND([Data.S$25]=[.$I22];[Data.T$25]=[.$J22]);[Data.S$3];&quot;&quot;)" table:style-name="ce3"/>
          <table:table-cell office:value-type="string" office:string-value="" table:formula="of:=IF(AND([Data.U$25]=[.$I22];[Data.V$25]=[.$J22]);[Data.U$3];&quot;&quot;)" table:style-name="ce3"/>
          <table:table-cell office:value-type="string" office:string-value="" table:formula="of:=IF(AND([Data.W$25]=[.$I22];[Data.X$25]=[.$J22]);[Data.W$3];&quot;&quot;)" table:style-name="ce3"/>
          <table:table-cell office:value-type="string" office:string-value="" table:formula="of:=IF(AND([Data.Y$25]=[.$I22];[Data.Z$25]=[.$J22]);[Data.Y$3];&quot;&quot;)" table:style-name="ce3"/>
          <table:table-cell table:number-columns-repeated="16362"/>
        </table:table-row>
        <table:table-row table:style-name="ro14">
          <table:table-cell table:number-columns-repeated="6"/>
          <table:table-cell table:number-columns-repeated="2" table:style-name="ce11"/>
          <table:table-cell office:value-type="float" office:value="1" table:style-name="ce2">
            <text:p>1</text:p>
          </table:table-cell>
          <table:table-cell office:value-type="float" office:value="1" table:style-name="ce11">
            <text:p>1</text:p>
          </table:table-cell>
          <table:table-cell office:value-type="string" office:string-value="" table:formula="of:=IF(AND([Data.C$25]=[.$I23];[Data.D$25]=[.$J23]);[Data.C$3];&quot;&quot;)" table:style-name="ce3"/>
          <table:table-cell office:value-type="string" office:string-value="" table:formula="of:=IF(AND([Data.E$25]=[.$I23];[Data.F$25]=[.$J23]);[Data.E$3];&quot;&quot;)" table:style-name="ce3"/>
          <table:table-cell office:value-type="string" office:string-value="" table:formula="of:=IF(AND([Data.G$25]=[.$I23];[Data.H$25]=[.$J23]);[Data.G$3];&quot;&quot;)" table:style-name="ce3"/>
          <table:table-cell office:value-type="string" office:string-value="" table:formula="of:=IF(AND([Data.I$25]=[.$I23];[Data.J$25]=[.$J23]);[Data.I$3];&quot;&quot;)" table:style-name="ce3"/>
          <table:table-cell office:value-type="string" office:string-value="" table:formula="of:=IF(AND([Data.K$25]=[.$I23];[Data.L$25]=[.$J23]);[Data.K$3];&quot;&quot;)" table:style-name="ce3"/>
          <table:table-cell office:value-type="string" office:string-value="" table:formula="of:=IF(AND([Data.M$25]=[.$I23];[Data.N$25]=[.$J23]);[Data.M$3];&quot;&quot;)" table:style-name="ce3"/>
          <table:table-cell office:value-type="string" office:string-value="" table:formula="of:=IF(AND([Data.O$25]=[.$I23];[Data.P$25]=[.$J23]);[Data.O$3];&quot;&quot;)" table:style-name="ce3"/>
          <table:table-cell office:value-type="string" office:string-value="" table:formula="of:=IF(AND([Data.Q$25]=[.$I23];[Data.R$25]=[.$J23]);[Data.Q$3];&quot;&quot;)" table:style-name="ce3"/>
          <table:table-cell office:value-type="string" office:string-value="" table:formula="of:=IF(AND([Data.S$25]=[.$I23];[Data.T$25]=[.$J23]);[Data.S$3];&quot;&quot;)" table:style-name="ce3"/>
          <table:table-cell office:value-type="string" office:string-value="" table:formula="of:=IF(AND([Data.U$25]=[.$I23];[Data.V$25]=[.$J23]);[Data.U$3];&quot;&quot;)" table:style-name="ce3"/>
          <table:table-cell office:value-type="string" office:string-value="" table:formula="of:=IF(AND([Data.W$25]=[.$I23];[Data.X$25]=[.$J23]);[Data.W$3];&quot;&quot;)" table:style-name="ce3"/>
          <table:table-cell office:value-type="string" office:string-value="" table:formula="of:=IF(AND([Data.Y$25]=[.$I23];[Data.Z$25]=[.$J23]);[Data.Y$3];&quot;&quot;)" table:style-name="ce3"/>
          <table:table-cell table:number-columns-repeated="16362"/>
        </table:table-row>
        <table:table-row table:style-name="ro14">
          <table:table-cell table:number-columns-repeated="6"/>
          <table:table-cell table:number-columns-repeated="2" table:style-name="ce11"/>
          <table:table-cell office:value-type="float" office:value="1" table:style-name="ce2">
            <text:p>1</text:p>
          </table:table-cell>
          <table:table-cell office:value-type="float" office:value="2" table:style-name="ce11">
            <text:p>2</text:p>
          </table:table-cell>
          <table:table-cell office:value-type="string" office:string-value="" table:formula="of:=IF(AND([Data.C$25]=[.$I24];[Data.D$25]=[.$J24]);[Data.C$3];&quot;&quot;)" table:style-name="ce3"/>
          <table:table-cell office:value-type="string" office:string-value="" table:formula="of:=IF(AND([Data.E$25]=[.$I24];[Data.F$25]=[.$J24]);[Data.E$3];&quot;&quot;)" table:style-name="ce3"/>
          <table:table-cell office:value-type="string" office:string-value="" table:formula="of:=IF(AND([Data.G$25]=[.$I24];[Data.H$25]=[.$J24]);[Data.G$3];&quot;&quot;)" table:style-name="ce3"/>
          <table:table-cell office:value-type="string" office:string-value="" table:formula="of:=IF(AND([Data.I$25]=[.$I24];[Data.J$25]=[.$J24]);[Data.I$3];&quot;&quot;)" table:style-name="ce3"/>
          <table:table-cell office:value-type="string" office:string-value="" table:formula="of:=IF(AND([Data.K$25]=[.$I24];[Data.L$25]=[.$J24]);[Data.K$3];&quot;&quot;)" table:style-name="ce3"/>
          <table:table-cell office:value-type="string" office:string-value="" table:formula="of:=IF(AND([Data.M$25]=[.$I24];[Data.N$25]=[.$J24]);[Data.M$3];&quot;&quot;)" table:style-name="ce3"/>
          <table:table-cell office:value-type="string" office:string-value="" table:formula="of:=IF(AND([Data.O$25]=[.$I24];[Data.P$25]=[.$J24]);[Data.O$3];&quot;&quot;)" table:style-name="ce3"/>
          <table:table-cell office:value-type="string" office:string-value="" table:formula="of:=IF(AND([Data.Q$25]=[.$I24];[Data.R$25]=[.$J24]);[Data.Q$3];&quot;&quot;)" table:style-name="ce3"/>
          <table:table-cell office:value-type="string" office:string-value="" table:formula="of:=IF(AND([Data.S$25]=[.$I24];[Data.T$25]=[.$J24]);[Data.S$3];&quot;&quot;)" table:style-name="ce3"/>
          <table:table-cell office:value-type="string" office:string-value="" table:formula="of:=IF(AND([Data.U$25]=[.$I24];[Data.V$25]=[.$J24]);[Data.U$3];&quot;&quot;)" table:style-name="ce3"/>
          <table:table-cell office:value-type="string" office:string-value="" table:formula="of:=IF(AND([Data.W$25]=[.$I24];[Data.X$25]=[.$J24]);[Data.W$3];&quot;&quot;)" table:style-name="ce3"/>
          <table:table-cell office:value-type="string" office:string-value="" table:formula="of:=IF(AND([Data.Y$25]=[.$I24];[Data.Z$25]=[.$J24]);[Data.Y$3];&quot;&quot;)" table:style-name="ce3"/>
          <table:table-cell table:number-columns-repeated="16362"/>
        </table:table-row>
        <table:table-row table:style-name="ro14">
          <table:table-cell table:number-columns-repeated="6"/>
          <table:table-cell table:number-columns-repeated="2" table:style-name="ce11"/>
          <table:table-cell office:value-type="float" office:value="1" table:style-name="ce2">
            <text:p>1</text:p>
          </table:table-cell>
          <table:table-cell office:value-type="float" office:value="3" table:style-name="ce11">
            <text:p>3</text:p>
          </table:table-cell>
          <table:table-cell office:value-type="string" office:string-value="" table:formula="of:=IF(AND([Data.C$25]=[.$I25];[Data.D$25]=[.$J25]);[Data.C$3];&quot;&quot;)" table:style-name="ce3"/>
          <table:table-cell office:value-type="string" office:string-value="" table:formula="of:=IF(AND([Data.E$25]=[.$I25];[Data.F$25]=[.$J25]);[Data.E$3];&quot;&quot;)" table:style-name="ce3"/>
          <table:table-cell office:value-type="string" office:string-value="" table:formula="of:=IF(AND([Data.G$25]=[.$I25];[Data.H$25]=[.$J25]);[Data.G$3];&quot;&quot;)" table:style-name="ce3"/>
          <table:table-cell office:value-type="string" office:string-value="" table:formula="of:=IF(AND([Data.I$25]=[.$I25];[Data.J$25]=[.$J25]);[Data.I$3];&quot;&quot;)" table:style-name="ce3"/>
          <table:table-cell office:value-type="string" office:string-value="" table:formula="of:=IF(AND([Data.K$25]=[.$I25];[Data.L$25]=[.$J25]);[Data.K$3];&quot;&quot;)" table:style-name="ce3"/>
          <table:table-cell office:value-type="string" office:string-value="" table:formula="of:=IF(AND([Data.M$25]=[.$I25];[Data.N$25]=[.$J25]);[Data.M$3];&quot;&quot;)" table:style-name="ce3"/>
          <table:table-cell office:value-type="string" office:string-value="" table:formula="of:=IF(AND([Data.O$25]=[.$I25];[Data.P$25]=[.$J25]);[Data.O$3];&quot;&quot;)" table:style-name="ce3"/>
          <table:table-cell office:value-type="string" office:string-value="" table:formula="of:=IF(AND([Data.Q$25]=[.$I25];[Data.R$25]=[.$J25]);[Data.Q$3];&quot;&quot;)" table:style-name="ce3"/>
          <table:table-cell office:value-type="string" office:string-value="" table:formula="of:=IF(AND([Data.S$25]=[.$I25];[Data.T$25]=[.$J25]);[Data.S$3];&quot;&quot;)" table:style-name="ce3"/>
          <table:table-cell office:value-type="string" office:string-value="" table:formula="of:=IF(AND([Data.U$25]=[.$I25];[Data.V$25]=[.$J25]);[Data.U$3];&quot;&quot;)" table:style-name="ce3"/>
          <table:table-cell office:value-type="string" office:string-value="" table:formula="of:=IF(AND([Data.W$25]=[.$I25];[Data.X$25]=[.$J25]);[Data.W$3];&quot;&quot;)" table:style-name="ce3"/>
          <table:table-cell office:value-type="string" office:string-value="" table:formula="of:=IF(AND([Data.Y$25]=[.$I25];[Data.Z$25]=[.$J25]);[Data.Y$3];&quot;&quot;)" table:style-name="ce3"/>
          <table:table-cell table:number-columns-repeated="16362"/>
        </table:table-row>
        <table:table-row table:style-name="ro14">
          <table:table-cell table:number-columns-repeated="6"/>
          <table:table-cell table:number-columns-repeated="2" table:style-name="ce11"/>
          <table:table-cell office:value-type="float" office:value="1" table:style-name="ce2">
            <text:p>1</text:p>
          </table:table-cell>
          <table:table-cell office:value-type="float" office:value="4" table:style-name="ce11">
            <text:p>4</text:p>
          </table:table-cell>
          <table:table-cell office:value-type="string" office:string-value="" table:formula="of:=IF(AND([Data.C$25]=[.$I26];[Data.D$25]=[.$J26]);[Data.C$3];&quot;&quot;)" table:style-name="ce3"/>
          <table:table-cell office:value-type="string" office:string-value="" table:formula="of:=IF(AND([Data.E$25]=[.$I26];[Data.F$25]=[.$J26]);[Data.E$3];&quot;&quot;)" table:style-name="ce3"/>
          <table:table-cell office:value-type="string" office:string-value="" table:formula="of:=IF(AND([Data.G$25]=[.$I26];[Data.H$25]=[.$J26]);[Data.G$3];&quot;&quot;)" table:style-name="ce3"/>
          <table:table-cell office:value-type="string" office:string-value="" table:formula="of:=IF(AND([Data.I$25]=[.$I26];[Data.J$25]=[.$J26]);[Data.I$3];&quot;&quot;)" table:style-name="ce3"/>
          <table:table-cell office:value-type="string" office:string-value="" table:formula="of:=IF(AND([Data.K$25]=[.$I26];[Data.L$25]=[.$J26]);[Data.K$3];&quot;&quot;)" table:style-name="ce3"/>
          <table:table-cell office:value-type="string" office:string-value="" table:formula="of:=IF(AND([Data.M$25]=[.$I26];[Data.N$25]=[.$J26]);[Data.M$3];&quot;&quot;)" table:style-name="ce3"/>
          <table:table-cell office:value-type="string" office:string-value="" table:formula="of:=IF(AND([Data.O$25]=[.$I26];[Data.P$25]=[.$J26]);[Data.O$3];&quot;&quot;)" table:style-name="ce3"/>
          <table:table-cell office:value-type="string" office:string-value="" table:formula="of:=IF(AND([Data.Q$25]=[.$I26];[Data.R$25]=[.$J26]);[Data.Q$3];&quot;&quot;)" table:style-name="ce3"/>
          <table:table-cell office:value-type="string" office:string-value="" table:formula="of:=IF(AND([Data.S$25]=[.$I26];[Data.T$25]=[.$J26]);[Data.S$3];&quot;&quot;)" table:style-name="ce3"/>
          <table:table-cell office:value-type="string" office:string-value="" table:formula="of:=IF(AND([Data.U$25]=[.$I26];[Data.V$25]=[.$J26]);[Data.U$3];&quot;&quot;)" table:style-name="ce3"/>
          <table:table-cell office:value-type="string" office:string-value="" table:formula="of:=IF(AND([Data.W$25]=[.$I26];[Data.X$25]=[.$J26]);[Data.W$3];&quot;&quot;)" table:style-name="ce3"/>
          <table:table-cell office:value-type="string" office:string-value="" table:formula="of:=IF(AND([Data.Y$25]=[.$I26];[Data.Z$25]=[.$J26]);[Data.Y$3];&quot;&quot;)" table:style-name="ce3"/>
          <table:table-cell table:number-columns-repeated="16362"/>
        </table:table-row>
        <table:table-row table:style-name="ro9">
          <table:table-cell table:number-columns-repeated="16384"/>
        </table:table-row>
        <table:table-row table:number-rows-repeated="7" table:style-name="ro9">
          <table:table-cell table:number-columns-repeated="6"/>
          <table:table-cell table:style-name="ce19"/>
          <table:table-cell table:number-columns-repeated="16377" table:style-name="ce11"/>
        </table:table-row>
        <table:table-row table:style-name="ro9">
          <table:table-cell table:number-columns-repeated="6"/>
          <table:table-cell table:style-name="ce19"/>
          <table:table-cell table:number-columns-repeated="2" table:style-name="ce11"/>
          <table:table-cell table:style-name="ce20"/>
          <table:table-cell table:number-columns-repeated="16374"/>
        </table:table-row>
        <table:table-row table:number-rows-repeated="5" table:style-name="ro9">
          <table:table-cell table:number-columns-repeated="6"/>
          <table:table-cell table:style-name="ce19"/>
          <table:table-cell table:number-columns-repeated="16377" table:style-name="ce11"/>
        </table:table-row>
        <table:table-row table:number-rows-repeated="1048536" table:style-name="ro9">
          <table:table-cell table:number-columns-repeated="16384"/>
        </table:table-row>
      </table:table>
      <table:table table:name="Innovation" table:style-name="ta3">
        <table:table-column table:style-name="co8" table:number-columns-repeated="2" table:default-cell-style-name="ce11"/>
        <table:table-column table:style-name="co9" table:number-columns-repeated="5" table:default-cell-style-name="ce11"/>
        <table:table-column table:style-name="co8" table:default-cell-style-name="ce11"/>
        <table:table-column table:style-name="co3" table:default-cell-style-name="ce11"/>
        <table:table-column table:style-name="co10" table:default-cell-style-name="ce11"/>
        <table:table-column table:style-name="co8" table:number-columns-repeated="16374" table:default-cell-style-name="ce11"/>
        <table:table-row table:style-name="ro10">
          <table:table-cell table:style-name="ce34"/>
          <table:table-cell table:number-columns-repeated="3" table:style-name="ce11"/>
          <table:table-cell table:style-name="ce11">
            <draw:custom-shape svg:x="1.48611in" svg:y="0.40278in" svg:width="3.65278in" svg:height="1.58333in" draw:z-index="1" draw:id="id201" draw:style-name="a340" draw:name="AutoShape 1">
              <svg:title/>
              <svg:desc/>
              <text:p text:style-name="a333" text:class-names="" text:cond-style-name=""><text:span text:style-name="a332" text:class-names=""/></text:p>
              <text:p text:style-name="a335" text:class-names="" text:cond-style-name=""><text:span text:style-name="a334" text:class-names=""/></text:p>
              <text:p text:style-name="a337" text:class-names="" text:cond-style-name=""><text:span text:style-name="a336" text:class-names="">Innovation</text:span></text:p>
              <text:p text:style-name="a339" text:class-names="" text:cond-style-name=""><text:span text:style-name="a338" text:class-names=""/></text:p>
              <draw:enhanced-geometry xmlns:dr3d="urn:oasis:names:tc:opendocument:xmlns:dr3d:1.0" draw:path-stretchpoint-x="21600" draw:path-stretchpoint-y="21600" draw:type="non-primitive" svg:viewBox="0 0 21600 21600" draw:enhanced-path="S M ?f0 ?f2 L ?f1 ?f2 ?f1 ?f12 ?f10 ?f3 ?f0 ?f3 Z N S M ?f10 ?f3 L ?f11 ?f13 ?f1 ?f12 Z N F M ?f10 ?f3 L ?f11 ?f13 ?f1 ?f12 ?f10 ?f3 ?f0 ?f3 ?f0 ?f2 ?f1 ?f2 ?f1 ?f12 N" draw:text-areas="?f0 ?f2 ?f1 ?f12" draw:modifiers="1250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min(?f5, ?f4)"/>
                <draw:equation draw:name="f7" draw:formula="$0"/>
                <draw:equation draw:name="f8" draw:formula="?f6 * ?f7 / 100000"/>
                <draw:equation draw:name="f9" draw:formula="?f8 / 5"/>
                <draw:equation draw:name="f10" draw:formula="?f1 - ?f8"/>
                <draw:equation draw:name="f11" draw:formula="?f10 + ?f9"/>
                <draw:equation draw:name="f12" draw:formula="?f3 - ?f8"/>
                <draw:equation draw:name="f13" draw:formula="?f12 + ?f9"/>
              </draw:enhanced-geometry>
            </draw:custom-shape>
          </table:table-cell>
          <table:table-cell table:number-columns-repeated="16379" table:style-name="ce11"/>
        </table:table-row>
        <table:table-row table:style-name="ro11">
          <table:table-cell office:value-type="string" table:style-name="ce12">
            <text:p>LEVEL</text:p>
          </table:table-cell>
          <table:table-cell office:value-type="float" office:value="5" table:style-name="ce13">
            <text:p>5</text:p>
          </table:table-cell>
          <table:table-cell office:value-type="string" office:string-value="" table:formula="of:=TRIM([.K12]&amp;&quot;  &quot;&amp;[.L12]&amp;&quot;  &quot;&amp;[.M12]&amp;&quot;  &quot;&amp;[.N12]&amp;&quot;  &quot;&amp;[.O12]&amp;&quot; &quot;&amp;[.P12]&amp;&quot; &quot;&amp;[.Q12]&amp;&quot; &quot;&amp;[.R12]&amp;&quot; &quot;&amp;[.S12]&amp;&quot; &quot;&amp;[.T12]&amp;&quot; &quot;&amp;[.U12]&amp;&quot; &quot;&amp;[.V12])" table:style-name="ce5"/>
          <table:table-cell table:style-name="ce14">
            <draw:frame draw:z-index="2" draw:id="id202" draw:style-name="a345" draw:name="Text Box 2" svg:x="0.33333in" svg:y="0.25in" svg:width="1.26389in" svg:height="0.56944in">
              <draw:text-box>
                <text:p text:style-name="a342" text:class-names="" text:cond-style-name=""><text:span text:style-name="a341" text:class-names="">Something<text:s text:c="1"/></text:span></text:p>
                <text:p text:style-name="a344" text:class-names="" text:cond-style-name=""><text:span text:style-name="a343" text:class-names="">to share</text:span></text:p>
              </draw:text-box>
              <svg:title/>
              <svg:desc/>
            </draw:frame>
          </table:table-cell>
          <table:table-cell table:number-columns-repeated="3" table:style-name="ce14"/>
          <table:table-cell table:number-columns-repeated="16377" table:style-name="ce11"/>
        </table:table-row>
        <table:table-row table:style-name="ro11">
          <table:table-cell table:style-name="ce11"/>
          <table:table-cell office:value-type="float" office:value="4" table:style-name="ce13">
            <text:p>4</text:p>
          </table:table-cell>
          <table:table-cell office:value-type="string" office:string-value="" table:formula="of:=TRIM([.K13]&amp;&quot;  &quot;&amp;[.L13]&amp;&quot;  &quot;&amp;[.M13]&amp;&quot;  &quot;&amp;[.N13]&amp;&quot;  &quot;&amp;[.O13]&amp;&quot; &quot;&amp;[.P13]&amp;&quot; &quot;&amp;[.Q13]&amp;&quot; &quot;&amp;[.R13]&amp;&quot; &quot;&amp;[.S13]&amp;&quot; &quot;&amp;[.T13]&amp;&quot; &quot;&amp;[.U13]&amp;&quot; &quot;&amp;[.V13])" table:style-name="ce5"/>
          <table:table-cell office:value-type="string" office:string-value="" table:formula="of:=TRIM([.K14]&amp;&quot;  &quot;&amp;[.L14]&amp;&quot;  &quot;&amp;[.M14]&amp;&quot;  &quot;&amp;[.N14]&amp;&quot;  &quot;&amp;[.O14]&amp;&quot; &quot;&amp;[.P14]&amp;&quot; &quot;&amp;[.Q14]&amp;&quot; &quot;&amp;[.R14]&amp;&quot; &quot;&amp;[.S14]&amp;&quot; &quot;&amp;[.T14]&amp;&quot; &quot;&amp;[.U14]&amp;&quot; &quot;&amp;[.V14])" table:style-name="ce5"/>
          <table:table-cell table:number-columns-repeated="3" table:style-name="ce14"/>
          <table:table-cell table:number-columns-repeated="16377" table:style-name="ce11"/>
        </table:table-row>
        <table:table-row table:style-name="ro11">
          <table:table-cell table:style-name="ce11"/>
          <table:table-cell office:value-type="float" office:value="3" table:style-name="ce13">
            <text:p>3</text:p>
          </table:table-cell>
          <table:table-cell office:value-type="string" office:string-value="" table:formula="of:=TRIM([.K15]&amp;&quot;  &quot;&amp;[.L15]&amp;&quot;  &quot;&amp;[.M15]&amp;&quot;  &quot;&amp;[.N15]&amp;&quot;  &quot;&amp;[.O15]&amp;&quot; &quot;&amp;[.P15]&amp;&quot; &quot;&amp;[.Q15]&amp;&quot; &quot;&amp;[.R15]&amp;&quot; &quot;&amp;[.S15]&amp;&quot; &quot;&amp;[.T15]&amp;&quot; &quot;&amp;[.U15]&amp;&quot; &quot;&amp;[.V15])" table:style-name="ce6"/>
          <table:table-cell office:value-type="string" office:string-value="" table:formula="of:=TRIM([.K16]&amp;&quot;  &quot;&amp;[.L16]&amp;&quot;  &quot;&amp;[.M16]&amp;&quot;  &quot;&amp;[.N16]&amp;&quot;  &quot;&amp;[.O16]&amp;&quot; &quot;&amp;[.P16]&amp;&quot; &quot;&amp;[.Q16]&amp;&quot; &quot;&amp;[.R16]&amp;&quot; &quot;&amp;[.S16]&amp;&quot; &quot;&amp;[.T16]&amp;&quot; &quot;&amp;[.U16]&amp;&quot; &quot;&amp;[.V16])" table:style-name="ce6"/>
          <table:table-cell office:value-type="string" office:string-value="" table:formula="of:=TRIM([.K17]&amp;&quot;  &quot;&amp;[.L17]&amp;&quot;  &quot;&amp;[.M17]&amp;&quot;  &quot;&amp;[.N17]&amp;&quot;  &quot;&amp;[.O17]&amp;&quot; &quot;&amp;[.P17]&amp;&quot; &quot;&amp;[.Q17]&amp;&quot; &quot;&amp;[.R17]&amp;&quot; &quot;&amp;[.S17]&amp;&quot; &quot;&amp;[.T17]&amp;&quot; &quot;&amp;[.U17]&amp;&quot; &quot;&amp;[.V17])" table:style-name="ce7"/>
          <table:table-cell table:number-columns-repeated="2" table:style-name="ce15"/>
          <table:table-cell table:style-name="ce21"/>
          <table:table-cell table:number-columns-repeated="16376" table:style-name="ce11"/>
        </table:table-row>
        <table:table-row table:style-name="ro11">
          <table:table-cell table:style-name="ce11"/>
          <table:table-cell office:value-type="float" office:value="2" table:style-name="ce13">
            <text:p>2</text:p>
          </table:table-cell>
          <table:table-cell office:value-type="string" office:string-value="" table:formula="of:=TRIM([.K18]&amp;&quot;  &quot;&amp;[.L18]&amp;&quot;  &quot;&amp;[.M18]&amp;&quot;  &quot;&amp;[.N18]&amp;&quot;  &quot;&amp;[.O18]&amp;&quot; &quot;&amp;[.P18]&amp;&quot; &quot;&amp;[.Q18]&amp;&quot; &quot;&amp;[.R18]&amp;&quot; &quot;&amp;[.S18]&amp;&quot; &quot;&amp;[.T18]&amp;&quot; &quot;&amp;[.U18]&amp;&quot; &quot;&amp;[.V18])" table:style-name="ce6"/>
          <table:table-cell office:value-type="string" office:string-value="" table:formula="of:=TRIM([.K19]&amp;&quot;  &quot;&amp;[.L19]&amp;&quot;  &quot;&amp;[.M19]&amp;&quot;  &quot;&amp;[.N19]&amp;&quot;  &quot;&amp;[.O19]&amp;&quot; &quot;&amp;[.P19]&amp;&quot; &quot;&amp;[.Q19]&amp;&quot; &quot;&amp;[.R19]&amp;&quot; &quot;&amp;[.S19]&amp;&quot; &quot;&amp;[.T19]&amp;&quot; &quot;&amp;[.U19]&amp;&quot; &quot;&amp;[.V19])" table:style-name="ce6"/>
          <table:table-cell office:value-type="string" office:string-value="" table:formula="of:=TRIM([.K20]&amp;&quot;  &quot;&amp;[.L20]&amp;&quot;  &quot;&amp;[.M20]&amp;&quot;  &quot;&amp;[.N20]&amp;&quot;  &quot;&amp;[.O20]&amp;&quot; &quot;&amp;[.P20]&amp;&quot; &quot;&amp;[.Q20]&amp;&quot; &quot;&amp;[.R20]&amp;&quot; &quot;&amp;[.S20]&amp;&quot; &quot;&amp;[.T20]&amp;&quot; &quot;&amp;[.U20]&amp;&quot; &quot;&amp;[.V20])" table:style-name="ce7"/>
          <table:table-cell office:value-type="string" office:string-value="" table:formula="of:=TRIM([.K21]&amp;&quot;  &quot;&amp;[.L21]&amp;&quot;  &quot;&amp;[.M21]&amp;&quot;  &quot;&amp;[.N21]&amp;&quot;  &quot;&amp;[.O21]&amp;&quot; &quot;&amp;[.P21]&amp;&quot; &quot;&amp;[.Q21]&amp;&quot; &quot;&amp;[.R21]&amp;&quot; &quot;&amp;[.S21]&amp;&quot; &quot;&amp;[.T21]&amp;&quot; &quot;&amp;[.U21]&amp;&quot; &quot;&amp;[.V21])" table:style-name="ce7"/>
          <table:table-cell table:style-name="ce15">
            <draw:frame draw:z-index="3" draw:id="id203" draw:style-name="a350" draw:name="Text Box 3" svg:x="0.23611in" svg:y="0.41667in" svg:width="1.26389in" svg:height="0.55556in">
              <draw:text-box>
                <text:p text:style-name="a347" text:class-names="" text:cond-style-name=""><text:span text:style-name="a346" text:class-names="">Something<text:s text:c="1"/></text:span></text:p>
                <text:p text:style-name="a349" text:class-names="" text:cond-style-name=""><text:span text:style-name="a348" text:class-names="">to learn</text:span></text:p>
              </draw:text-box>
              <svg:title/>
              <svg:desc/>
            </draw:frame>
          </table:table-cell>
          <table:table-cell table:number-columns-repeated="16377" table:style-name="ce11"/>
        </table:table-row>
        <table:table-row table:style-name="ro11">
          <table:table-cell table:style-name="ce11"/>
          <table:table-cell office:value-type="float" office:value="1" table:style-name="ce13">
            <text:p>1</text:p>
          </table:table-cell>
          <table:table-cell office:value-type="string" office:string-value="" table:formula="of:=TRIM([.K22]&amp;&quot;  &quot;&amp;[.L22]&amp;&quot;  &quot;&amp;[.M22]&amp;&quot;  &quot;&amp;[.N22]&amp;&quot;  &quot;&amp;[.O22]&amp;&quot; &quot;&amp;[.P22]&amp;&quot; &quot;&amp;[.Q22]&amp;&quot; &quot;&amp;[.R22]&amp;&quot; &quot;&amp;[.S22]&amp;&quot; &quot;&amp;[.T22]&amp;&quot; &quot;&amp;[.U22]&amp;&quot; &quot;&amp;[.V22])" table:style-name="ce6"/>
          <table:table-cell office:value-type="string" office:string-value="" table:formula="of:=TRIM([.K23]&amp;&quot;  &quot;&amp;[.L23]&amp;&quot;  &quot;&amp;[.M23]&amp;&quot;  &quot;&amp;[.N23]&amp;&quot;  &quot;&amp;[.O23]&amp;&quot; &quot;&amp;[.P23]&amp;&quot; &quot;&amp;[.Q23]&amp;&quot; &quot;&amp;[.R23]&amp;&quot; &quot;&amp;[.S23]&amp;&quot; &quot;&amp;[.T23]&amp;&quot; &quot;&amp;[.U23]&amp;&quot; &quot;&amp;[.V23])" table:style-name="ce6"/>
          <table:table-cell office:value-type="string" office:string-value="" table:formula="of:=TRIM([.K24]&amp;&quot;  &quot;&amp;[.L24]&amp;&quot;  &quot;&amp;[.M24]&amp;&quot;  &quot;&amp;[.N24]&amp;&quot;  &quot;&amp;[.O24]&amp;&quot; &quot;&amp;[.P24]&amp;&quot; &quot;&amp;[.Q24]&amp;&quot; &quot;&amp;[.R24]&amp;&quot; &quot;&amp;[.S24]&amp;&quot; &quot;&amp;[.T24]&amp;&quot; &quot;&amp;[.U24]&amp;&quot; &quot;&amp;[.V24])" table:style-name="ce7"/>
          <table:table-cell office:value-type="string" office:string-value="" table:formula="of:=TRIM([.K25]&amp;&quot;  &quot;&amp;[.L25]&amp;&quot;  &quot;&amp;[.M25]&amp;&quot;  &quot;&amp;[.N25]&amp;&quot;  &quot;&amp;[.O25]&amp;&quot; &quot;&amp;[.P25]&amp;&quot; &quot;&amp;[.Q25]&amp;&quot; &quot;&amp;[.R25]&amp;&quot; &quot;&amp;[.S25]&amp;&quot; &quot;&amp;[.T25]&amp;&quot; &quot;&amp;[.U25]&amp;&quot; &quot;&amp;[.V25])" table:style-name="ce7"/>
          <table:table-cell office:value-type="string" office:string-value="" table:formula="of:=TRIM([.K26]&amp;&quot;  &quot;&amp;[.L26]&amp;&quot;  &quot;&amp;[.M26]&amp;&quot;  &quot;&amp;[.N26]&amp;&quot;  &quot;&amp;[.O26]&amp;&quot; &quot;&amp;[.P26]&amp;&quot; &quot;&amp;[.Q26]&amp;&quot; &quot;&amp;[.R26]&amp;&quot; &quot;&amp;[.S26]&amp;&quot; &quot;&amp;[.T26]&amp;&quot; &quot;&amp;[.U26]&amp;&quot; &quot;&amp;[.V26])" table:style-name="ce7"/>
          <table:table-cell table:number-columns-repeated="16377" table:style-name="ce11"/>
        </table:table-row>
        <table:table-row table:style-name="ro12">
          <table:table-cell table:number-columns-repeated="2" table:style-name="ce11"/>
          <table:table-cell office:value-type="float" office:value="0" table:style-name="ce16">
            <text:p>0</text:p>
          </table:table-cell>
          <table:table-cell office:value-type="float" office:value="1" table:style-name="ce17">
            <text:p>1</text:p>
          </table:table-cell>
          <table:table-cell office:value-type="float" office:value="2" table:style-name="ce16">
            <text:p>2</text:p>
          </table:table-cell>
          <table:table-cell office:value-type="float" office:value="3" table:style-name="ce16">
            <text:p>3</text:p>
          </table:table-cell>
          <table:table-cell office:value-type="float" office:value="4" table:style-name="ce16">
            <text:p>4</text:p>
          </table:table-cell>
          <table:table-cell office:value-type="string" table:style-name="ce11">
            <text:p>Target minus current level</text:p>
          </table:table-cell>
          <table:table-cell table:number-columns-repeated="16376" table:style-name="ce11"/>
        </table:table-row>
        <table:table-row table:style-name="ro13">
          <table:table-cell table:style-name="ce11"/>
          <table:table-cell table:style-name="ce4"/>
          <table:table-cell table:number-columns-repeated="4" table:style-name="ce11"/>
          <table:table-cell office:value-type="string" table:style-name="ce18">
            <text:p>GAP</text:p>
          </table:table-cell>
          <table:table-cell table:number-columns-repeated="16377" table:style-name="ce11"/>
        </table:table-row>
        <table:table-row table:number-rows-repeated="3" table:style-name="ro9">
          <table:table-cell table:number-columns-repeated="16384"/>
        </table:table-row>
        <table:table-row table:style-name="ro14">
          <table:table-cell table:number-columns-repeated="8" table:style-name="ce11"/>
          <table:table-cell office:value-type="float" office:value="5" table:style-name="ce11">
            <text:p>5</text:p>
          </table:table-cell>
          <table:table-cell office:value-type="float" office:value="0" table:style-name="ce11">
            <text:p>0</text:p>
          </table:table-cell>
          <table:table-cell office:value-type="string" office:string-value="" table:formula="of:=IF(AND([Data.C$26]=[.$I12];[Data.D$26]=[.$J12]);[Data.C$3];&quot;&quot;)" table:style-name="ce3"/>
          <table:table-cell office:value-type="string" office:string-value="" table:formula="of:=IF(AND([Data.E$26]=[.$I12];[Data.F$26]=[.$J12]);[Data.E$3];&quot;&quot;)" table:style-name="ce3"/>
          <table:table-cell office:value-type="string" office:string-value="" table:formula="of:=IF(AND([Data.G$26]=[.$I12];[Data.H$26]=[.$J12]);[Data.G$3];&quot;&quot;)" table:style-name="ce3"/>
          <table:table-cell office:value-type="string" office:string-value="" table:formula="of:=IF(AND([Data.I$26]=[.$I12];[Data.J$26]=[.$J12]);[Data.I$3];&quot;&quot;)" table:style-name="ce3"/>
          <table:table-cell office:value-type="string" office:string-value="" table:formula="of:=IF(AND([Data.K$26]=[.$I12];[Data.L$26]=[.$J12]);[Data.K$3];&quot;&quot;)" table:style-name="ce3"/>
          <table:table-cell office:value-type="string" office:string-value="" table:formula="of:=IF(AND([Data.M$26]=[.$I12];[Data.N$26]=[.$J12]);[Data.M$3];&quot;&quot;)" table:style-name="ce3"/>
          <table:table-cell office:value-type="string" office:string-value="" table:formula="of:=IF(AND([Data.O$26]=[.$I12];[Data.P$26]=[.$J12]);[Data.O$3];&quot;&quot;)" table:style-name="ce3"/>
          <table:table-cell office:value-type="string" office:string-value="" table:formula="of:=IF(AND([Data.Q$26]=[.$I12];[Data.R$26]=[.$J12]);[Data.Q$3];&quot;&quot;)" table:style-name="ce3"/>
          <table:table-cell office:value-type="string" office:string-value="" table:formula="of:=IF(AND([Data.S$26]=[.$I12];[Data.T$26]=[.$J12]);[Data.S$3];&quot;&quot;)" table:style-name="ce3"/>
          <table:table-cell office:value-type="string" office:string-value="" table:formula="of:=IF(AND([Data.U$26]=[.$I12];[Data.V$26]=[.$J12]);[Data.U$3];&quot;&quot;)" table:style-name="ce3"/>
          <table:table-cell office:value-type="string" office:string-value="" table:formula="of:=IF(AND([Data.W$26]=[.$I12];[Data.X$26]=[.$J12]);[Data.W$3];&quot;&quot;)" table:style-name="ce3"/>
          <table:table-cell office:value-type="string" office:string-value="" table:formula="of:=IF(AND([Data.Y$26]=[.$I12];[Data.Z$26]=[.$J12]);[Data.Y$3];&quot;&quot;)" table:style-name="ce3"/>
          <table:table-cell table:number-columns-repeated="16362"/>
        </table:table-row>
        <table:table-row table:style-name="ro14">
          <table:table-cell table:number-columns-repeated="8" table:style-name="ce11"/>
          <table:table-cell office:value-type="float" office:value="4" table:style-name="ce11">
            <text:p>4</text:p>
          </table:table-cell>
          <table:table-cell office:value-type="float" office:value="0" table:style-name="ce11">
            <text:p>0</text:p>
          </table:table-cell>
          <table:table-cell office:value-type="string" office:string-value="" table:formula="of:=IF(AND([Data.C$26]=[.$I13];[Data.D$26]=[.$J13]);[Data.C$3];&quot;&quot;)" table:style-name="ce3"/>
          <table:table-cell office:value-type="string" office:string-value="" table:formula="of:=IF(AND([Data.E$26]=[.$I13];[Data.F$26]=[.$J13]);[Data.E$3];&quot;&quot;)" table:style-name="ce3"/>
          <table:table-cell office:value-type="string" office:string-value="" table:formula="of:=IF(AND([Data.G$26]=[.$I13];[Data.H$26]=[.$J13]);[Data.G$3];&quot;&quot;)" table:style-name="ce3"/>
          <table:table-cell office:value-type="string" office:string-value="" table:formula="of:=IF(AND([Data.I$26]=[.$I13];[Data.J$26]=[.$J13]);[Data.I$3];&quot;&quot;)" table:style-name="ce3"/>
          <table:table-cell office:value-type="string" office:string-value="" table:formula="of:=IF(AND([Data.K$26]=[.$I13];[Data.L$26]=[.$J13]);[Data.K$3];&quot;&quot;)" table:style-name="ce3"/>
          <table:table-cell office:value-type="string" office:string-value="" table:formula="of:=IF(AND([Data.M$26]=[.$I13];[Data.N$26]=[.$J13]);[Data.M$3];&quot;&quot;)" table:style-name="ce3"/>
          <table:table-cell office:value-type="string" office:string-value="" table:formula="of:=IF(AND([Data.O$26]=[.$I13];[Data.P$26]=[.$J13]);[Data.O$3];&quot;&quot;)" table:style-name="ce3"/>
          <table:table-cell office:value-type="string" office:string-value="" table:formula="of:=IF(AND([Data.Q$26]=[.$I13];[Data.R$26]=[.$J13]);[Data.Q$3];&quot;&quot;)" table:style-name="ce3"/>
          <table:table-cell office:value-type="string" office:string-value="" table:formula="of:=IF(AND([Data.S$26]=[.$I13];[Data.T$26]=[.$J13]);[Data.S$3];&quot;&quot;)" table:style-name="ce3"/>
          <table:table-cell office:value-type="string" office:string-value="" table:formula="of:=IF(AND([Data.U$26]=[.$I13];[Data.V$26]=[.$J13]);[Data.U$3];&quot;&quot;)" table:style-name="ce3"/>
          <table:table-cell office:value-type="string" office:string-value="" table:formula="of:=IF(AND([Data.W$26]=[.$I13];[Data.X$26]=[.$J13]);[Data.W$3];&quot;&quot;)" table:style-name="ce3"/>
          <table:table-cell office:value-type="string" office:string-value="" table:formula="of:=IF(AND([Data.Y$26]=[.$I13];[Data.Z$26]=[.$J13]);[Data.Y$3];&quot;&quot;)" table:style-name="ce3"/>
          <table:table-cell table:number-columns-repeated="16362"/>
        </table:table-row>
        <table:table-row table:style-name="ro14">
          <table:table-cell table:number-columns-repeated="8" table:style-name="ce11"/>
          <table:table-cell office:value-type="float" office:value="4" table:style-name="ce11">
            <text:p>4</text:p>
          </table:table-cell>
          <table:table-cell office:value-type="float" office:value="1" table:style-name="ce11">
            <text:p>1</text:p>
          </table:table-cell>
          <table:table-cell office:value-type="string" office:string-value="" table:formula="of:=IF(AND([Data.C$26]=[.$I14];[Data.D$26]=[.$J14]);[Data.C$3];&quot;&quot;)" table:style-name="ce3"/>
          <table:table-cell office:value-type="string" office:string-value="" table:formula="of:=IF(AND([Data.E$26]=[.$I14];[Data.F$26]=[.$J14]);[Data.E$3];&quot;&quot;)" table:style-name="ce3"/>
          <table:table-cell office:value-type="string" office:string-value="" table:formula="of:=IF(AND([Data.G$26]=[.$I14];[Data.H$26]=[.$J14]);[Data.G$3];&quot;&quot;)" table:style-name="ce3"/>
          <table:table-cell office:value-type="string" office:string-value="" table:formula="of:=IF(AND([Data.I$26]=[.$I14];[Data.J$26]=[.$J14]);[Data.I$3];&quot;&quot;)" table:style-name="ce3"/>
          <table:table-cell office:value-type="string" office:string-value="" table:formula="of:=IF(AND([Data.K$26]=[.$I14];[Data.L$26]=[.$J14]);[Data.K$3];&quot;&quot;)" table:style-name="ce3"/>
          <table:table-cell office:value-type="string" office:string-value="" table:formula="of:=IF(AND([Data.M$26]=[.$I14];[Data.N$26]=[.$J14]);[Data.M$3];&quot;&quot;)" table:style-name="ce3"/>
          <table:table-cell office:value-type="string" office:string-value="" table:formula="of:=IF(AND([Data.O$26]=[.$I14];[Data.P$26]=[.$J14]);[Data.O$3];&quot;&quot;)" table:style-name="ce3"/>
          <table:table-cell office:value-type="string" office:string-value="" table:formula="of:=IF(AND([Data.Q$26]=[.$I14];[Data.R$26]=[.$J14]);[Data.Q$3];&quot;&quot;)" table:style-name="ce3"/>
          <table:table-cell office:value-type="string" office:string-value="" table:formula="of:=IF(AND([Data.S$26]=[.$I14];[Data.T$26]=[.$J14]);[Data.S$3];&quot;&quot;)" table:style-name="ce3"/>
          <table:table-cell office:value-type="string" office:string-value="" table:formula="of:=IF(AND([Data.U$26]=[.$I14];[Data.V$26]=[.$J14]);[Data.U$3];&quot;&quot;)" table:style-name="ce3"/>
          <table:table-cell office:value-type="string" office:string-value="" table:formula="of:=IF(AND([Data.W$26]=[.$I14];[Data.X$26]=[.$J14]);[Data.W$3];&quot;&quot;)" table:style-name="ce3"/>
          <table:table-cell office:value-type="string" office:string-value="" table:formula="of:=IF(AND([Data.Y$26]=[.$I14];[Data.Z$26]=[.$J14]);[Data.Y$3];&quot;&quot;)" table:style-name="ce3"/>
          <table:table-cell table:number-columns-repeated="16362"/>
        </table:table-row>
        <table:table-row table:style-name="ro14">
          <table:table-cell table:number-columns-repeated="8" table:style-name="ce11"/>
          <table:table-cell office:value-type="float" office:value="3" table:style-name="ce2">
            <text:p>3</text:p>
          </table:table-cell>
          <table:table-cell office:value-type="float" office:value="0" table:style-name="ce11">
            <text:p>0</text:p>
          </table:table-cell>
          <table:table-cell office:value-type="string" office:string-value="" table:formula="of:=IF(AND([Data.C$26]=[.$I15];[Data.D$26]=[.$J15]);[Data.C$3];&quot;&quot;)" table:style-name="ce3"/>
          <table:table-cell office:value-type="string" office:string-value="" table:formula="of:=IF(AND([Data.E$26]=[.$I15];[Data.F$26]=[.$J15]);[Data.E$3];&quot;&quot;)" table:style-name="ce3"/>
          <table:table-cell office:value-type="string" office:string-value="" table:formula="of:=IF(AND([Data.G$26]=[.$I15];[Data.H$26]=[.$J15]);[Data.G$3];&quot;&quot;)" table:style-name="ce3"/>
          <table:table-cell office:value-type="string" office:string-value="" table:formula="of:=IF(AND([Data.I$26]=[.$I15];[Data.J$26]=[.$J15]);[Data.I$3];&quot;&quot;)" table:style-name="ce3"/>
          <table:table-cell office:value-type="string" office:string-value="" table:formula="of:=IF(AND([Data.K$26]=[.$I15];[Data.L$26]=[.$J15]);[Data.K$3];&quot;&quot;)" table:style-name="ce3"/>
          <table:table-cell office:value-type="string" office:string-value="" table:formula="of:=IF(AND([Data.M$26]=[.$I15];[Data.N$26]=[.$J15]);[Data.M$3];&quot;&quot;)" table:style-name="ce3"/>
          <table:table-cell office:value-type="string" office:string-value="" table:formula="of:=IF(AND([Data.O$26]=[.$I15];[Data.P$26]=[.$J15]);[Data.O$3];&quot;&quot;)" table:style-name="ce3"/>
          <table:table-cell office:value-type="string" office:string-value="" table:formula="of:=IF(AND([Data.Q$26]=[.$I15];[Data.R$26]=[.$J15]);[Data.Q$3];&quot;&quot;)" table:style-name="ce3"/>
          <table:table-cell office:value-type="string" office:string-value="" table:formula="of:=IF(AND([Data.S$26]=[.$I15];[Data.T$26]=[.$J15]);[Data.S$3];&quot;&quot;)" table:style-name="ce3"/>
          <table:table-cell office:value-type="string" office:string-value="" table:formula="of:=IF(AND([Data.U$26]=[.$I15];[Data.V$26]=[.$J15]);[Data.U$3];&quot;&quot;)" table:style-name="ce3"/>
          <table:table-cell office:value-type="string" office:string-value="" table:formula="of:=IF(AND([Data.W$26]=[.$I15];[Data.X$26]=[.$J15]);[Data.W$3];&quot;&quot;)" table:style-name="ce3"/>
          <table:table-cell office:value-type="string" office:string-value="" table:formula="of:=IF(AND([Data.Y$26]=[.$I15];[Data.Z$26]=[.$J15]);[Data.Y$3];&quot;&quot;)" table:style-name="ce3"/>
          <table:table-cell table:number-columns-repeated="16362"/>
        </table:table-row>
        <table:table-row table:style-name="ro14">
          <table:table-cell table:number-columns-repeated="8" table:style-name="ce11"/>
          <table:table-cell office:value-type="float" office:value="3" table:style-name="ce2">
            <text:p>3</text:p>
          </table:table-cell>
          <table:table-cell office:value-type="float" office:value="1" table:style-name="ce11">
            <text:p>1</text:p>
          </table:table-cell>
          <table:table-cell office:value-type="string" office:string-value="" table:formula="of:=IF(AND([Data.C$26]=[.$I16];[Data.D$26]=[.$J16]);[Data.C$3];&quot;&quot;)" table:style-name="ce3"/>
          <table:table-cell office:value-type="string" office:string-value="" table:formula="of:=IF(AND([Data.E$26]=[.$I16];[Data.F$26]=[.$J16]);[Data.E$3];&quot;&quot;)" table:style-name="ce3"/>
          <table:table-cell office:value-type="string" office:string-value="" table:formula="of:=IF(AND([Data.G$26]=[.$I16];[Data.H$26]=[.$J16]);[Data.G$3];&quot;&quot;)" table:style-name="ce3"/>
          <table:table-cell office:value-type="string" office:string-value="" table:formula="of:=IF(AND([Data.I$26]=[.$I16];[Data.J$26]=[.$J16]);[Data.I$3];&quot;&quot;)" table:style-name="ce3"/>
          <table:table-cell office:value-type="string" office:string-value="" table:formula="of:=IF(AND([Data.K$26]=[.$I16];[Data.L$26]=[.$J16]);[Data.K$3];&quot;&quot;)" table:style-name="ce3"/>
          <table:table-cell office:value-type="string" office:string-value="" table:formula="of:=IF(AND([Data.M$26]=[.$I16];[Data.N$26]=[.$J16]);[Data.M$3];&quot;&quot;)" table:style-name="ce3"/>
          <table:table-cell office:value-type="string" office:string-value="" table:formula="of:=IF(AND([Data.O$26]=[.$I16];[Data.P$26]=[.$J16]);[Data.O$3];&quot;&quot;)" table:style-name="ce3"/>
          <table:table-cell office:value-type="string" office:string-value="" table:formula="of:=IF(AND([Data.Q$26]=[.$I16];[Data.R$26]=[.$J16]);[Data.Q$3];&quot;&quot;)" table:style-name="ce3"/>
          <table:table-cell office:value-type="string" office:string-value="" table:formula="of:=IF(AND([Data.S$26]=[.$I16];[Data.T$26]=[.$J16]);[Data.S$3];&quot;&quot;)" table:style-name="ce3"/>
          <table:table-cell office:value-type="string" office:string-value="" table:formula="of:=IF(AND([Data.U$26]=[.$I16];[Data.V$26]=[.$J16]);[Data.U$3];&quot;&quot;)" table:style-name="ce3"/>
          <table:table-cell office:value-type="string" office:string-value="" table:formula="of:=IF(AND([Data.W$26]=[.$I16];[Data.X$26]=[.$J16]);[Data.W$3];&quot;&quot;)" table:style-name="ce3"/>
          <table:table-cell office:value-type="string" office:string-value="" table:formula="of:=IF(AND([Data.Y$26]=[.$I16];[Data.Z$26]=[.$J16]);[Data.Y$3];&quot;&quot;)" table:style-name="ce3"/>
          <table:table-cell table:number-columns-repeated="16362"/>
        </table:table-row>
        <table:table-row table:style-name="ro14">
          <table:table-cell table:number-columns-repeated="6"/>
          <table:table-cell table:number-columns-repeated="2" table:style-name="ce11"/>
          <table:table-cell office:value-type="float" office:value="3" table:style-name="ce2">
            <text:p>3</text:p>
          </table:table-cell>
          <table:table-cell office:value-type="float" office:value="2" table:style-name="ce11">
            <text:p>2</text:p>
          </table:table-cell>
          <table:table-cell office:value-type="string" office:string-value="" table:formula="of:=IF(AND([Data.C$26]=[.$I17];[Data.D$26]=[.$J17]);[Data.C$3];&quot;&quot;)" table:style-name="ce3"/>
          <table:table-cell office:value-type="string" office:string-value="" table:formula="of:=IF(AND([Data.E$26]=[.$I17];[Data.F$26]=[.$J17]);[Data.E$3];&quot;&quot;)" table:style-name="ce3"/>
          <table:table-cell office:value-type="string" office:string-value="" table:formula="of:=IF(AND([Data.G$26]=[.$I17];[Data.H$26]=[.$J17]);[Data.G$3];&quot;&quot;)" table:style-name="ce3"/>
          <table:table-cell office:value-type="string" office:string-value="" table:formula="of:=IF(AND([Data.I$26]=[.$I17];[Data.J$26]=[.$J17]);[Data.I$3];&quot;&quot;)" table:style-name="ce3"/>
          <table:table-cell office:value-type="string" office:string-value="" table:formula="of:=IF(AND([Data.K$26]=[.$I17];[Data.L$26]=[.$J17]);[Data.K$3];&quot;&quot;)" table:style-name="ce3"/>
          <table:table-cell office:value-type="string" office:string-value="" table:formula="of:=IF(AND([Data.M$26]=[.$I17];[Data.N$26]=[.$J17]);[Data.M$3];&quot;&quot;)" table:style-name="ce3"/>
          <table:table-cell office:value-type="string" office:string-value="" table:formula="of:=IF(AND([Data.O$26]=[.$I17];[Data.P$26]=[.$J17]);[Data.O$3];&quot;&quot;)" table:style-name="ce3"/>
          <table:table-cell office:value-type="string" office:string-value="" table:formula="of:=IF(AND([Data.Q$26]=[.$I17];[Data.R$26]=[.$J17]);[Data.Q$3];&quot;&quot;)" table:style-name="ce3"/>
          <table:table-cell office:value-type="string" office:string-value="" table:formula="of:=IF(AND([Data.S$26]=[.$I17];[Data.T$26]=[.$J17]);[Data.S$3];&quot;&quot;)" table:style-name="ce3"/>
          <table:table-cell office:value-type="string" office:string-value="" table:formula="of:=IF(AND([Data.U$26]=[.$I17];[Data.V$26]=[.$J17]);[Data.U$3];&quot;&quot;)" table:style-name="ce3"/>
          <table:table-cell office:value-type="string" office:string-value="" table:formula="of:=IF(AND([Data.W$26]=[.$I17];[Data.X$26]=[.$J17]);[Data.W$3];&quot;&quot;)" table:style-name="ce3"/>
          <table:table-cell office:value-type="string" office:string-value="" table:formula="of:=IF(AND([Data.Y$26]=[.$I17];[Data.Z$26]=[.$J17]);[Data.Y$3];&quot;&quot;)" table:style-name="ce3"/>
          <table:table-cell table:number-columns-repeated="16362"/>
        </table:table-row>
        <table:table-row table:style-name="ro14">
          <table:table-cell table:number-columns-repeated="6"/>
          <table:table-cell table:number-columns-repeated="2" table:style-name="ce11"/>
          <table:table-cell office:value-type="float" office:value="2" table:style-name="ce2">
            <text:p>2</text:p>
          </table:table-cell>
          <table:table-cell office:value-type="float" office:value="0" table:style-name="ce11">
            <text:p>0</text:p>
          </table:table-cell>
          <table:table-cell office:value-type="string" office:string-value="" table:formula="of:=IF(AND([Data.C$26]=[.$I18];[Data.D$26]=[.$J18]);[Data.C$3];&quot;&quot;)" table:style-name="ce3"/>
          <table:table-cell office:value-type="string" office:string-value="" table:formula="of:=IF(AND([Data.E$26]=[.$I18];[Data.F$26]=[.$J18]);[Data.E$3];&quot;&quot;)" table:style-name="ce3"/>
          <table:table-cell office:value-type="string" office:string-value="" table:formula="of:=IF(AND([Data.G$26]=[.$I18];[Data.H$26]=[.$J18]);[Data.G$3];&quot;&quot;)" table:style-name="ce3"/>
          <table:table-cell office:value-type="string" office:string-value="" table:formula="of:=IF(AND([Data.I$26]=[.$I18];[Data.J$26]=[.$J18]);[Data.I$3];&quot;&quot;)" table:style-name="ce3"/>
          <table:table-cell office:value-type="string" office:string-value="" table:formula="of:=IF(AND([Data.K$26]=[.$I18];[Data.L$26]=[.$J18]);[Data.K$3];&quot;&quot;)" table:style-name="ce3"/>
          <table:table-cell office:value-type="string" office:string-value="" table:formula="of:=IF(AND([Data.M$26]=[.$I18];[Data.N$26]=[.$J18]);[Data.M$3];&quot;&quot;)" table:style-name="ce3"/>
          <table:table-cell office:value-type="string" office:string-value="" table:formula="of:=IF(AND([Data.O$26]=[.$I18];[Data.P$26]=[.$J18]);[Data.O$3];&quot;&quot;)" table:style-name="ce3"/>
          <table:table-cell office:value-type="string" office:string-value="" table:formula="of:=IF(AND([Data.Q$26]=[.$I18];[Data.R$26]=[.$J18]);[Data.Q$3];&quot;&quot;)" table:style-name="ce3"/>
          <table:table-cell office:value-type="string" office:string-value="" table:formula="of:=IF(AND([Data.S$26]=[.$I18];[Data.T$26]=[.$J18]);[Data.S$3];&quot;&quot;)" table:style-name="ce3"/>
          <table:table-cell office:value-type="string" office:string-value="" table:formula="of:=IF(AND([Data.U$26]=[.$I18];[Data.V$26]=[.$J18]);[Data.U$3];&quot;&quot;)" table:style-name="ce3"/>
          <table:table-cell office:value-type="string" office:string-value="" table:formula="of:=IF(AND([Data.W$26]=[.$I18];[Data.X$26]=[.$J18]);[Data.W$3];&quot;&quot;)" table:style-name="ce3"/>
          <table:table-cell office:value-type="string" office:string-value="" table:formula="of:=IF(AND([Data.Y$26]=[.$I18];[Data.Z$26]=[.$J18]);[Data.Y$3];&quot;&quot;)" table:style-name="ce3"/>
          <table:table-cell table:number-columns-repeated="16362"/>
        </table:table-row>
        <table:table-row table:style-name="ro14">
          <table:table-cell table:number-columns-repeated="6"/>
          <table:table-cell table:number-columns-repeated="2" table:style-name="ce11"/>
          <table:table-cell office:value-type="float" office:value="2" table:style-name="ce2">
            <text:p>2</text:p>
          </table:table-cell>
          <table:table-cell office:value-type="float" office:value="1" table:style-name="ce11">
            <text:p>1</text:p>
          </table:table-cell>
          <table:table-cell office:value-type="string" office:string-value="" table:formula="of:=IF(AND([Data.C$26]=[.$I19];[Data.D$26]=[.$J19]);[Data.C$3];&quot;&quot;)" table:style-name="ce3"/>
          <table:table-cell office:value-type="string" office:string-value="" table:formula="of:=IF(AND([Data.E$26]=[.$I19];[Data.F$26]=[.$J19]);[Data.E$3];&quot;&quot;)" table:style-name="ce3"/>
          <table:table-cell office:value-type="string" office:string-value="" table:formula="of:=IF(AND([Data.G$26]=[.$I19];[Data.H$26]=[.$J19]);[Data.G$3];&quot;&quot;)" table:style-name="ce3"/>
          <table:table-cell office:value-type="string" office:string-value="" table:formula="of:=IF(AND([Data.I$26]=[.$I19];[Data.J$26]=[.$J19]);[Data.I$3];&quot;&quot;)" table:style-name="ce3"/>
          <table:table-cell office:value-type="string" office:string-value="" table:formula="of:=IF(AND([Data.K$26]=[.$I19];[Data.L$26]=[.$J19]);[Data.K$3];&quot;&quot;)" table:style-name="ce3"/>
          <table:table-cell office:value-type="string" office:string-value="" table:formula="of:=IF(AND([Data.M$26]=[.$I19];[Data.N$26]=[.$J19]);[Data.M$3];&quot;&quot;)" table:style-name="ce3"/>
          <table:table-cell office:value-type="string" office:string-value="" table:formula="of:=IF(AND([Data.O$26]=[.$I19];[Data.P$26]=[.$J19]);[Data.O$3];&quot;&quot;)" table:style-name="ce3"/>
          <table:table-cell office:value-type="string" office:string-value="" table:formula="of:=IF(AND([Data.Q$26]=[.$I19];[Data.R$26]=[.$J19]);[Data.Q$3];&quot;&quot;)" table:style-name="ce3"/>
          <table:table-cell office:value-type="string" office:string-value="" table:formula="of:=IF(AND([Data.S$26]=[.$I19];[Data.T$26]=[.$J19]);[Data.S$3];&quot;&quot;)" table:style-name="ce3"/>
          <table:table-cell office:value-type="string" office:string-value="" table:formula="of:=IF(AND([Data.U$26]=[.$I19];[Data.V$26]=[.$J19]);[Data.U$3];&quot;&quot;)" table:style-name="ce3"/>
          <table:table-cell office:value-type="string" office:string-value="" table:formula="of:=IF(AND([Data.W$26]=[.$I19];[Data.X$26]=[.$J19]);[Data.W$3];&quot;&quot;)" table:style-name="ce3"/>
          <table:table-cell office:value-type="string" office:string-value="" table:formula="of:=IF(AND([Data.Y$26]=[.$I19];[Data.Z$26]=[.$J19]);[Data.Y$3];&quot;&quot;)" table:style-name="ce3"/>
          <table:table-cell table:number-columns-repeated="16362"/>
        </table:table-row>
        <table:table-row table:style-name="ro14">
          <table:table-cell table:number-columns-repeated="6"/>
          <table:table-cell table:number-columns-repeated="2" table:style-name="ce11"/>
          <table:table-cell office:value-type="float" office:value="2" table:style-name="ce2">
            <text:p>2</text:p>
          </table:table-cell>
          <table:table-cell office:value-type="float" office:value="2" table:style-name="ce11">
            <text:p>2</text:p>
          </table:table-cell>
          <table:table-cell office:value-type="string" office:string-value="" table:formula="of:=IF(AND([Data.C$26]=[.$I20];[Data.D$26]=[.$J20]);[Data.C$3];&quot;&quot;)" table:style-name="ce3"/>
          <table:table-cell office:value-type="string" office:string-value="" table:formula="of:=IF(AND([Data.E$26]=[.$I20];[Data.F$26]=[.$J20]);[Data.E$3];&quot;&quot;)" table:style-name="ce3"/>
          <table:table-cell office:value-type="string" office:string-value="" table:formula="of:=IF(AND([Data.G$26]=[.$I20];[Data.H$26]=[.$J20]);[Data.G$3];&quot;&quot;)" table:style-name="ce3"/>
          <table:table-cell office:value-type="string" office:string-value="" table:formula="of:=IF(AND([Data.I$26]=[.$I20];[Data.J$26]=[.$J20]);[Data.I$3];&quot;&quot;)" table:style-name="ce3"/>
          <table:table-cell office:value-type="string" office:string-value="" table:formula="of:=IF(AND([Data.K$26]=[.$I20];[Data.L$26]=[.$J20]);[Data.K$3];&quot;&quot;)" table:style-name="ce3"/>
          <table:table-cell office:value-type="string" office:string-value="" table:formula="of:=IF(AND([Data.M$26]=[.$I20];[Data.N$26]=[.$J20]);[Data.M$3];&quot;&quot;)" table:style-name="ce3"/>
          <table:table-cell office:value-type="string" office:string-value="" table:formula="of:=IF(AND([Data.O$26]=[.$I20];[Data.P$26]=[.$J20]);[Data.O$3];&quot;&quot;)" table:style-name="ce3"/>
          <table:table-cell office:value-type="string" office:string-value="" table:formula="of:=IF(AND([Data.Q$26]=[.$I20];[Data.R$26]=[.$J20]);[Data.Q$3];&quot;&quot;)" table:style-name="ce3"/>
          <table:table-cell office:value-type="string" office:string-value="" table:formula="of:=IF(AND([Data.S$26]=[.$I20];[Data.T$26]=[.$J20]);[Data.S$3];&quot;&quot;)" table:style-name="ce3"/>
          <table:table-cell office:value-type="string" office:string-value="" table:formula="of:=IF(AND([Data.U$26]=[.$I20];[Data.V$26]=[.$J20]);[Data.U$3];&quot;&quot;)" table:style-name="ce3"/>
          <table:table-cell office:value-type="string" office:string-value="" table:formula="of:=IF(AND([Data.W$26]=[.$I20];[Data.X$26]=[.$J20]);[Data.W$3];&quot;&quot;)" table:style-name="ce3"/>
          <table:table-cell office:value-type="string" office:string-value="" table:formula="of:=IF(AND([Data.Y$26]=[.$I20];[Data.Z$26]=[.$J20]);[Data.Y$3];&quot;&quot;)" table:style-name="ce3"/>
          <table:table-cell table:number-columns-repeated="16362"/>
        </table:table-row>
        <table:table-row table:style-name="ro14">
          <table:table-cell table:number-columns-repeated="6"/>
          <table:table-cell table:number-columns-repeated="2" table:style-name="ce11"/>
          <table:table-cell office:value-type="float" office:value="2" table:style-name="ce2">
            <text:p>2</text:p>
          </table:table-cell>
          <table:table-cell office:value-type="float" office:value="3" table:style-name="ce11">
            <text:p>3</text:p>
          </table:table-cell>
          <table:table-cell office:value-type="string" office:string-value="" table:formula="of:=IF(AND([Data.C$26]=[.$I21];[Data.D$26]=[.$J21]);[Data.C$3];&quot;&quot;)" table:style-name="ce3"/>
          <table:table-cell office:value-type="string" office:string-value="" table:formula="of:=IF(AND([Data.E$26]=[.$I21];[Data.F$26]=[.$J21]);[Data.E$3];&quot;&quot;)" table:style-name="ce3"/>
          <table:table-cell office:value-type="string" office:string-value="" table:formula="of:=IF(AND([Data.G$26]=[.$I21];[Data.H$26]=[.$J21]);[Data.G$3];&quot;&quot;)" table:style-name="ce3"/>
          <table:table-cell office:value-type="string" office:string-value="" table:formula="of:=IF(AND([Data.I$26]=[.$I21];[Data.J$26]=[.$J21]);[Data.I$3];&quot;&quot;)" table:style-name="ce3"/>
          <table:table-cell office:value-type="string" office:string-value="" table:formula="of:=IF(AND([Data.K$26]=[.$I21];[Data.L$26]=[.$J21]);[Data.K$3];&quot;&quot;)" table:style-name="ce3"/>
          <table:table-cell office:value-type="string" office:string-value="" table:formula="of:=IF(AND([Data.M$26]=[.$I21];[Data.N$26]=[.$J21]);[Data.M$3];&quot;&quot;)" table:style-name="ce3"/>
          <table:table-cell office:value-type="string" office:string-value="" table:formula="of:=IF(AND([Data.O$26]=[.$I21];[Data.P$26]=[.$J21]);[Data.O$3];&quot;&quot;)" table:style-name="ce3"/>
          <table:table-cell office:value-type="string" office:string-value="" table:formula="of:=IF(AND([Data.Q$26]=[.$I21];[Data.R$26]=[.$J21]);[Data.Q$3];&quot;&quot;)" table:style-name="ce3"/>
          <table:table-cell office:value-type="string" office:string-value="" table:formula="of:=IF(AND([Data.S$26]=[.$I21];[Data.T$26]=[.$J21]);[Data.S$3];&quot;&quot;)" table:style-name="ce3"/>
          <table:table-cell office:value-type="string" office:string-value="" table:formula="of:=IF(AND([Data.U$26]=[.$I21];[Data.V$26]=[.$J21]);[Data.U$3];&quot;&quot;)" table:style-name="ce3"/>
          <table:table-cell office:value-type="string" office:string-value="" table:formula="of:=IF(AND([Data.W$26]=[.$I21];[Data.X$26]=[.$J21]);[Data.W$3];&quot;&quot;)" table:style-name="ce3"/>
          <table:table-cell office:value-type="string" office:string-value="" table:formula="of:=IF(AND([Data.Y$26]=[.$I21];[Data.Z$26]=[.$J21]);[Data.Y$3];&quot;&quot;)" table:style-name="ce3"/>
          <table:table-cell table:number-columns-repeated="16362"/>
        </table:table-row>
        <table:table-row table:style-name="ro14">
          <table:table-cell table:number-columns-repeated="6"/>
          <table:table-cell table:number-columns-repeated="2" table:style-name="ce11"/>
          <table:table-cell office:value-type="float" office:value="1" table:style-name="ce2">
            <text:p>1</text:p>
          </table:table-cell>
          <table:table-cell office:value-type="float" office:value="0" table:style-name="ce11">
            <text:p>0</text:p>
          </table:table-cell>
          <table:table-cell office:value-type="string" office:string-value="" table:formula="of:=IF(AND([Data.C$26]=[.$I22];[Data.D$26]=[.$J22]);[Data.C$3];&quot;&quot;)" table:style-name="ce3"/>
          <table:table-cell office:value-type="string" office:string-value="" table:formula="of:=IF(AND([Data.E$26]=[.$I22];[Data.F$26]=[.$J22]);[Data.E$3];&quot;&quot;)" table:style-name="ce3"/>
          <table:table-cell office:value-type="string" office:string-value="" table:formula="of:=IF(AND([Data.G$26]=[.$I22];[Data.H$26]=[.$J22]);[Data.G$3];&quot;&quot;)" table:style-name="ce3"/>
          <table:table-cell office:value-type="string" office:string-value="" table:formula="of:=IF(AND([Data.I$26]=[.$I22];[Data.J$26]=[.$J22]);[Data.I$3];&quot;&quot;)" table:style-name="ce3"/>
          <table:table-cell office:value-type="string" office:string-value="" table:formula="of:=IF(AND([Data.K$26]=[.$I22];[Data.L$26]=[.$J22]);[Data.K$3];&quot;&quot;)" table:style-name="ce3"/>
          <table:table-cell office:value-type="string" office:string-value="" table:formula="of:=IF(AND([Data.M$26]=[.$I22];[Data.N$26]=[.$J22]);[Data.M$3];&quot;&quot;)" table:style-name="ce3"/>
          <table:table-cell office:value-type="string" office:string-value="" table:formula="of:=IF(AND([Data.O$26]=[.$I22];[Data.P$26]=[.$J22]);[Data.O$3];&quot;&quot;)" table:style-name="ce3"/>
          <table:table-cell office:value-type="string" office:string-value="" table:formula="of:=IF(AND([Data.Q$26]=[.$I22];[Data.R$26]=[.$J22]);[Data.Q$3];&quot;&quot;)" table:style-name="ce3"/>
          <table:table-cell office:value-type="string" office:string-value="" table:formula="of:=IF(AND([Data.S$26]=[.$I22];[Data.T$26]=[.$J22]);[Data.S$3];&quot;&quot;)" table:style-name="ce3"/>
          <table:table-cell office:value-type="string" office:string-value="" table:formula="of:=IF(AND([Data.U$26]=[.$I22];[Data.V$26]=[.$J22]);[Data.U$3];&quot;&quot;)" table:style-name="ce3"/>
          <table:table-cell office:value-type="string" office:string-value="" table:formula="of:=IF(AND([Data.W$26]=[.$I22];[Data.X$26]=[.$J22]);[Data.W$3];&quot;&quot;)" table:style-name="ce3"/>
          <table:table-cell office:value-type="string" office:string-value="" table:formula="of:=IF(AND([Data.Y$26]=[.$I22];[Data.Z$26]=[.$J22]);[Data.Y$3];&quot;&quot;)" table:style-name="ce3"/>
          <table:table-cell table:number-columns-repeated="16362"/>
        </table:table-row>
        <table:table-row table:style-name="ro14">
          <table:table-cell table:number-columns-repeated="6"/>
          <table:table-cell table:number-columns-repeated="2" table:style-name="ce11"/>
          <table:table-cell office:value-type="float" office:value="1" table:style-name="ce2">
            <text:p>1</text:p>
          </table:table-cell>
          <table:table-cell office:value-type="float" office:value="1" table:style-name="ce11">
            <text:p>1</text:p>
          </table:table-cell>
          <table:table-cell office:value-type="string" office:string-value="" table:formula="of:=IF(AND([Data.C$26]=[.$I23];[Data.D$26]=[.$J23]);[Data.C$3];&quot;&quot;)" table:style-name="ce3"/>
          <table:table-cell office:value-type="string" office:string-value="" table:formula="of:=IF(AND([Data.E$26]=[.$I23];[Data.F$26]=[.$J23]);[Data.E$3];&quot;&quot;)" table:style-name="ce3"/>
          <table:table-cell office:value-type="string" office:string-value="" table:formula="of:=IF(AND([Data.G$26]=[.$I23];[Data.H$26]=[.$J23]);[Data.G$3];&quot;&quot;)" table:style-name="ce3"/>
          <table:table-cell office:value-type="string" office:string-value="" table:formula="of:=IF(AND([Data.I$26]=[.$I23];[Data.J$26]=[.$J23]);[Data.I$3];&quot;&quot;)" table:style-name="ce3"/>
          <table:table-cell office:value-type="string" office:string-value="" table:formula="of:=IF(AND([Data.K$26]=[.$I23];[Data.L$26]=[.$J23]);[Data.K$3];&quot;&quot;)" table:style-name="ce3"/>
          <table:table-cell office:value-type="string" office:string-value="" table:formula="of:=IF(AND([Data.M$26]=[.$I23];[Data.N$26]=[.$J23]);[Data.M$3];&quot;&quot;)" table:style-name="ce3"/>
          <table:table-cell office:value-type="string" office:string-value="" table:formula="of:=IF(AND([Data.O$26]=[.$I23];[Data.P$26]=[.$J23]);[Data.O$3];&quot;&quot;)" table:style-name="ce3"/>
          <table:table-cell office:value-type="string" office:string-value="" table:formula="of:=IF(AND([Data.Q$26]=[.$I23];[Data.R$26]=[.$J23]);[Data.Q$3];&quot;&quot;)" table:style-name="ce3"/>
          <table:table-cell office:value-type="string" office:string-value="" table:formula="of:=IF(AND([Data.S$26]=[.$I23];[Data.T$26]=[.$J23]);[Data.S$3];&quot;&quot;)" table:style-name="ce3"/>
          <table:table-cell office:value-type="string" office:string-value="" table:formula="of:=IF(AND([Data.U$26]=[.$I23];[Data.V$26]=[.$J23]);[Data.U$3];&quot;&quot;)" table:style-name="ce3"/>
          <table:table-cell office:value-type="string" office:string-value="" table:formula="of:=IF(AND([Data.W$26]=[.$I23];[Data.X$26]=[.$J23]);[Data.W$3];&quot;&quot;)" table:style-name="ce3"/>
          <table:table-cell office:value-type="string" office:string-value="" table:formula="of:=IF(AND([Data.Y$26]=[.$I23];[Data.Z$26]=[.$J23]);[Data.Y$3];&quot;&quot;)" table:style-name="ce3"/>
          <table:table-cell table:number-columns-repeated="16362"/>
        </table:table-row>
        <table:table-row table:style-name="ro14">
          <table:table-cell table:number-columns-repeated="6"/>
          <table:table-cell table:number-columns-repeated="2" table:style-name="ce11"/>
          <table:table-cell office:value-type="float" office:value="1" table:style-name="ce2">
            <text:p>1</text:p>
          </table:table-cell>
          <table:table-cell office:value-type="float" office:value="2" table:style-name="ce11">
            <text:p>2</text:p>
          </table:table-cell>
          <table:table-cell office:value-type="string" office:string-value="" table:formula="of:=IF(AND([Data.C$26]=[.$I24];[Data.D$26]=[.$J24]);[Data.C$3];&quot;&quot;)" table:style-name="ce3"/>
          <table:table-cell office:value-type="string" office:string-value="" table:formula="of:=IF(AND([Data.E$26]=[.$I24];[Data.F$26]=[.$J24]);[Data.E$3];&quot;&quot;)" table:style-name="ce3"/>
          <table:table-cell office:value-type="string" office:string-value="" table:formula="of:=IF(AND([Data.G$26]=[.$I24];[Data.H$26]=[.$J24]);[Data.G$3];&quot;&quot;)" table:style-name="ce3"/>
          <table:table-cell office:value-type="string" office:string-value="" table:formula="of:=IF(AND([Data.I$26]=[.$I24];[Data.J$26]=[.$J24]);[Data.I$3];&quot;&quot;)" table:style-name="ce3"/>
          <table:table-cell office:value-type="string" office:string-value="" table:formula="of:=IF(AND([Data.K$26]=[.$I24];[Data.L$26]=[.$J24]);[Data.K$3];&quot;&quot;)" table:style-name="ce3"/>
          <table:table-cell office:value-type="string" office:string-value="" table:formula="of:=IF(AND([Data.M$26]=[.$I24];[Data.N$26]=[.$J24]);[Data.M$3];&quot;&quot;)" table:style-name="ce3"/>
          <table:table-cell office:value-type="string" office:string-value="" table:formula="of:=IF(AND([Data.O$26]=[.$I24];[Data.P$26]=[.$J24]);[Data.O$3];&quot;&quot;)" table:style-name="ce3"/>
          <table:table-cell office:value-type="string" office:string-value="" table:formula="of:=IF(AND([Data.Q$26]=[.$I24];[Data.R$26]=[.$J24]);[Data.Q$3];&quot;&quot;)" table:style-name="ce3"/>
          <table:table-cell office:value-type="string" office:string-value="" table:formula="of:=IF(AND([Data.S$26]=[.$I24];[Data.T$26]=[.$J24]);[Data.S$3];&quot;&quot;)" table:style-name="ce3"/>
          <table:table-cell office:value-type="string" office:string-value="" table:formula="of:=IF(AND([Data.U$26]=[.$I24];[Data.V$26]=[.$J24]);[Data.U$3];&quot;&quot;)" table:style-name="ce3"/>
          <table:table-cell office:value-type="string" office:string-value="" table:formula="of:=IF(AND([Data.W$26]=[.$I24];[Data.X$26]=[.$J24]);[Data.W$3];&quot;&quot;)" table:style-name="ce3"/>
          <table:table-cell office:value-type="string" office:string-value="" table:formula="of:=IF(AND([Data.Y$26]=[.$I24];[Data.Z$26]=[.$J24]);[Data.Y$3];&quot;&quot;)" table:style-name="ce3"/>
          <table:table-cell table:number-columns-repeated="16362"/>
        </table:table-row>
        <table:table-row table:style-name="ro14">
          <table:table-cell table:number-columns-repeated="6"/>
          <table:table-cell table:number-columns-repeated="2" table:style-name="ce11"/>
          <table:table-cell office:value-type="float" office:value="1" table:style-name="ce2">
            <text:p>1</text:p>
          </table:table-cell>
          <table:table-cell office:value-type="float" office:value="3" table:style-name="ce11">
            <text:p>3</text:p>
          </table:table-cell>
          <table:table-cell office:value-type="string" office:string-value="" table:formula="of:=IF(AND([Data.C$26]=[.$I25];[Data.D$26]=[.$J25]);[Data.C$3];&quot;&quot;)" table:style-name="ce3"/>
          <table:table-cell office:value-type="string" office:string-value="" table:formula="of:=IF(AND([Data.E$26]=[.$I25];[Data.F$26]=[.$J25]);[Data.E$3];&quot;&quot;)" table:style-name="ce3"/>
          <table:table-cell office:value-type="string" office:string-value="" table:formula="of:=IF(AND([Data.G$26]=[.$I25];[Data.H$26]=[.$J25]);[Data.G$3];&quot;&quot;)" table:style-name="ce3"/>
          <table:table-cell office:value-type="string" office:string-value="" table:formula="of:=IF(AND([Data.I$26]=[.$I25];[Data.J$26]=[.$J25]);[Data.I$3];&quot;&quot;)" table:style-name="ce3"/>
          <table:table-cell office:value-type="string" office:string-value="" table:formula="of:=IF(AND([Data.K$26]=[.$I25];[Data.L$26]=[.$J25]);[Data.K$3];&quot;&quot;)" table:style-name="ce3"/>
          <table:table-cell office:value-type="string" office:string-value="" table:formula="of:=IF(AND([Data.M$26]=[.$I25];[Data.N$26]=[.$J25]);[Data.M$3];&quot;&quot;)" table:style-name="ce3"/>
          <table:table-cell office:value-type="string" office:string-value="" table:formula="of:=IF(AND([Data.O$26]=[.$I25];[Data.P$26]=[.$J25]);[Data.O$3];&quot;&quot;)" table:style-name="ce3"/>
          <table:table-cell office:value-type="string" office:string-value="" table:formula="of:=IF(AND([Data.Q$26]=[.$I25];[Data.R$26]=[.$J25]);[Data.Q$3];&quot;&quot;)" table:style-name="ce3"/>
          <table:table-cell office:value-type="string" office:string-value="" table:formula="of:=IF(AND([Data.S$26]=[.$I25];[Data.T$26]=[.$J25]);[Data.S$3];&quot;&quot;)" table:style-name="ce3"/>
          <table:table-cell office:value-type="string" office:string-value="" table:formula="of:=IF(AND([Data.U$26]=[.$I25];[Data.V$26]=[.$J25]);[Data.U$3];&quot;&quot;)" table:style-name="ce3"/>
          <table:table-cell office:value-type="string" office:string-value="" table:formula="of:=IF(AND([Data.W$26]=[.$I25];[Data.X$26]=[.$J25]);[Data.W$3];&quot;&quot;)" table:style-name="ce3"/>
          <table:table-cell office:value-type="string" office:string-value="" table:formula="of:=IF(AND([Data.Y$26]=[.$I25];[Data.Z$26]=[.$J25]);[Data.Y$3];&quot;&quot;)" table:style-name="ce3"/>
          <table:table-cell table:number-columns-repeated="16362"/>
        </table:table-row>
        <table:table-row table:style-name="ro14">
          <table:table-cell table:number-columns-repeated="6"/>
          <table:table-cell table:number-columns-repeated="2" table:style-name="ce11"/>
          <table:table-cell office:value-type="float" office:value="1" table:style-name="ce2">
            <text:p>1</text:p>
          </table:table-cell>
          <table:table-cell office:value-type="float" office:value="4" table:style-name="ce11">
            <text:p>4</text:p>
          </table:table-cell>
          <table:table-cell office:value-type="string" office:string-value="" table:formula="of:=IF(AND([Data.C$26]=[.$I26];[Data.D$26]=[.$J26]);[Data.C$3];&quot;&quot;)" table:style-name="ce3"/>
          <table:table-cell office:value-type="string" office:string-value="" table:formula="of:=IF(AND([Data.E$26]=[.$I26];[Data.F$26]=[.$J26]);[Data.E$3];&quot;&quot;)" table:style-name="ce3"/>
          <table:table-cell office:value-type="string" office:string-value="" table:formula="of:=IF(AND([Data.G$26]=[.$I26];[Data.H$26]=[.$J26]);[Data.G$3];&quot;&quot;)" table:style-name="ce3"/>
          <table:table-cell office:value-type="string" office:string-value="" table:formula="of:=IF(AND([Data.I$26]=[.$I26];[Data.J$26]=[.$J26]);[Data.I$3];&quot;&quot;)" table:style-name="ce3"/>
          <table:table-cell office:value-type="string" office:string-value="" table:formula="of:=IF(AND([Data.K$26]=[.$I26];[Data.L$26]=[.$J26]);[Data.K$3];&quot;&quot;)" table:style-name="ce3"/>
          <table:table-cell office:value-type="string" office:string-value="" table:formula="of:=IF(AND([Data.M$26]=[.$I26];[Data.N$26]=[.$J26]);[Data.M$3];&quot;&quot;)" table:style-name="ce3"/>
          <table:table-cell office:value-type="string" office:string-value="" table:formula="of:=IF(AND([Data.O$26]=[.$I26];[Data.P$26]=[.$J26]);[Data.O$3];&quot;&quot;)" table:style-name="ce3"/>
          <table:table-cell office:value-type="string" office:string-value="" table:formula="of:=IF(AND([Data.Q$26]=[.$I26];[Data.R$26]=[.$J26]);[Data.Q$3];&quot;&quot;)" table:style-name="ce3"/>
          <table:table-cell office:value-type="string" office:string-value="" table:formula="of:=IF(AND([Data.S$26]=[.$I26];[Data.T$26]=[.$J26]);[Data.S$3];&quot;&quot;)" table:style-name="ce3"/>
          <table:table-cell office:value-type="string" office:string-value="" table:formula="of:=IF(AND([Data.U$26]=[.$I26];[Data.V$26]=[.$J26]);[Data.U$3];&quot;&quot;)" table:style-name="ce3"/>
          <table:table-cell office:value-type="string" office:string-value="" table:formula="of:=IF(AND([Data.W$26]=[.$I26];[Data.X$26]=[.$J26]);[Data.W$3];&quot;&quot;)" table:style-name="ce3"/>
          <table:table-cell office:value-type="string" office:string-value="" table:formula="of:=IF(AND([Data.Y$26]=[.$I26];[Data.Z$26]=[.$J26]);[Data.Y$3];&quot;&quot;)" table:style-name="ce3"/>
          <table:table-cell table:number-columns-repeated="16362"/>
        </table:table-row>
        <table:table-row table:style-name="ro9">
          <table:table-cell table:number-columns-repeated="16384"/>
        </table:table-row>
        <table:table-row table:number-rows-repeated="7" table:style-name="ro9">
          <table:table-cell table:number-columns-repeated="6"/>
          <table:table-cell table:style-name="ce19"/>
          <table:table-cell table:number-columns-repeated="16377" table:style-name="ce11"/>
        </table:table-row>
        <table:table-row table:style-name="ro9">
          <table:table-cell table:number-columns-repeated="6"/>
          <table:table-cell table:style-name="ce19"/>
          <table:table-cell table:number-columns-repeated="2" table:style-name="ce11"/>
          <table:table-cell table:style-name="ce20"/>
          <table:table-cell table:number-columns-repeated="16374"/>
        </table:table-row>
        <table:table-row table:number-rows-repeated="5" table:style-name="ro9">
          <table:table-cell table:number-columns-repeated="6"/>
          <table:table-cell table:style-name="ce19"/>
          <table:table-cell table:number-columns-repeated="16377" table:style-name="ce11"/>
        </table:table-row>
        <table:table-row table:number-rows-repeated="1048536" table:style-name="ro9">
          <table:table-cell table:number-columns-repeated="16384"/>
        </table:table-row>
      </table:table>
      <table:table table:name="Implementing" table:style-name="ta3">
        <table:table-column table:style-name="co8" table:number-columns-repeated="2" table:default-cell-style-name="ce11"/>
        <table:table-column table:style-name="co9" table:number-columns-repeated="5" table:default-cell-style-name="ce11"/>
        <table:table-column table:style-name="co8" table:default-cell-style-name="ce11"/>
        <table:table-column table:style-name="co3" table:default-cell-style-name="ce11"/>
        <table:table-column table:style-name="co10" table:default-cell-style-name="ce11"/>
        <table:table-column table:style-name="co8" table:number-columns-repeated="16374" table:default-cell-style-name="ce11"/>
        <table:table-row table:style-name="ro10">
          <table:table-cell table:style-name="ce34"/>
          <table:table-cell table:number-columns-repeated="3" table:style-name="ce11"/>
          <table:table-cell table:style-name="ce11">
            <draw:custom-shape svg:x="1.48611in" svg:y="0.40278in" svg:width="3.65278in" svg:height="1.58333in" draw:z-index="1" draw:id="id204" draw:style-name="a364" draw:name="AutoShape 1">
              <svg:title/>
              <svg:desc/>
              <text:p text:style-name="a352" text:class-names="" text:cond-style-name=""><text:span text:style-name="a351" text:class-names=""/></text:p>
              <text:p text:style-name="a354" text:class-names="" text:cond-style-name=""><text:span text:style-name="a353" text:class-names=""/></text:p>
              <text:p text:style-name="a356" text:class-names="" text:cond-style-name=""><text:span text:style-name="a355" text:class-names="">Implementing efficiencies<text:s text:c="1"/></text:span></text:p>
              <text:p text:style-name="a358" text:class-names="" text:cond-style-name=""><text:span text:style-name="a357" text:class-names="">in our<text:s text:c="1"/></text:span></text:p>
              <text:p text:style-name="a361" text:class-names="" text:cond-style-name=""><text:span text:style-name="a359" text:class-names="">working practices</text:span><text:span text:style-name="a360" text:class-names=""/></text:p>
              <text:p text:style-name="a363" text:class-names="" text:cond-style-name=""><text:span text:style-name="a362" text:class-names=""/></text:p>
              <draw:enhanced-geometry xmlns:dr3d="urn:oasis:names:tc:opendocument:xmlns:dr3d:1.0" draw:path-stretchpoint-x="21600" draw:path-stretchpoint-y="21600" draw:type="non-primitive" svg:viewBox="0 0 21600 21600" draw:enhanced-path="S M ?f0 ?f2 L ?f1 ?f2 ?f1 ?f12 ?f10 ?f3 ?f0 ?f3 Z N S M ?f10 ?f3 L ?f11 ?f13 ?f1 ?f12 Z N F M ?f10 ?f3 L ?f11 ?f13 ?f1 ?f12 ?f10 ?f3 ?f0 ?f3 ?f0 ?f2 ?f1 ?f2 ?f1 ?f12 N" draw:text-areas="?f0 ?f2 ?f1 ?f12" draw:modifiers="1250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min(?f5, ?f4)"/>
                <draw:equation draw:name="f7" draw:formula="$0"/>
                <draw:equation draw:name="f8" draw:formula="?f6 * ?f7 / 100000"/>
                <draw:equation draw:name="f9" draw:formula="?f8 / 5"/>
                <draw:equation draw:name="f10" draw:formula="?f1 - ?f8"/>
                <draw:equation draw:name="f11" draw:formula="?f10 + ?f9"/>
                <draw:equation draw:name="f12" draw:formula="?f3 - ?f8"/>
                <draw:equation draw:name="f13" draw:formula="?f12 + ?f9"/>
              </draw:enhanced-geometry>
            </draw:custom-shape>
          </table:table-cell>
          <table:table-cell table:number-columns-repeated="16379" table:style-name="ce11"/>
        </table:table-row>
        <table:table-row table:style-name="ro11">
          <table:table-cell office:value-type="string" table:style-name="ce12">
            <text:p>LEVEL</text:p>
          </table:table-cell>
          <table:table-cell office:value-type="float" office:value="5" table:style-name="ce13">
            <text:p>5</text:p>
          </table:table-cell>
          <table:table-cell office:value-type="string" office:string-value="" table:formula="of:=TRIM([.K12]&amp;&quot;  &quot;&amp;[.L12]&amp;&quot;  &quot;&amp;[.M12]&amp;&quot;  &quot;&amp;[.N12]&amp;&quot;  &quot;&amp;[.O12]&amp;&quot; &quot;&amp;[.P12]&amp;&quot; &quot;&amp;[.Q12]&amp;&quot; &quot;&amp;[.R12]&amp;&quot; &quot;&amp;[.S12]&amp;&quot; &quot;&amp;[.T12]&amp;&quot; &quot;&amp;[.U12]&amp;&quot; &quot;&amp;[.V12])" table:style-name="ce5"/>
          <table:table-cell table:style-name="ce14">
            <draw:frame draw:z-index="2" draw:id="id205" draw:style-name="a369" draw:name="Text Box 2" svg:x="0.33333in" svg:y="0.25in" svg:width="1.26389in" svg:height="0.56944in">
              <draw:text-box>
                <text:p text:style-name="a366" text:class-names="" text:cond-style-name=""><text:span text:style-name="a365" text:class-names="">Something<text:s text:c="1"/></text:span></text:p>
                <text:p text:style-name="a368" text:class-names="" text:cond-style-name=""><text:span text:style-name="a367" text:class-names="">to share</text:span></text:p>
              </draw:text-box>
              <svg:title/>
              <svg:desc/>
            </draw:frame>
          </table:table-cell>
          <table:table-cell table:number-columns-repeated="3" table:style-name="ce14"/>
          <table:table-cell table:number-columns-repeated="16377" table:style-name="ce11"/>
        </table:table-row>
        <table:table-row table:style-name="ro11">
          <table:table-cell table:style-name="ce11"/>
          <table:table-cell office:value-type="float" office:value="4" table:style-name="ce13">
            <text:p>4</text:p>
          </table:table-cell>
          <table:table-cell office:value-type="string" office:string-value="" table:formula="of:=TRIM([.K13]&amp;&quot;  &quot;&amp;[.L13]&amp;&quot;  &quot;&amp;[.M13]&amp;&quot;  &quot;&amp;[.N13]&amp;&quot;  &quot;&amp;[.O13]&amp;&quot; &quot;&amp;[.P13]&amp;&quot; &quot;&amp;[.Q13]&amp;&quot; &quot;&amp;[.R13]&amp;&quot; &quot;&amp;[.S13]&amp;&quot; &quot;&amp;[.T13]&amp;&quot; &quot;&amp;[.U13]&amp;&quot; &quot;&amp;[.V13])" table:style-name="ce5"/>
          <table:table-cell office:value-type="string" office:string-value="" table:formula="of:=TRIM([.K14]&amp;&quot;  &quot;&amp;[.L14]&amp;&quot;  &quot;&amp;[.M14]&amp;&quot;  &quot;&amp;[.N14]&amp;&quot;  &quot;&amp;[.O14]&amp;&quot; &quot;&amp;[.P14]&amp;&quot; &quot;&amp;[.Q14]&amp;&quot; &quot;&amp;[.R14]&amp;&quot; &quot;&amp;[.S14]&amp;&quot; &quot;&amp;[.T14]&amp;&quot; &quot;&amp;[.U14]&amp;&quot; &quot;&amp;[.V14])" table:style-name="ce5"/>
          <table:table-cell table:number-columns-repeated="3" table:style-name="ce14"/>
          <table:table-cell table:number-columns-repeated="16377" table:style-name="ce11"/>
        </table:table-row>
        <table:table-row table:style-name="ro11">
          <table:table-cell table:style-name="ce11"/>
          <table:table-cell office:value-type="float" office:value="3" table:style-name="ce13">
            <text:p>3</text:p>
          </table:table-cell>
          <table:table-cell office:value-type="string" office:string-value="" table:formula="of:=TRIM([.K15]&amp;&quot;  &quot;&amp;[.L15]&amp;&quot;  &quot;&amp;[.M15]&amp;&quot;  &quot;&amp;[.N15]&amp;&quot;  &quot;&amp;[.O15]&amp;&quot; &quot;&amp;[.P15]&amp;&quot; &quot;&amp;[.Q15]&amp;&quot; &quot;&amp;[.R15]&amp;&quot; &quot;&amp;[.S15]&amp;&quot; &quot;&amp;[.T15]&amp;&quot; &quot;&amp;[.U15]&amp;&quot; &quot;&amp;[.V15])" table:style-name="ce6"/>
          <table:table-cell office:value-type="string" office:string-value="" table:formula="of:=TRIM([.K16]&amp;&quot;  &quot;&amp;[.L16]&amp;&quot;  &quot;&amp;[.M16]&amp;&quot;  &quot;&amp;[.N16]&amp;&quot;  &quot;&amp;[.O16]&amp;&quot; &quot;&amp;[.P16]&amp;&quot; &quot;&amp;[.Q16]&amp;&quot; &quot;&amp;[.R16]&amp;&quot; &quot;&amp;[.S16]&amp;&quot; &quot;&amp;[.T16]&amp;&quot; &quot;&amp;[.U16]&amp;&quot; &quot;&amp;[.V16])" table:style-name="ce6"/>
          <table:table-cell office:value-type="string" office:string-value="" table:formula="of:=TRIM([.K17]&amp;&quot;  &quot;&amp;[.L17]&amp;&quot;  &quot;&amp;[.M17]&amp;&quot;  &quot;&amp;[.N17]&amp;&quot;  &quot;&amp;[.O17]&amp;&quot; &quot;&amp;[.P17]&amp;&quot; &quot;&amp;[.Q17]&amp;&quot; &quot;&amp;[.R17]&amp;&quot; &quot;&amp;[.S17]&amp;&quot; &quot;&amp;[.T17]&amp;&quot; &quot;&amp;[.U17]&amp;&quot; &quot;&amp;[.V17])" table:style-name="ce7"/>
          <table:table-cell table:number-columns-repeated="2" table:style-name="ce15"/>
          <table:table-cell table:style-name="ce21"/>
          <table:table-cell table:number-columns-repeated="16376" table:style-name="ce11"/>
        </table:table-row>
        <table:table-row table:style-name="ro11">
          <table:table-cell table:style-name="ce11"/>
          <table:table-cell office:value-type="float" office:value="2" table:style-name="ce13">
            <text:p>2</text:p>
          </table:table-cell>
          <table:table-cell office:value-type="string" office:string-value="" table:formula="of:=TRIM([.K18]&amp;&quot;  &quot;&amp;[.L18]&amp;&quot;  &quot;&amp;[.M18]&amp;&quot;  &quot;&amp;[.N18]&amp;&quot;  &quot;&amp;[.O18]&amp;&quot; &quot;&amp;[.P18]&amp;&quot; &quot;&amp;[.Q18]&amp;&quot; &quot;&amp;[.R18]&amp;&quot; &quot;&amp;[.S18]&amp;&quot; &quot;&amp;[.T18]&amp;&quot; &quot;&amp;[.U18]&amp;&quot; &quot;&amp;[.V18])" table:style-name="ce6"/>
          <table:table-cell office:value-type="string" office:string-value="" table:formula="of:=TRIM([.K19]&amp;&quot;  &quot;&amp;[.L19]&amp;&quot;  &quot;&amp;[.M19]&amp;&quot;  &quot;&amp;[.N19]&amp;&quot;  &quot;&amp;[.O19]&amp;&quot; &quot;&amp;[.P19]&amp;&quot; &quot;&amp;[.Q19]&amp;&quot; &quot;&amp;[.R19]&amp;&quot; &quot;&amp;[.S19]&amp;&quot; &quot;&amp;[.T19]&amp;&quot; &quot;&amp;[.U19]&amp;&quot; &quot;&amp;[.V19])" table:style-name="ce6"/>
          <table:table-cell office:value-type="string" office:string-value="" table:formula="of:=TRIM([.K20]&amp;&quot;  &quot;&amp;[.L20]&amp;&quot;  &quot;&amp;[.M20]&amp;&quot;  &quot;&amp;[.N20]&amp;&quot;  &quot;&amp;[.O20]&amp;&quot; &quot;&amp;[.P20]&amp;&quot; &quot;&amp;[.Q20]&amp;&quot; &quot;&amp;[.R20]&amp;&quot; &quot;&amp;[.S20]&amp;&quot; &quot;&amp;[.T20]&amp;&quot; &quot;&amp;[.U20]&amp;&quot; &quot;&amp;[.V20])" table:style-name="ce7"/>
          <table:table-cell office:value-type="string" office:string-value="" table:formula="of:=TRIM([.K21]&amp;&quot;  &quot;&amp;[.L21]&amp;&quot;  &quot;&amp;[.M21]&amp;&quot;  &quot;&amp;[.N21]&amp;&quot;  &quot;&amp;[.O21]&amp;&quot; &quot;&amp;[.P21]&amp;&quot; &quot;&amp;[.Q21]&amp;&quot; &quot;&amp;[.R21]&amp;&quot; &quot;&amp;[.S21]&amp;&quot; &quot;&amp;[.T21]&amp;&quot; &quot;&amp;[.U21]&amp;&quot; &quot;&amp;[.V21])" table:style-name="ce7"/>
          <table:table-cell table:style-name="ce15">
            <draw:frame draw:z-index="3" draw:id="id206" draw:style-name="a374" draw:name="Text Box 3" svg:x="0.23611in" svg:y="0.41667in" svg:width="1.26389in" svg:height="0.55556in">
              <draw:text-box>
                <text:p text:style-name="a371" text:class-names="" text:cond-style-name=""><text:span text:style-name="a370" text:class-names="">Something<text:s text:c="1"/></text:span></text:p>
                <text:p text:style-name="a373" text:class-names="" text:cond-style-name=""><text:span text:style-name="a372" text:class-names="">to learn</text:span></text:p>
              </draw:text-box>
              <svg:title/>
              <svg:desc/>
            </draw:frame>
          </table:table-cell>
          <table:table-cell table:number-columns-repeated="16377" table:style-name="ce11"/>
        </table:table-row>
        <table:table-row table:style-name="ro11">
          <table:table-cell table:style-name="ce11"/>
          <table:table-cell office:value-type="float" office:value="1" table:style-name="ce13">
            <text:p>1</text:p>
          </table:table-cell>
          <table:table-cell office:value-type="string" office:string-value="" table:formula="of:=TRIM([.K22]&amp;&quot;  &quot;&amp;[.L22]&amp;&quot;  &quot;&amp;[.M22]&amp;&quot;  &quot;&amp;[.N22]&amp;&quot;  &quot;&amp;[.O22]&amp;&quot; &quot;&amp;[.P22]&amp;&quot; &quot;&amp;[.Q22]&amp;&quot; &quot;&amp;[.R22]&amp;&quot; &quot;&amp;[.S22]&amp;&quot; &quot;&amp;[.T22]&amp;&quot; &quot;&amp;[.U22]&amp;&quot; &quot;&amp;[.V22])" table:style-name="ce6"/>
          <table:table-cell office:value-type="string" office:string-value="" table:formula="of:=TRIM([.K23]&amp;&quot;  &quot;&amp;[.L23]&amp;&quot;  &quot;&amp;[.M23]&amp;&quot;  &quot;&amp;[.N23]&amp;&quot;  &quot;&amp;[.O23]&amp;&quot; &quot;&amp;[.P23]&amp;&quot; &quot;&amp;[.Q23]&amp;&quot; &quot;&amp;[.R23]&amp;&quot; &quot;&amp;[.S23]&amp;&quot; &quot;&amp;[.T23]&amp;&quot; &quot;&amp;[.U23]&amp;&quot; &quot;&amp;[.V23])" table:style-name="ce6"/>
          <table:table-cell office:value-type="string" office:string-value="" table:formula="of:=TRIM([.K24]&amp;&quot;  &quot;&amp;[.L24]&amp;&quot;  &quot;&amp;[.M24]&amp;&quot;  &quot;&amp;[.N24]&amp;&quot;  &quot;&amp;[.O24]&amp;&quot; &quot;&amp;[.P24]&amp;&quot; &quot;&amp;[.Q24]&amp;&quot; &quot;&amp;[.R24]&amp;&quot; &quot;&amp;[.S24]&amp;&quot; &quot;&amp;[.T24]&amp;&quot; &quot;&amp;[.U24]&amp;&quot; &quot;&amp;[.V24])" table:style-name="ce7"/>
          <table:table-cell office:value-type="string" office:string-value="" table:formula="of:=TRIM([.K25]&amp;&quot;  &quot;&amp;[.L25]&amp;&quot;  &quot;&amp;[.M25]&amp;&quot;  &quot;&amp;[.N25]&amp;&quot;  &quot;&amp;[.O25]&amp;&quot; &quot;&amp;[.P25]&amp;&quot; &quot;&amp;[.Q25]&amp;&quot; &quot;&amp;[.R25]&amp;&quot; &quot;&amp;[.S25]&amp;&quot; &quot;&amp;[.T25]&amp;&quot; &quot;&amp;[.U25]&amp;&quot; &quot;&amp;[.V25])" table:style-name="ce7"/>
          <table:table-cell office:value-type="string" office:string-value="" table:formula="of:=TRIM([.K26]&amp;&quot;  &quot;&amp;[.L26]&amp;&quot;  &quot;&amp;[.M26]&amp;&quot;  &quot;&amp;[.N26]&amp;&quot;  &quot;&amp;[.O26]&amp;&quot; &quot;&amp;[.P26]&amp;&quot; &quot;&amp;[.Q26]&amp;&quot; &quot;&amp;[.R26]&amp;&quot; &quot;&amp;[.S26]&amp;&quot; &quot;&amp;[.T26]&amp;&quot; &quot;&amp;[.U26]&amp;&quot; &quot;&amp;[.V26])" table:style-name="ce7"/>
          <table:table-cell table:number-columns-repeated="16377" table:style-name="ce11"/>
        </table:table-row>
        <table:table-row table:style-name="ro12">
          <table:table-cell table:number-columns-repeated="2" table:style-name="ce11"/>
          <table:table-cell office:value-type="float" office:value="0" table:style-name="ce16">
            <text:p>0</text:p>
          </table:table-cell>
          <table:table-cell office:value-type="float" office:value="1" table:style-name="ce17">
            <text:p>1</text:p>
          </table:table-cell>
          <table:table-cell office:value-type="float" office:value="2" table:style-name="ce16">
            <text:p>2</text:p>
          </table:table-cell>
          <table:table-cell office:value-type="float" office:value="3" table:style-name="ce16">
            <text:p>3</text:p>
          </table:table-cell>
          <table:table-cell office:value-type="float" office:value="4" table:style-name="ce16">
            <text:p>4</text:p>
          </table:table-cell>
          <table:table-cell office:value-type="string" table:style-name="ce11">
            <text:p>Target minus current level</text:p>
          </table:table-cell>
          <table:table-cell table:number-columns-repeated="16376" table:style-name="ce11"/>
        </table:table-row>
        <table:table-row table:style-name="ro13">
          <table:table-cell table:style-name="ce11"/>
          <table:table-cell table:style-name="ce4"/>
          <table:table-cell table:number-columns-repeated="4" table:style-name="ce11"/>
          <table:table-cell office:value-type="string" table:style-name="ce18">
            <text:p>GAP</text:p>
          </table:table-cell>
          <table:table-cell table:number-columns-repeated="16377" table:style-name="ce11"/>
        </table:table-row>
        <table:table-row table:number-rows-repeated="3" table:style-name="ro9">
          <table:table-cell table:number-columns-repeated="16384"/>
        </table:table-row>
        <table:table-row table:style-name="ro14">
          <table:table-cell table:number-columns-repeated="8" table:style-name="ce11"/>
          <table:table-cell office:value-type="float" office:value="5" table:style-name="ce11">
            <text:p>5</text:p>
          </table:table-cell>
          <table:table-cell office:value-type="float" office:value="0" table:style-name="ce11">
            <text:p>0</text:p>
          </table:table-cell>
          <table:table-cell office:value-type="string" office:string-value="" table:formula="of:=IF(AND([Data.C$27]=[.$I12];[Data.D$27]=[.$J12]);[Data.C$3];&quot;&quot;)" table:style-name="ce3"/>
          <table:table-cell office:value-type="string" office:string-value="" table:formula="of:=IF(AND([Data.E$27]=[.$I12];[Data.F$27]=[.$J12]);[Data.E$3];&quot;&quot;)" table:style-name="ce3"/>
          <table:table-cell office:value-type="string" office:string-value="" table:formula="of:=IF(AND([Data.G$27]=[.$I12];[Data.H$27]=[.$J12]);[Data.G$3];&quot;&quot;)" table:style-name="ce3"/>
          <table:table-cell office:value-type="string" office:string-value="" table:formula="of:=IF(AND([Data.I$27]=[.$I12];[Data.J$27]=[.$J12]);[Data.I$3];&quot;&quot;)" table:style-name="ce3"/>
          <table:table-cell office:value-type="string" office:string-value="" table:formula="of:=IF(AND([Data.K$27]=[.$I12];[Data.L$27]=[.$J12]);[Data.K$3];&quot;&quot;)" table:style-name="ce3"/>
          <table:table-cell office:value-type="string" office:string-value="" table:formula="of:=IF(AND([Data.M$27]=[.$I12];[Data.N$27]=[.$J12]);[Data.M$3];&quot;&quot;)" table:style-name="ce3"/>
          <table:table-cell office:value-type="string" office:string-value="" table:formula="of:=IF(AND([Data.O$27]=[.$I12];[Data.P$27]=[.$J12]);[Data.O$3];&quot;&quot;)" table:style-name="ce3"/>
          <table:table-cell office:value-type="string" office:string-value="" table:formula="of:=IF(AND([Data.Q$27]=[.$I12];[Data.R$27]=[.$J12]);[Data.Q$3];&quot;&quot;)" table:style-name="ce3"/>
          <table:table-cell office:value-type="string" office:string-value="" table:formula="of:=IF(AND([Data.S$27]=[.$I12];[Data.T$27]=[.$J12]);[Data.S$3];&quot;&quot;)" table:style-name="ce3"/>
          <table:table-cell office:value-type="string" office:string-value="" table:formula="of:=IF(AND([Data.U$27]=[.$I12];[Data.V$27]=[.$J12]);[Data.U$3];&quot;&quot;)" table:style-name="ce3"/>
          <table:table-cell office:value-type="string" office:string-value="" table:formula="of:=IF(AND([Data.W$27]=[.$I12];[Data.X$27]=[.$J12]);[Data.W$3];&quot;&quot;)" table:style-name="ce3"/>
          <table:table-cell office:value-type="string" office:string-value="" table:formula="of:=IF(AND([Data.Y$27]=[.$I12];[Data.Z$27]=[.$J12]);[Data.Y$3];&quot;&quot;)" table:style-name="ce3"/>
          <table:table-cell table:number-columns-repeated="16362"/>
        </table:table-row>
        <table:table-row table:style-name="ro14">
          <table:table-cell table:number-columns-repeated="8" table:style-name="ce11"/>
          <table:table-cell office:value-type="float" office:value="4" table:style-name="ce11">
            <text:p>4</text:p>
          </table:table-cell>
          <table:table-cell office:value-type="float" office:value="0" table:style-name="ce11">
            <text:p>0</text:p>
          </table:table-cell>
          <table:table-cell office:value-type="string" office:string-value="" table:formula="of:=IF(AND([Data.C$27]=[.$I13];[Data.D$27]=[.$J13]);[Data.C$3];&quot;&quot;)" table:style-name="ce3"/>
          <table:table-cell office:value-type="string" office:string-value="" table:formula="of:=IF(AND([Data.E$27]=[.$I13];[Data.F$27]=[.$J13]);[Data.E$3];&quot;&quot;)" table:style-name="ce3"/>
          <table:table-cell office:value-type="string" office:string-value="" table:formula="of:=IF(AND([Data.G$27]=[.$I13];[Data.H$27]=[.$J13]);[Data.G$3];&quot;&quot;)" table:style-name="ce3"/>
          <table:table-cell office:value-type="string" office:string-value="" table:formula="of:=IF(AND([Data.I$27]=[.$I13];[Data.J$27]=[.$J13]);[Data.I$3];&quot;&quot;)" table:style-name="ce3"/>
          <table:table-cell office:value-type="string" office:string-value="" table:formula="of:=IF(AND([Data.K$27]=[.$I13];[Data.L$27]=[.$J13]);[Data.K$3];&quot;&quot;)" table:style-name="ce3"/>
          <table:table-cell office:value-type="string" office:string-value="" table:formula="of:=IF(AND([Data.M$27]=[.$I13];[Data.N$27]=[.$J13]);[Data.M$3];&quot;&quot;)" table:style-name="ce3"/>
          <table:table-cell office:value-type="string" office:string-value="" table:formula="of:=IF(AND([Data.O$27]=[.$I13];[Data.P$27]=[.$J13]);[Data.O$3];&quot;&quot;)" table:style-name="ce3"/>
          <table:table-cell office:value-type="string" office:string-value="" table:formula="of:=IF(AND([Data.Q$27]=[.$I13];[Data.R$27]=[.$J13]);[Data.Q$3];&quot;&quot;)" table:style-name="ce3"/>
          <table:table-cell office:value-type="string" office:string-value="" table:formula="of:=IF(AND([Data.S$27]=[.$I13];[Data.T$27]=[.$J13]);[Data.S$3];&quot;&quot;)" table:style-name="ce3"/>
          <table:table-cell office:value-type="string" office:string-value="" table:formula="of:=IF(AND([Data.U$27]=[.$I13];[Data.V$27]=[.$J13]);[Data.U$3];&quot;&quot;)" table:style-name="ce3"/>
          <table:table-cell office:value-type="string" office:string-value="" table:formula="of:=IF(AND([Data.W$27]=[.$I13];[Data.X$27]=[.$J13]);[Data.W$3];&quot;&quot;)" table:style-name="ce3"/>
          <table:table-cell office:value-type="string" office:string-value="" table:formula="of:=IF(AND([Data.Y$27]=[.$I13];[Data.Z$27]=[.$J13]);[Data.Y$3];&quot;&quot;)" table:style-name="ce3"/>
          <table:table-cell table:number-columns-repeated="16362"/>
        </table:table-row>
        <table:table-row table:style-name="ro14">
          <table:table-cell table:number-columns-repeated="8" table:style-name="ce11"/>
          <table:table-cell office:value-type="float" office:value="4" table:style-name="ce11">
            <text:p>4</text:p>
          </table:table-cell>
          <table:table-cell office:value-type="float" office:value="1" table:style-name="ce11">
            <text:p>1</text:p>
          </table:table-cell>
          <table:table-cell office:value-type="string" office:string-value="" table:formula="of:=IF(AND([Data.C$27]=[.$I14];[Data.D$27]=[.$J14]);[Data.C$3];&quot;&quot;)" table:style-name="ce3"/>
          <table:table-cell office:value-type="string" office:string-value="" table:formula="of:=IF(AND([Data.E$27]=[.$I14];[Data.F$27]=[.$J14]);[Data.E$3];&quot;&quot;)" table:style-name="ce3"/>
          <table:table-cell office:value-type="string" office:string-value="" table:formula="of:=IF(AND([Data.G$27]=[.$I14];[Data.H$27]=[.$J14]);[Data.G$3];&quot;&quot;)" table:style-name="ce3"/>
          <table:table-cell office:value-type="string" office:string-value="" table:formula="of:=IF(AND([Data.I$27]=[.$I14];[Data.J$27]=[.$J14]);[Data.I$3];&quot;&quot;)" table:style-name="ce3"/>
          <table:table-cell office:value-type="string" office:string-value="" table:formula="of:=IF(AND([Data.K$27]=[.$I14];[Data.L$27]=[.$J14]);[Data.K$3];&quot;&quot;)" table:style-name="ce3"/>
          <table:table-cell office:value-type="string" office:string-value="" table:formula="of:=IF(AND([Data.M$27]=[.$I14];[Data.N$27]=[.$J14]);[Data.M$3];&quot;&quot;)" table:style-name="ce3"/>
          <table:table-cell office:value-type="string" office:string-value="" table:formula="of:=IF(AND([Data.O$27]=[.$I14];[Data.P$27]=[.$J14]);[Data.O$3];&quot;&quot;)" table:style-name="ce3"/>
          <table:table-cell office:value-type="string" office:string-value="" table:formula="of:=IF(AND([Data.Q$27]=[.$I14];[Data.R$27]=[.$J14]);[Data.Q$3];&quot;&quot;)" table:style-name="ce3"/>
          <table:table-cell office:value-type="string" office:string-value="" table:formula="of:=IF(AND([Data.S$27]=[.$I14];[Data.T$27]=[.$J14]);[Data.S$3];&quot;&quot;)" table:style-name="ce3"/>
          <table:table-cell office:value-type="string" office:string-value="" table:formula="of:=IF(AND([Data.U$27]=[.$I14];[Data.V$27]=[.$J14]);[Data.U$3];&quot;&quot;)" table:style-name="ce3"/>
          <table:table-cell office:value-type="string" office:string-value="" table:formula="of:=IF(AND([Data.W$27]=[.$I14];[Data.X$27]=[.$J14]);[Data.W$3];&quot;&quot;)" table:style-name="ce3"/>
          <table:table-cell office:value-type="string" office:string-value="" table:formula="of:=IF(AND([Data.Y$27]=[.$I14];[Data.Z$27]=[.$J14]);[Data.Y$3];&quot;&quot;)" table:style-name="ce3"/>
          <table:table-cell table:number-columns-repeated="16362"/>
        </table:table-row>
        <table:table-row table:style-name="ro14">
          <table:table-cell table:number-columns-repeated="8" table:style-name="ce11"/>
          <table:table-cell office:value-type="float" office:value="3" table:style-name="ce2">
            <text:p>3</text:p>
          </table:table-cell>
          <table:table-cell office:value-type="float" office:value="0" table:style-name="ce11">
            <text:p>0</text:p>
          </table:table-cell>
          <table:table-cell office:value-type="string" office:string-value="" table:formula="of:=IF(AND([Data.C$27]=[.$I15];[Data.D$27]=[.$J15]);[Data.C$3];&quot;&quot;)" table:style-name="ce3"/>
          <table:table-cell office:value-type="string" office:string-value="" table:formula="of:=IF(AND([Data.E$27]=[.$I15];[Data.F$27]=[.$J15]);[Data.E$3];&quot;&quot;)" table:style-name="ce3"/>
          <table:table-cell office:value-type="string" office:string-value="" table:formula="of:=IF(AND([Data.G$27]=[.$I15];[Data.H$27]=[.$J15]);[Data.G$3];&quot;&quot;)" table:style-name="ce3"/>
          <table:table-cell office:value-type="string" office:string-value="" table:formula="of:=IF(AND([Data.I$27]=[.$I15];[Data.J$27]=[.$J15]);[Data.I$3];&quot;&quot;)" table:style-name="ce3"/>
          <table:table-cell office:value-type="string" office:string-value="" table:formula="of:=IF(AND([Data.K$27]=[.$I15];[Data.L$27]=[.$J15]);[Data.K$3];&quot;&quot;)" table:style-name="ce3"/>
          <table:table-cell office:value-type="string" office:string-value="" table:formula="of:=IF(AND([Data.M$27]=[.$I15];[Data.N$27]=[.$J15]);[Data.M$3];&quot;&quot;)" table:style-name="ce3"/>
          <table:table-cell office:value-type="string" office:string-value="" table:formula="of:=IF(AND([Data.O$27]=[.$I15];[Data.P$27]=[.$J15]);[Data.O$3];&quot;&quot;)" table:style-name="ce3"/>
          <table:table-cell office:value-type="string" office:string-value="" table:formula="of:=IF(AND([Data.Q$27]=[.$I15];[Data.R$27]=[.$J15]);[Data.Q$3];&quot;&quot;)" table:style-name="ce3"/>
          <table:table-cell office:value-type="string" office:string-value="" table:formula="of:=IF(AND([Data.S$27]=[.$I15];[Data.T$27]=[.$J15]);[Data.S$3];&quot;&quot;)" table:style-name="ce3"/>
          <table:table-cell office:value-type="string" office:string-value="" table:formula="of:=IF(AND([Data.U$27]=[.$I15];[Data.V$27]=[.$J15]);[Data.U$3];&quot;&quot;)" table:style-name="ce3"/>
          <table:table-cell office:value-type="string" office:string-value="" table:formula="of:=IF(AND([Data.W$27]=[.$I15];[Data.X$27]=[.$J15]);[Data.W$3];&quot;&quot;)" table:style-name="ce3"/>
          <table:table-cell office:value-type="string" office:string-value="" table:formula="of:=IF(AND([Data.Y$27]=[.$I15];[Data.Z$27]=[.$J15]);[Data.Y$3];&quot;&quot;)" table:style-name="ce3"/>
          <table:table-cell table:number-columns-repeated="16362"/>
        </table:table-row>
        <table:table-row table:style-name="ro14">
          <table:table-cell table:number-columns-repeated="8" table:style-name="ce11"/>
          <table:table-cell office:value-type="float" office:value="3" table:style-name="ce2">
            <text:p>3</text:p>
          </table:table-cell>
          <table:table-cell office:value-type="float" office:value="1" table:style-name="ce11">
            <text:p>1</text:p>
          </table:table-cell>
          <table:table-cell office:value-type="string" office:string-value="" table:formula="of:=IF(AND([Data.C$27]=[.$I16];[Data.D$27]=[.$J16]);[Data.C$3];&quot;&quot;)" table:style-name="ce3"/>
          <table:table-cell office:value-type="string" office:string-value="" table:formula="of:=IF(AND([Data.E$27]=[.$I16];[Data.F$27]=[.$J16]);[Data.E$3];&quot;&quot;)" table:style-name="ce3"/>
          <table:table-cell office:value-type="string" office:string-value="" table:formula="of:=IF(AND([Data.G$27]=[.$I16];[Data.H$27]=[.$J16]);[Data.G$3];&quot;&quot;)" table:style-name="ce3"/>
          <table:table-cell office:value-type="string" office:string-value="" table:formula="of:=IF(AND([Data.I$27]=[.$I16];[Data.J$27]=[.$J16]);[Data.I$3];&quot;&quot;)" table:style-name="ce3"/>
          <table:table-cell office:value-type="string" office:string-value="" table:formula="of:=IF(AND([Data.K$27]=[.$I16];[Data.L$27]=[.$J16]);[Data.K$3];&quot;&quot;)" table:style-name="ce3"/>
          <table:table-cell office:value-type="string" office:string-value="" table:formula="of:=IF(AND([Data.M$27]=[.$I16];[Data.N$27]=[.$J16]);[Data.M$3];&quot;&quot;)" table:style-name="ce3"/>
          <table:table-cell office:value-type="string" office:string-value="" table:formula="of:=IF(AND([Data.O$27]=[.$I16];[Data.P$27]=[.$J16]);[Data.O$3];&quot;&quot;)" table:style-name="ce3"/>
          <table:table-cell office:value-type="string" office:string-value="" table:formula="of:=IF(AND([Data.Q$27]=[.$I16];[Data.R$27]=[.$J16]);[Data.Q$3];&quot;&quot;)" table:style-name="ce3"/>
          <table:table-cell office:value-type="string" office:string-value="" table:formula="of:=IF(AND([Data.S$27]=[.$I16];[Data.T$27]=[.$J16]);[Data.S$3];&quot;&quot;)" table:style-name="ce3"/>
          <table:table-cell office:value-type="string" office:string-value="" table:formula="of:=IF(AND([Data.U$27]=[.$I16];[Data.V$27]=[.$J16]);[Data.U$3];&quot;&quot;)" table:style-name="ce3"/>
          <table:table-cell office:value-type="string" office:string-value="" table:formula="of:=IF(AND([Data.W$27]=[.$I16];[Data.X$27]=[.$J16]);[Data.W$3];&quot;&quot;)" table:style-name="ce3"/>
          <table:table-cell office:value-type="string" office:string-value="" table:formula="of:=IF(AND([Data.Y$27]=[.$I16];[Data.Z$27]=[.$J16]);[Data.Y$3];&quot;&quot;)" table:style-name="ce3"/>
          <table:table-cell table:number-columns-repeated="16362"/>
        </table:table-row>
        <table:table-row table:style-name="ro14">
          <table:table-cell table:number-columns-repeated="6"/>
          <table:table-cell table:number-columns-repeated="2" table:style-name="ce11"/>
          <table:table-cell office:value-type="float" office:value="3" table:style-name="ce2">
            <text:p>3</text:p>
          </table:table-cell>
          <table:table-cell office:value-type="float" office:value="2" table:style-name="ce11">
            <text:p>2</text:p>
          </table:table-cell>
          <table:table-cell office:value-type="string" office:string-value="" table:formula="of:=IF(AND([Data.C$27]=[.$I17];[Data.D$27]=[.$J17]);[Data.C$3];&quot;&quot;)" table:style-name="ce3"/>
          <table:table-cell office:value-type="string" office:string-value="" table:formula="of:=IF(AND([Data.E$27]=[.$I17];[Data.F$27]=[.$J17]);[Data.E$3];&quot;&quot;)" table:style-name="ce3"/>
          <table:table-cell office:value-type="string" office:string-value="" table:formula="of:=IF(AND([Data.G$27]=[.$I17];[Data.H$27]=[.$J17]);[Data.G$3];&quot;&quot;)" table:style-name="ce3"/>
          <table:table-cell office:value-type="string" office:string-value="" table:formula="of:=IF(AND([Data.I$27]=[.$I17];[Data.J$27]=[.$J17]);[Data.I$3];&quot;&quot;)" table:style-name="ce3"/>
          <table:table-cell office:value-type="string" office:string-value="" table:formula="of:=IF(AND([Data.K$27]=[.$I17];[Data.L$27]=[.$J17]);[Data.K$3];&quot;&quot;)" table:style-name="ce3"/>
          <table:table-cell office:value-type="string" office:string-value="" table:formula="of:=IF(AND([Data.M$27]=[.$I17];[Data.N$27]=[.$J17]);[Data.M$3];&quot;&quot;)" table:style-name="ce3"/>
          <table:table-cell office:value-type="string" office:string-value="" table:formula="of:=IF(AND([Data.O$27]=[.$I17];[Data.P$27]=[.$J17]);[Data.O$3];&quot;&quot;)" table:style-name="ce3"/>
          <table:table-cell office:value-type="string" office:string-value="" table:formula="of:=IF(AND([Data.Q$27]=[.$I17];[Data.R$27]=[.$J17]);[Data.Q$3];&quot;&quot;)" table:style-name="ce3"/>
          <table:table-cell office:value-type="string" office:string-value="" table:formula="of:=IF(AND([Data.S$27]=[.$I17];[Data.T$27]=[.$J17]);[Data.S$3];&quot;&quot;)" table:style-name="ce3"/>
          <table:table-cell office:value-type="string" office:string-value="" table:formula="of:=IF(AND([Data.U$27]=[.$I17];[Data.V$27]=[.$J17]);[Data.U$3];&quot;&quot;)" table:style-name="ce3"/>
          <table:table-cell office:value-type="string" office:string-value="" table:formula="of:=IF(AND([Data.W$27]=[.$I17];[Data.X$27]=[.$J17]);[Data.W$3];&quot;&quot;)" table:style-name="ce3"/>
          <table:table-cell office:value-type="string" office:string-value="" table:formula="of:=IF(AND([Data.Y$27]=[.$I17];[Data.Z$27]=[.$J17]);[Data.Y$3];&quot;&quot;)" table:style-name="ce3"/>
          <table:table-cell table:number-columns-repeated="16362"/>
        </table:table-row>
        <table:table-row table:style-name="ro14">
          <table:table-cell table:number-columns-repeated="6"/>
          <table:table-cell table:number-columns-repeated="2" table:style-name="ce11"/>
          <table:table-cell office:value-type="float" office:value="2" table:style-name="ce2">
            <text:p>2</text:p>
          </table:table-cell>
          <table:table-cell office:value-type="float" office:value="0" table:style-name="ce11">
            <text:p>0</text:p>
          </table:table-cell>
          <table:table-cell office:value-type="string" office:string-value="" table:formula="of:=IF(AND([Data.C$27]=[.$I18];[Data.D$27]=[.$J18]);[Data.C$3];&quot;&quot;)" table:style-name="ce3"/>
          <table:table-cell office:value-type="string" office:string-value="" table:formula="of:=IF(AND([Data.E$27]=[.$I18];[Data.F$27]=[.$J18]);[Data.E$3];&quot;&quot;)" table:style-name="ce3"/>
          <table:table-cell office:value-type="string" office:string-value="" table:formula="of:=IF(AND([Data.G$27]=[.$I18];[Data.H$27]=[.$J18]);[Data.G$3];&quot;&quot;)" table:style-name="ce3"/>
          <table:table-cell office:value-type="string" office:string-value="" table:formula="of:=IF(AND([Data.I$27]=[.$I18];[Data.J$27]=[.$J18]);[Data.I$3];&quot;&quot;)" table:style-name="ce3"/>
          <table:table-cell office:value-type="string" office:string-value="" table:formula="of:=IF(AND([Data.K$27]=[.$I18];[Data.L$27]=[.$J18]);[Data.K$3];&quot;&quot;)" table:style-name="ce3"/>
          <table:table-cell office:value-type="string" office:string-value="" table:formula="of:=IF(AND([Data.M$27]=[.$I18];[Data.N$27]=[.$J18]);[Data.M$3];&quot;&quot;)" table:style-name="ce3"/>
          <table:table-cell office:value-type="string" office:string-value="" table:formula="of:=IF(AND([Data.O$27]=[.$I18];[Data.P$27]=[.$J18]);[Data.O$3];&quot;&quot;)" table:style-name="ce3"/>
          <table:table-cell office:value-type="string" office:string-value="" table:formula="of:=IF(AND([Data.Q$27]=[.$I18];[Data.R$27]=[.$J18]);[Data.Q$3];&quot;&quot;)" table:style-name="ce3"/>
          <table:table-cell office:value-type="string" office:string-value="" table:formula="of:=IF(AND([Data.S$27]=[.$I18];[Data.T$27]=[.$J18]);[Data.S$3];&quot;&quot;)" table:style-name="ce3"/>
          <table:table-cell office:value-type="string" office:string-value="" table:formula="of:=IF(AND([Data.U$27]=[.$I18];[Data.V$27]=[.$J18]);[Data.U$3];&quot;&quot;)" table:style-name="ce3"/>
          <table:table-cell office:value-type="string" office:string-value="" table:formula="of:=IF(AND([Data.W$27]=[.$I18];[Data.X$27]=[.$J18]);[Data.W$3];&quot;&quot;)" table:style-name="ce3"/>
          <table:table-cell office:value-type="string" office:string-value="" table:formula="of:=IF(AND([Data.Y$27]=[.$I18];[Data.Z$27]=[.$J18]);[Data.Y$3];&quot;&quot;)" table:style-name="ce3"/>
          <table:table-cell table:number-columns-repeated="16362"/>
        </table:table-row>
        <table:table-row table:style-name="ro14">
          <table:table-cell table:number-columns-repeated="6"/>
          <table:table-cell table:number-columns-repeated="2" table:style-name="ce11"/>
          <table:table-cell office:value-type="float" office:value="2" table:style-name="ce2">
            <text:p>2</text:p>
          </table:table-cell>
          <table:table-cell office:value-type="float" office:value="1" table:style-name="ce11">
            <text:p>1</text:p>
          </table:table-cell>
          <table:table-cell office:value-type="string" office:string-value="" table:formula="of:=IF(AND([Data.C$27]=[.$I19];[Data.D$27]=[.$J19]);[Data.C$3];&quot;&quot;)" table:style-name="ce3"/>
          <table:table-cell office:value-type="string" office:string-value="" table:formula="of:=IF(AND([Data.E$27]=[.$I19];[Data.F$27]=[.$J19]);[Data.E$3];&quot;&quot;)" table:style-name="ce3"/>
          <table:table-cell office:value-type="string" office:string-value="" table:formula="of:=IF(AND([Data.G$27]=[.$I19];[Data.H$27]=[.$J19]);[Data.G$3];&quot;&quot;)" table:style-name="ce3"/>
          <table:table-cell office:value-type="string" office:string-value="" table:formula="of:=IF(AND([Data.I$27]=[.$I19];[Data.J$27]=[.$J19]);[Data.I$3];&quot;&quot;)" table:style-name="ce3"/>
          <table:table-cell office:value-type="string" office:string-value="" table:formula="of:=IF(AND([Data.K$27]=[.$I19];[Data.L$27]=[.$J19]);[Data.K$3];&quot;&quot;)" table:style-name="ce3"/>
          <table:table-cell office:value-type="string" office:string-value="" table:formula="of:=IF(AND([Data.M$27]=[.$I19];[Data.N$27]=[.$J19]);[Data.M$3];&quot;&quot;)" table:style-name="ce3"/>
          <table:table-cell office:value-type="string" office:string-value="" table:formula="of:=IF(AND([Data.O$27]=[.$I19];[Data.P$27]=[.$J19]);[Data.O$3];&quot;&quot;)" table:style-name="ce3"/>
          <table:table-cell office:value-type="string" office:string-value="" table:formula="of:=IF(AND([Data.Q$27]=[.$I19];[Data.R$27]=[.$J19]);[Data.Q$3];&quot;&quot;)" table:style-name="ce3"/>
          <table:table-cell office:value-type="string" office:string-value="" table:formula="of:=IF(AND([Data.S$27]=[.$I19];[Data.T$27]=[.$J19]);[Data.S$3];&quot;&quot;)" table:style-name="ce3"/>
          <table:table-cell office:value-type="string" office:string-value="" table:formula="of:=IF(AND([Data.U$27]=[.$I19];[Data.V$27]=[.$J19]);[Data.U$3];&quot;&quot;)" table:style-name="ce3"/>
          <table:table-cell office:value-type="string" office:string-value="" table:formula="of:=IF(AND([Data.W$27]=[.$I19];[Data.X$27]=[.$J19]);[Data.W$3];&quot;&quot;)" table:style-name="ce3"/>
          <table:table-cell office:value-type="string" office:string-value="" table:formula="of:=IF(AND([Data.Y$27]=[.$I19];[Data.Z$27]=[.$J19]);[Data.Y$3];&quot;&quot;)" table:style-name="ce3"/>
          <table:table-cell table:number-columns-repeated="16362"/>
        </table:table-row>
        <table:table-row table:style-name="ro14">
          <table:table-cell table:number-columns-repeated="6"/>
          <table:table-cell table:number-columns-repeated="2" table:style-name="ce11"/>
          <table:table-cell office:value-type="float" office:value="2" table:style-name="ce2">
            <text:p>2</text:p>
          </table:table-cell>
          <table:table-cell office:value-type="float" office:value="2" table:style-name="ce11">
            <text:p>2</text:p>
          </table:table-cell>
          <table:table-cell office:value-type="string" office:string-value="" table:formula="of:=IF(AND([Data.C$27]=[.$I20];[Data.D$27]=[.$J20]);[Data.C$3];&quot;&quot;)" table:style-name="ce3"/>
          <table:table-cell office:value-type="string" office:string-value="" table:formula="of:=IF(AND([Data.E$27]=[.$I20];[Data.F$27]=[.$J20]);[Data.E$3];&quot;&quot;)" table:style-name="ce3"/>
          <table:table-cell office:value-type="string" office:string-value="" table:formula="of:=IF(AND([Data.G$27]=[.$I20];[Data.H$27]=[.$J20]);[Data.G$3];&quot;&quot;)" table:style-name="ce3"/>
          <table:table-cell office:value-type="string" office:string-value="" table:formula="of:=IF(AND([Data.I$27]=[.$I20];[Data.J$27]=[.$J20]);[Data.I$3];&quot;&quot;)" table:style-name="ce3"/>
          <table:table-cell office:value-type="string" office:string-value="" table:formula="of:=IF(AND([Data.K$27]=[.$I20];[Data.L$27]=[.$J20]);[Data.K$3];&quot;&quot;)" table:style-name="ce3"/>
          <table:table-cell office:value-type="string" office:string-value="" table:formula="of:=IF(AND([Data.M$27]=[.$I20];[Data.N$27]=[.$J20]);[Data.M$3];&quot;&quot;)" table:style-name="ce3"/>
          <table:table-cell office:value-type="string" office:string-value="" table:formula="of:=IF(AND([Data.O$27]=[.$I20];[Data.P$27]=[.$J20]);[Data.O$3];&quot;&quot;)" table:style-name="ce3"/>
          <table:table-cell office:value-type="string" office:string-value="" table:formula="of:=IF(AND([Data.Q$27]=[.$I20];[Data.R$27]=[.$J20]);[Data.Q$3];&quot;&quot;)" table:style-name="ce3"/>
          <table:table-cell office:value-type="string" office:string-value="" table:formula="of:=IF(AND([Data.S$27]=[.$I20];[Data.T$27]=[.$J20]);[Data.S$3];&quot;&quot;)" table:style-name="ce3"/>
          <table:table-cell office:value-type="string" office:string-value="" table:formula="of:=IF(AND([Data.U$27]=[.$I20];[Data.V$27]=[.$J20]);[Data.U$3];&quot;&quot;)" table:style-name="ce3"/>
          <table:table-cell office:value-type="string" office:string-value="" table:formula="of:=IF(AND([Data.W$27]=[.$I20];[Data.X$27]=[.$J20]);[Data.W$3];&quot;&quot;)" table:style-name="ce3"/>
          <table:table-cell office:value-type="string" office:string-value="" table:formula="of:=IF(AND([Data.Y$27]=[.$I20];[Data.Z$27]=[.$J20]);[Data.Y$3];&quot;&quot;)" table:style-name="ce3"/>
          <table:table-cell table:number-columns-repeated="16362"/>
        </table:table-row>
        <table:table-row table:style-name="ro14">
          <table:table-cell table:number-columns-repeated="6"/>
          <table:table-cell table:number-columns-repeated="2" table:style-name="ce11"/>
          <table:table-cell office:value-type="float" office:value="2" table:style-name="ce2">
            <text:p>2</text:p>
          </table:table-cell>
          <table:table-cell office:value-type="float" office:value="3" table:style-name="ce11">
            <text:p>3</text:p>
          </table:table-cell>
          <table:table-cell office:value-type="string" office:string-value="" table:formula="of:=IF(AND([Data.C$27]=[.$I21];[Data.D$27]=[.$J21]);[Data.C$3];&quot;&quot;)" table:style-name="ce3"/>
          <table:table-cell office:value-type="string" office:string-value="" table:formula="of:=IF(AND([Data.E$27]=[.$I21];[Data.F$27]=[.$J21]);[Data.E$3];&quot;&quot;)" table:style-name="ce3"/>
          <table:table-cell office:value-type="string" office:string-value="" table:formula="of:=IF(AND([Data.G$27]=[.$I21];[Data.H$27]=[.$J21]);[Data.G$3];&quot;&quot;)" table:style-name="ce3"/>
          <table:table-cell office:value-type="string" office:string-value="" table:formula="of:=IF(AND([Data.I$27]=[.$I21];[Data.J$27]=[.$J21]);[Data.I$3];&quot;&quot;)" table:style-name="ce3"/>
          <table:table-cell office:value-type="string" office:string-value="" table:formula="of:=IF(AND([Data.K$27]=[.$I21];[Data.L$27]=[.$J21]);[Data.K$3];&quot;&quot;)" table:style-name="ce3"/>
          <table:table-cell office:value-type="string" office:string-value="" table:formula="of:=IF(AND([Data.M$27]=[.$I21];[Data.N$27]=[.$J21]);[Data.M$3];&quot;&quot;)" table:style-name="ce3"/>
          <table:table-cell office:value-type="string" office:string-value="" table:formula="of:=IF(AND([Data.O$27]=[.$I21];[Data.P$27]=[.$J21]);[Data.O$3];&quot;&quot;)" table:style-name="ce3"/>
          <table:table-cell office:value-type="string" office:string-value="" table:formula="of:=IF(AND([Data.Q$27]=[.$I21];[Data.R$27]=[.$J21]);[Data.Q$3];&quot;&quot;)" table:style-name="ce3"/>
          <table:table-cell office:value-type="string" office:string-value="" table:formula="of:=IF(AND([Data.S$27]=[.$I21];[Data.T$27]=[.$J21]);[Data.S$3];&quot;&quot;)" table:style-name="ce3"/>
          <table:table-cell office:value-type="string" office:string-value="" table:formula="of:=IF(AND([Data.U$27]=[.$I21];[Data.V$27]=[.$J21]);[Data.U$3];&quot;&quot;)" table:style-name="ce3"/>
          <table:table-cell office:value-type="string" office:string-value="" table:formula="of:=IF(AND([Data.W$27]=[.$I21];[Data.X$27]=[.$J21]);[Data.W$3];&quot;&quot;)" table:style-name="ce3"/>
          <table:table-cell office:value-type="string" office:string-value="" table:formula="of:=IF(AND([Data.Y$27]=[.$I21];[Data.Z$27]=[.$J21]);[Data.Y$3];&quot;&quot;)" table:style-name="ce3"/>
          <table:table-cell table:number-columns-repeated="16362"/>
        </table:table-row>
        <table:table-row table:style-name="ro14">
          <table:table-cell table:number-columns-repeated="6"/>
          <table:table-cell table:number-columns-repeated="2" table:style-name="ce11"/>
          <table:table-cell office:value-type="float" office:value="1" table:style-name="ce2">
            <text:p>1</text:p>
          </table:table-cell>
          <table:table-cell office:value-type="float" office:value="0" table:style-name="ce11">
            <text:p>0</text:p>
          </table:table-cell>
          <table:table-cell office:value-type="string" office:string-value="" table:formula="of:=IF(AND([Data.C$27]=[.$I22];[Data.D$27]=[.$J22]);[Data.C$3];&quot;&quot;)" table:style-name="ce3"/>
          <table:table-cell office:value-type="string" office:string-value="" table:formula="of:=IF(AND([Data.E$27]=[.$I22];[Data.F$27]=[.$J22]);[Data.E$3];&quot;&quot;)" table:style-name="ce3"/>
          <table:table-cell office:value-type="string" office:string-value="" table:formula="of:=IF(AND([Data.G$27]=[.$I22];[Data.H$27]=[.$J22]);[Data.G$3];&quot;&quot;)" table:style-name="ce3"/>
          <table:table-cell office:value-type="string" office:string-value="" table:formula="of:=IF(AND([Data.I$27]=[.$I22];[Data.J$27]=[.$J22]);[Data.I$3];&quot;&quot;)" table:style-name="ce3"/>
          <table:table-cell office:value-type="string" office:string-value="" table:formula="of:=IF(AND([Data.K$27]=[.$I22];[Data.L$27]=[.$J22]);[Data.K$3];&quot;&quot;)" table:style-name="ce3"/>
          <table:table-cell office:value-type="string" office:string-value="" table:formula="of:=IF(AND([Data.M$27]=[.$I22];[Data.N$27]=[.$J22]);[Data.M$3];&quot;&quot;)" table:style-name="ce3"/>
          <table:table-cell office:value-type="string" office:string-value="" table:formula="of:=IF(AND([Data.O$27]=[.$I22];[Data.P$27]=[.$J22]);[Data.O$3];&quot;&quot;)" table:style-name="ce3"/>
          <table:table-cell office:value-type="string" office:string-value="" table:formula="of:=IF(AND([Data.Q$27]=[.$I22];[Data.R$27]=[.$J22]);[Data.Q$3];&quot;&quot;)" table:style-name="ce3"/>
          <table:table-cell office:value-type="string" office:string-value="" table:formula="of:=IF(AND([Data.S$27]=[.$I22];[Data.T$27]=[.$J22]);[Data.S$3];&quot;&quot;)" table:style-name="ce3"/>
          <table:table-cell office:value-type="string" office:string-value="" table:formula="of:=IF(AND([Data.U$27]=[.$I22];[Data.V$27]=[.$J22]);[Data.U$3];&quot;&quot;)" table:style-name="ce3"/>
          <table:table-cell office:value-type="string" office:string-value="" table:formula="of:=IF(AND([Data.W$27]=[.$I22];[Data.X$27]=[.$J22]);[Data.W$3];&quot;&quot;)" table:style-name="ce3"/>
          <table:table-cell office:value-type="string" office:string-value="" table:formula="of:=IF(AND([Data.Y$27]=[.$I22];[Data.Z$27]=[.$J22]);[Data.Y$3];&quot;&quot;)" table:style-name="ce3"/>
          <table:table-cell table:number-columns-repeated="16362"/>
        </table:table-row>
        <table:table-row table:style-name="ro14">
          <table:table-cell table:number-columns-repeated="6"/>
          <table:table-cell table:number-columns-repeated="2" table:style-name="ce11"/>
          <table:table-cell office:value-type="float" office:value="1" table:style-name="ce2">
            <text:p>1</text:p>
          </table:table-cell>
          <table:table-cell office:value-type="float" office:value="1" table:style-name="ce11">
            <text:p>1</text:p>
          </table:table-cell>
          <table:table-cell office:value-type="string" office:string-value="" table:formula="of:=IF(AND([Data.C$27]=[.$I23];[Data.D$27]=[.$J23]);[Data.C$3];&quot;&quot;)" table:style-name="ce3"/>
          <table:table-cell office:value-type="string" office:string-value="" table:formula="of:=IF(AND([Data.E$27]=[.$I23];[Data.F$27]=[.$J23]);[Data.E$3];&quot;&quot;)" table:style-name="ce3"/>
          <table:table-cell office:value-type="string" office:string-value="" table:formula="of:=IF(AND([Data.G$27]=[.$I23];[Data.H$27]=[.$J23]);[Data.G$3];&quot;&quot;)" table:style-name="ce3"/>
          <table:table-cell office:value-type="string" office:string-value="" table:formula="of:=IF(AND([Data.I$27]=[.$I23];[Data.J$27]=[.$J23]);[Data.I$3];&quot;&quot;)" table:style-name="ce3"/>
          <table:table-cell office:value-type="string" office:string-value="" table:formula="of:=IF(AND([Data.K$27]=[.$I23];[Data.L$27]=[.$J23]);[Data.K$3];&quot;&quot;)" table:style-name="ce3"/>
          <table:table-cell office:value-type="string" office:string-value="" table:formula="of:=IF(AND([Data.M$27]=[.$I23];[Data.N$27]=[.$J23]);[Data.M$3];&quot;&quot;)" table:style-name="ce3"/>
          <table:table-cell office:value-type="string" office:string-value="" table:formula="of:=IF(AND([Data.O$27]=[.$I23];[Data.P$27]=[.$J23]);[Data.O$3];&quot;&quot;)" table:style-name="ce3"/>
          <table:table-cell office:value-type="string" office:string-value="" table:formula="of:=IF(AND([Data.Q$27]=[.$I23];[Data.R$27]=[.$J23]);[Data.Q$3];&quot;&quot;)" table:style-name="ce3"/>
          <table:table-cell office:value-type="string" office:string-value="" table:formula="of:=IF(AND([Data.S$27]=[.$I23];[Data.T$27]=[.$J23]);[Data.S$3];&quot;&quot;)" table:style-name="ce3"/>
          <table:table-cell office:value-type="string" office:string-value="" table:formula="of:=IF(AND([Data.U$27]=[.$I23];[Data.V$27]=[.$J23]);[Data.U$3];&quot;&quot;)" table:style-name="ce3"/>
          <table:table-cell office:value-type="string" office:string-value="" table:formula="of:=IF(AND([Data.W$27]=[.$I23];[Data.X$27]=[.$J23]);[Data.W$3];&quot;&quot;)" table:style-name="ce3"/>
          <table:table-cell office:value-type="string" office:string-value="" table:formula="of:=IF(AND([Data.Y$27]=[.$I23];[Data.Z$27]=[.$J23]);[Data.Y$3];&quot;&quot;)" table:style-name="ce3"/>
          <table:table-cell table:number-columns-repeated="16362"/>
        </table:table-row>
        <table:table-row table:style-name="ro14">
          <table:table-cell table:number-columns-repeated="6"/>
          <table:table-cell table:number-columns-repeated="2" table:style-name="ce11"/>
          <table:table-cell office:value-type="float" office:value="1" table:style-name="ce2">
            <text:p>1</text:p>
          </table:table-cell>
          <table:table-cell office:value-type="float" office:value="2" table:style-name="ce11">
            <text:p>2</text:p>
          </table:table-cell>
          <table:table-cell office:value-type="string" office:string-value="" table:formula="of:=IF(AND([Data.C$27]=[.$I24];[Data.D$27]=[.$J24]);[Data.C$3];&quot;&quot;)" table:style-name="ce3"/>
          <table:table-cell office:value-type="string" office:string-value="" table:formula="of:=IF(AND([Data.E$27]=[.$I24];[Data.F$27]=[.$J24]);[Data.E$3];&quot;&quot;)" table:style-name="ce3"/>
          <table:table-cell office:value-type="string" office:string-value="" table:formula="of:=IF(AND([Data.G$27]=[.$I24];[Data.H$27]=[.$J24]);[Data.G$3];&quot;&quot;)" table:style-name="ce3"/>
          <table:table-cell office:value-type="string" office:string-value="" table:formula="of:=IF(AND([Data.I$27]=[.$I24];[Data.J$27]=[.$J24]);[Data.I$3];&quot;&quot;)" table:style-name="ce3"/>
          <table:table-cell office:value-type="string" office:string-value="" table:formula="of:=IF(AND([Data.K$27]=[.$I24];[Data.L$27]=[.$J24]);[Data.K$3];&quot;&quot;)" table:style-name="ce3"/>
          <table:table-cell office:value-type="string" office:string-value="" table:formula="of:=IF(AND([Data.M$27]=[.$I24];[Data.N$27]=[.$J24]);[Data.M$3];&quot;&quot;)" table:style-name="ce3"/>
          <table:table-cell office:value-type="string" office:string-value="" table:formula="of:=IF(AND([Data.O$27]=[.$I24];[Data.P$27]=[.$J24]);[Data.O$3];&quot;&quot;)" table:style-name="ce3"/>
          <table:table-cell office:value-type="string" office:string-value="" table:formula="of:=IF(AND([Data.Q$27]=[.$I24];[Data.R$27]=[.$J24]);[Data.Q$3];&quot;&quot;)" table:style-name="ce3"/>
          <table:table-cell office:value-type="string" office:string-value="" table:formula="of:=IF(AND([Data.S$27]=[.$I24];[Data.T$27]=[.$J24]);[Data.S$3];&quot;&quot;)" table:style-name="ce3"/>
          <table:table-cell office:value-type="string" office:string-value="" table:formula="of:=IF(AND([Data.U$27]=[.$I24];[Data.V$27]=[.$J24]);[Data.U$3];&quot;&quot;)" table:style-name="ce3"/>
          <table:table-cell office:value-type="string" office:string-value="" table:formula="of:=IF(AND([Data.W$27]=[.$I24];[Data.X$27]=[.$J24]);[Data.W$3];&quot;&quot;)" table:style-name="ce3"/>
          <table:table-cell office:value-type="string" office:string-value="" table:formula="of:=IF(AND([Data.Y$27]=[.$I24];[Data.Z$27]=[.$J24]);[Data.Y$3];&quot;&quot;)" table:style-name="ce3"/>
          <table:table-cell table:number-columns-repeated="16362"/>
        </table:table-row>
        <table:table-row table:style-name="ro14">
          <table:table-cell table:number-columns-repeated="6"/>
          <table:table-cell table:number-columns-repeated="2" table:style-name="ce11"/>
          <table:table-cell office:value-type="float" office:value="1" table:style-name="ce2">
            <text:p>1</text:p>
          </table:table-cell>
          <table:table-cell office:value-type="float" office:value="3" table:style-name="ce11">
            <text:p>3</text:p>
          </table:table-cell>
          <table:table-cell office:value-type="string" office:string-value="" table:formula="of:=IF(AND([Data.C$27]=[.$I25];[Data.D$27]=[.$J25]);[Data.C$3];&quot;&quot;)" table:style-name="ce3"/>
          <table:table-cell office:value-type="string" office:string-value="" table:formula="of:=IF(AND([Data.E$27]=[.$I25];[Data.F$27]=[.$J25]);[Data.E$3];&quot;&quot;)" table:style-name="ce3"/>
          <table:table-cell office:value-type="string" office:string-value="" table:formula="of:=IF(AND([Data.G$27]=[.$I25];[Data.H$27]=[.$J25]);[Data.G$3];&quot;&quot;)" table:style-name="ce3"/>
          <table:table-cell office:value-type="string" office:string-value="" table:formula="of:=IF(AND([Data.I$27]=[.$I25];[Data.J$27]=[.$J25]);[Data.I$3];&quot;&quot;)" table:style-name="ce3"/>
          <table:table-cell office:value-type="string" office:string-value="" table:formula="of:=IF(AND([Data.K$27]=[.$I25];[Data.L$27]=[.$J25]);[Data.K$3];&quot;&quot;)" table:style-name="ce3"/>
          <table:table-cell office:value-type="string" office:string-value="" table:formula="of:=IF(AND([Data.M$27]=[.$I25];[Data.N$27]=[.$J25]);[Data.M$3];&quot;&quot;)" table:style-name="ce3"/>
          <table:table-cell office:value-type="string" office:string-value="" table:formula="of:=IF(AND([Data.O$27]=[.$I25];[Data.P$27]=[.$J25]);[Data.O$3];&quot;&quot;)" table:style-name="ce3"/>
          <table:table-cell office:value-type="string" office:string-value="" table:formula="of:=IF(AND([Data.Q$27]=[.$I25];[Data.R$27]=[.$J25]);[Data.Q$3];&quot;&quot;)" table:style-name="ce3"/>
          <table:table-cell office:value-type="string" office:string-value="" table:formula="of:=IF(AND([Data.S$27]=[.$I25];[Data.T$27]=[.$J25]);[Data.S$3];&quot;&quot;)" table:style-name="ce3"/>
          <table:table-cell office:value-type="string" office:string-value="" table:formula="of:=IF(AND([Data.U$27]=[.$I25];[Data.V$27]=[.$J25]);[Data.U$3];&quot;&quot;)" table:style-name="ce3"/>
          <table:table-cell office:value-type="string" office:string-value="" table:formula="of:=IF(AND([Data.W$27]=[.$I25];[Data.X$27]=[.$J25]);[Data.W$3];&quot;&quot;)" table:style-name="ce3"/>
          <table:table-cell office:value-type="string" office:string-value="" table:formula="of:=IF(AND([Data.Y$27]=[.$I25];[Data.Z$27]=[.$J25]);[Data.Y$3];&quot;&quot;)" table:style-name="ce3"/>
          <table:table-cell table:number-columns-repeated="16362"/>
        </table:table-row>
        <table:table-row table:style-name="ro14">
          <table:table-cell table:number-columns-repeated="6"/>
          <table:table-cell table:number-columns-repeated="2" table:style-name="ce11"/>
          <table:table-cell office:value-type="float" office:value="1" table:style-name="ce2">
            <text:p>1</text:p>
          </table:table-cell>
          <table:table-cell office:value-type="float" office:value="4" table:style-name="ce11">
            <text:p>4</text:p>
          </table:table-cell>
          <table:table-cell office:value-type="string" office:string-value="" table:formula="of:=IF(AND([Data.C$27]=[.$I26];[Data.D$27]=[.$J26]);[Data.C$3];&quot;&quot;)" table:style-name="ce3"/>
          <table:table-cell office:value-type="string" office:string-value="" table:formula="of:=IF(AND([Data.E$27]=[.$I26];[Data.F$27]=[.$J26]);[Data.E$3];&quot;&quot;)" table:style-name="ce3"/>
          <table:table-cell office:value-type="string" office:string-value="" table:formula="of:=IF(AND([Data.G$27]=[.$I26];[Data.H$27]=[.$J26]);[Data.G$3];&quot;&quot;)" table:style-name="ce3"/>
          <table:table-cell office:value-type="string" office:string-value="" table:formula="of:=IF(AND([Data.I$27]=[.$I26];[Data.J$27]=[.$J26]);[Data.I$3];&quot;&quot;)" table:style-name="ce3"/>
          <table:table-cell office:value-type="string" office:string-value="" table:formula="of:=IF(AND([Data.K$27]=[.$I26];[Data.L$27]=[.$J26]);[Data.K$3];&quot;&quot;)" table:style-name="ce3"/>
          <table:table-cell office:value-type="string" office:string-value="" table:formula="of:=IF(AND([Data.M$27]=[.$I26];[Data.N$27]=[.$J26]);[Data.M$3];&quot;&quot;)" table:style-name="ce3"/>
          <table:table-cell office:value-type="string" office:string-value="" table:formula="of:=IF(AND([Data.O$27]=[.$I26];[Data.P$27]=[.$J26]);[Data.O$3];&quot;&quot;)" table:style-name="ce3"/>
          <table:table-cell office:value-type="string" office:string-value="" table:formula="of:=IF(AND([Data.Q$27]=[.$I26];[Data.R$27]=[.$J26]);[Data.Q$3];&quot;&quot;)" table:style-name="ce3"/>
          <table:table-cell office:value-type="string" office:string-value="" table:formula="of:=IF(AND([Data.S$27]=[.$I26];[Data.T$27]=[.$J26]);[Data.S$3];&quot;&quot;)" table:style-name="ce3"/>
          <table:table-cell office:value-type="string" office:string-value="" table:formula="of:=IF(AND([Data.U$27]=[.$I26];[Data.V$27]=[.$J26]);[Data.U$3];&quot;&quot;)" table:style-name="ce3"/>
          <table:table-cell office:value-type="string" office:string-value="" table:formula="of:=IF(AND([Data.W$27]=[.$I26];[Data.X$27]=[.$J26]);[Data.W$3];&quot;&quot;)" table:style-name="ce3"/>
          <table:table-cell office:value-type="string" office:string-value="" table:formula="of:=IF(AND([Data.Y$27]=[.$I26];[Data.Z$27]=[.$J26]);[Data.Y$3];&quot;&quot;)" table:style-name="ce3"/>
          <table:table-cell table:number-columns-repeated="16362"/>
        </table:table-row>
        <table:table-row table:style-name="ro9">
          <table:table-cell table:number-columns-repeated="16384"/>
        </table:table-row>
        <table:table-row table:number-rows-repeated="7" table:style-name="ro9">
          <table:table-cell table:number-columns-repeated="6"/>
          <table:table-cell table:style-name="ce19"/>
          <table:table-cell table:number-columns-repeated="16377" table:style-name="ce11"/>
        </table:table-row>
        <table:table-row table:style-name="ro9">
          <table:table-cell table:number-columns-repeated="6"/>
          <table:table-cell table:style-name="ce19"/>
          <table:table-cell table:number-columns-repeated="2" table:style-name="ce11"/>
          <table:table-cell table:style-name="ce20"/>
          <table:table-cell table:number-columns-repeated="16374"/>
        </table:table-row>
        <table:table-row table:number-rows-repeated="5" table:style-name="ro9">
          <table:table-cell table:number-columns-repeated="6"/>
          <table:table-cell table:style-name="ce19"/>
          <table:table-cell table:number-columns-repeated="16377" table:style-name="ce11"/>
        </table:table-row>
        <table:table-row table:number-rows-repeated="1048536" table:style-name="ro9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imes New Roman" svg:font-family="&quot;Times New Roman&quot;"/>
    <style:font-face style:name="Trebuchet MS" svg:font-family="&quot;Trebuchet MS&quot;"/>
    <style:font-face style:name="Tahoma" svg:font-family="Tahoma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default-style style:family="graphic">
      <style:graphic-properties draw:fill="solid" draw:fill-color="#ffffff" draw:opacity="100%" draw:stroke="solid" svg:stroke-width="0.01042in" svg:stroke-color="#000000" svg:stroke-opacity="100%" draw:stroke-linejoin="round" svg:stroke-linecap="butt"/>
    </style:default-style>
  </office:styles>
  <office:automatic-styles>
    <style:page-layout style:name="pm1">
      <style:page-layout-properties fo:margin-top="0.5in" fo:margin-bottom="0.5in" fo:margin-left="0.75in" fo:margin-right="0.29in" style:print-orientation="landscape" style:print-page-order="ttb" style:first-page-number="continue" style:scale-to="100%" style:table-centering="none" style:print="objects charts drawing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fo:margin-top="0.5in" fo:margin-bottom="0.5in" fo:margin-left="0.75in" fo:margin-right="0.75in" style:table-centering="none" style:print="objects charts drawing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fo:margin-top="0.5in" fo:margin-bottom="0.5in" fo:margin-left="0.75in" fo:margin-right="0.75in" style:print-orientation="portrait" style:print-page-order="ttb" style:first-page-number="continue" style:scale-to="100%" style:table-centering="none" style:print="objects charts drawing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0613</meta:generator>
    <dc:title>KM Assessment</dc:title>
    <meta:initial-creator>Geoff Parcell</meta:initial-creator>
    <dc:creator>Microsoft Office User</dc:creator>
    <meta:creation-date>2001-02-27T10:36:01Z</meta:creation-date>
    <dc:date>2021-07-14T12:29:35Z</dc:date>
    <meta:print-date>2003-04-16T12:26:03Z</meta:print-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G0S10">
      <style:chart-properties chart:symbol-type="named-symbol" chart:symbol-name="square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ccffcc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diamond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00ff00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4236in" style:font-size-asian="0.14236in" style:font-size-complex="0.14236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1">
      <style:chart-properties chart:symbol-type="automatic" chart:connect-bars="false" chart:solid-type="cuboid" chart:stacked="false" chart:percentage="false"/>
      <style:graphic-properties draw:fill="none" draw:stroke="solid" svg:stroke-width="0.01389in" svg:stroke-color="#ffff99" svg:stroke-opacity="100%" draw:stroke-linejoin="round" svg:stroke-linecap="round"/>
    </style:style>
    <style:style style:family="chart" style:name="C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">
      <style:chart-properties chart:symbol-type="named-symbol" chart:symbol-name="diamond" chart:symbol-width="0.09722in" chart:symbol-height="0.09722in" chart:connect-bars="false" chart:solid-type="cuboid" chart:stacked="false" chart:percentage="false"/>
      <style:graphic-properties draw:fill="none" draw:stroke="solid" svg:stroke-width="0.02778in" svg:stroke-color="#0000ff" svg:stroke-opacity="100%" draw:stroke-linejoin="round" svg:stroke-linecap="round"/>
    </style:style>
    <style:style style:family="chart" style:name="G0S1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2778in" svg:stroke-color="#ff0000" svg:stroke-opacity="100%" draw:stroke-linejoin="round" svg:stroke-linecap="round"/>
    </style:style>
    <style:style style:family="chart" style:name="G0S2">
      <style:chart-properties chart:symbol-type="automatic" chart:connect-bars="false" chart:solid-type="cuboid" chart:stacked="false" chart:percentage="false"/>
      <style:graphic-properties draw:fill="none" draw:stroke="solid" svg:stroke-width="0.02778in" svg:stroke-color="#008000" svg:stroke-opacity="100%" draw:stroke-linejoin="round" svg:stroke-linecap="round"/>
    </style:style>
    <style:style style:family="chart" style:name="Wal0">
      <style:graphic-properties draw:fill="solid" draw:fill-color="#c0c0c0" draw:opacity="100%" draw:stroke="solid" svg:stroke-width="0.01389in" svg:stroke-color="#808080" svg:stroke-opacity="100%"/>
    </style:style>
    <style:style style:family="chart" style:name="G0S3">
      <style:chart-properties chart:symbol-type="named-symbol" chart:symbol-name="circle" chart:symbol-width="0.09722in" chart:symbol-height="0.09722in" chart:connect-bars="false" chart:solid-type="cuboid" chart:stacked="false" chart:percentage="false"/>
      <style:graphic-properties draw:fill="none" draw:stroke="solid" svg:stroke-width="0.02778in" svg:stroke-color="#000000" svg:stroke-opacity="100%" draw:stroke-linejoin="round" svg:stroke-linecap="round"/>
    </style:style>
    <style:style style:family="chart" style:name="G0S4">
      <style:chart-properties chart:symbol-type="named-symbol" chart:symbol-name="horizontal-bar" chart:symbol-width="0.09722in" chart:symbol-height="0.09722in" chart:connect-bars="false" chart:solid-type="cuboid" chart:stacked="false" chart:percentage="false"/>
      <style:graphic-properties draw:fill="none" draw:stroke="solid" svg:stroke-width="0.02778in" svg:stroke-color="#ff6600" svg:stroke-opacity="100%" draw:stroke-linejoin="round" svg:stroke-linecap="round"/>
    </style:style>
    <style:style style:family="chart" style:name="G0S5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800000" svg:stroke-opacity="100%" draw:stroke-linejoin="round" svg:stroke-linecap="round"/>
    </style:style>
    <style:style style:family="chart" style:name="G0S6">
      <style:chart-properties chart:symbol-type="named-symbol" chart:symbol-name="plus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008080" svg:stroke-opacity="100%" draw:stroke-linejoin="round" svg:stroke-linecap="round"/>
    </style:style>
    <style:style style:family="chart" style:name="G0S7">
      <style:chart-properties chart:symbol-type="named-symbol" chart:symbol-name="horizontal-bar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0000ff" svg:stroke-opacity="100%" draw:stroke-linejoin="round" svg:stroke-linecap="round"/>
    </style:style>
    <style:style style:family="chart" style:name="G0S8">
      <style:chart-properties chart:symbol-type="named-symbol" chart:symbol-name="horizontal-bar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00ccff" svg:stroke-opacity="100%" draw:stroke-linejoin="round" svg:stroke-linecap="round"/>
    </style:style>
    <style:style style:family="chart" style:name="GMa1">
      <style:graphic-properties draw:fill="none" draw:stroke="solid" svg:stroke-width="0.00347in" svg:stroke-color="#000000" svg:stroke-opacity="100%" draw:stroke-linejoin="round" svg:stroke-linecap="butt"/>
    </style:style>
    <style:style style:family="chart" style:name="G0S9">
      <style:chart-properties chart:symbol-type="named-symbol" chart:symbol-name="diamond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ccffff" svg:stroke-opacity="100%" draw:stroke-linejoin="round" svg:stroke-linecap="round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4236in" style:font-size-asian="0.14236in" style:font-size-complex="0.14236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T01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4236in" style:font-size-asian="0.14236in" style:font-size-complex="0.14236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interval-major="1" chart:interval-minor-divisor="1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0347in" svg:stroke-color="#00000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4236in" style:font-size-asian="0.14236in" style:font-size-complex="0.1423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false"/>
      <style:graphic-properties draw:fill="solid" draw:fill-color="#ffffff" draw:opacity="100%" draw:stroke="solid" svg:stroke-width="0.00347in" svg:stroke-color="#000000" svg:stroke-opacity="100%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056in" style:font-size-asian="0.13056in" style:font-size-complex="0.13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false"/>
      <style:graphic-properties draw:fill="solid" draw:fill-color="#c0c0c0" draw:opacity="100%" draw:stroke="solid" svg:stroke-width="0.01389in" svg:stroke-color="#808080" svg:stroke-opacity="100%"/>
    </style:style>
    <style:style style:family="chart" style:name="Axs1" style:data-style-name="N0">
      <style:chart-properties chart:gap-width="150" chart:overlap="0" chart:link-data-style-to-source="true" chart:visible="true" chart:logarithmic="false" chart:maximum="5" chart:minimum="1" chart:interval-major="1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0347in" svg:stroke-color="#00000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4236in" style:font-size-asian="0.14236in" style:font-size-complex="0.1423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457.0pt" svg:width="808.0pt" chart:style-name="Crt0">
        <chart:title svg:x="355.0111023622047pt" svg:y="13.0003937007874pt" chart:style-name="CT00">
          <text:p text:style-name="a0" text:class-names="" text:cond-style-name="">KM Assessment</text:p>
        </chart:title>
        <chart:legend svg:x="648.0203149606298pt" svg:y="272.0085826771654pt" chart:style-name="Lgnd"/>
        <chart:plot-area svg:x="43.06220472440944pt" svg:y="36.2763779527559pt" svg:width="567.9569291338582pt" svg:height="361.0374015748031pt" chart:style-name="Plt0">
          <chart:axis chart:dimension="x" chart:name="primary-x" chart:style-name="Axs0">
            <chart:categories table:cell-range-address="Data.$B$5:.$B$12"/>
          </chart:axis>
          <chart:axis chart:dimension="y" chart:name="primary-y" chart:style-name="Axs1">
            <chart:title svg:x="18.00055118110236pt" svg:y="119.0037795275591pt" chart:style-name="AT01">
              <text:p text:style-name="a1" text:class-names="" text:cond-style-name="">Level</text:p>
            </chart:title>
            <chart:grid chart:class="major" chart:style-name="GMa1"/>
          </chart:axis>
          <chart:series chart:label-cell-address="Data.$C$3" chart:values-cell-range-address="Data.$C$5:.$C$12" chart:class="chart:line" chart:attached-axis="primary-y" chart:style-name="G0S0">
            <chart:data-point chart:repeated="8"/>
          </chart:series>
          <chart:series chart:label-cell-address="Data.$E$3" chart:values-cell-range-address="Data.$E$5:.$E$12" chart:class="chart:line" chart:attached-axis="primary-y" chart:style-name="G0S1">
            <chart:data-point chart:repeated="8"/>
          </chart:series>
          <chart:series chart:label-cell-address="Data.$G$3" chart:values-cell-range-address="Data.$G$5:.$G$9" chart:class="chart:line" chart:attached-axis="primary-y" chart:style-name="G0S2">
            <chart:data-point chart:repeated="5"/>
          </chart:series>
          <chart:series chart:label-cell-address="Data.$I$3" chart:values-cell-range-address="Data.$I$5:.$I$12" chart:class="chart:line" chart:attached-axis="primary-y" chart:style-name="G0S3">
            <chart:data-point chart:repeated="8"/>
          </chart:series>
          <chart:series chart:label-cell-address="Data.$K$3" chart:values-cell-range-address="Data.$K$5:.$K$12" chart:class="chart:line" chart:attached-axis="primary-y" chart:style-name="G0S4">
            <chart:data-point chart:repeated="8"/>
          </chart:series>
          <chart:series chart:label-cell-address="Data.$M$3" chart:values-cell-range-address="Data.$M$5:.$M$12" chart:class="chart:line" chart:attached-axis="primary-y" chart:style-name="G0S5">
            <chart:data-point chart:repeated="8"/>
          </chart:series>
          <chart:series chart:label-cell-address="Data.$O$3" chart:values-cell-range-address="Data.$O$5:.$O$12" chart:class="chart:line" chart:attached-axis="primary-y" chart:style-name="G0S6">
            <chart:data-point chart:repeated="8"/>
          </chart:series>
          <chart:series chart:label-cell-address="Data.$Q$3" chart:values-cell-range-address="Data.$Q$5:.$Q$12" chart:class="chart:line" chart:attached-axis="primary-y" chart:style-name="G0S7">
            <chart:data-point chart:repeated="8"/>
          </chart:series>
          <chart:series chart:label-cell-address="Data.$S$3" chart:values-cell-range-address="Data.$S$5:.$S$12" chart:class="chart:line" chart:attached-axis="primary-y" chart:style-name="G0S8">
            <chart:data-point chart:repeated="8"/>
          </chart:series>
          <chart:series chart:label-cell-address="Data.$U$3" chart:values-cell-range-address="Data.$U$5:.$U$12" chart:class="chart:line" chart:attached-axis="primary-y" chart:style-name="G0S9">
            <chart:data-point chart:repeated="8"/>
          </chart:series>
          <chart:series chart:label-cell-address="Data.$W$3" chart:values-cell-range-address="Data.$W$5:.$W$12" chart:class="chart:line" chart:attached-axis="primary-y" chart:style-name="G0S10">
            <chart:data-point chart:repeated="8"/>
          </chart:series>
          <chart:series chart:label-cell-address="Data.$Y$3" chart:values-cell-range-address="Data.$Y$5:.$Y$12" chart:class="chart:line" chart:attached-axis="primary-y" chart:style-name="G0S11">
            <chart:data-point chart:repeated="8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ffffff" draw:opacity="100%" draw:stroke="solid" svg:stroke-width="0.01042in" svg:stroke-color="#000000" svg:stroke-opacity="100%" draw:stroke-linejoin="round" svg:stroke-linecap="butt"/>
    </style:default-style>
  </office:styles>
</office:document-styles>
</file>

<file path=Object 1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1528in" style:font-size-asian="0.21528in" style:font-size-complex="0.21528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875in" style:font-size-asian="0.1875in" style:font-size-complex="0.187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solid" draw:fill-color="#00ff00" draw:opacity="100%" draw:stroke="solid" svg:stroke-width="0.01389in" svg:stroke-color="#808080" svg:stroke-opacity="100%"/>
    </style:style>
    <style:style style:family="chart" style:name="AT01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875in" style:font-size-asian="0.1875in" style:font-size-complex="0.187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interval-major="1" chart:interval-minor-divisor="1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0347in" svg:stroke-color="#00000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maximum="5" chart:minimum="1" chart:interval-major="1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00ff00" draw:opacity="100%" draw:stroke="solid" svg:stroke-width="0.01389in" svg:stroke-color="#000000" svg:stroke-opacity="100%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0000ff" draw:opacity="100%" draw:stroke="solid" svg:stroke-width="0.02778in" svg:stroke-color="#ffcc00" svg:stroke-opacity="100%"/>
    </style:style>
    <style:style style:family="chart" style:name="Crt0">
      <style:chart-properties chart:three-dimensional="false" chart:deep="false" chart:symbol-type="none" chart:connect-bars="false" chart:solid-type="cuboid" chart:stacked="true" chart:percentage="false" chart:include-hidden-cells="false" chart:treat-empty-cells="leave-gap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1528in" style:font-size-asian="0.21528in" style:font-size-complex="0.21528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 chart:auto-position="false"/>
      <style:graphic-properties draw:fill="solid" draw:fill-color="#00ff00" draw:opacity="100%" draw:stroke="solid" svg:stroke-width="0.01389in" svg:stroke-color="#808080" svg:stroke-opacity="100%"/>
    </style:style>
    <style:style style:family="chart" style:name="G1S0">
      <style:chart-properties chart:symbol-type="named-symbol" chart:symbol-name="circle" chart:symbol-width="0.09722in" chart:symbol-height="0.09722in" chart:connect-bars="false" chart:solid-type="cuboid" chart:stacked="false" chart:percentage="false"/>
      <style:graphic-properties draw:fill="none" draw:stroke="solid" svg:stroke-width="0.04167in" svg:stroke-color="#ff0000" svg:stroke-opacity="100%" draw:stroke-linejoin="round" svg:stroke-linecap="round"/>
    </style:style>
    <style:style style:family="chart" style:name="G1S1">
      <style:chart-properties chart:symbol-type="named-symbol" chart:symbol-name="asterisk" chart:symbol-width="0.125in" chart:symbol-height="0.125in" chart:connect-bars="false" chart:solid-type="cuboid" chart:stacked="false" chart:percentage="false"/>
      <style:graphic-properties draw:fill="none" draw:stroke="solid" svg:stroke-width="0.04167in" svg:stroke-color="#00ff00" svg:stroke-opacity="100%" draw:stroke-linejoin="round" svg:stroke-linecap="round"/>
    </style:style>
  </office:automatic-styles>
  <office:body>
    <office:chart>
      <chart:chart chart:class="chart:area" svg:height="442.0pt" svg:width="725.0pt" chart:style-name="Crt0">
        <chart:title table:cell-range="Data.$Q$3" svg:x="359.0pt" svg:y="9.0pt" chart:style-name="CT00"/>
        <chart:plot-area svg:x="105.750157480315pt" svg:y="32.41251968503937pt" svg:width="600.1517322834645pt" svg:height="375.6390551181103pt" chart:style-name="Plt0">
          <chart:axis chart:dimension="x" chart:name="primary-x" chart:style-name="Axs0">
            <chart:categories table:cell-range-address="Data.$B$5:.$B$12"/>
          </chart:axis>
          <chart:axis chart:dimension="y" chart:name="primary-y" chart:style-name="Axs1">
            <chart:title svg:x="16.0pt" svg:y="116.0pt" chart:style-name="AT01">
              <text:p text:style-name="a1" text:class-names="" text:cond-style-name="">Level</text:p>
            </chart:title>
          </chart:axis>
          <chart:series chart:label-cell-address="Data.$AB$3" chart:values-cell-range-address="Data.$AB$5:.$AB$12" chart:class="chart:area" chart:attached-axis="primary-y" chart:style-name="G0S0">
            <chart:data-point chart:repeated="8"/>
          </chart:series>
          <chart:series chart:label-cell-address="Data.$AD$3" chart:values-cell-range-address="Data.$AD$5:.$AD$12" chart:class="chart:area" chart:attached-axis="primary-y" chart:style-name="G0S1">
            <chart:data-point chart:repeated="8"/>
          </chart:series>
          <chart:series chart:label-cell-address="Data.$B$13" chart:values-cell-range-address="Data.$R$5:.$R$12" chart:class="chart:line" chart:attached-axis="primary-y" chart:style-name="G1S0">
            <chart:data-point chart:repeated="8"/>
          </chart:series>
          <chart:series chart:label-cell-address="Data.$B$2" chart:values-cell-range-address="Data.$Q$5:.$Q$12" chart:class="chart:line" chart:attached-axis="primary-y" chart:style-name="G1S1">
            <chart:data-point chart:repeated="8"/>
          </chart:series>
          <chart:wall chart:style-name="Wal0"/>
        </chart:plot-area>
      </chart:chart>
    </office:chart>
  </office:body>
</office:document-content>
</file>

<file path=Object 1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ffffff" draw:opacity="100%" draw:stroke="solid" svg:stroke-width="0.01042in" svg:stroke-color="#000000" svg:stroke-opacity="100%" draw:stroke-linejoin="round" svg:stroke-linecap="butt"/>
    </style:default-style>
  </office:styles>
</office:document-styles>
</file>

<file path=Object 1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1528in" style:font-size-asian="0.21528in" style:font-size-complex="0.21528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875in" style:font-size-asian="0.1875in" style:font-size-complex="0.187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solid" draw:fill-color="#00ff00" draw:opacity="100%" draw:stroke="solid" svg:stroke-width="0.01389in" svg:stroke-color="#808080" svg:stroke-opacity="100%"/>
    </style:style>
    <style:style style:family="chart" style:name="AT01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875in" style:font-size-asian="0.1875in" style:font-size-complex="0.187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interval-major="1" chart:interval-minor-divisor="1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0347in" svg:stroke-color="#00000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maximum="5" chart:minimum="1" chart:interval-major="1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00ff00" draw:opacity="100%" draw:stroke="solid" svg:stroke-width="0.01389in" svg:stroke-color="#000000" svg:stroke-opacity="100%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0000ff" draw:opacity="100%" draw:stroke="solid" svg:stroke-width="0.02778in" svg:stroke-color="#ffcc00" svg:stroke-opacity="100%"/>
    </style:style>
    <style:style style:family="chart" style:name="Crt0">
      <style:chart-properties chart:three-dimensional="false" chart:deep="false" chart:symbol-type="none" chart:connect-bars="false" chart:solid-type="cuboid" chart:stacked="true" chart:percentage="false" chart:include-hidden-cells="false" chart:treat-empty-cells="leave-gap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1528in" style:font-size-asian="0.21528in" style:font-size-complex="0.21528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 chart:auto-position="false"/>
      <style:graphic-properties draw:fill="solid" draw:fill-color="#00ff00" draw:opacity="100%" draw:stroke="solid" svg:stroke-width="0.01389in" svg:stroke-color="#808080" svg:stroke-opacity="100%"/>
    </style:style>
    <style:style style:family="chart" style:name="G1S0">
      <style:chart-properties chart:symbol-type="named-symbol" chart:symbol-name="circle" chart:symbol-width="0.09722in" chart:symbol-height="0.09722in" chart:connect-bars="false" chart:solid-type="cuboid" chart:stacked="false" chart:percentage="false"/>
      <style:graphic-properties draw:fill="none" draw:stroke="solid" svg:stroke-width="0.04167in" svg:stroke-color="#ff0000" svg:stroke-opacity="100%" draw:stroke-linejoin="round" svg:stroke-linecap="round"/>
    </style:style>
    <style:style style:family="chart" style:name="G1S1">
      <style:chart-properties chart:symbol-type="named-symbol" chart:symbol-name="asterisk" chart:symbol-width="0.125in" chart:symbol-height="0.125in" chart:connect-bars="false" chart:solid-type="cuboid" chart:stacked="false" chart:percentage="false"/>
      <style:graphic-properties draw:fill="none" draw:stroke="solid" svg:stroke-width="0.04167in" svg:stroke-color="#00ff00" svg:stroke-opacity="100%" draw:stroke-linejoin="round" svg:stroke-linecap="round"/>
    </style:style>
  </office:automatic-styles>
  <office:body>
    <office:chart>
      <chart:chart chart:class="chart:area" svg:height="442.0pt" svg:width="725.0pt" chart:style-name="Crt0">
        <chart:title table:cell-range="Data.$S$3" svg:x="359.0pt" svg:y="9.0pt" chart:style-name="CT00"/>
        <chart:plot-area svg:x="105.750157480315pt" svg:y="32.41251968503937pt" svg:width="600.1517322834645pt" svg:height="375.6390551181103pt" chart:style-name="Plt0">
          <chart:axis chart:dimension="x" chart:name="primary-x" chart:style-name="Axs0">
            <chart:categories table:cell-range-address="Data.$B$5:.$B$12"/>
          </chart:axis>
          <chart:axis chart:dimension="y" chart:name="primary-y" chart:style-name="Axs1">
            <chart:title svg:x="16.0pt" svg:y="116.0pt" chart:style-name="AT01">
              <text:p text:style-name="a1" text:class-names="" text:cond-style-name="">Level</text:p>
            </chart:title>
          </chart:axis>
          <chart:series chart:label-cell-address="Data.$AB$3" chart:values-cell-range-address="Data.$AB$5:.$AB$12" chart:class="chart:area" chart:attached-axis="primary-y" chart:style-name="G0S0">
            <chart:data-point chart:repeated="8"/>
          </chart:series>
          <chart:series chart:label-cell-address="Data.$AD$3" chart:values-cell-range-address="Data.$AD$5:.$AD$12" chart:class="chart:area" chart:attached-axis="primary-y" chart:style-name="G0S1">
            <chart:data-point chart:repeated="8"/>
          </chart:series>
          <chart:series chart:label-cell-address="Data.$B$13" chart:values-cell-range-address="Data.$T$5:.$T$12" chart:class="chart:line" chart:attached-axis="primary-y" chart:style-name="G1S0">
            <chart:data-point chart:repeated="8"/>
          </chart:series>
          <chart:series chart:label-cell-address="Data.$B$2" chart:values-cell-range-address="Data.$S$5:.$S$12" chart:class="chart:line" chart:attached-axis="primary-y" chart:style-name="G1S1">
            <chart:data-point chart:repeated="8"/>
          </chart:series>
          <chart:wall chart:style-name="Wal0"/>
        </chart:plot-area>
      </chart:chart>
    </office:chart>
  </office:body>
</office:document-content>
</file>

<file path=Object 1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ffffff" draw:opacity="100%" draw:stroke="solid" svg:stroke-width="0.01042in" svg:stroke-color="#000000" svg:stroke-opacity="100%" draw:stroke-linejoin="round" svg:stroke-linecap="butt"/>
    </style:default-style>
  </office:styles>
</office:document-styles>
</file>

<file path=Object 1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1528in" style:font-size-asian="0.21528in" style:font-size-complex="0.21528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875in" style:font-size-asian="0.1875in" style:font-size-complex="0.187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solid" draw:fill-color="#00ff00" draw:opacity="100%" draw:stroke="solid" svg:stroke-width="0.01389in" svg:stroke-color="#808080" svg:stroke-opacity="100%"/>
    </style:style>
    <style:style style:family="chart" style:name="AT01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875in" style:font-size-asian="0.1875in" style:font-size-complex="0.187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interval-major="1" chart:interval-minor-divisor="1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0347in" svg:stroke-color="#00000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maximum="5" chart:minimum="1" chart:interval-major="1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00ff00" draw:opacity="100%" draw:stroke="solid" svg:stroke-width="0.01389in" svg:stroke-color="#000000" svg:stroke-opacity="100%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0000ff" draw:opacity="100%" draw:stroke="solid" svg:stroke-width="0.02778in" svg:stroke-color="#ffcc00" svg:stroke-opacity="100%"/>
    </style:style>
    <style:style style:family="chart" style:name="Crt0">
      <style:chart-properties chart:three-dimensional="false" chart:deep="false" chart:symbol-type="none" chart:connect-bars="false" chart:solid-type="cuboid" chart:stacked="true" chart:percentage="false" chart:include-hidden-cells="false" chart:treat-empty-cells="leave-gap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1528in" style:font-size-asian="0.21528in" style:font-size-complex="0.21528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 chart:auto-position="false"/>
      <style:graphic-properties draw:fill="solid" draw:fill-color="#00ff00" draw:opacity="100%" draw:stroke="solid" svg:stroke-width="0.01389in" svg:stroke-color="#808080" svg:stroke-opacity="100%"/>
    </style:style>
    <style:style style:family="chart" style:name="G1S0">
      <style:chart-properties chart:symbol-type="named-symbol" chart:symbol-name="circle" chart:symbol-width="0.09722in" chart:symbol-height="0.09722in" chart:connect-bars="false" chart:solid-type="cuboid" chart:stacked="false" chart:percentage="false"/>
      <style:graphic-properties draw:fill="none" draw:stroke="solid" svg:stroke-width="0.04167in" svg:stroke-color="#ff0000" svg:stroke-opacity="100%" draw:stroke-linejoin="round" svg:stroke-linecap="round"/>
    </style:style>
    <style:style style:family="chart" style:name="G1S1">
      <style:chart-properties chart:symbol-type="named-symbol" chart:symbol-name="asterisk" chart:symbol-width="0.125in" chart:symbol-height="0.125in" chart:connect-bars="false" chart:solid-type="cuboid" chart:stacked="false" chart:percentage="false"/>
      <style:graphic-properties draw:fill="none" draw:stroke="solid" svg:stroke-width="0.04167in" svg:stroke-color="#00ff00" svg:stroke-opacity="100%" draw:stroke-linejoin="round" svg:stroke-linecap="round"/>
    </style:style>
  </office:automatic-styles>
  <office:body>
    <office:chart>
      <chart:chart chart:class="chart:area" svg:height="442.0pt" svg:width="725.0pt" chart:style-name="Crt0">
        <chart:title table:cell-range="Data.$U$3" svg:x="359.0pt" svg:y="9.0pt" chart:style-name="CT00"/>
        <chart:plot-area svg:x="105.750157480315pt" svg:y="32.41251968503937pt" svg:width="600.1517322834645pt" svg:height="375.6390551181103pt" chart:style-name="Plt0">
          <chart:axis chart:dimension="x" chart:name="primary-x" chart:style-name="Axs0">
            <chart:categories table:cell-range-address="Data.$B$5:.$B$12"/>
          </chart:axis>
          <chart:axis chart:dimension="y" chart:name="primary-y" chart:style-name="Axs1">
            <chart:title svg:x="16.0pt" svg:y="116.0pt" chart:style-name="AT01">
              <text:p text:style-name="a1" text:class-names="" text:cond-style-name="">Level</text:p>
            </chart:title>
          </chart:axis>
          <chart:series chart:label-cell-address="Data.$AB$3" chart:values-cell-range-address="Data.$AB$5:.$AB$12" chart:class="chart:area" chart:attached-axis="primary-y" chart:style-name="G0S0">
            <chart:data-point chart:repeated="8"/>
          </chart:series>
          <chart:series chart:label-cell-address="Data.$AD$3" chart:values-cell-range-address="Data.$AD$5:.$AD$12" chart:class="chart:area" chart:attached-axis="primary-y" chart:style-name="G0S1">
            <chart:data-point chart:repeated="8"/>
          </chart:series>
          <chart:series chart:label-cell-address="Data.$B$13" chart:values-cell-range-address="Data.$V$5:.$V$12" chart:class="chart:line" chart:attached-axis="primary-y" chart:style-name="G1S0">
            <chart:data-point chart:repeated="8"/>
          </chart:series>
          <chart:series chart:label-cell-address="Data.$B$2" chart:values-cell-range-address="Data.$U$5:.$U$12" chart:class="chart:line" chart:attached-axis="primary-y" chart:style-name="G1S1">
            <chart:data-point chart:repeated="8"/>
          </chart:series>
          <chart:wall chart:style-name="Wal0"/>
        </chart:plot-area>
      </chart:chart>
    </office:chart>
  </office:body>
</office:document-content>
</file>

<file path=Object 1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ffffff" draw:opacity="100%" draw:stroke="solid" svg:stroke-width="0.01042in" svg:stroke-color="#000000" svg:stroke-opacity="100%" draw:stroke-linejoin="round" svg:stroke-linecap="butt"/>
    </style:default-style>
  </office:styles>
</office:document-styles>
</file>

<file path=Object 1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1528in" style:font-size-asian="0.21528in" style:font-size-complex="0.21528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875in" style:font-size-asian="0.1875in" style:font-size-complex="0.187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solid" draw:fill-color="#00ff00" draw:opacity="100%" draw:stroke="solid" svg:stroke-width="0.01389in" svg:stroke-color="#808080" svg:stroke-opacity="100%"/>
    </style:style>
    <style:style style:family="chart" style:name="AT01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875in" style:font-size-asian="0.1875in" style:font-size-complex="0.187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interval-major="1" chart:interval-minor-divisor="1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0347in" svg:stroke-color="#00000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maximum="5" chart:minimum="1" chart:interval-major="1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00ff00" draw:opacity="100%" draw:stroke="solid" svg:stroke-width="0.01389in" svg:stroke-color="#000000" svg:stroke-opacity="100%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0000ff" draw:opacity="100%" draw:stroke="solid" svg:stroke-width="0.02778in" svg:stroke-color="#ffcc00" svg:stroke-opacity="100%"/>
    </style:style>
    <style:style style:family="chart" style:name="Crt0">
      <style:chart-properties chart:three-dimensional="false" chart:deep="false" chart:symbol-type="none" chart:connect-bars="false" chart:solid-type="cuboid" chart:stacked="true" chart:percentage="false" chart:include-hidden-cells="false" chart:treat-empty-cells="leave-gap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1528in" style:font-size-asian="0.21528in" style:font-size-complex="0.21528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 chart:auto-position="false"/>
      <style:graphic-properties draw:fill="solid" draw:fill-color="#00ff00" draw:opacity="100%" draw:stroke="solid" svg:stroke-width="0.01389in" svg:stroke-color="#808080" svg:stroke-opacity="100%"/>
    </style:style>
    <style:style style:family="chart" style:name="G1S0">
      <style:chart-properties chart:symbol-type="named-symbol" chart:symbol-name="circle" chart:symbol-width="0.09722in" chart:symbol-height="0.09722in" chart:connect-bars="false" chart:solid-type="cuboid" chart:stacked="false" chart:percentage="false"/>
      <style:graphic-properties draw:fill="none" draw:stroke="solid" svg:stroke-width="0.04167in" svg:stroke-color="#ff0000" svg:stroke-opacity="100%" draw:stroke-linejoin="round" svg:stroke-linecap="round"/>
    </style:style>
    <style:style style:family="chart" style:name="G1S1">
      <style:chart-properties chart:symbol-type="named-symbol" chart:symbol-name="asterisk" chart:symbol-width="0.125in" chart:symbol-height="0.125in" chart:connect-bars="false" chart:solid-type="cuboid" chart:stacked="false" chart:percentage="false"/>
      <style:graphic-properties draw:fill="none" draw:stroke="solid" svg:stroke-width="0.04167in" svg:stroke-color="#00ff00" svg:stroke-opacity="100%" draw:stroke-linejoin="round" svg:stroke-linecap="round"/>
    </style:style>
  </office:automatic-styles>
  <office:body>
    <office:chart>
      <chart:chart chart:class="chart:area" svg:height="442.0pt" svg:width="725.0pt" chart:style-name="Crt0">
        <chart:title table:cell-range="Data.$W$3" svg:x="359.0pt" svg:y="9.0pt" chart:style-name="CT00"/>
        <chart:plot-area svg:x="105.750157480315pt" svg:y="32.41251968503937pt" svg:width="600.1517322834645pt" svg:height="375.6390551181103pt" chart:style-name="Plt0">
          <chart:axis chart:dimension="x" chart:name="primary-x" chart:style-name="Axs0">
            <chart:categories table:cell-range-address="Data.$B$5:.$B$12"/>
          </chart:axis>
          <chart:axis chart:dimension="y" chart:name="primary-y" chart:style-name="Axs1">
            <chart:title svg:x="16.0pt" svg:y="116.0pt" chart:style-name="AT01">
              <text:p text:style-name="a1" text:class-names="" text:cond-style-name="">Level</text:p>
            </chart:title>
          </chart:axis>
          <chart:series chart:label-cell-address="Data.$AB$3" chart:values-cell-range-address="Data.$AB$5:.$AB$12" chart:class="chart:area" chart:attached-axis="primary-y" chart:style-name="G0S0">
            <chart:data-point chart:repeated="8"/>
          </chart:series>
          <chart:series chart:label-cell-address="Data.$AD$3" chart:values-cell-range-address="Data.$AD$5:.$AD$12" chart:class="chart:area" chart:attached-axis="primary-y" chart:style-name="G0S1">
            <chart:data-point chart:repeated="8"/>
          </chart:series>
          <chart:series chart:label-cell-address="Data.$B$13" chart:values-cell-range-address="Data.$X$5:.$X$12" chart:class="chart:line" chart:attached-axis="primary-y" chart:style-name="G1S0">
            <chart:data-point chart:repeated="8"/>
          </chart:series>
          <chart:series chart:label-cell-address="Data.$B$2" chart:values-cell-range-address="Data.$W$5:.$W$12" chart:class="chart:line" chart:attached-axis="primary-y" chart:style-name="G1S1">
            <chart:data-point chart:repeated="8"/>
          </chart:series>
          <chart:wall chart:style-name="Wal0"/>
        </chart:plot-area>
      </chart:chart>
    </office:chart>
  </office:body>
</office:document-content>
</file>

<file path=Object 1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ffffff" draw:opacity="100%" draw:stroke="solid" svg:stroke-width="0.01042in" svg:stroke-color="#000000" svg:stroke-opacity="100%" draw:stroke-linejoin="round" svg:stroke-linecap="butt"/>
    </style:default-style>
  </office:styles>
</office:document-styles>
</file>

<file path=Object 1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1528in" style:font-size-asian="0.21528in" style:font-size-complex="0.21528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875in" style:font-size-asian="0.1875in" style:font-size-complex="0.187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solid" draw:fill-color="#00ff00" draw:opacity="100%" draw:stroke="solid" svg:stroke-width="0.01389in" svg:stroke-color="#808080" svg:stroke-opacity="100%"/>
    </style:style>
    <style:style style:family="chart" style:name="AT01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875in" style:font-size-asian="0.1875in" style:font-size-complex="0.187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interval-major="1" chart:interval-minor-divisor="1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0347in" svg:stroke-color="#00000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maximum="5" chart:minimum="1" chart:interval-major="1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00ff00" draw:opacity="100%" draw:stroke="solid" svg:stroke-width="0.01389in" svg:stroke-color="#000000" svg:stroke-opacity="100%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0000ff" draw:opacity="100%" draw:stroke="solid" svg:stroke-width="0.02778in" svg:stroke-color="#ffcc00" svg:stroke-opacity="100%"/>
    </style:style>
    <style:style style:family="chart" style:name="Crt0">
      <style:chart-properties chart:three-dimensional="false" chart:deep="false" chart:symbol-type="none" chart:connect-bars="false" chart:solid-type="cuboid" chart:stacked="true" chart:percentage="false" chart:include-hidden-cells="false" chart:treat-empty-cells="leave-gap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1528in" style:font-size-asian="0.21528in" style:font-size-complex="0.21528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 chart:auto-position="false"/>
      <style:graphic-properties draw:fill="solid" draw:fill-color="#00ff00" draw:opacity="100%" draw:stroke="solid" svg:stroke-width="0.01389in" svg:stroke-color="#808080" svg:stroke-opacity="100%"/>
    </style:style>
    <style:style style:family="chart" style:name="G1S0">
      <style:chart-properties chart:symbol-type="named-symbol" chart:symbol-name="circle" chart:symbol-width="0.09722in" chart:symbol-height="0.09722in" chart:connect-bars="false" chart:solid-type="cuboid" chart:stacked="false" chart:percentage="false"/>
      <style:graphic-properties draw:fill="none" draw:stroke="solid" svg:stroke-width="0.04167in" svg:stroke-color="#ff0000" svg:stroke-opacity="100%" draw:stroke-linejoin="round" svg:stroke-linecap="round"/>
    </style:style>
    <style:style style:family="chart" style:name="G1S1">
      <style:chart-properties chart:symbol-type="named-symbol" chart:symbol-name="asterisk" chart:symbol-width="0.125in" chart:symbol-height="0.125in" chart:connect-bars="false" chart:solid-type="cuboid" chart:stacked="false" chart:percentage="false"/>
      <style:graphic-properties draw:fill="none" draw:stroke="solid" svg:stroke-width="0.04167in" svg:stroke-color="#00ff00" svg:stroke-opacity="100%" draw:stroke-linejoin="round" svg:stroke-linecap="round"/>
    </style:style>
  </office:automatic-styles>
  <office:body>
    <office:chart>
      <chart:chart chart:class="chart:area" svg:height="442.0pt" svg:width="725.0pt" chart:style-name="Crt0">
        <chart:title table:cell-range="Data.$Y$3" svg:x="359.0pt" svg:y="9.0pt" chart:style-name="CT00"/>
        <chart:plot-area svg:x="105.750157480315pt" svg:y="32.41251968503937pt" svg:width="600.1517322834645pt" svg:height="375.6390551181103pt" chart:style-name="Plt0">
          <chart:axis chart:dimension="x" chart:name="primary-x" chart:style-name="Axs0">
            <chart:categories table:cell-range-address="Data.$B$5:.$B$12"/>
          </chart:axis>
          <chart:axis chart:dimension="y" chart:name="primary-y" chart:style-name="Axs1">
            <chart:title svg:x="16.0pt" svg:y="116.0pt" chart:style-name="AT01">
              <text:p text:style-name="a1" text:class-names="" text:cond-style-name="">Level</text:p>
            </chart:title>
          </chart:axis>
          <chart:series chart:label-cell-address="Data.$AB$3" chart:values-cell-range-address="Data.$AB$5:.$AB$12" chart:class="chart:area" chart:attached-axis="primary-y" chart:style-name="G0S0">
            <chart:data-point chart:repeated="8"/>
          </chart:series>
          <chart:series chart:label-cell-address="Data.$AD$3" chart:values-cell-range-address="Data.$AD$5:.$AD$12" chart:class="chart:area" chart:attached-axis="primary-y" chart:style-name="G0S1">
            <chart:data-point chart:repeated="8"/>
          </chart:series>
          <chart:series chart:label-cell-address="Data.$B$13" chart:values-cell-range-address="Data.$Z$5:.$Z$12" chart:class="chart:line" chart:attached-axis="primary-y" chart:style-name="G1S0">
            <chart:data-point chart:repeated="8"/>
          </chart:series>
          <chart:series chart:label-cell-address="Data.$B$2" chart:values-cell-range-address="Data.$Y$5:.$Y$12" chart:class="chart:line" chart:attached-axis="primary-y" chart:style-name="G1S1">
            <chart:data-point chart:repeated="8"/>
          </chart:series>
          <chart:wall chart:style-name="Wal0"/>
        </chart:plot-area>
      </chart:chart>
    </office:chart>
  </office:body>
</office:document-content>
</file>

<file path=Object 1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ffffff" draw:opacity="100%" draw:stroke="solid" svg:stroke-width="0.01042in" svg:stroke-color="#000000" svg:stroke-opacity="100%" draw:stroke-linejoin="round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1528in" style:font-size-asian="0.21528in" style:font-size-complex="0.21528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875in" style:font-size-asian="0.1875in" style:font-size-complex="0.187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solid" draw:fill-color="#00ff00" draw:opacity="100%" draw:stroke="solid" svg:stroke-width="0.01389in" svg:stroke-color="#808080" svg:stroke-opacity="100%"/>
    </style:style>
    <style:style style:family="chart" style:name="AT01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875in" style:font-size-asian="0.1875in" style:font-size-complex="0.187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interval-major="1" chart:interval-minor-divisor="1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0347in" svg:stroke-color="#00000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maximum="5" chart:minimum="1" chart:interval-major="1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00ff00" draw:opacity="100%" draw:stroke="solid" svg:stroke-width="0.01389in" svg:stroke-color="#000000" svg:stroke-opacity="100%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0000ff" draw:opacity="100%" draw:stroke="solid" svg:stroke-width="0.02778in" svg:stroke-color="#ffcc00" svg:stroke-opacity="100%"/>
    </style:style>
    <style:style style:family="chart" style:name="Crt0">
      <style:chart-properties chart:three-dimensional="false" chart:deep="false" chart:symbol-type="none" chart:connect-bars="false" chart:solid-type="cuboid" chart:stacked="true" chart:percentage="false" chart:include-hidden-cells="false" chart:treat-empty-cells="use-zero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1528in" style:font-size-asian="0.21528in" style:font-size-complex="0.21528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 chart:auto-position="false"/>
      <style:graphic-properties draw:fill="solid" draw:fill-color="#00ff00" draw:opacity="100%" draw:stroke="solid" svg:stroke-width="0.01389in" svg:stroke-color="#808080" svg:stroke-opacity="100%"/>
    </style:style>
  </office:automatic-styles>
  <office:body>
    <office:chart>
      <chart:chart chart:class="chart:area" svg:height="442.0pt" svg:width="725.0pt" chart:style-name="Crt0">
        <chart:title table:cell-range="Data.$C$3" svg:x="359.0pt" svg:y="9.0pt" chart:style-name="CT00"/>
        <chart:plot-area svg:x="105.750157480315pt" svg:y="32.41251968503937pt" svg:width="600.1517322834645pt" svg:height="375.6390551181103pt" chart:style-name="Plt0">
          <chart:axis chart:dimension="x" chart:name="primary-x" chart:style-name="Axs0">
            <chart:categories table:cell-range-address="Data.$B$5:.$B$12"/>
          </chart:axis>
          <chart:axis chart:dimension="y" chart:name="primary-y" chart:style-name="Axs1">
            <chart:title svg:x="16.0pt" svg:y="116.0pt" chart:style-name="AT01">
              <text:p text:style-name="a1" text:class-names="" text:cond-style-name="">Level</text:p>
            </chart:title>
          </chart:axis>
          <chart:series chart:label-cell-address="Data.$AB$3" chart:values-cell-range-address="Data.$AB$5:.$AB$12" chart:class="chart:area" chart:attached-axis="primary-y" chart:style-name="G0S0">
            <chart:data-point chart:repeated="8"/>
          </chart:series>
          <chart:series chart:label-cell-address="Data.$AD$3" chart:values-cell-range-address="Data.$AD$5:.$AD$12" chart:class="chart:area" chart:attached-axis="primary-y" chart:style-name="G0S1">
            <chart:data-point chart:repeated="8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ffffff" draw:opacity="100%" draw:stroke="solid" svg:stroke-width="0.01042in" svg:stroke-color="#000000" svg:stroke-opacity="100%" draw:stroke-linejoin="round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1528in" style:font-size-asian="0.21528in" style:font-size-complex="0.21528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875in" style:font-size-asian="0.1875in" style:font-size-complex="0.187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solid" draw:fill-color="#00ff00" draw:opacity="100%" draw:stroke="solid" svg:stroke-width="0.01389in" svg:stroke-color="#808080" svg:stroke-opacity="100%"/>
    </style:style>
    <style:style style:family="chart" style:name="AT01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875in" style:font-size-asian="0.1875in" style:font-size-complex="0.187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interval-major="1" chart:interval-minor-divisor="1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0347in" svg:stroke-color="#00000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maximum="5" chart:minimum="1" chart:interval-major="1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00ff00" draw:opacity="100%" draw:stroke="solid" svg:stroke-width="0.01389in" svg:stroke-color="#000000" svg:stroke-opacity="100%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0000ff" draw:opacity="100%" draw:stroke="solid" svg:stroke-width="0.02778in" svg:stroke-color="#ffcc00" svg:stroke-opacity="100%"/>
    </style:style>
    <style:style style:family="chart" style:name="Crt0">
      <style:chart-properties chart:three-dimensional="false" chart:deep="false" chart:symbol-type="none" chart:connect-bars="false" chart:solid-type="cuboid" chart:stacked="true" chart:percentage="false" chart:include-hidden-cells="false" chart:treat-empty-cells="leave-gap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1528in" style:font-size-asian="0.21528in" style:font-size-complex="0.21528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 chart:auto-position="false"/>
      <style:graphic-properties draw:fill="solid" draw:fill-color="#00ff00" draw:opacity="100%" draw:stroke="solid" svg:stroke-width="0.01389in" svg:stroke-color="#808080" svg:stroke-opacity="100%"/>
    </style:style>
    <style:style style:family="chart" style:name="G1S0">
      <style:chart-properties chart:symbol-type="named-symbol" chart:symbol-name="circle" chart:symbol-width="0.09722in" chart:symbol-height="0.09722in" chart:connect-bars="false" chart:solid-type="cuboid" chart:stacked="false" chart:percentage="false"/>
      <style:graphic-properties draw:fill="none" draw:stroke="solid" svg:stroke-width="0.04167in" svg:stroke-color="#ff0000" svg:stroke-opacity="100%" draw:stroke-linejoin="round" svg:stroke-linecap="round"/>
    </style:style>
    <style:style style:family="chart" style:name="G1S1">
      <style:chart-properties chart:symbol-type="named-symbol" chart:symbol-name="asterisk" chart:symbol-width="0.125in" chart:symbol-height="0.125in" chart:connect-bars="false" chart:solid-type="cuboid" chart:stacked="false" chart:percentage="false"/>
      <style:graphic-properties draw:fill="none" draw:stroke="solid" svg:stroke-width="0.04167in" svg:stroke-color="#00ff00" svg:stroke-opacity="100%" draw:stroke-linejoin="round" svg:stroke-linecap="round"/>
    </style:style>
  </office:automatic-styles>
  <office:body>
    <office:chart>
      <chart:chart chart:class="chart:area" svg:height="442.0pt" svg:width="725.0pt" chart:style-name="Crt0">
        <chart:title table:cell-range="Data.$C$3" svg:x="359.0pt" svg:y="9.0pt" chart:style-name="CT00"/>
        <chart:plot-area svg:x="105.750157480315pt" svg:y="32.41251968503937pt" svg:width="600.1517322834645pt" svg:height="375.6390551181103pt" chart:style-name="Plt0">
          <chart:axis chart:dimension="x" chart:name="primary-x" chart:style-name="Axs0">
            <chart:categories table:cell-range-address="Data.$B$5:.$B$12"/>
          </chart:axis>
          <chart:axis chart:dimension="y" chart:name="primary-y" chart:style-name="Axs1">
            <chart:title svg:x="16.0pt" svg:y="116.0pt" chart:style-name="AT01">
              <text:p text:style-name="a1" text:class-names="" text:cond-style-name="">Level</text:p>
            </chart:title>
          </chart:axis>
          <chart:series chart:label-cell-address="Data.$AB$3" chart:values-cell-range-address="Data.$AB$5:.$AB$12" chart:class="chart:area" chart:attached-axis="primary-y" chart:style-name="G0S0">
            <chart:data-point chart:repeated="8"/>
          </chart:series>
          <chart:series chart:label-cell-address="Data.$AD$3" chart:values-cell-range-address="Data.$AD$5:.$AD$12" chart:class="chart:area" chart:attached-axis="primary-y" chart:style-name="G0S1">
            <chart:data-point chart:repeated="8"/>
          </chart:series>
          <chart:series chart:label-cell-address="Data.$B$13" chart:values-cell-range-address="Data.$D$5:.$D$12" chart:class="chart:line" chart:attached-axis="primary-y" chart:style-name="G1S0">
            <chart:data-point chart:repeated="8"/>
          </chart:series>
          <chart:series chart:label-cell-address="Data.$B$2" chart:values-cell-range-address="Data.$C$5:.$C$12" chart:class="chart:line" chart:attached-axis="primary-y" chart:style-name="G1S1">
            <chart:data-point chart:repeated="8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ffffff" draw:opacity="100%" draw:stroke="solid" svg:stroke-width="0.01042in" svg:stroke-color="#000000" svg:stroke-opacity="100%" draw:stroke-linejoin="round" svg:stroke-linecap="butt"/>
    </style:default-style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1528in" style:font-size-asian="0.21528in" style:font-size-complex="0.21528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875in" style:font-size-asian="0.1875in" style:font-size-complex="0.187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solid" draw:fill-color="#00ff00" draw:opacity="100%" draw:stroke="solid" svg:stroke-width="0.01389in" svg:stroke-color="#808080" svg:stroke-opacity="100%"/>
    </style:style>
    <style:style style:family="chart" style:name="AT01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875in" style:font-size-asian="0.1875in" style:font-size-complex="0.187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interval-major="1" chart:interval-minor-divisor="1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0347in" svg:stroke-color="#00000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maximum="5" chart:minimum="1" chart:interval-major="1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00ff00" draw:opacity="100%" draw:stroke="solid" svg:stroke-width="0.01389in" svg:stroke-color="#000000" svg:stroke-opacity="100%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0000ff" draw:opacity="100%" draw:stroke="solid" svg:stroke-width="0.02778in" svg:stroke-color="#ffcc00" svg:stroke-opacity="100%"/>
    </style:style>
    <style:style style:family="chart" style:name="Crt0">
      <style:chart-properties chart:three-dimensional="false" chart:deep="false" chart:symbol-type="none" chart:connect-bars="false" chart:solid-type="cuboid" chart:stacked="true" chart:percentage="false" chart:include-hidden-cells="false" chart:treat-empty-cells="leave-gap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1528in" style:font-size-asian="0.21528in" style:font-size-complex="0.21528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 chart:auto-position="false"/>
      <style:graphic-properties draw:fill="solid" draw:fill-color="#00ff00" draw:opacity="100%" draw:stroke="solid" svg:stroke-width="0.01389in" svg:stroke-color="#808080" svg:stroke-opacity="100%"/>
    </style:style>
    <style:style style:family="chart" style:name="G1S0">
      <style:chart-properties chart:symbol-type="named-symbol" chart:symbol-name="circle" chart:symbol-width="0.09722in" chart:symbol-height="0.09722in" chart:connect-bars="false" chart:solid-type="cuboid" chart:stacked="false" chart:percentage="false"/>
      <style:graphic-properties draw:fill="none" draw:stroke="solid" svg:stroke-width="0.04167in" svg:stroke-color="#ff0000" svg:stroke-opacity="100%" draw:stroke-linejoin="round" svg:stroke-linecap="round"/>
    </style:style>
    <style:style style:family="chart" style:name="G1S1">
      <style:chart-properties chart:symbol-type="named-symbol" chart:symbol-name="asterisk" chart:symbol-width="0.125in" chart:symbol-height="0.125in" chart:connect-bars="false" chart:solid-type="cuboid" chart:stacked="false" chart:percentage="false"/>
      <style:graphic-properties draw:fill="none" draw:stroke="solid" svg:stroke-width="0.04167in" svg:stroke-color="#00ff00" svg:stroke-opacity="100%" draw:stroke-linejoin="round" svg:stroke-linecap="round"/>
    </style:style>
  </office:automatic-styles>
  <office:body>
    <office:chart>
      <chart:chart chart:class="chart:area" svg:height="442.0pt" svg:width="725.0pt" chart:style-name="Crt0">
        <chart:title table:cell-range="Data.$E$3" svg:x="359.0pt" svg:y="9.0pt" chart:style-name="CT00"/>
        <chart:plot-area svg:x="105.750157480315pt" svg:y="32.41251968503937pt" svg:width="600.1517322834645pt" svg:height="375.6390551181103pt" chart:style-name="Plt0">
          <chart:axis chart:dimension="x" chart:name="primary-x" chart:style-name="Axs0">
            <chart:categories table:cell-range-address="Data.$B$5:.$B$12"/>
          </chart:axis>
          <chart:axis chart:dimension="y" chart:name="primary-y" chart:style-name="Axs1">
            <chart:title svg:x="16.0pt" svg:y="116.0pt" chart:style-name="AT01">
              <text:p text:style-name="a1" text:class-names="" text:cond-style-name="">Level</text:p>
            </chart:title>
          </chart:axis>
          <chart:series chart:label-cell-address="Data.$AB$3" chart:values-cell-range-address="Data.$AB$5:.$AB$12" chart:class="chart:area" chart:attached-axis="primary-y" chart:style-name="G0S0">
            <chart:data-point chart:repeated="8"/>
          </chart:series>
          <chart:series chart:label-cell-address="Data.$AD$3" chart:values-cell-range-address="Data.$AD$5:.$AD$12" chart:class="chart:area" chart:attached-axis="primary-y" chart:style-name="G0S1">
            <chart:data-point chart:repeated="8"/>
          </chart:series>
          <chart:series chart:label-cell-address="Data.$B$13" chart:values-cell-range-address="Data.$F$5:.$F$12" chart:class="chart:line" chart:attached-axis="primary-y" chart:style-name="G1S0">
            <chart:data-point chart:repeated="8"/>
          </chart:series>
          <chart:series chart:label-cell-address="Data.$B$2" chart:values-cell-range-address="Data.$E$5:.$E$12" chart:class="chart:line" chart:attached-axis="primary-y" chart:style-name="G1S1">
            <chart:data-point chart:repeated="8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ffffff" draw:opacity="100%" draw:stroke="solid" svg:stroke-width="0.01042in" svg:stroke-color="#000000" svg:stroke-opacity="100%" draw:stroke-linejoin="round" svg:stroke-linecap="butt"/>
    </style:default-style>
  </office:styles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1528in" style:font-size-asian="0.21528in" style:font-size-complex="0.21528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875in" style:font-size-asian="0.1875in" style:font-size-complex="0.187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solid" draw:fill-color="#00ff00" draw:opacity="100%" draw:stroke="solid" svg:stroke-width="0.01389in" svg:stroke-color="#808080" svg:stroke-opacity="100%"/>
    </style:style>
    <style:style style:family="chart" style:name="AT01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875in" style:font-size-asian="0.1875in" style:font-size-complex="0.187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interval-major="1" chart:interval-minor-divisor="1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0347in" svg:stroke-color="#00000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maximum="5" chart:minimum="1" chart:interval-major="1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00ff00" draw:opacity="100%" draw:stroke="solid" svg:stroke-width="0.01389in" svg:stroke-color="#000000" svg:stroke-opacity="100%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0000ff" draw:opacity="100%" draw:stroke="solid" svg:stroke-width="0.02778in" svg:stroke-color="#ffcc00" svg:stroke-opacity="100%"/>
    </style:style>
    <style:style style:family="chart" style:name="Crt0">
      <style:chart-properties chart:three-dimensional="false" chart:deep="false" chart:symbol-type="none" chart:connect-bars="false" chart:solid-type="cuboid" chart:stacked="true" chart:percentage="false" chart:include-hidden-cells="false" chart:treat-empty-cells="leave-gap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1528in" style:font-size-asian="0.21528in" style:font-size-complex="0.21528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 chart:auto-position="false"/>
      <style:graphic-properties draw:fill="solid" draw:fill-color="#00ff00" draw:opacity="100%" draw:stroke="solid" svg:stroke-width="0.01389in" svg:stroke-color="#808080" svg:stroke-opacity="100%"/>
    </style:style>
    <style:style style:family="chart" style:name="G1S0">
      <style:chart-properties chart:symbol-type="named-symbol" chart:symbol-name="circle" chart:symbol-width="0.09722in" chart:symbol-height="0.09722in" chart:connect-bars="false" chart:solid-type="cuboid" chart:stacked="false" chart:percentage="false"/>
      <style:graphic-properties draw:fill="none" draw:stroke="solid" svg:stroke-width="0.04167in" svg:stroke-color="#ff0000" svg:stroke-opacity="100%" draw:stroke-linejoin="round" svg:stroke-linecap="round"/>
    </style:style>
    <style:style style:family="chart" style:name="G1S1">
      <style:chart-properties chart:symbol-type="named-symbol" chart:symbol-name="asterisk" chart:symbol-width="0.125in" chart:symbol-height="0.125in" chart:connect-bars="false" chart:solid-type="cuboid" chart:stacked="false" chart:percentage="false"/>
      <style:graphic-properties draw:fill="none" draw:stroke="solid" svg:stroke-width="0.04167in" svg:stroke-color="#00ff00" svg:stroke-opacity="100%" draw:stroke-linejoin="round" svg:stroke-linecap="round"/>
    </style:style>
  </office:automatic-styles>
  <office:body>
    <office:chart>
      <chart:chart chart:class="chart:area" svg:height="442.0pt" svg:width="725.0pt" chart:style-name="Crt0">
        <chart:title table:cell-range="Data.$G$3" svg:x="359.0pt" svg:y="9.0pt" chart:style-name="CT00"/>
        <chart:plot-area svg:x="105.750157480315pt" svg:y="32.41251968503937pt" svg:width="600.1517322834645pt" svg:height="375.6390551181103pt" chart:style-name="Plt0">
          <chart:axis chart:dimension="x" chart:name="primary-x" chart:style-name="Axs0">
            <chart:categories table:cell-range-address="Data.$B$5:.$B$12"/>
          </chart:axis>
          <chart:axis chart:dimension="y" chart:name="primary-y" chart:style-name="Axs1">
            <chart:title svg:x="16.0pt" svg:y="116.0pt" chart:style-name="AT01">
              <text:p text:style-name="a1" text:class-names="" text:cond-style-name="">Level</text:p>
            </chart:title>
          </chart:axis>
          <chart:series chart:label-cell-address="Data.$AB$3" chart:values-cell-range-address="Data.$AB$5:.$AB$12" chart:class="chart:area" chart:attached-axis="primary-y" chart:style-name="G0S0">
            <chart:data-point chart:repeated="8"/>
          </chart:series>
          <chart:series chart:label-cell-address="Data.$AD$3" chart:values-cell-range-address="Data.$AD$5:.$AD$12" chart:class="chart:area" chart:attached-axis="primary-y" chart:style-name="G0S1">
            <chart:data-point chart:repeated="8"/>
          </chart:series>
          <chart:series chart:label-cell-address="Data.$B$13" chart:values-cell-range-address="Data.$H$5:.$H$12" chart:class="chart:line" chart:attached-axis="primary-y" chart:style-name="G1S0">
            <chart:data-point chart:repeated="8"/>
          </chart:series>
          <chart:series chart:label-cell-address="Data.$B$2" chart:values-cell-range-address="Data.$G$5:.$G$12" chart:class="chart:line" chart:attached-axis="primary-y" chart:style-name="G1S1">
            <chart:data-point chart:repeated="8"/>
          </chart:series>
          <chart:wall chart:style-name="Wal0"/>
        </chart:plot-area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ffffff" draw:opacity="100%" draw:stroke="solid" svg:stroke-width="0.01042in" svg:stroke-color="#000000" svg:stroke-opacity="100%" draw:stroke-linejoin="round" svg:stroke-linecap="butt"/>
    </style:default-style>
  </office:styles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1528in" style:font-size-asian="0.21528in" style:font-size-complex="0.21528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875in" style:font-size-asian="0.1875in" style:font-size-complex="0.187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solid" draw:fill-color="#00ff00" draw:opacity="100%" draw:stroke="solid" svg:stroke-width="0.01389in" svg:stroke-color="#808080" svg:stroke-opacity="100%"/>
    </style:style>
    <style:style style:family="chart" style:name="AT01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875in" style:font-size-asian="0.1875in" style:font-size-complex="0.187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interval-major="1" chart:interval-minor-divisor="1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0347in" svg:stroke-color="#00000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maximum="5" chart:minimum="1" chart:interval-major="1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00ff00" draw:opacity="100%" draw:stroke="solid" svg:stroke-width="0.01389in" svg:stroke-color="#000000" svg:stroke-opacity="100%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0000ff" draw:opacity="100%" draw:stroke="solid" svg:stroke-width="0.02778in" svg:stroke-color="#ffcc00" svg:stroke-opacity="100%"/>
    </style:style>
    <style:style style:family="chart" style:name="Crt0">
      <style:chart-properties chart:three-dimensional="false" chart:deep="false" chart:symbol-type="none" chart:connect-bars="false" chart:solid-type="cuboid" chart:stacked="true" chart:percentage="false" chart:include-hidden-cells="false" chart:treat-empty-cells="leave-gap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1528in" style:font-size-asian="0.21528in" style:font-size-complex="0.21528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 chart:auto-position="false"/>
      <style:graphic-properties draw:fill="solid" draw:fill-color="#00ff00" draw:opacity="100%" draw:stroke="solid" svg:stroke-width="0.01389in" svg:stroke-color="#808080" svg:stroke-opacity="100%"/>
    </style:style>
    <style:style style:family="chart" style:name="G1S0">
      <style:chart-properties chart:symbol-type="named-symbol" chart:symbol-name="circle" chart:symbol-width="0.09722in" chart:symbol-height="0.09722in" chart:connect-bars="false" chart:solid-type="cuboid" chart:stacked="false" chart:percentage="false"/>
      <style:graphic-properties draw:fill="none" draw:stroke="solid" svg:stroke-width="0.04167in" svg:stroke-color="#ff0000" svg:stroke-opacity="100%" draw:stroke-linejoin="round" svg:stroke-linecap="round"/>
    </style:style>
    <style:style style:family="chart" style:name="G1S1">
      <style:chart-properties chart:symbol-type="named-symbol" chart:symbol-name="asterisk" chart:symbol-width="0.125in" chart:symbol-height="0.125in" chart:connect-bars="false" chart:solid-type="cuboid" chart:stacked="false" chart:percentage="false"/>
      <style:graphic-properties draw:fill="none" draw:stroke="solid" svg:stroke-width="0.04167in" svg:stroke-color="#00ff00" svg:stroke-opacity="100%" draw:stroke-linejoin="round" svg:stroke-linecap="round"/>
    </style:style>
  </office:automatic-styles>
  <office:body>
    <office:chart>
      <chart:chart chart:class="chart:area" svg:height="442.0pt" svg:width="725.0pt" chart:style-name="Crt0">
        <chart:title table:cell-range="Data.$I$3" svg:x="359.0pt" svg:y="9.0pt" chart:style-name="CT00"/>
        <chart:plot-area svg:x="105.750157480315pt" svg:y="32.41251968503937pt" svg:width="600.1517322834645pt" svg:height="375.6390551181103pt" chart:style-name="Plt0">
          <chart:axis chart:dimension="x" chart:name="primary-x" chart:style-name="Axs0">
            <chart:categories table:cell-range-address="Data.$B$5:.$B$12"/>
          </chart:axis>
          <chart:axis chart:dimension="y" chart:name="primary-y" chart:style-name="Axs1">
            <chart:title svg:x="16.0pt" svg:y="116.0pt" chart:style-name="AT01">
              <text:p text:style-name="a1" text:class-names="" text:cond-style-name="">Level</text:p>
            </chart:title>
          </chart:axis>
          <chart:series chart:label-cell-address="Data.$AB$3" chart:values-cell-range-address="Data.$AB$5:.$AB$12" chart:class="chart:area" chart:attached-axis="primary-y" chart:style-name="G0S0">
            <chart:data-point chart:repeated="8"/>
          </chart:series>
          <chart:series chart:label-cell-address="Data.$AD$3" chart:values-cell-range-address="Data.$AD$5:.$AD$12" chart:class="chart:area" chart:attached-axis="primary-y" chart:style-name="G0S1">
            <chart:data-point chart:repeated="8"/>
          </chart:series>
          <chart:series chart:label-cell-address="Data.$B$13" chart:values-cell-range-address="Data.$J$5:.$J$12" chart:class="chart:line" chart:attached-axis="primary-y" chart:style-name="G1S0">
            <chart:data-point chart:repeated="8"/>
          </chart:series>
          <chart:series chart:label-cell-address="Data.$B$2" chart:values-cell-range-address="Data.$I$5:.$I$12" chart:class="chart:line" chart:attached-axis="primary-y" chart:style-name="G1S1">
            <chart:data-point chart:repeated="8"/>
          </chart:series>
          <chart:wall chart:style-name="Wal0"/>
        </chart:plot-area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ffffff" draw:opacity="100%" draw:stroke="solid" svg:stroke-width="0.01042in" svg:stroke-color="#000000" svg:stroke-opacity="100%" draw:stroke-linejoin="round" svg:stroke-linecap="butt"/>
    </style:default-style>
  </office:styles>
</office:document-styles>
</file>

<file path=Object 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1528in" style:font-size-asian="0.21528in" style:font-size-complex="0.21528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875in" style:font-size-asian="0.1875in" style:font-size-complex="0.187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solid" draw:fill-color="#00ff00" draw:opacity="100%" draw:stroke="solid" svg:stroke-width="0.01389in" svg:stroke-color="#808080" svg:stroke-opacity="100%"/>
    </style:style>
    <style:style style:family="chart" style:name="AT01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875in" style:font-size-asian="0.1875in" style:font-size-complex="0.187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interval-major="1" chart:interval-minor-divisor="1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0347in" svg:stroke-color="#00000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maximum="5" chart:minimum="1" chart:interval-major="1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00ff00" draw:opacity="100%" draw:stroke="solid" svg:stroke-width="0.01389in" svg:stroke-color="#000000" svg:stroke-opacity="100%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0000ff" draw:opacity="100%" draw:stroke="solid" svg:stroke-width="0.02778in" svg:stroke-color="#ffcc00" svg:stroke-opacity="100%"/>
    </style:style>
    <style:style style:family="chart" style:name="Crt0">
      <style:chart-properties chart:three-dimensional="false" chart:deep="false" chart:symbol-type="none" chart:connect-bars="false" chart:solid-type="cuboid" chart:stacked="true" chart:percentage="false" chart:include-hidden-cells="false" chart:treat-empty-cells="leave-gap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1528in" style:font-size-asian="0.21528in" style:font-size-complex="0.21528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 chart:auto-position="false"/>
      <style:graphic-properties draw:fill="solid" draw:fill-color="#00ff00" draw:opacity="100%" draw:stroke="solid" svg:stroke-width="0.01389in" svg:stroke-color="#808080" svg:stroke-opacity="100%"/>
    </style:style>
    <style:style style:family="chart" style:name="G1S0">
      <style:chart-properties chart:symbol-type="named-symbol" chart:symbol-name="circle" chart:symbol-width="0.09722in" chart:symbol-height="0.09722in" chart:connect-bars="false" chart:solid-type="cuboid" chart:stacked="false" chart:percentage="false"/>
      <style:graphic-properties draw:fill="none" draw:stroke="solid" svg:stroke-width="0.04167in" svg:stroke-color="#ff0000" svg:stroke-opacity="100%" draw:stroke-linejoin="round" svg:stroke-linecap="round"/>
    </style:style>
    <style:style style:family="chart" style:name="G1S1">
      <style:chart-properties chart:symbol-type="named-symbol" chart:symbol-name="asterisk" chart:symbol-width="0.125in" chart:symbol-height="0.125in" chart:connect-bars="false" chart:solid-type="cuboid" chart:stacked="false" chart:percentage="false"/>
      <style:graphic-properties draw:fill="none" draw:stroke="solid" svg:stroke-width="0.04167in" svg:stroke-color="#00ff00" svg:stroke-opacity="100%" draw:stroke-linejoin="round" svg:stroke-linecap="round"/>
    </style:style>
  </office:automatic-styles>
  <office:body>
    <office:chart>
      <chart:chart chart:class="chart:area" svg:height="442.0pt" svg:width="725.0pt" chart:style-name="Crt0">
        <chart:title table:cell-range="Data.$K$3" svg:x="359.0pt" svg:y="9.0pt" chart:style-name="CT00"/>
        <chart:plot-area svg:x="105.750157480315pt" svg:y="32.41251968503937pt" svg:width="600.1517322834645pt" svg:height="375.6390551181103pt" chart:style-name="Plt0">
          <chart:axis chart:dimension="x" chart:name="primary-x" chart:style-name="Axs0">
            <chart:categories table:cell-range-address="Data.$B$5:.$B$12"/>
          </chart:axis>
          <chart:axis chart:dimension="y" chart:name="primary-y" chart:style-name="Axs1">
            <chart:title svg:x="16.0pt" svg:y="116.0pt" chart:style-name="AT01">
              <text:p text:style-name="a1" text:class-names="" text:cond-style-name="">Level</text:p>
            </chart:title>
          </chart:axis>
          <chart:series chart:label-cell-address="Data.$AB$3" chart:values-cell-range-address="Data.$AB$5:.$AB$12" chart:class="chart:area" chart:attached-axis="primary-y" chart:style-name="G0S0">
            <chart:data-point chart:repeated="8"/>
          </chart:series>
          <chart:series chart:label-cell-address="Data.$AD$3" chart:values-cell-range-address="Data.$AD$5:.$AD$12" chart:class="chart:area" chart:attached-axis="primary-y" chart:style-name="G0S1">
            <chart:data-point chart:repeated="8"/>
          </chart:series>
          <chart:series chart:label-cell-address="Data.$B$13" chart:values-cell-range-address="Data.$L$5:.$L$12" chart:class="chart:line" chart:attached-axis="primary-y" chart:style-name="G1S0">
            <chart:data-point chart:repeated="8"/>
          </chart:series>
          <chart:series chart:label-cell-address="Data.$B$2" chart:values-cell-range-address="Data.$K$5:.$K$12" chart:class="chart:line" chart:attached-axis="primary-y" chart:style-name="G1S1">
            <chart:data-point chart:repeated="8"/>
          </chart:series>
          <chart:wall chart:style-name="Wal0"/>
        </chart:plot-area>
      </chart:chart>
    </office:chart>
  </office:body>
</office:document-content>
</file>

<file path=Object 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ffffff" draw:opacity="100%" draw:stroke="solid" svg:stroke-width="0.01042in" svg:stroke-color="#000000" svg:stroke-opacity="100%" draw:stroke-linejoin="round" svg:stroke-linecap="butt"/>
    </style:default-style>
  </office:styles>
</office:document-styles>
</file>

<file path=Object 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1528in" style:font-size-asian="0.21528in" style:font-size-complex="0.21528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875in" style:font-size-asian="0.1875in" style:font-size-complex="0.187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solid" draw:fill-color="#00ff00" draw:opacity="100%" draw:stroke="solid" svg:stroke-width="0.01389in" svg:stroke-color="#808080" svg:stroke-opacity="100%"/>
    </style:style>
    <style:style style:family="chart" style:name="AT01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875in" style:font-size-asian="0.1875in" style:font-size-complex="0.187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interval-major="1" chart:interval-minor-divisor="1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0347in" svg:stroke-color="#00000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maximum="5" chart:minimum="1" chart:interval-major="1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00ff00" draw:opacity="100%" draw:stroke="solid" svg:stroke-width="0.01389in" svg:stroke-color="#000000" svg:stroke-opacity="100%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0000ff" draw:opacity="100%" draw:stroke="solid" svg:stroke-width="0.02778in" svg:stroke-color="#ffcc00" svg:stroke-opacity="100%"/>
    </style:style>
    <style:style style:family="chart" style:name="Crt0">
      <style:chart-properties chart:three-dimensional="false" chart:deep="false" chart:symbol-type="none" chart:connect-bars="false" chart:solid-type="cuboid" chart:stacked="true" chart:percentage="false" chart:include-hidden-cells="false" chart:treat-empty-cells="leave-gap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1528in" style:font-size-asian="0.21528in" style:font-size-complex="0.21528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 chart:auto-position="false"/>
      <style:graphic-properties draw:fill="solid" draw:fill-color="#00ff00" draw:opacity="100%" draw:stroke="solid" svg:stroke-width="0.01389in" svg:stroke-color="#808080" svg:stroke-opacity="100%"/>
    </style:style>
    <style:style style:family="chart" style:name="G1S0">
      <style:chart-properties chart:symbol-type="named-symbol" chart:symbol-name="circle" chart:symbol-width="0.09722in" chart:symbol-height="0.09722in" chart:connect-bars="false" chart:solid-type="cuboid" chart:stacked="false" chart:percentage="false"/>
      <style:graphic-properties draw:fill="none" draw:stroke="solid" svg:stroke-width="0.04167in" svg:stroke-color="#ff0000" svg:stroke-opacity="100%" draw:stroke-linejoin="round" svg:stroke-linecap="round"/>
    </style:style>
    <style:style style:family="chart" style:name="G1S1">
      <style:chart-properties chart:symbol-type="named-symbol" chart:symbol-name="asterisk" chart:symbol-width="0.125in" chart:symbol-height="0.125in" chart:connect-bars="false" chart:solid-type="cuboid" chart:stacked="false" chart:percentage="false"/>
      <style:graphic-properties draw:fill="none" draw:stroke="solid" svg:stroke-width="0.04167in" svg:stroke-color="#00ff00" svg:stroke-opacity="100%" draw:stroke-linejoin="round" svg:stroke-linecap="round"/>
    </style:style>
  </office:automatic-styles>
  <office:body>
    <office:chart>
      <chart:chart chart:class="chart:area" svg:height="442.0pt" svg:width="725.0pt" chart:style-name="Crt0">
        <chart:title table:cell-range="Data.$M$3" svg:x="359.0pt" svg:y="9.0pt" chart:style-name="CT00"/>
        <chart:plot-area svg:x="105.750157480315pt" svg:y="32.41251968503937pt" svg:width="600.1517322834645pt" svg:height="375.6390551181103pt" chart:style-name="Plt0">
          <chart:axis chart:dimension="x" chart:name="primary-x" chart:style-name="Axs0">
            <chart:categories table:cell-range-address="Data.$B$5:.$B$12"/>
          </chart:axis>
          <chart:axis chart:dimension="y" chart:name="primary-y" chart:style-name="Axs1">
            <chart:title svg:x="16.0pt" svg:y="116.0pt" chart:style-name="AT01">
              <text:p text:style-name="a1" text:class-names="" text:cond-style-name="">Level</text:p>
            </chart:title>
          </chart:axis>
          <chart:series chart:label-cell-address="Data.$AB$3" chart:values-cell-range-address="Data.$AB$5:.$AB$12" chart:class="chart:area" chart:attached-axis="primary-y" chart:style-name="G0S0">
            <chart:data-point chart:repeated="8"/>
          </chart:series>
          <chart:series chart:label-cell-address="Data.$AD$3" chart:values-cell-range-address="Data.$AD$5:.$AD$12" chart:class="chart:area" chart:attached-axis="primary-y" chart:style-name="G0S1">
            <chart:data-point chart:repeated="8"/>
          </chart:series>
          <chart:series chart:label-cell-address="Data.$B$13" chart:values-cell-range-address="Data.$N$5:.$N$12" chart:class="chart:line" chart:attached-axis="primary-y" chart:style-name="G1S0">
            <chart:data-point chart:repeated="8"/>
          </chart:series>
          <chart:series chart:label-cell-address="Data.$B$2" chart:values-cell-range-address="Data.$M$5:.$M$12" chart:class="chart:line" chart:attached-axis="primary-y" chart:style-name="G1S1">
            <chart:data-point chart:repeated="8"/>
          </chart:series>
          <chart:wall chart:style-name="Wal0"/>
        </chart:plot-area>
      </chart:chart>
    </office:chart>
  </office:body>
</office:document-content>
</file>

<file path=Object 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ffffff" draw:opacity="100%" draw:stroke="solid" svg:stroke-width="0.01042in" svg:stroke-color="#000000" svg:stroke-opacity="100%" draw:stroke-linejoin="round" svg:stroke-linecap="butt"/>
    </style:default-style>
  </office:styles>
</office:document-styles>
</file>

<file path=Object 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1528in" style:font-size-asian="0.21528in" style:font-size-complex="0.21528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875in" style:font-size-asian="0.1875in" style:font-size-complex="0.187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solid" draw:fill-color="#00ff00" draw:opacity="100%" draw:stroke="solid" svg:stroke-width="0.01389in" svg:stroke-color="#808080" svg:stroke-opacity="100%"/>
    </style:style>
    <style:style style:family="chart" style:name="AT01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875in" style:font-size-asian="0.1875in" style:font-size-complex="0.187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interval-major="1" chart:interval-minor-divisor="1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0347in" svg:stroke-color="#00000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maximum="5" chart:minimum="1" chart:interval-major="1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00ff00" draw:opacity="100%" draw:stroke="solid" svg:stroke-width="0.01389in" svg:stroke-color="#000000" svg:stroke-opacity="100%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0000ff" draw:opacity="100%" draw:stroke="solid" svg:stroke-width="0.02778in" svg:stroke-color="#ffcc00" svg:stroke-opacity="100%"/>
    </style:style>
    <style:style style:family="chart" style:name="Crt0">
      <style:chart-properties chart:three-dimensional="false" chart:deep="false" chart:symbol-type="none" chart:connect-bars="false" chart:solid-type="cuboid" chart:stacked="true" chart:percentage="false" chart:include-hidden-cells="false" chart:treat-empty-cells="leave-gap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1528in" style:font-size-asian="0.21528in" style:font-size-complex="0.21528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 chart:auto-position="false"/>
      <style:graphic-properties draw:fill="solid" draw:fill-color="#00ff00" draw:opacity="100%" draw:stroke="solid" svg:stroke-width="0.01389in" svg:stroke-color="#808080" svg:stroke-opacity="100%"/>
    </style:style>
    <style:style style:family="chart" style:name="G1S0">
      <style:chart-properties chart:symbol-type="named-symbol" chart:symbol-name="circle" chart:symbol-width="0.09722in" chart:symbol-height="0.09722in" chart:connect-bars="false" chart:solid-type="cuboid" chart:stacked="false" chart:percentage="false"/>
      <style:graphic-properties draw:fill="none" draw:stroke="solid" svg:stroke-width="0.04167in" svg:stroke-color="#ff0000" svg:stroke-opacity="100%" draw:stroke-linejoin="round" svg:stroke-linecap="round"/>
    </style:style>
    <style:style style:family="chart" style:name="G1S1">
      <style:chart-properties chart:symbol-type="named-symbol" chart:symbol-name="asterisk" chart:symbol-width="0.125in" chart:symbol-height="0.125in" chart:connect-bars="false" chart:solid-type="cuboid" chart:stacked="false" chart:percentage="false"/>
      <style:graphic-properties draw:fill="none" draw:stroke="solid" svg:stroke-width="0.04167in" svg:stroke-color="#00ff00" svg:stroke-opacity="100%" draw:stroke-linejoin="round" svg:stroke-linecap="round"/>
    </style:style>
  </office:automatic-styles>
  <office:body>
    <office:chart>
      <chart:chart chart:class="chart:area" svg:height="442.0pt" svg:width="725.0pt" chart:style-name="Crt0">
        <chart:title table:cell-range="Data.$O$3" svg:x="359.0pt" svg:y="9.0pt" chart:style-name="CT00"/>
        <chart:plot-area svg:x="105.750157480315pt" svg:y="32.41251968503937pt" svg:width="600.1517322834645pt" svg:height="375.6390551181103pt" chart:style-name="Plt0">
          <chart:axis chart:dimension="x" chart:name="primary-x" chart:style-name="Axs0">
            <chart:categories table:cell-range-address="Data.$B$5:.$B$12"/>
          </chart:axis>
          <chart:axis chart:dimension="y" chart:name="primary-y" chart:style-name="Axs1">
            <chart:title svg:x="16.0pt" svg:y="116.0pt" chart:style-name="AT01">
              <text:p text:style-name="a1" text:class-names="" text:cond-style-name="">Level</text:p>
            </chart:title>
          </chart:axis>
          <chart:series chart:label-cell-address="Data.$AB$3" chart:values-cell-range-address="Data.$AB$5:.$AB$12" chart:class="chart:area" chart:attached-axis="primary-y" chart:style-name="G0S0">
            <chart:data-point chart:repeated="8"/>
          </chart:series>
          <chart:series chart:label-cell-address="Data.$AD$3" chart:values-cell-range-address="Data.$AD$5:.$AD$12" chart:class="chart:area" chart:attached-axis="primary-y" chart:style-name="G0S1">
            <chart:data-point chart:repeated="8"/>
          </chart:series>
          <chart:series chart:label-cell-address="Data.$B$13" chart:values-cell-range-address="Data.$P$5:.$P$12" chart:class="chart:line" chart:attached-axis="primary-y" chart:style-name="G1S0">
            <chart:data-point chart:repeated="8"/>
          </chart:series>
          <chart:series chart:label-cell-address="Data.$B$2" chart:values-cell-range-address="Data.$O$5:.$O$12" chart:class="chart:line" chart:attached-axis="primary-y" chart:style-name="G1S1">
            <chart:data-point chart:repeated="8"/>
          </chart:series>
          <chart:wall chart:style-name="Wal0"/>
        </chart:plot-area>
      </chart:chart>
    </office:chart>
  </office:body>
</office:document-content>
</file>

<file path=Object 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ffffff" draw:opacity="100%" draw:stroke="solid" svg:stroke-width="0.01042in" svg:stroke-color="#000000" svg:stroke-opacity="100%" draw:stroke-linejoin="round" svg:stroke-linecap="butt"/>
    </style:default-style>
  </office:styles>
</office:document-styles>
</file>